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95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szystkie_spol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rejestr.io/krs/1060577/spoldzielnia-mieszkaniowa-kukulek" xlink:type="simple"> </text:a> KRS 0001060577 </text:p>
          </table:table-cell>
        </table:table-row>
        <table:table-row table:style-name="ro2">
          <table:table-cell office:value-type="string" calcext:value-type="string">
            <text:p><text:a xlink:href="https://rejestr.io/krs/1060577/spoldzielnia-mieszkaniowa-kukulek" xlink:type="simple">SPÓŁDZIELNIA MIESZKANIOWA KUKUŁE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7055" xlink:type="simple">Olena Levyt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07387/spoldzielnia-ownership" xlink:type="simple"> </text:a> KRS 0001007387 </text:p>
          </table:table-cell>
        </table:table-row>
        <table:table-row table:style-name="ro2">
          <table:table-cell office:value-type="string" calcext:value-type="string">
            <text:p><text:a xlink:href="https://rejestr.io/krs/1007387/spoldzielnia-ownership" xlink:type="simple">SPÓŁDZIELNIA "OWNERSHIP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79276" xlink:type="simple">Piotr Durlej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05489/spoldzielnia-dobrze" xlink:type="simple"> </text:a> KRS 0001005489 </text:p>
          </table:table-cell>
        </table:table-row>
        <table:table-row table:style-name="ro2">
          <table:table-cell office:value-type="string" calcext:value-type="string">
            <text:p><text:a xlink:href="https://rejestr.io/krs/1005489/spoldzielnia-dobrze" xlink:type="simple">SPÓŁDZIELNIA DOBRZ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35034" xlink:type="simple">Adela Gąsior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06590/spoldzielnia-mieszkaniowa-ostoja" xlink:type="simple"> </text:a> KRS 0001006590 </text:p>
          </table:table-cell>
        </table:table-row>
        <table:table-row table:style-name="ro2">
          <table:table-cell office:value-type="string" calcext:value-type="string">
            <text:p><text:a xlink:href="https://rejestr.io/krs/1006590/spoldzielnia-mieszkaniowa-ostoja" xlink:type="simple">SPÓŁDZIELNIA MIESZKANIOWA "OST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82315" xlink:type="simple">Tomasz Marj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80939/spoldzielnia-pracy-kooperatywa-razem" xlink:type="simple"> </text:a> KRS 0000980939 </text:p>
          </table:table-cell>
        </table:table-row>
        <table:table-row table:style-name="ro2">
          <table:table-cell office:value-type="string" calcext:value-type="string">
            <text:p><text:a xlink:href="https://rejestr.io/krs/980939/spoldzielnia-pracy-kooperatywa-razem" xlink:type="simple">SPÓŁDZIELNIA PRACY KOOPERATYWA RAZE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0716" xlink:type="simple">Kamila Or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13379/spoldzielnia-socjalna-sluszna-strawa" xlink:type="simple"> </text:a> KRS 0000913379 </text:p>
          </table:table-cell>
        </table:table-row>
        <table:table-row table:style-name="ro2">
          <table:table-cell office:value-type="string" calcext:value-type="string">
            <text:p><text:a xlink:href="https://rejestr.io/krs/913379/spoldzielnia-socjalna-sluszna-strawa" xlink:type="simple">SPÓŁDZIELNIA SOCJALNA SŁUSZNA STRA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01851" xlink:type="simple">Tarek Al Badee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15297/spoldzielnia-socjalna-caterie" xlink:type="simple"> </text:a> KRS 0000915297 </text:p>
          </table:table-cell>
        </table:table-row>
        <table:table-row table:style-name="ro2">
          <table:table-cell office:value-type="string" calcext:value-type="string">
            <text:p><text:a xlink:href="https://rejestr.io/krs/915297/spoldzielnia-socjalna-caterie" xlink:type="simple">SPÓŁDZIELNIA SOCJALNA "CATER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85498" xlink:type="simple">Paulina Libr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99275/spoldzielnia-socjalna-ochota" xlink:type="simple"> </text:a> KRS 0000899275 </text:p>
          </table:table-cell>
        </table:table-row>
        <table:table-row table:style-name="ro2">
          <table:table-cell office:value-type="string" calcext:value-type="string">
            <text:p><text:a xlink:href="https://rejestr.io/krs/899275/spoldzielnia-socjalna-ochota" xlink:type="simple">SPÓŁDZIELNIA SOCJALNA OCHOT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7728" xlink:type="simple">Piotr Smolag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94451/plz" xlink:type="simple"> </text:a> KRS 0000894451 </text:p>
          </table:table-cell>
        </table:table-row>
        <table:table-row table:style-name="ro2">
          <table:table-cell office:value-type="string" calcext:value-type="string">
            <text:p><text:a xlink:href="https://rejestr.io/krs/894451/plz" xlink:type="simple">PLZ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470056" xlink:type="simple">Jan Oleszczuk Zygmunt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92358/vitalna-spoldzielnia-socjalna" xlink:type="simple"> </text:a> KRS 0000892358 </text:p>
          </table:table-cell>
        </table:table-row>
        <table:table-row table:style-name="ro2">
          <table:table-cell office:value-type="string" calcext:value-type="string">
            <text:p><text:a xlink:href="https://rejestr.io/krs/892358/vitalna-spoldzielnia-socjalna" xlink:type="simple">VITALNA SPÓŁDZIELNIA SOCJAL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45801" xlink:type="simple">Michał Kudzi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84629/spoldzielnia-socjalna-gwiazdka" xlink:type="simple"> </text:a> KRS 0000884629 </text:p>
          </table:table-cell>
        </table:table-row>
        <table:table-row table:style-name="ro2">
          <table:table-cell office:value-type="string" calcext:value-type="string">
            <text:p><text:a xlink:href="https://rejestr.io/krs/884629/spoldzielnia-socjalna-gwiazdka" xlink:type="simple">SPÓŁDZIELNIA SOCJALNA "GWIAZDK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71170/spoldzielnia-budowlano-mieszkaniowa-lokum" xlink:type="simple"> </text:a> KRS 0000771170 </text:p>
          </table:table-cell>
        </table:table-row>
        <table:table-row table:style-name="ro2">
          <table:table-cell office:value-type="string" calcext:value-type="string">
            <text:p><text:a xlink:href="https://rejestr.io/krs/771170/spoldzielnia-budowlano-mieszkaniowa-lokum" xlink:type="simple">SPÓŁDZIELNIA BUDOWLANO MIESZKANIOWA "LOK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52037/spoldzielnia-mieszkaniowa-koszykowa-60-62" xlink:type="simple"> </text:a> KRS 0000752037 </text:p>
          </table:table-cell>
        </table:table-row>
        <table:table-row table:style-name="ro2">
          <table:table-cell office:value-type="string" calcext:value-type="string">
            <text:p><text:a xlink:href="https://rejestr.io/krs/752037/spoldzielnia-mieszkaniowa-koszykowa-60-62" xlink:type="simple">SPÓŁDZIELNIA MIESZKANIOWA "KOSZYKOWA 60/6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10626" xlink:type="simple">Aleksandra Tokarz Śliw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306/spoldzielnia-mieszkaniowa-naleczowska-50-60" xlink:type="simple"> </text:a> KRS 0000749306 </text:p>
          </table:table-cell>
        </table:table-row>
        <table:table-row table:style-name="ro2">
          <table:table-cell office:value-type="string" calcext:value-type="string">
            <text:p><text:a xlink:href="https://rejestr.io/krs/749306/spoldzielnia-mieszkaniowa-naleczowska-50-60" xlink:type="simple">SPÓŁDZIELNIA MIESZKANIOWA "NAŁĘCZOWSKA 50/6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5773" xlink:type="simple">Krzysztof Skrab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174/spoldzielnia-socjalna-fenix-w-warszawie" xlink:type="simple"> </text:a> KRS 0000749174 </text:p>
          </table:table-cell>
        </table:table-row>
        <table:table-row table:style-name="ro2">
          <table:table-cell office:value-type="string" calcext:value-type="string">
            <text:p><text:a xlink:href="https://rejestr.io/krs/749174/spoldzielnia-socjalna-fenix-w-warszawie" xlink:type="simple">SPÓŁDZIELNIA SOCJALNA FENIX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79610" xlink:type="simple">Brygida Dęb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8529/spoldzielnia-socjalna-dla-zdrowia" xlink:type="simple"> </text:a> KRS 0000748529 </text:p>
          </table:table-cell>
        </table:table-row>
        <table:table-row table:style-name="ro2">
          <table:table-cell office:value-type="string" calcext:value-type="string">
            <text:p><text:a xlink:href="https://rejestr.io/krs/748529/spoldzielnia-socjalna-dla-zdrowia" xlink:type="simple">SPÓŁDZIELNIA SOCJALNA DLA ZDROWI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2589/biovalley-spoldzielnia-socjalna" xlink:type="simple"> </text:a> KRS 0000742589 </text:p>
          </table:table-cell>
        </table:table-row>
        <table:table-row table:style-name="ro2">
          <table:table-cell office:value-type="string" calcext:value-type="string">
            <text:p><text:a xlink:href="https://rejestr.io/krs/742589/biovalley-spoldzielnia-socjalna" xlink:type="simple">BIOVALLEY SPÓŁDZIELNIA SOCJAL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36789" xlink:type="simple">Małgorzata Haller De Hallenburg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0785/spoldzielnia-mieszkaniowa-nowa-29" xlink:type="simple"> </text:a> KRS 0000740785 </text:p>
          </table:table-cell>
        </table:table-row>
        <table:table-row table:style-name="ro2">
          <table:table-cell office:value-type="string" calcext:value-type="string">
            <text:p><text:a xlink:href="https://rejestr.io/krs/740785/spoldzielnia-mieszkaniowa-nowa-29" xlink:type="simple">SPÓŁDZIELNIA MIESZKANIOWA "NOWA 29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72723" xlink:type="simple">Małgorzata Sil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2250/spoldzielnia-mieszkaniowa-atutowa" xlink:type="simple"> </text:a> KRS 0000732250 </text:p>
          </table:table-cell>
        </table:table-row>
        <table:table-row table:style-name="ro2">
          <table:table-cell office:value-type="string" calcext:value-type="string">
            <text:p><text:a xlink:href="https://rejestr.io/krs/732250/spoldzielnia-mieszkaniowa-atutowa" xlink:type="simple">SPÓŁDZIELNIA MIESZKANIOWA "ATUT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4522" xlink:type="simple">Kinga Chyl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6164/spoldzielnia-mieszkaniowa-szary-dom" xlink:type="simple"> </text:a> KRS 0000696164 </text:p>
          </table:table-cell>
        </table:table-row>
        <table:table-row table:style-name="ro2">
          <table:table-cell office:value-type="string" calcext:value-type="string">
            <text:p><text:a xlink:href="https://rejestr.io/krs/696164/spoldzielnia-mieszkaniowa-szary-dom" xlink:type="simple">SPÓŁDZIELNIA MIESZKANIOWA SZARY DO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9684" xlink:type="simple">Marek Dohojd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82973/platinum-ostroda" xlink:type="simple"> </text:a> KRS 0000682973 </text:p>
          </table:table-cell>
        </table:table-row>
        <table:table-row table:style-name="ro2">
          <table:table-cell office:value-type="string" calcext:value-type="string">
            <text:p><text:a xlink:href="https://rejestr.io/krs/682973/platinum-ostroda" xlink:type="simple">PLATINUM OSTRÓD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8099" xlink:type="simple">Dorota Klechni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7544/spoldzielnia-mieszkaniowa-placowka-1983" xlink:type="simple"> </text:a> KRS 0000657544 </text:p>
          </table:table-cell>
        </table:table-row>
        <table:table-row table:style-name="ro2">
          <table:table-cell office:value-type="string" calcext:value-type="string">
            <text:p><text:a xlink:href="https://rejestr.io/krs/657544/spoldzielnia-mieszkaniowa-placowka-1983" xlink:type="simple">SPÓŁDZIELNIA MIESZKANIOWA "PLACÓWKA 1983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42822" xlink:type="simple">Adela Chmielar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44401/spoldzielnia-mieszkaniowa-przy-sadach" xlink:type="simple"> </text:a> KRS 0000644401 </text:p>
          </table:table-cell>
        </table:table-row>
        <table:table-row table:style-name="ro2">
          <table:table-cell office:value-type="string" calcext:value-type="string">
            <text:p><text:a xlink:href="https://rejestr.io/krs/644401/spoldzielnia-mieszkaniowa-przy-sadach" xlink:type="simple">SPÓŁDZIELNIA MIESZKANIOWA "PRZY SADA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87201" xlink:type="simple">Sławomir Modzel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7611/spoldzielnia-socjalna-poglos" xlink:type="simple"> </text:a> KRS 0000637611 </text:p>
          </table:table-cell>
        </table:table-row>
        <table:table-row table:style-name="ro2">
          <table:table-cell office:value-type="string" calcext:value-type="string">
            <text:p><text:a xlink:href="https://rejestr.io/krs/637611/spoldzielnia-socjalna-poglos" xlink:type="simple">SPÓŁDZIELNIA SOCJALNA POGŁOS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43652" xlink:type="simple">Sebastian Paku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26144/spoldzielnia-socjalna-pozywienie-darem-serca" xlink:type="simple"> </text:a> KRS 0000626144 </text:p>
          </table:table-cell>
        </table:table-row>
        <table:table-row table:style-name="ro2">
          <table:table-cell office:value-type="string" calcext:value-type="string">
            <text:p><text:a xlink:href="https://rejestr.io/krs/626144/spoldzielnia-socjalna-pozywienie-darem-serca" xlink:type="simple">SPÓŁDZIELNIA SOCJALNA "POŻYWIENIE - DAREM SER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5401" xlink:type="simple">Waldemar Pias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8681/spoldzielnia-socjalna-4smart" xlink:type="simple"> </text:a> KRS 0000608681 </text:p>
          </table:table-cell>
        </table:table-row>
        <table:table-row table:style-name="ro2">
          <table:table-cell office:value-type="string" calcext:value-type="string">
            <text:p><text:a xlink:href="https://rejestr.io/krs/608681/spoldzielnia-socjalna-4smart" xlink:type="simple">SPÓŁDZIELNIA SOCJALNA 4SMART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16359" xlink:type="simple">Patryk Smereczy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97910/spoldzielnia-mieszkaniowa-spoldzielnia-razem" xlink:type="simple"> </text:a> KRS 0000597910 </text:p>
          </table:table-cell>
        </table:table-row>
        <table:table-row table:style-name="ro2">
          <table:table-cell office:value-type="string" calcext:value-type="string">
            <text:p><text:a xlink:href="https://rejestr.io/krs/597910/spoldzielnia-mieszkaniowa-spoldzielnia-razem" xlink:type="simple">SPÓŁDZIELNIA MIESZKANIOWA "SPÓŁDZIELNIA RAZ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6038" xlink:type="simple">Patrycja Kala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96023/spoldzielnia-mieszkaniowa-wspolny-dom" xlink:type="simple"> </text:a> KRS 0000596023 </text:p>
          </table:table-cell>
        </table:table-row>
        <table:table-row table:style-name="ro2">
          <table:table-cell office:value-type="string" calcext:value-type="string">
            <text:p><text:a xlink:href="https://rejestr.io/krs/596023/spoldzielnia-mieszkaniowa-wspolny-dom" xlink:type="simple">SPÓŁDZIELNIA MIESZKANIOWA "WSPÓL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8431" xlink:type="simple">Jacek Konar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2997/spoldzielnia-systemu-ochrony-zrzeszenia-bps" xlink:type="simple"> </text:a> KRS 0000572997 </text:p>
          </table:table-cell>
        </table:table-row>
        <table:table-row table:style-name="ro2">
          <table:table-cell office:value-type="string" calcext:value-type="string">
            <text:p><text:a xlink:href="https://rejestr.io/krs/572997/spoldzielnia-systemu-ochrony-zrzeszenia-bps" xlink:type="simple">SPÓŁDZIELNIA SYSTEMU OCHRONY ZRZESZENIA BPS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10489" xlink:type="simple">Sławomir Czopu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0384/lodzka-spoldzielnia-grupa-producentow-mleka" xlink:type="simple"> </text:a> KRS 0000560384 </text:p>
          </table:table-cell>
        </table:table-row>
        <table:table-row table:style-name="ro2">
          <table:table-cell office:value-type="string" calcext:value-type="string">
            <text:p><text:a xlink:href="https://rejestr.io/krs/560384/lodzka-spoldzielnia-grupa-producentow-mleka" xlink:type="simple">ŁÓDZKA SPÓŁDZIELNIA GRUPA PRODUCENTÓW MLEK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25523" xlink:type="simple">Elżbieta Tabo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2918/spoldzielnia-socjalna-kooperatywy-grochowskiej" xlink:type="simple"> </text:a> KRS 0000562918 </text:p>
          </table:table-cell>
        </table:table-row>
        <table:table-row table:style-name="ro2">
          <table:table-cell office:value-type="string" calcext:value-type="string">
            <text:p><text:a xlink:href="https://rejestr.io/krs/562918/spoldzielnia-socjalna-kooperatywy-grochowskiej" xlink:type="simple">SPÓŁDZIELNIA SOCJALNA KOOPERATYWY GROCHOWSKIEJ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173724" xlink:type="simple">Anna Urba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25466/spoldzielnia-socjalna-biz" xlink:type="simple"> </text:a> KRS 0000525466 </text:p>
          </table:table-cell>
        </table:table-row>
        <table:table-row table:style-name="ro2">
          <table:table-cell office:value-type="string" calcext:value-type="string">
            <text:p><text:a xlink:href="https://rejestr.io/krs/525466/spoldzielnia-socjalna-biz" xlink:type="simple">SPÓŁDZIELNIA SOCJALNA BIZ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11080/spoldzielnia-mieszkaniowa-kabaty-segmenty" xlink:type="simple"> </text:a> KRS 0000511080 </text:p>
          </table:table-cell>
        </table:table-row>
        <table:table-row table:style-name="ro2">
          <table:table-cell office:value-type="string" calcext:value-type="string">
            <text:p><text:a xlink:href="https://rejestr.io/krs/511080/spoldzielnia-mieszkaniowa-kabaty-segmenty" xlink:type="simple">SPÓŁDZIELNIA MIESZKANIOWA KABATY SEGMENT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04961/spoldzielnia-socjalna-edukator" xlink:type="simple"> </text:a> KRS 0000504961 </text:p>
          </table:table-cell>
        </table:table-row>
        <table:table-row table:style-name="ro2">
          <table:table-cell office:value-type="string" calcext:value-type="string">
            <text:p><text:a xlink:href="https://rejestr.io/krs/504961/spoldzielnia-socjalna-edukator" xlink:type="simple">SPÓŁDZIELNIA SOCJALNA "EDUKAT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8924" xlink:type="simple">Waldemar Nowa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02673/spoldzielnia-socjalna-piekielko" xlink:type="simple"> </text:a> KRS 0000502673 </text:p>
          </table:table-cell>
        </table:table-row>
        <table:table-row table:style-name="ro2">
          <table:table-cell office:value-type="string" calcext:value-type="string">
            <text:p><text:a xlink:href="https://rejestr.io/krs/502673/spoldzielnia-socjalna-piekielko" xlink:type="simple">SPÓŁDZIELNIA SOCJALNA "PIEKIEŁ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3621" xlink:type="simple">Daniel Kozł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93256/spoldzielnia-socjalna-pozyteczni" xlink:type="simple"> </text:a> KRS 0000493256 </text:p>
          </table:table-cell>
        </table:table-row>
        <table:table-row table:style-name="ro2">
          <table:table-cell office:value-type="string" calcext:value-type="string">
            <text:p><text:a xlink:href="https://rejestr.io/krs/493256/spoldzielnia-socjalna-pozyteczni" xlink:type="simple">SPÓŁDZIELNIA SOCJALNA "POŻYTECZN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548" xlink:type="simple">Blanka Barkan Pop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1">
          <table:table-cell office:value-type="string" calcext:value-type="string">
            <text:p>M. St. Warszawa</text:p>
          </table:table-cell>
        </table:table-row>
        <table:table-row table:style-name="ro1">
          <table:table-cell office:value-type="string" calcext:value-type="string">
            <text:p><text:a xlink:href="https://rejestr.io/krs/489771/spoldzielnia-socjalna-piekne-miejsce" xlink:type="simple"> </text:a> KRS 0000489771 </text:p>
          </table:table-cell>
        </table:table-row>
        <table:table-row table:style-name="ro2">
          <table:table-cell office:value-type="string" calcext:value-type="string">
            <text:p><text:a xlink:href="https://rejestr.io/krs/489771/spoldzielnia-socjalna-piekne-miejsce" xlink:type="simple">SPÓŁDZIELNIA SOCJALNA "PIĘKNE MIEJSC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45455" xlink:type="simple">Dominika Mar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79996/spoldzielnia-socjalna-kto-rano-wstaje" xlink:type="simple"> </text:a> KRS 0000479996 </text:p>
          </table:table-cell>
        </table:table-row>
        <table:table-row table:style-name="ro2">
          <table:table-cell office:value-type="string" calcext:value-type="string">
            <text:p><text:a xlink:href="https://rejestr.io/krs/479996/spoldzielnia-socjalna-kto-rano-wstaje" xlink:type="simple">SPÓŁDZIELNIA SOCJALNA "KTO RANO WSTAJ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49369" xlink:type="simple">Andrzej Czarno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69897/palac-w-kruszewie-spoldzielnia-medyczna" xlink:type="simple"> </text:a> KRS 0000469897 </text:p>
          </table:table-cell>
        </table:table-row>
        <table:table-row table:style-name="ro2">
          <table:table-cell office:value-type="string" calcext:value-type="string">
            <text:p><text:a xlink:href="https://rejestr.io/krs/469897/palac-w-kruszewie-spoldzielnia-medyczna" xlink:type="simple">PAŁAC W KRUSZEWIE - SPÓŁDZIELNIA MEDYCZ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4560" xlink:type="simple">Sławomir Kemp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51702/spoldzielnia-mieszkaniowa-kowienska-9" xlink:type="simple"> </text:a> KRS 0000451702 </text:p>
          </table:table-cell>
        </table:table-row>
        <table:table-row table:style-name="ro2">
          <table:table-cell office:value-type="string" calcext:value-type="string">
            <text:p><text:a xlink:href="https://rejestr.io/krs/451702/spoldzielnia-mieszkaniowa-kowienska-9" xlink:type="simple">SPÓŁDZIELNIA MIESZKANIOWA KOWIEŃSKA 9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62041" xlink:type="simple">Barbara Izdeb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51442/spolem-spoldzielczy-osrodek-wypoczynkowy-zorza" xlink:type="simple"> </text:a> KRS 0000451442 </text:p>
          </table:table-cell>
        </table:table-row>
        <table:table-row table:style-name="ro2">
          <table:table-cell office:value-type="string" calcext:value-type="string">
            <text:p><text:a xlink:href="https://rejestr.io/krs/451442/spolem-spoldzielczy-osrodek-wypoczynkowy-zorza" xlink:type="simple">SPOŁEM" SPÓŁDZIELCZY OŚRODEK WYPOCZYNKOWY "ZORZ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111203" xlink:type="simple">Danuta Miodusz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2527/spoldzielnia-socjalna-witalizacja" xlink:type="simple"> </text:a> KRS 0000412527 </text:p>
          </table:table-cell>
        </table:table-row>
        <table:table-row table:style-name="ro2">
          <table:table-cell office:value-type="string" calcext:value-type="string">
            <text:p><text:a xlink:href="https://rejestr.io/krs/412527/spoldzielnia-socjalna-witalizacja" xlink:type="simple">SPÓŁDZIELNIA SOCJALNA WITALIZACJ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4661" xlink:type="simple">Ryszard Bi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0983/spoldzielnia-budowlano-mieszkaniowa-skarbowiec" xlink:type="simple"> </text:a> KRS 0000410983 </text:p>
          </table:table-cell>
        </table:table-row>
        <table:table-row table:style-name="ro2">
          <table:table-cell office:value-type="string" calcext:value-type="string">
            <text:p><text:a xlink:href="https://rejestr.io/krs/410983/spoldzielnia-budowlano-mieszkaniowa-skarbowiec" xlink:type="simple">SPÓŁDZIELNIA BUDOWLANO-MIESZKANIOWA "SKARBO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98390" xlink:type="simple">Marcin Pawl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05458/spoldzielnia-uslugowa-vig-ekspert-w-warszawie" xlink:type="simple"> </text:a> KRS 0000405458 </text:p>
          </table:table-cell>
        </table:table-row>
        <table:table-row table:style-name="ro2">
          <table:table-cell office:value-type="string" calcext:value-type="string">
            <text:p><text:a xlink:href="https://rejestr.io/krs/405458/spoldzielnia-uslugowa-vig-ekspert-w-warszawie" xlink:type="simple">SPÓŁDZIELNIA USŁUGOWA VIG EKSPERT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347119" xlink:type="simple">Paweł Łukuć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8081/spoldzielnia-socjalna-rodzina" xlink:type="simple"> </text:a> KRS 0000398081 </text:p>
          </table:table-cell>
        </table:table-row>
        <table:table-row table:style-name="ro2">
          <table:table-cell office:value-type="string" calcext:value-type="string">
            <text:p><text:a xlink:href="https://rejestr.io/krs/398081/spoldzielnia-socjalna-rodzina" xlink:type="simple">SPÓŁDZIELNIA SOCJALNA "RODZI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085" xlink:type="simple">Dariusz Oszczepa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7218/chrzescijanska-spoldzielnia-socjalna-nasz-domek" xlink:type="simple"> </text:a> KRS 0000397218 </text:p>
          </table:table-cell>
        </table:table-row>
        <table:table-row table:style-name="ro2">
          <table:table-cell office:value-type="string" calcext:value-type="string">
            <text:p><text:a xlink:href="https://rejestr.io/krs/397218/chrzescijanska-spoldzielnia-socjalna-nasz-domek" xlink:type="simple">CHRZEŚCIJAŃSKA SPÓŁDZIELNIA SOCJALNA "NASZ DOME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184" xlink:type="simple">Urszula Tus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5090/akces-lab-spoldzielnia-socjalna" xlink:type="simple"> </text:a> KRS 0000395090 </text:p>
          </table:table-cell>
        </table:table-row>
        <table:table-row table:style-name="ro2">
          <table:table-cell office:value-type="string" calcext:value-type="string">
            <text:p><text:a xlink:href="https://rejestr.io/krs/395090/akces-lab-spoldzielnia-socjalna" xlink:type="simple">AKCES LAB - SPÓŁDZIELNIA SOCJAL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4357/spoldzielnia-mieszkaniowa-tarczynska" xlink:type="simple"> </text:a> KRS 0000394357 </text:p>
          </table:table-cell>
        </table:table-row>
        <table:table-row table:style-name="ro2">
          <table:table-cell office:value-type="string" calcext:value-type="string">
            <text:p><text:a xlink:href="https://rejestr.io/krs/394357/spoldzielnia-mieszkaniowa-tarczynska" xlink:type="simple">SPÓŁDZIELNIA MIESZKANIOWA "TARCZY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522" xlink:type="simple">Dariusz Szyb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82149/spoldzielnia-budowlano-mieszkaniowa-spoldzielnia-mielecka" xlink:type="simple"> </text:a> KRS 0000382149 </text:p>
          </table:table-cell>
        </table:table-row>
        <table:table-row table:style-name="ro2">
          <table:table-cell office:value-type="string" calcext:value-type="string">
            <text:p><text:a xlink:href="https://rejestr.io/krs/382149/spoldzielnia-budowlano-mieszkaniowa-spoldzielnia-mielecka" xlink:type="simple">SPÓŁDZIELNIA BUDOWLANO - MIESZKANIOWA "SPÓŁDZIELNIA MIELE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45859" xlink:type="simple">Hanna Pomp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72163/spoldzielnia-socjalna-pokoj-sztuki" xlink:type="simple"> </text:a> KRS 0000372163 </text:p>
          </table:table-cell>
        </table:table-row>
        <table:table-row table:style-name="ro2">
          <table:table-cell office:value-type="string" calcext:value-type="string">
            <text:p><text:a xlink:href="https://rejestr.io/krs/372163/spoldzielnia-socjalna-pokoj-sztuki" xlink:type="simple">SPÓŁDZIELNIA SOCJALNA "POKÓJ SZTU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414" xlink:type="simple">Elżbieta Wilczyńska Lewand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67513/warszawska-spoldzielnia-mieszkaniowa-grojecka" xlink:type="simple"> </text:a> KRS 0000367513 </text:p>
          </table:table-cell>
        </table:table-row>
        <table:table-row table:style-name="ro2">
          <table:table-cell office:value-type="string" calcext:value-type="string">
            <text:p><text:a xlink:href="https://rejestr.io/krs/367513/warszawska-spoldzielnia-mieszkaniowa-grojecka" xlink:type="simple">WARSZAWSKA SPÓŁDZIELNIA MIESZKANIOWA "GRÓJE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43276" xlink:type="simple">Bogusław Szczep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63238/poligraficzna-spoldzielnia-pracy-intrografia" xlink:type="simple"> </text:a> KRS 0000363238 </text:p>
          </table:table-cell>
        </table:table-row>
        <table:table-row table:style-name="ro2">
          <table:table-cell office:value-type="string" calcext:value-type="string">
            <text:p><text:a xlink:href="https://rejestr.io/krs/363238/poligraficzna-spoldzielnia-pracy-intrografia" xlink:type="simple">POLIGRAFICZNA SPÓŁDZIELNIA PRACY INTROGRAFI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406091" xlink:type="simple">Julia Brodzka Starach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47590/spoldzielnia-budowlano-mieszkaniowa-bowig" xlink:type="simple"> </text:a> KRS 0000347590 </text:p>
          </table:table-cell>
        </table:table-row>
        <table:table-row table:style-name="ro2">
          <table:table-cell office:value-type="string" calcext:value-type="string">
            <text:p><text:a xlink:href="https://rejestr.io/krs/347590/spoldzielnia-budowlano-mieszkaniowa-bowig" xlink:type="simple">SPÓŁDZIELNIA BUDOWLANO-MIESZKANIOWA "BOWIG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0359" xlink:type="simple">Dariusz Makieł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30634/spoldzielnia-budowlano-mieszkaniowa-podlesna" xlink:type="simple"> </text:a> KRS 0000330634 </text:p>
          </table:table-cell>
        </table:table-row>
        <table:table-row table:style-name="ro2">
          <table:table-cell office:value-type="string" calcext:value-type="string">
            <text:p><text:a xlink:href="https://rejestr.io/krs/330634/spoldzielnia-budowlano-mieszkaniowa-podlesna" xlink:type="simple">SPÓŁDZIELNIA BUDOWLANO-MIESZKANIOWA "PODLEŚ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5809" xlink:type="simple">Jan Ryzna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9877/spoldzielnia-mieszkaniowa-perkun" xlink:type="simple"> </text:a> KRS 0000329877 </text:p>
          </table:table-cell>
        </table:table-row>
        <table:table-row table:style-name="ro2">
          <table:table-cell office:value-type="string" calcext:value-type="string">
            <text:p><text:a xlink:href="https://rejestr.io/krs/329877/spoldzielnia-mieszkaniowa-perkun" xlink:type="simple">SPÓŁDZIELNIA MIESZKANIOWA "PERKU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5895" xlink:type="simple">Beata Pien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8279/spoldzielnia-mieszkaniowa-stary-imielin" xlink:type="simple"> </text:a> KRS 0000328279 </text:p>
          </table:table-cell>
        </table:table-row>
        <table:table-row table:style-name="ro2">
          <table:table-cell office:value-type="string" calcext:value-type="string">
            <text:p><text:a xlink:href="https://rejestr.io/krs/328279/spoldzielnia-mieszkaniowa-stary-imielin" xlink:type="simple">SPÓŁDZIELNIA MIESZKANIOWA "STARY IMIE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0363" xlink:type="simple">Michał Zap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4716/spoldzielnia-kooperatywa-pozarzadowa" xlink:type="simple"> </text:a> KRS 0000314716 </text:p>
          </table:table-cell>
        </table:table-row>
        <table:table-row table:style-name="ro2">
          <table:table-cell office:value-type="string" calcext:value-type="string">
            <text:p><text:a xlink:href="https://rejestr.io/krs/314716/spoldzielnia-kooperatywa-pozarzadowa" xlink:type="simple">SPÓŁDZIELNIA "KOOPERATYWA POZARZĄD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2929" xlink:type="simple">Katarzyna Adamska Dut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852/spoldzielnia-budowlano-mieszkaniowa-drogowiec-kabaty" xlink:type="simple"> </text:a> KRS 0000310852 </text:p>
          </table:table-cell>
        </table:table-row>
        <table:table-row table:style-name="ro2">
          <table:table-cell office:value-type="string" calcext:value-type="string">
            <text:p><text:a xlink:href="https://rejestr.io/krs/310852/spoldzielnia-budowlano-mieszkaniowa-drogowiec-kabaty" xlink:type="simple">SPÓŁDZIELNIA BUDOWLANO-MIESZKANIOWA "DROGOWIEC-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17344" xlink:type="simple">Mariola Sę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06904/krajowy-zwiazek-grup-producentow-owocow-i-warzyw-spoldzielnia-osob-prawnych" xlink:type="simple"> </text:a> KRS 0000306904 </text:p>
          </table:table-cell>
        </table:table-row>
        <table:table-row table:style-name="ro2">
          <table:table-cell office:value-type="string" calcext:value-type="string">
            <text:p><text:a xlink:href="https://rejestr.io/krs/306904/krajowy-zwiazek-grup-producentow-owocow-i-warzyw-spoldzielnia-osob-prawnych" xlink:type="simple">KRAJOWY ZWIĄZEK GRUP PRODUCENTÓW OWOCÓW I WARZYW - SPÓŁDZIELNIA OSÓB PRAWN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127426" xlink:type="simple">Witold Bogu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87421/spoldzielnia-budowlano-mieszkaniowa-na-bednarskiej" xlink:type="simple"> </text:a> KRS 0000287421 </text:p>
          </table:table-cell>
        </table:table-row>
        <table:table-row table:style-name="ro2">
          <table:table-cell office:value-type="string" calcext:value-type="string">
            <text:p><text:a xlink:href="https://rejestr.io/krs/287421/spoldzielnia-budowlano-mieszkaniowa-na-bednarskiej" xlink:type="simple">SPÓŁDZIELNIA BUDOWLANO-MIESZKANIOWA "NA BEDNARSKIE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83922/spoldzielnia-mieszkaniowa-idealne-mieszkanie-centrum" xlink:type="simple"> </text:a> KRS 0000283922 </text:p>
          </table:table-cell>
        </table:table-row>
        <table:table-row table:style-name="ro2">
          <table:table-cell office:value-type="string" calcext:value-type="string">
            <text:p><text:a xlink:href="https://rejestr.io/krs/283922/spoldzielnia-mieszkaniowa-idealne-mieszkanie-centrum" xlink:type="simple">SPÓŁDZIELNIA MIESZKANIOWA "IDEALNE MIESZKANIE-CENTR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140" xlink:type="simple">Piotr Peł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9277/spoldzielnia-budowlano-mieszkaniowa-boya-2" xlink:type="simple"> </text:a> KRS 0000279277 </text:p>
          </table:table-cell>
        </table:table-row>
        <table:table-row table:style-name="ro2">
          <table:table-cell office:value-type="string" calcext:value-type="string">
            <text:p><text:a xlink:href="https://rejestr.io/krs/279277/spoldzielnia-budowlano-mieszkaniowa-boya-2" xlink:type="simple">SPÓŁDZIELNIA BUDOWLANO - MIESZKANIOWA "BOYA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92365" xlink:type="simple">Zbigniew Toma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7030/spoldzielnia-domow-jednorodzinnych-iwonka" xlink:type="simple"> </text:a> KRS 0000277030 </text:p>
          </table:table-cell>
        </table:table-row>
        <table:table-row table:style-name="ro2">
          <table:table-cell office:value-type="string" calcext:value-type="string">
            <text:p><text:a xlink:href="https://rejestr.io/krs/277030/spoldzielnia-domow-jednorodzinnych-iwonka" xlink:type="simple">SPÓŁDZIELNIA DOMÓW JEDNORODZINNYCH "IWONK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5466/spoldzielnia-mieszkaniowa-kiwerska-w-warszawie" xlink:type="simple"> </text:a> KRS 0000275466 </text:p>
          </table:table-cell>
        </table:table-row>
        <table:table-row table:style-name="ro2">
          <table:table-cell office:value-type="string" calcext:value-type="string">
            <text:p><text:a xlink:href="https://rejestr.io/krs/275466/spoldzielnia-mieszkaniowa-kiwerska-w-warszawie" xlink:type="simple">SPÓŁDZIELNIA MIESZKANIOWA "KIWERSK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115" xlink:type="simple">Zbigniew Woź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5133/handlowo-uslugowa-spoldzielnia-osob-prawnych-samopomoc-chlopska-w-warszawie" xlink:type="simple"> </text:a> KRS 0000275133 </text:p>
          </table:table-cell>
        </table:table-row>
        <table:table-row table:style-name="ro2">
          <table:table-cell office:value-type="string" calcext:value-type="string">
            <text:p><text:a xlink:href="https://rejestr.io/krs/275133/handlowo-uslugowa-spoldzielnia-osob-prawnych-samopomoc-chlopska-w-warszawie" xlink:type="simple">HANDLOWO-USŁUGOWA SPÓŁDZIELNIA OSÓB PRAWNYCH "SAMOPOMOC CHŁOPSK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73915" xlink:type="simple">Wiesław Dado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9602/spoldzielnia-budowlano-mieszkaniowa-chata" xlink:type="simple"> </text:a> KRS 0000269602 </text:p>
          </table:table-cell>
        </table:table-row>
        <table:table-row table:style-name="ro2">
          <table:table-cell office:value-type="string" calcext:value-type="string">
            <text:p><text:a xlink:href="https://rejestr.io/krs/269602/spoldzielnia-budowlano-mieszkaniowa-chata" xlink:type="simple">SPÓŁDZIELNIA BUDOWLANO-MIESZKANIOWA CHAT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8904/spoldzielnia-budowlano-mieszkaniowa-atrium" xlink:type="simple"> </text:a> KRS 0000268904 </text:p>
          </table:table-cell>
        </table:table-row>
        <table:table-row table:style-name="ro2">
          <table:table-cell office:value-type="string" calcext:value-type="string">
            <text:p><text:a xlink:href="https://rejestr.io/krs/268904/spoldzielnia-budowlano-mieszkaniowa-atrium" xlink:type="simple">SPÓŁDZIELNIA BUDOWLANO-MIESZKANIOWA ATRI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3725" xlink:type="simple">Paweł Gąs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7058/centralny-zwiazek-spoldzielczosci-rekodziela-ludowego-i-artystycznego-cepelia" xlink:type="simple"> </text:a> KRS 0000267058 </text:p>
          </table:table-cell>
        </table:table-row>
        <table:table-row table:style-name="ro2">
          <table:table-cell office:value-type="string" calcext:value-type="string">
            <text:p><text:a xlink:href="https://rejestr.io/krs/267058/centralny-zwiazek-spoldzielczosci-rekodziela-ludowego-i-artystycznego-cepelia" xlink:type="simple">CENTRALNY ZWIĄZEK SPÓŁDZIELCZOŚCI RĘKODZIEŁA LUDOWEGO I ARTYSTYCZNEGO "CEPELI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6765/spoldzielnia-budowlano-mieszkaniowa-drna" xlink:type="simple"> </text:a> KRS 0000266765 </text:p>
          </table:table-cell>
        </table:table-row>
        <table:table-row table:style-name="ro2">
          <table:table-cell office:value-type="string" calcext:value-type="string">
            <text:p><text:a xlink:href="https://rejestr.io/krs/266765/spoldzielnia-budowlano-mieszkaniowa-drna" xlink:type="simple">SPÓŁDZIELNIA BUDOWLANO-MIESZKANIOWA "DR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00084" xlink:type="simple">Elżbieta Maciosz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6589/spoldzielnia-uslugowa-nasze-osiedle" xlink:type="simple"> </text:a> KRS 0000266589 </text:p>
          </table:table-cell>
        </table:table-row>
        <table:table-row table:style-name="ro2">
          <table:table-cell office:value-type="string" calcext:value-type="string">
            <text:p><text:a xlink:href="https://rejestr.io/krs/266589/spoldzielnia-uslugowa-nasze-osiedle" xlink:type="simple">SPÓŁDZIELNIA USŁUGOWA "NASZE OSIEDL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08393" xlink:type="simple">Małgorzata Żerni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3802/spoldzielnia-mieszkaniowa-orlik-jantar" xlink:type="simple"> </text:a> KRS 0000263802 </text:p>
          </table:table-cell>
        </table:table-row>
        <table:table-row table:style-name="ro2">
          <table:table-cell office:value-type="string" calcext:value-type="string">
            <text:p><text:a xlink:href="https://rejestr.io/krs/263802/spoldzielnia-mieszkaniowa-orlik-jantar" xlink:type="simple">SPÓŁDZIELNIA MIESZKANIOWA "ORLIK-JANTA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1433" xlink:type="simple">Jan Charęz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3785/spoldzielnia-mieszkaniowa-wilga-2000" xlink:type="simple"> </text:a> KRS 0000263785 </text:p>
          </table:table-cell>
        </table:table-row>
        <table:table-row table:style-name="ro2">
          <table:table-cell office:value-type="string" calcext:value-type="string">
            <text:p><text:a xlink:href="https://rejestr.io/krs/263785/spoldzielnia-mieszkaniowa-wilga-2000" xlink:type="simple">SPÓŁDZIELNIA MIESZKANIOWA "WILGA 200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38850" xlink:type="simple">Monika Góralcz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3510/spoldzielnia-mieszkaniowa-nasza-familia" xlink:type="simple"> </text:a> KRS 0000263510 </text:p>
          </table:table-cell>
        </table:table-row>
        <table:table-row table:style-name="ro2">
          <table:table-cell office:value-type="string" calcext:value-type="string">
            <text:p><text:a xlink:href="https://rejestr.io/krs/263510/spoldzielnia-mieszkaniowa-nasza-familia" xlink:type="simple">SPÓŁDZIELNIA MIESZKANIOWA "NASZA FAMILI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7586" xlink:type="simple">Tomasz Biel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0415/spoldzielnia-mieszkaniowa-szklany-dom" xlink:type="simple"> </text:a> KRS 0000260415 </text:p>
          </table:table-cell>
        </table:table-row>
        <table:table-row table:style-name="ro2">
          <table:table-cell office:value-type="string" calcext:value-type="string">
            <text:p><text:a xlink:href="https://rejestr.io/krs/260415/spoldzielnia-mieszkaniowa-szklany-dom" xlink:type="simple">SPÓŁDZIELNIA MIESZKANIOWA "SZKLA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4510/spoldzielnia-budowlano-mieszkaniowa-pracownikow-przemyslu-cukrowniczego" xlink:type="simple"> </text:a> KRS 0000254510 </text:p>
          </table:table-cell>
        </table:table-row>
        <table:table-row table:style-name="ro2">
          <table:table-cell office:value-type="string" calcext:value-type="string">
            <text:p><text:a xlink:href="https://rejestr.io/krs/254510/spoldzielnia-budowlano-mieszkaniowa-pracownikow-przemyslu-cukrowniczego" xlink:type="simple">SPÓŁDZIELNIA BUDOWLANO-MIESZKANIOWA PRACOWNIKÓW PRZEMYSŁU CUKROWNICZEGO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546" xlink:type="simple">Sławomir Wojnar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1730/spoldzielnia-budowlano-mieszkaniowa-dom-rozbrat" xlink:type="simple"> </text:a> KRS 0000251730 </text:p>
          </table:table-cell>
        </table:table-row>
        <table:table-row table:style-name="ro2">
          <table:table-cell office:value-type="string" calcext:value-type="string">
            <text:p><text:a xlink:href="https://rejestr.io/krs/251730/spoldzielnia-budowlano-mieszkaniowa-dom-rozbrat" xlink:type="simple">SPÓŁDZIELNIA BUDOWLANO - MIESZKANIOWA "DOM ROZBR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0524/spoldzielnia-budowlano-mieszkaniowa-ognisko" xlink:type="simple"> </text:a> KRS 0000250524 </text:p>
          </table:table-cell>
        </table:table-row>
        <table:table-row table:style-name="ro2">
          <table:table-cell office:value-type="string" calcext:value-type="string">
            <text:p><text:a xlink:href="https://rejestr.io/krs/250524/spoldzielnia-budowlano-mieszkaniowa-ognisko" xlink:type="simple">SPÓŁDZIELNIA BUDOWLANO-MIESZKANIOWA "OG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3874" xlink:type="simple">Sławomir Niemyj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44952/miedzyzakladowa-spoldzielnia-mieszkaniowa-grabow" xlink:type="simple"> </text:a> KRS 0000244952 </text:p>
          </table:table-cell>
        </table:table-row>
        <table:table-row table:style-name="ro2">
          <table:table-cell office:value-type="string" calcext:value-type="string">
            <text:p><text:a xlink:href="https://rejestr.io/krs/244952/miedzyzakladowa-spoldzielnia-mieszkaniowa-grabow" xlink:type="simple">MIĘDZYZAKŁADOWA SPÓŁDZIELNIA MIESZKANIOWA "GRAB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58738" xlink:type="simple">Maciej Buras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42346/spoldzielnia-budowlano-mieszkaniowa-nauczycieli-szkol-srednich-znicz" xlink:type="simple"> </text:a> KRS 0000242346 </text:p>
          </table:table-cell>
        </table:table-row>
        <table:table-row table:style-name="ro2">
          <table:table-cell office:value-type="string" calcext:value-type="string">
            <text:p><text:a xlink:href="https://rejestr.io/krs/242346/spoldzielnia-budowlano-mieszkaniowa-nauczycieli-szkol-srednich-znicz" xlink:type="simple">SPÓŁDZIELNIA BUDOWLANO-MIESZKANIOWA NAUCZYCIELI SZKÓŁ ŚREDNICH "ZNIC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340116" xlink:type="simple">Patrycja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7805/spoldzielnia-budowlano-mieszkaniowa-pulawianka" xlink:type="simple"> </text:a> KRS 0000237805 </text:p>
          </table:table-cell>
        </table:table-row>
        <table:table-row table:style-name="ro2">
          <table:table-cell office:value-type="string" calcext:value-type="string">
            <text:p><text:a xlink:href="https://rejestr.io/krs/237805/spoldzielnia-budowlano-mieszkaniowa-pulawianka" xlink:type="simple">SPÓŁDZIELNIA BUDOWLANO-MIESZKANIOWA "PUŁAWIAN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65746" xlink:type="simple">Ewa Godl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4840/nowosielecka-spoldzielnia-mieszkaniowa" xlink:type="simple"> </text:a> KRS 0000234840 </text:p>
          </table:table-cell>
        </table:table-row>
        <table:table-row table:style-name="ro2">
          <table:table-cell office:value-type="string" calcext:value-type="string">
            <text:p><text:a xlink:href="https://rejestr.io/krs/234840/nowosielecka-spoldzielnia-mieszkaniowa" xlink:type="simple">"NOWOSIELECKA"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407885" xlink:type="simple">Maciej Biadoń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2999/spoldzielnia-budowlano-mieszkaniowa-bratniak" xlink:type="simple"> </text:a> KRS 0000232999 </text:p>
          </table:table-cell>
        </table:table-row>
        <table:table-row table:style-name="ro2">
          <table:table-cell office:value-type="string" calcext:value-type="string">
            <text:p><text:a xlink:href="https://rejestr.io/krs/232999/spoldzielnia-budowlano-mieszkaniowa-bratniak" xlink:type="simple">SPÓŁDZIELNIA BUDOWLANO-MIESZKANIOWA BRATNIA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622" xlink:type="simple">Witold Kow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1960/spoldzielcze-stowarzyszenie-mieszkaniowe-moje-mieszkanie" xlink:type="simple"> </text:a> KRS 0000231960 </text:p>
          </table:table-cell>
        </table:table-row>
        <table:table-row table:style-name="ro2">
          <table:table-cell office:value-type="string" calcext:value-type="string">
            <text:p><text:a xlink:href="https://rejestr.io/krs/231960/spoldzielcze-stowarzyszenie-mieszkaniowe-moje-mieszkanie" xlink:type="simple">SPÓŁDZIELCZE STOWARZYSZENIE MIESZKANIOWE "MOJ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758" xlink:type="simple">Jacek Popła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1029/mlodziezowa-spoldzielnia-mieszkaniowa-pracownikow-rozy" xlink:type="simple"> </text:a> KRS 0000231029 </text:p>
          </table:table-cell>
        </table:table-row>
        <table:table-row table:style-name="ro2">
          <table:table-cell office:value-type="string" calcext:value-type="string">
            <text:p><text:a xlink:href="https://rejestr.io/krs/231029/mlodziezowa-spoldzielnia-mieszkaniowa-pracownikow-rozy" xlink:type="simple">MŁODZIEŻOWA SPÓŁDZIELNIA MIESZKANIOWA PRACOWNIKÓW "RÓŻ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319" xlink:type="simple">Grzegorz Woroni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0579/wlasnosciowa-spoldzielnia-mieszkaniowa-hoza-5-7" xlink:type="simple"> </text:a> KRS 0000230579 </text:p>
          </table:table-cell>
        </table:table-row>
        <table:table-row table:style-name="ro2">
          <table:table-cell office:value-type="string" calcext:value-type="string">
            <text:p><text:a xlink:href="https://rejestr.io/krs/230579/wlasnosciowa-spoldzielnia-mieszkaniowa-hoza-5-7" xlink:type="simple">WŁASNOŚCIOWA SPÓŁDZIELNIA MIESZKANIOWA "HOŻA 5-7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73346" xlink:type="simple">Jerzy Wencel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0555/spoldzielnia-mieszkaniowa-merkury-szczesliwice" xlink:type="simple"> </text:a> KRS 0000230555 </text:p>
          </table:table-cell>
        </table:table-row>
        <table:table-row table:style-name="ro2">
          <table:table-cell office:value-type="string" calcext:value-type="string">
            <text:p><text:a xlink:href="https://rejestr.io/krs/230555/spoldzielnia-mieszkaniowa-merkury-szczesliwice" xlink:type="simple">SPÓŁDZIELNIA MIESZKANIOWA "MERKURY SZCZĘŚLIWIC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38098" xlink:type="simple">Magdalena Wil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24390/spoldzielnia-budowlano-mieszkaniowa-zacisze" xlink:type="simple"> </text:a> KRS 0000224390 </text:p>
          </table:table-cell>
        </table:table-row>
        <table:table-row table:style-name="ro2">
          <table:table-cell office:value-type="string" calcext:value-type="string">
            <text:p><text:a xlink:href="https://rejestr.io/krs/224390/spoldzielnia-budowlano-mieszkaniowa-zacisze" xlink:type="simple">SPÓŁDZIELNIA BUDOWLANO-MIESZKANIOWA "ZACIS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7311" xlink:type="simple">Marta Siemion Tom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24384/spoldzielnia-domkow-jednorodzinnych-janowskiego-baszta" xlink:type="simple"> </text:a> KRS 0000224384 </text:p>
          </table:table-cell>
        </table:table-row>
        <table:table-row table:style-name="ro2">
          <table:table-cell office:value-type="string" calcext:value-type="string">
            <text:p><text:a xlink:href="https://rejestr.io/krs/224384/spoldzielnia-domkow-jednorodzinnych-janowskiego-baszta" xlink:type="simple">SPÓŁDZIELNIA DOMKÓW JEDNORODZINNYCH "JANOWSKIEGO-BASZ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79613" xlink:type="simple">Hanna Gawrońska Zbo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24292/spoldzielnia-mieszkaniowa-starowka-w-warszawie" xlink:type="simple"> </text:a> KRS 0000224292 </text:p>
          </table:table-cell>
        </table:table-row>
        <table:table-row table:style-name="ro2">
          <table:table-cell office:value-type="string" calcext:value-type="string">
            <text:p><text:a xlink:href="https://rejestr.io/krs/224292/spoldzielnia-mieszkaniowa-starowka-w-warszawie" xlink:type="simple">SPÓŁDZIELNIA MIESZKANIOWA "STARÓWK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79795" xlink:type="simple">Alicja Burka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21082/spoldzielnia-budowlano-mieszkaniowa-gzegzolki" xlink:type="simple"> </text:a> KRS 0000221082 </text:p>
          </table:table-cell>
        </table:table-row>
        <table:table-row table:style-name="ro2">
          <table:table-cell office:value-type="string" calcext:value-type="string">
            <text:p><text:a xlink:href="https://rejestr.io/krs/221082/spoldzielnia-budowlano-mieszkaniowa-gzegzolki" xlink:type="simple">SPÓŁDZIELNIA BUDOWLANO-MIESZKANIOWA "GŻEGŻÓŁ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5265" xlink:type="simple">Ryszard Ryb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8909/spoldzielnia-budowlano-mieszkaniowa-rondo" xlink:type="simple"> </text:a> KRS 0000218909 </text:p>
          </table:table-cell>
        </table:table-row>
        <table:table-row table:style-name="ro2">
          <table:table-cell office:value-type="string" calcext:value-type="string">
            <text:p><text:a xlink:href="https://rejestr.io/krs/218909/spoldzielnia-budowlano-mieszkaniowa-rondo" xlink:type="simple">SPÓŁDZIELNIA BUDOWLANO MIESZKANIOWA "ROND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7471" xlink:type="simple">Maciej Pon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7738/spoldzielnia-budowlano-mieszkaniowa-samodzielna" xlink:type="simple"> </text:a> KRS 0000217738 </text:p>
          </table:table-cell>
        </table:table-row>
        <table:table-row table:style-name="ro2">
          <table:table-cell office:value-type="string" calcext:value-type="string">
            <text:p><text:a xlink:href="https://rejestr.io/krs/217738/spoldzielnia-budowlano-mieszkaniowa-samodzielna" xlink:type="simple">SPÓŁDZIELNIA BUDOWLANO-MIESZKANIOWA "SAMODZIE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20117" xlink:type="simple">Bartosz Grzyb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2657/spoldzielnia-budowlano-mieszkaniowa-nasza" xlink:type="simple"> </text:a> KRS 0000212657 </text:p>
          </table:table-cell>
        </table:table-row>
        <table:table-row table:style-name="ro2">
          <table:table-cell office:value-type="string" calcext:value-type="string">
            <text:p><text:a xlink:href="https://rejestr.io/krs/212657/spoldzielnia-budowlano-mieszkaniowa-nasza" xlink:type="simple">SPÓŁDZIELNIA BUDOWLANO - MIESZKANIOWA "NASZ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2445/spoldzielnia-mieszkaniowa-rodzinka" xlink:type="simple"> </text:a> KRS 0000212445 </text:p>
          </table:table-cell>
        </table:table-row>
        <table:table-row table:style-name="ro2">
          <table:table-cell office:value-type="string" calcext:value-type="string">
            <text:p><text:a xlink:href="https://rejestr.io/krs/212445/spoldzielnia-mieszkaniowa-rodzinka" xlink:type="simple">SPÓŁDZIELNIA MIESZKANIOWA "RODZIN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5819" xlink:type="simple">Robert Sieroci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268/spoldzielnia-budowlano-mieszkaniowa-dziennikarz" xlink:type="simple"> </text:a> KRS 0000211268 </text:p>
          </table:table-cell>
        </table:table-row>
        <table:table-row table:style-name="ro2">
          <table:table-cell office:value-type="string" calcext:value-type="string">
            <text:p><text:a xlink:href="https://rejestr.io/krs/211268/spoldzielnia-budowlano-mieszkaniowa-dziennikarz" xlink:type="simple">SPÓŁDZIELNIA BUDOWLANO-MIESZKANIOWA "DZIENNIKA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28608" xlink:type="simple">Ewa Gacka Grzesi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048/spoldzielnia-mieszkaniowa-zwyciezcow" xlink:type="simple"> </text:a> KRS 0000211048 </text:p>
          </table:table-cell>
        </table:table-row>
        <table:table-row table:style-name="ro2">
          <table:table-cell office:value-type="string" calcext:value-type="string">
            <text:p><text:a xlink:href="https://rejestr.io/krs/211048/spoldzielnia-mieszkaniowa-zwyciezcow" xlink:type="simple">SPÓŁDZIELNIA MIESZKANIOWA " ZWYCIĘZC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759" xlink:type="simple">Justyna Pawli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0997/spoldzielnia-mieszkaniowa-waszyngtona" xlink:type="simple"> </text:a> KRS 0000210997 </text:p>
          </table:table-cell>
        </table:table-row>
        <table:table-row table:style-name="ro2">
          <table:table-cell office:value-type="string" calcext:value-type="string">
            <text:p><text:a xlink:href="https://rejestr.io/krs/210997/spoldzielnia-mieszkaniowa-waszyngtona" xlink:type="simple">SPÓŁDZIELNIA MIESZKANIOWA "WASZYNGT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78" xlink:type="simple">Anna Krygi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0996/spoldzielnia-mieszkaniowa-przyczolek-grochowski" xlink:type="simple"> </text:a> KRS 0000210996 </text:p>
          </table:table-cell>
        </table:table-row>
        <table:table-row table:style-name="ro2">
          <table:table-cell office:value-type="string" calcext:value-type="string">
            <text:p><text:a xlink:href="https://rejestr.io/krs/210996/spoldzielnia-mieszkaniowa-przyczolek-grochowski" xlink:type="simple">SPÓŁDZIELNIA MIESZKANIOWA "PRZYCZÓŁEK GROCHOWS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48" xlink:type="simple">Grażyna Wiśni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0493/krajowy-samorzadowy-fundusz-pozyczkowy-spoldzielnia-osob-prawnych" xlink:type="simple"> </text:a> KRS 0000210493 </text:p>
          </table:table-cell>
        </table:table-row>
        <table:table-row table:style-name="ro2">
          <table:table-cell office:value-type="string" calcext:value-type="string">
            <text:p><text:a xlink:href="https://rejestr.io/krs/210493/krajowy-samorzadowy-fundusz-pozyczkowy-spoldzielnia-osob-prawnych" xlink:type="simple">KRAJOWY SAMORZĄDOWY FUNDUSZ POŻYCZKOWY - SPÓŁDZIELNIA OSÓB PRAWN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97308" xlink:type="simple">Roman Wojnar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9737/spoldzielnia-mieszkaniowa-monolit" xlink:type="simple"> </text:a> KRS 0000209737 </text:p>
          </table:table-cell>
        </table:table-row>
        <table:table-row table:style-name="ro2">
          <table:table-cell office:value-type="string" calcext:value-type="string">
            <text:p><text:a xlink:href="https://rejestr.io/krs/209737/spoldzielnia-mieszkaniowa-monolit" xlink:type="simple">SPÓŁDZIELNIA MIESZKANIOWA "MONOLI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49380" xlink:type="simple">Marian Orli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6656/spoldzielnia-budowlano-mieszkaniowa-zimowe-leze" xlink:type="simple"> </text:a> KRS 0000206656 </text:p>
          </table:table-cell>
        </table:table-row>
        <table:table-row table:style-name="ro2">
          <table:table-cell office:value-type="string" calcext:value-type="string">
            <text:p><text:a xlink:href="https://rejestr.io/krs/206656/spoldzielnia-budowlano-mieszkaniowa-zimowe-leze" xlink:type="simple">SPÓŁDZIELNIA BUDOWLANO-MIESZKANIOWA "ZIMOWE LEŻ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22242" xlink:type="simple">Krzysztof Podlasi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1902/spoldzielnia-mieszkaniowa-mickiewicza-potok" xlink:type="simple"> </text:a> KRS 0000201902 </text:p>
          </table:table-cell>
        </table:table-row>
        <table:table-row table:style-name="ro2">
          <table:table-cell office:value-type="string" calcext:value-type="string">
            <text:p><text:a xlink:href="https://rejestr.io/krs/201902/spoldzielnia-mieszkaniowa-mickiewicza-potok" xlink:type="simple">SPÓŁDZIELNIA MIESZKANIOWA MICKIEWICZA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1389/miedzyzakladowa-spoldzielnia-mieszkaniowa-centrum-2" xlink:type="simple"> </text:a> KRS 0000201389 </text:p>
          </table:table-cell>
        </table:table-row>
        <table:table-row table:style-name="ro2">
          <table:table-cell office:value-type="string" calcext:value-type="string">
            <text:p><text:a xlink:href="https://rejestr.io/krs/201389/miedzyzakladowa-spoldzielnia-mieszkaniowa-centrum-2" xlink:type="simple">MIĘDZYZAKŁADOWA SPÓŁDZIELNIA MIESZKANIOWA "CENTRUM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2810" xlink:type="simple">Grzegorz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403/spoldzielnia-budowlano-mieszkaniowa-batory" xlink:type="simple"> </text:a> KRS 0000198403 </text:p>
          </table:table-cell>
        </table:table-row>
        <table:table-row table:style-name="ro2">
          <table:table-cell office:value-type="string" calcext:value-type="string">
            <text:p><text:a xlink:href="https://rejestr.io/krs/198403/spoldzielnia-budowlano-mieszkaniowa-batory" xlink:type="simple">SPÓŁDZIELNIA BUDOWLANO-MIESZKANIOWA "BATO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49" xlink:type="simple">Anna Skut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9944/spoldzielnia-mieszkaniowa-wigor" xlink:type="simple"> </text:a> KRS 0000199944 </text:p>
          </table:table-cell>
        </table:table-row>
        <table:table-row table:style-name="ro2">
          <table:table-cell office:value-type="string" calcext:value-type="string">
            <text:p><text:a xlink:href="https://rejestr.io/krs/199944/spoldzielnia-mieszkaniowa-wigor" xlink:type="simple">SPÓŁDZIELNIA MIESZKANIOWA "WIG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20409" xlink:type="simple">Zbigniew Tys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9766/spoldzielnia-mieszkaniowa-przanowskiego" xlink:type="simple"> </text:a> KRS 0000199766 </text:p>
          </table:table-cell>
        </table:table-row>
        <table:table-row table:style-name="ro2">
          <table:table-cell office:value-type="string" calcext:value-type="string">
            <text:p><text:a xlink:href="https://rejestr.io/krs/199766/spoldzielnia-mieszkaniowa-przanowskiego" xlink:type="simple">SPÓŁDZIELNIA MIESZKANIOWA "PRZANOWSKIEG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6342" xlink:type="simple">Michał Kreko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9886/spoldzielcze-biuro-projektow-sdis-projekt" xlink:type="simple"> </text:a> KRS 0000199886 </text:p>
          </table:table-cell>
        </table:table-row>
        <table:table-row table:style-name="ro2">
          <table:table-cell office:value-type="string" calcext:value-type="string">
            <text:p><text:a xlink:href="https://rejestr.io/krs/199886/spoldzielcze-biuro-projektow-sdis-projekt" xlink:type="simple">SPÓŁDZIELCZE BIURO PROJEKTÓW "SDIS-PROJEK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63577" xlink:type="simple">Krzysztof Lisi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901/spoldzielnia-budowlano-mieszkaniowa-spolnota-mieszkaniowa" xlink:type="simple"> </text:a> KRS 0000198901 </text:p>
          </table:table-cell>
        </table:table-row>
        <table:table-row table:style-name="ro2">
          <table:table-cell office:value-type="string" calcext:value-type="string">
            <text:p><text:a xlink:href="https://rejestr.io/krs/198901/spoldzielnia-budowlano-mieszkaniowa-spolnota-mieszkaniowa" xlink:type="simple">SPÓŁDZIELNIA BUDOWLANO-MIESZKANIOWA "SPÓLNOTA MIESZKANI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4324" xlink:type="simple">Anna Giedroyć Gil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793/spoldzielnia-budowlano-mieszkaniowa-pewnosc" xlink:type="simple"> </text:a> KRS 0000198793 </text:p>
          </table:table-cell>
        </table:table-row>
        <table:table-row table:style-name="ro2">
          <table:table-cell office:value-type="string" calcext:value-type="string">
            <text:p><text:a xlink:href="https://rejestr.io/krs/198793/spoldzielnia-budowlano-mieszkaniowa-pewnosc" xlink:type="simple">SPÓŁDZIELNIA BUDOWLANO-MIESZKANIOWA "PEW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722/spoldzielnia-budowlano-mieszkaniowa-imperium" xlink:type="simple"> </text:a> KRS 0000198722 </text:p>
          </table:table-cell>
        </table:table-row>
        <table:table-row table:style-name="ro2">
          <table:table-cell office:value-type="string" calcext:value-type="string">
            <text:p><text:a xlink:href="https://rejestr.io/krs/198722/spoldzielnia-budowlano-mieszkaniowa-imperium" xlink:type="simple">SPÓŁDZIELNIA BUDOWLANO MIESZKANIOWA "IMPERI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4010" xlink:type="simple">Stanisław Kwiat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483/spoldzielnia-mieszkaniowa-wlodarzewska-za-parkiem" xlink:type="simple"> </text:a> KRS 0000198483 </text:p>
          </table:table-cell>
        </table:table-row>
        <table:table-row table:style-name="ro2">
          <table:table-cell office:value-type="string" calcext:value-type="string">
            <text:p><text:a xlink:href="https://rejestr.io/krs/198483/spoldzielnia-mieszkaniowa-wlodarzewska-za-parkiem" xlink:type="simple">SPÓŁDZIELNIA MIESZKANIOWA "WŁODARZEWSKA-ZA PARKI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9" xlink:type="simple">Wanda Mateus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7564/spoldzielnia-budowlano-mieszkaniowa-slaw" xlink:type="simple"> </text:a> KRS 0000197564 </text:p>
          </table:table-cell>
        </table:table-row>
        <table:table-row table:style-name="ro2">
          <table:table-cell office:value-type="string" calcext:value-type="string">
            <text:p><text:a xlink:href="https://rejestr.io/krs/197564/spoldzielnia-budowlano-mieszkaniowa-slaw" xlink:type="simple">SPÓŁDZIELNIA BUDOWLANO MIESZKANIOWA "SŁA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7037" xlink:type="simple">Krzysztof Komend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6140/spoldzielnia-budowlano-mieszkaniowa-nadzieja" xlink:type="simple"> </text:a> KRS 0000196140 </text:p>
          </table:table-cell>
        </table:table-row>
        <table:table-row table:style-name="ro2">
          <table:table-cell office:value-type="string" calcext:value-type="string">
            <text:p><text:a xlink:href="https://rejestr.io/krs/196140/spoldzielnia-budowlano-mieszkaniowa-nadzieja" xlink:type="simple">SPÓŁDZIELNIA BUDOWLANO MIESZKANIOWA "NADZIE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420095" xlink:type="simple">Dominika Kalisz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5328/spoldzielnia-mieszkaniowa-konski-jar-nutki" xlink:type="simple"> </text:a> KRS 0000195328 </text:p>
          </table:table-cell>
        </table:table-row>
        <table:table-row table:style-name="ro2">
          <table:table-cell office:value-type="string" calcext:value-type="string">
            <text:p><text:a xlink:href="https://rejestr.io/krs/195328/spoldzielnia-mieszkaniowa-konski-jar-nutki" xlink:type="simple">SPÓŁDZIELNIA MIESZKANIOWA "KOŃSKI JAR - NUT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2810" xlink:type="simple">Grzegorz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3500/spoldzielnia-mieszkaniowa-radna" xlink:type="simple"> </text:a> KRS 0000193500 </text:p>
          </table:table-cell>
        </table:table-row>
        <table:table-row table:style-name="ro2">
          <table:table-cell office:value-type="string" calcext:value-type="string">
            <text:p><text:a xlink:href="https://rejestr.io/krs/193500/spoldzielnia-mieszkaniowa-radna" xlink:type="simple">SPÓŁDZIELNIA MIESZKANIOWA "RAD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3348" xlink:type="simple">Teresa Ko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4254/spoldzielnia-mieszkaniowa-ordynacka" xlink:type="simple"> </text:a> KRS 0000194254 </text:p>
          </table:table-cell>
        </table:table-row>
        <table:table-row table:style-name="ro2">
          <table:table-cell office:value-type="string" calcext:value-type="string">
            <text:p><text:a xlink:href="https://rejestr.io/krs/194254/spoldzielnia-mieszkaniowa-ordynacka" xlink:type="simple">SPÓŁDZIELNIA MIESZKANIOWA "ORDYNA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3837/spoldzielnia-mieszkaniowa-fenix" xlink:type="simple"> </text:a> KRS 0000193837 </text:p>
          </table:table-cell>
        </table:table-row>
        <table:table-row table:style-name="ro2">
          <table:table-cell office:value-type="string" calcext:value-type="string">
            <text:p><text:a xlink:href="https://rejestr.io/krs/193837/spoldzielnia-mieszkaniowa-fenix" xlink:type="simple">SPÓŁDZIELNIA MIESZKANIOWA "FENIX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56067" xlink:type="simple">Maria Wrede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2908/spoldzielnia-budowlano-mieszkaniowa-u-siebie-ii" xlink:type="simple"> </text:a> KRS 0000192908 </text:p>
          </table:table-cell>
        </table:table-row>
        <table:table-row table:style-name="ro2">
          <table:table-cell office:value-type="string" calcext:value-type="string">
            <text:p><text:a xlink:href="https://rejestr.io/krs/192908/spoldzielnia-budowlano-mieszkaniowa-u-siebie-ii" xlink:type="simple">SPÓŁDZIELNIA BUDOWLANO-MIESZKANIOWA "U SIEBIE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7449" xlink:type="simple">Aldona Kraw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1903/spoldzielnia-budowlano-mieszkaniowa-prasa-blok" xlink:type="simple"> </text:a> KRS 0000191903 </text:p>
          </table:table-cell>
        </table:table-row>
        <table:table-row table:style-name="ro2">
          <table:table-cell office:value-type="string" calcext:value-type="string">
            <text:p><text:a xlink:href="https://rejestr.io/krs/191903/spoldzielnia-budowlano-mieszkaniowa-prasa-blok" xlink:type="simple">SPÓŁDZIELNIA BUDOWLANO-MIESZKANIOWA "PRASA-BL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1119/spoldzielnia-mieszkaniowa-projektant" xlink:type="simple"> </text:a> KRS 0000191119 </text:p>
          </table:table-cell>
        </table:table-row>
        <table:table-row table:style-name="ro2">
          <table:table-cell office:value-type="string" calcext:value-type="string">
            <text:p><text:a xlink:href="https://rejestr.io/krs/191119/spoldzielnia-mieszkaniowa-projektant" xlink:type="simple">SPÓŁDZIELNIA MIESZKANIOWA "PROJEKTAN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2651" xlink:type="simple">Janusz Aszkla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1104/spoldzielnia-rzemieslnicza-prymat" xlink:type="simple"> </text:a> KRS 0000191104 </text:p>
          </table:table-cell>
        </table:table-row>
        <table:table-row table:style-name="ro2">
          <table:table-cell office:value-type="string" calcext:value-type="string">
            <text:p><text:a xlink:href="https://rejestr.io/krs/191104/spoldzielnia-rzemieslnicza-prymat" xlink:type="simple">SPÓŁDZIELNIA RZEMIEŚLNICZA "PRYM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48464" xlink:type="simple">Mieczysław Ku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480/spoldzielnia-budowlano-mieszkaniowa-s-u-p" xlink:type="simple"> </text:a> KRS 0000189480 </text:p>
          </table:table-cell>
        </table:table-row>
        <table:table-row table:style-name="ro2">
          <table:table-cell office:value-type="string" calcext:value-type="string">
            <text:p><text:a xlink:href="https://rejestr.io/krs/189480/spoldzielnia-budowlano-mieszkaniowa-s-u-p" xlink:type="simple">SPÓŁDZIELNIA BUDOWLANO-MIESZKANIOWA "S.U.P.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8588" xlink:type="simple">Urszula Zasępa Szczepa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858/spoldzielnia-budowlano-mieszkaniowa-w-warszawie-ul-mochnackiego-17" xlink:type="simple"> </text:a> KRS 0000189858 </text:p>
          </table:table-cell>
        </table:table-row>
        <table:table-row table:style-name="ro2">
          <table:table-cell office:value-type="string" calcext:value-type="string">
            <text:p><text:a xlink:href="https://rejestr.io/krs/189858/spoldzielnia-budowlano-mieszkaniowa-w-warszawie-ul-mochnackiego-17" xlink:type="simple">SPÓŁDZIELNIA BUDOWLANO-MIESZKANIOWA W WARSZAWIE UL.MOCHNACKIEGO 17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65214" xlink:type="simple">Grzegorz Jan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285/zjednoczona-spoldzielnia-budowlano-mieszkaniowa" xlink:type="simple"> </text:a> KRS 0000189285 </text:p>
          </table:table-cell>
        </table:table-row>
        <table:table-row table:style-name="ro2">
          <table:table-cell office:value-type="string" calcext:value-type="string">
            <text:p><text:a xlink:href="https://rejestr.io/krs/189285/zjednoczona-spoldzielnia-budowlano-mieszkaniowa" xlink:type="simple">ZJEDNOCZON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968" xlink:type="simple">Amira Skomor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8534/spoldzielnia-budowlano-mieszkaniowa-dom-gornoslaska-20" xlink:type="simple"> </text:a> KRS 0000188534 </text:p>
          </table:table-cell>
        </table:table-row>
        <table:table-row table:style-name="ro2">
          <table:table-cell office:value-type="string" calcext:value-type="string">
            <text:p><text:a xlink:href="https://rejestr.io/krs/188534/spoldzielnia-budowlano-mieszkaniowa-dom-gornoslaska-20" xlink:type="simple">SPÓŁDZIELNIA BUDOWLANO-MIESZKANIOWA "DOM GÓRNOŚLĄSKA 2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45061" xlink:type="simple">Monika Mus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152/spoldzielnia-spozywcow-mokpol" xlink:type="simple"> </text:a> KRS 0000187152 </text:p>
          </table:table-cell>
        </table:table-row>
        <table:table-row table:style-name="ro2">
          <table:table-cell office:value-type="string" calcext:value-type="string">
            <text:p><text:a xlink:href="https://rejestr.io/krs/187152/spoldzielnia-spozywcow-mokpol" xlink:type="simple">SPÓŁDZIELNIA SPOŻYWCÓW "MOKP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242/spoldzielnia-mieszkaniowa-cemidom" xlink:type="simple"> </text:a> KRS 0000189242 </text:p>
          </table:table-cell>
        </table:table-row>
        <table:table-row table:style-name="ro2">
          <table:table-cell office:value-type="string" calcext:value-type="string">
            <text:p><text:a xlink:href="https://rejestr.io/krs/189242/spoldzielnia-mieszkaniowa-cemidom" xlink:type="simple">SPÓŁDZIELNIA MIESZKANIOWA "CEMI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0827" xlink:type="simple">Anna Omilian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8459/spoldzielnia-budowlano-mieszkaniowa-vistula" xlink:type="simple"> </text:a> KRS 0000188459 </text:p>
          </table:table-cell>
        </table:table-row>
        <table:table-row table:style-name="ro2">
          <table:table-cell office:value-type="string" calcext:value-type="string">
            <text:p><text:a xlink:href="https://rejestr.io/krs/188459/spoldzielnia-budowlano-mieszkaniowa-vistula" xlink:type="simple">SPÓŁDZIELNIA BUDOWLANO-MIESZKANIOWA "VISTU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2440" xlink:type="simple">Bożena Jabło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8086/spoldzielnia-pracy-uslug-kominiarskich-w-warszawie" xlink:type="simple"> </text:a> KRS 0000188086 </text:p>
          </table:table-cell>
        </table:table-row>
        <table:table-row table:style-name="ro2">
          <table:table-cell office:value-type="string" calcext:value-type="string">
            <text:p><text:a xlink:href="https://rejestr.io/krs/188086/spoldzielnia-pracy-uslug-kominiarskich-w-warszawie" xlink:type="simple">SPÓŁDZIELNIA PRACY USŁUG KOMINIARSKICH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6095" xlink:type="simple">Dariusz Mrocz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327/spoldzielnia-mieszkaniowa-pracownikow-prywatnych-i-wolnych-zawodow" xlink:type="simple"> </text:a> KRS 0000187327 </text:p>
          </table:table-cell>
        </table:table-row>
        <table:table-row table:style-name="ro2">
          <table:table-cell office:value-type="string" calcext:value-type="string">
            <text:p><text:a xlink:href="https://rejestr.io/krs/187327/spoldzielnia-mieszkaniowa-pracownikow-prywatnych-i-wolnych-zawodow" xlink:type="simple">SPÓŁDZIELNIA MIESZKANIOWA PRACOWNIKÓW PRYWATNYCH I WOLNYCH ZAWOD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3750" xlink:type="simple">Magdalena Ka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199/spoldzielnia-mieszkaniowa-wpb" xlink:type="simple"> </text:a> KRS 0000187199 </text:p>
          </table:table-cell>
        </table:table-row>
        <table:table-row table:style-name="ro2">
          <table:table-cell office:value-type="string" calcext:value-type="string">
            <text:p><text:a xlink:href="https://rejestr.io/krs/187199/spoldzielnia-mieszkaniowa-wpb" xlink:type="simple">SPÓŁDZIELNIA MIESZKANIOWA "WP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3988" xlink:type="simple">Rafał Zwo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194/spoldzielnia-budowlano-mieszkaniowa-naleczowska" xlink:type="simple"> </text:a> KRS 0000187194 </text:p>
          </table:table-cell>
        </table:table-row>
        <table:table-row table:style-name="ro2">
          <table:table-cell office:value-type="string" calcext:value-type="string">
            <text:p><text:a xlink:href="https://rejestr.io/krs/187194/spoldzielnia-budowlano-mieszkaniowa-naleczowska" xlink:type="simple">SPÓŁDZIELNIA BUDOWLANO - MIESZKANIOWA "NAŁĘCZ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7974" xlink:type="simple">Krystyna Ochma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6168/spoldzielnia-budowlano-mieszkaniowa-pracownikow-oswiatowych" xlink:type="simple"> </text:a> KRS 0000186168 </text:p>
          </table:table-cell>
        </table:table-row>
        <table:table-row table:style-name="ro2">
          <table:table-cell office:value-type="string" calcext:value-type="string">
            <text:p><text:a xlink:href="https://rejestr.io/krs/186168/spoldzielnia-budowlano-mieszkaniowa-pracownikow-oswiatowych" xlink:type="simple">SPÓŁDZIELNIA BUDOWLANO-MIESZKANIOWA PRACOWNIKÓW OŚWIATOW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319" xlink:type="simple">Teresa Chab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5745/spoldzielnia-pracy-rekodziela-artystycznego-moda-i-styl" xlink:type="simple"> </text:a> KRS 0000185745 </text:p>
          </table:table-cell>
        </table:table-row>
        <table:table-row table:style-name="ro2">
          <table:table-cell office:value-type="string" calcext:value-type="string">
            <text:p><text:a xlink:href="https://rejestr.io/krs/185745/spoldzielnia-pracy-rekodziela-artystycznego-moda-i-styl" xlink:type="simple">SPÓŁDZIELNIA PRACY RĘKODZIEŁA ARTYSTYCZNEGO "MODA I STYL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5236/spoldzielnia-domow-jednorodzinnych-pachnaca" xlink:type="simple"> </text:a> KRS 0000185236 </text:p>
          </table:table-cell>
        </table:table-row>
        <table:table-row table:style-name="ro2">
          <table:table-cell office:value-type="string" calcext:value-type="string">
            <text:p><text:a xlink:href="https://rejestr.io/krs/185236/spoldzielnia-domow-jednorodzinnych-pachnaca" xlink:type="simple">SPÓŁDZIELNIA DOMÓW JEDNORODZINNYCH "PACHNĄ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87494" xlink:type="simple">Dariusz Sachaj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9615/spoldzielnia-mieszkaniowa-skarpa-marymoncka" xlink:type="simple"> </text:a> KRS 0000179615 </text:p>
          </table:table-cell>
        </table:table-row>
        <table:table-row table:style-name="ro2">
          <table:table-cell office:value-type="string" calcext:value-type="string">
            <text:p><text:a xlink:href="https://rejestr.io/krs/179615/spoldzielnia-mieszkaniowa-skarpa-marymoncka" xlink:type="simple">SPÓŁDZIELNIA MIESZKANIOWA "SKARPA MARYMON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82131" xlink:type="simple">Małgorzata Cicho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0961/spoldzielnia-inwalidow-mazowianka" xlink:type="simple"> </text:a> KRS 0000180961 </text:p>
          </table:table-cell>
        </table:table-row>
        <table:table-row table:style-name="ro2">
          <table:table-cell office:value-type="string" calcext:value-type="string">
            <text:p><text:a xlink:href="https://rejestr.io/krs/180961/spoldzielnia-inwalidow-mazowianka" xlink:type="simple">SPÓŁDZIELNIA INWALIDÓW "MAZOWIANK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0765/spoldzielnia-budowlano-mieszkaniowa-operator" xlink:type="simple"> </text:a> KRS 0000180765 </text:p>
          </table:table-cell>
        </table:table-row>
        <table:table-row table:style-name="ro2">
          <table:table-cell office:value-type="string" calcext:value-type="string">
            <text:p><text:a xlink:href="https://rejestr.io/krs/180765/spoldzielnia-budowlano-mieszkaniowa-operator" xlink:type="simple">SPÓŁDZIELNIA BUDOWLANO-MIESZKANIOWA "OPERAT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4842" xlink:type="simple">Janusz Wiecz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1683/lokatorska-spoldzielnia-mieszkaniowa-helenow" xlink:type="simple"> </text:a> KRS 0000181683 </text:p>
          </table:table-cell>
        </table:table-row>
        <table:table-row table:style-name="ro2">
          <table:table-cell office:value-type="string" calcext:value-type="string">
            <text:p><text:a xlink:href="https://rejestr.io/krs/181683/lokatorska-spoldzielnia-mieszkaniowa-helenow" xlink:type="simple">LOKATORSKA SPÓŁDZIELNIA MIESZKANIOWA "HELE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18704" xlink:type="simple">Adam Żyd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9583/spoldzielnia-budowlano-mieszkaniowa-grenadierow" xlink:type="simple"> </text:a> KRS 0000179583 </text:p>
          </table:table-cell>
        </table:table-row>
        <table:table-row table:style-name="ro2">
          <table:table-cell office:value-type="string" calcext:value-type="string">
            <text:p><text:a xlink:href="https://rejestr.io/krs/179583/spoldzielnia-budowlano-mieszkaniowa-grenadierow" xlink:type="simple">SPÓŁDZIELNIA BUDOWLANO-MIESZKANIOWA "GRENADI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5039" xlink:type="simple">Stanisław Gałą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0383/spoldzielnia-mieszkaniowa-orzel" xlink:type="simple"> </text:a> KRS 0000180383 </text:p>
          </table:table-cell>
        </table:table-row>
        <table:table-row table:style-name="ro2">
          <table:table-cell office:value-type="string" calcext:value-type="string">
            <text:p><text:a xlink:href="https://rejestr.io/krs/180383/spoldzielnia-mieszkaniowa-orzel" xlink:type="simple">SPÓŁDZIELNIA MIESZKANIOWA "ORZEŁ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53887" xlink:type="simple">Leszek Wal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9466/spoldzielnia-mieszkaniowa-lexdur" xlink:type="simple"> </text:a> KRS 0000179466 </text:p>
          </table:table-cell>
        </table:table-row>
        <table:table-row table:style-name="ro2">
          <table:table-cell office:value-type="string" calcext:value-type="string">
            <text:p><text:a xlink:href="https://rejestr.io/krs/179466/spoldzielnia-mieszkaniowa-lexdur" xlink:type="simple">SPÓŁDZIELNIA MIESZKANIOWA "LEXDU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4905" xlink:type="simple">Katarzyna Głowa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8993/spoldzielnia-mieszkaniowa-motorowa-1" xlink:type="simple"> </text:a> KRS 0000178993 </text:p>
          </table:table-cell>
        </table:table-row>
        <table:table-row table:style-name="ro2">
          <table:table-cell office:value-type="string" calcext:value-type="string">
            <text:p><text:a xlink:href="https://rejestr.io/krs/178993/spoldzielnia-mieszkaniowa-motorowa-1" xlink:type="simple">SPÓŁDZIELNIA MIESZKANIOWA "MOTOROWA 1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6359" xlink:type="simple">Jarosław Stal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8632/spoldzielnia-budowlano-mieszkaniowa-optyk" xlink:type="simple"> </text:a> KRS 0000178632 </text:p>
          </table:table-cell>
        </table:table-row>
        <table:table-row table:style-name="ro2">
          <table:table-cell office:value-type="string" calcext:value-type="string">
            <text:p><text:a xlink:href="https://rejestr.io/krs/178632/spoldzielnia-budowlano-mieszkaniowa-optyk" xlink:type="simple">SPÓŁDZIELNIA BUDOWLANO-MIESZKANIOWA "OPTY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6717" xlink:type="simple">Ewa Łudz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7510/spoldzielnia-budowlano-mieszkaniowa-blok-ibm" xlink:type="simple"> </text:a> KRS 0000177510 </text:p>
          </table:table-cell>
        </table:table-row>
        <table:table-row table:style-name="ro2">
          <table:table-cell office:value-type="string" calcext:value-type="string">
            <text:p><text:a xlink:href="https://rejestr.io/krs/177510/spoldzielnia-budowlano-mieszkaniowa-blok-ibm" xlink:type="simple">SPÓŁDZIELNIA BUDOWLANO-MIESZKANIOWA "BLOK IB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5011" xlink:type="simple">Katarzyna Kał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978/spoldzielnia-mieszkaniowa-potocka" xlink:type="simple"> </text:a> KRS 0000175978 </text:p>
          </table:table-cell>
        </table:table-row>
        <table:table-row table:style-name="ro2">
          <table:table-cell office:value-type="string" calcext:value-type="string">
            <text:p><text:a xlink:href="https://rejestr.io/krs/175978/spoldzielnia-mieszkaniowa-potocka" xlink:type="simple">SPÓŁDZIELNIA MIESZKANIOWA "POTO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6052" xlink:type="simple">Krzysztof Perchuć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7021/spoldzielnia-budowlano-mieszkaniowa-urzednikow-poczty-telegrafu-i-telefonu" xlink:type="simple"> </text:a> KRS 0000177021 </text:p>
          </table:table-cell>
        </table:table-row>
        <table:table-row table:style-name="ro2">
          <table:table-cell office:value-type="string" calcext:value-type="string">
            <text:p><text:a xlink:href="https://rejestr.io/krs/177021/spoldzielnia-budowlano-mieszkaniowa-urzednikow-poczty-telegrafu-i-telefonu" xlink:type="simple">SPÓŁDZIELNIA BUDOWLANO MIESZKANIOWA URZĘDNIKÓW POCZTY TELEGRAFU I TELEFONU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5792" xlink:type="simple">Grzegorz Sosnów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6382/spoldzielnia-mieszkaniowa-pura" xlink:type="simple"> </text:a> KRS 0000176382 </text:p>
          </table:table-cell>
        </table:table-row>
        <table:table-row table:style-name="ro2">
          <table:table-cell office:value-type="string" calcext:value-type="string">
            <text:p><text:a xlink:href="https://rejestr.io/krs/176382/spoldzielnia-mieszkaniowa-pura" xlink:type="simple">SPÓŁDZIELNIA MIESZKANIOWA "PUR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31792" xlink:type="simple">Ryszard Stachu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6147/spoldzielnia-mieszkaniowa-marymont-potok" xlink:type="simple"> </text:a> KRS 0000176147 </text:p>
          </table:table-cell>
        </table:table-row>
        <table:table-row table:style-name="ro2">
          <table:table-cell office:value-type="string" calcext:value-type="string">
            <text:p><text:a xlink:href="https://rejestr.io/krs/176147/spoldzielnia-mieszkaniowa-marymont-potok" xlink:type="simple">SPÓŁDZIELNIA MIESZKANIOWA MARYMONT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05211" xlink:type="simple">Ryszard Party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162/spoldzielnia-mieszkaniowa-poznanska-23" xlink:type="simple"> </text:a> KRS 0000175162 </text:p>
          </table:table-cell>
        </table:table-row>
        <table:table-row table:style-name="ro2">
          <table:table-cell office:value-type="string" calcext:value-type="string">
            <text:p><text:a xlink:href="https://rejestr.io/krs/175162/spoldzielnia-mieszkaniowa-poznanska-23" xlink:type="simple">SPÓŁDZIELNIA MIESZKANIOWA "POZNAŃSKA 23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2840" xlink:type="simple">Irena Rabęcka Bryk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747/spoldzielnia-mieszkaniowa-przedsiebiorstwa-budownictwa-miejskiego-warszawa-poludnie" xlink:type="simple"> </text:a> KRS 0000175747 </text:p>
          </table:table-cell>
        </table:table-row>
        <table:table-row table:style-name="ro2">
          <table:table-cell office:value-type="string" calcext:value-type="string">
            <text:p><text:a xlink:href="https://rejestr.io/krs/175747/spoldzielnia-mieszkaniowa-przedsiebiorstwa-budownictwa-miejskiego-warszawa-poludnie" xlink:type="simple">SPÓŁDZIELNIA MIESZKANIOWA PRZEDSIĘBIORSTWA BUDOWNICTWA MIEJSKIEGO WARSZAWA-POŁUDN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1728" xlink:type="simple">Mariusz Stan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205/spoldzielnia-mieszkaniowa-tylzycka-potok" xlink:type="simple"> </text:a> KRS 0000175205 </text:p>
          </table:table-cell>
        </table:table-row>
        <table:table-row table:style-name="ro2">
          <table:table-cell office:value-type="string" calcext:value-type="string">
            <text:p><text:a xlink:href="https://rejestr.io/krs/175205/spoldzielnia-mieszkaniowa-tylzycka-potok" xlink:type="simple">SPÓŁDZIELNIA MIESZKANIOWA "TYLŻYCKA PO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2552" xlink:type="simple">Teresa Mielcza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4195/spoldzielnia-mieszkaniowa-potok-dolny" xlink:type="simple"> </text:a> KRS 0000174195 </text:p>
          </table:table-cell>
        </table:table-row>
        <table:table-row table:style-name="ro2">
          <table:table-cell office:value-type="string" calcext:value-type="string">
            <text:p><text:a xlink:href="https://rejestr.io/krs/174195/spoldzielnia-mieszkaniowa-potok-dolny" xlink:type="simple">SPÓŁDZIELNIA MIESZKANIOWA POTOK DOLN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53867" xlink:type="simple">Barbara Markowska Wójc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3963/spoldzielnia-mieszkaniowa-potok-gorny" xlink:type="simple"> </text:a> KRS 0000173963 </text:p>
          </table:table-cell>
        </table:table-row>
        <table:table-row table:style-name="ro2">
          <table:table-cell office:value-type="string" calcext:value-type="string">
            <text:p><text:a xlink:href="https://rejestr.io/krs/173963/spoldzielnia-mieszkaniowa-potok-gorny" xlink:type="simple">SPÓŁDZIELNIA MIESZKANIOWA "POTOK GÓR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5687" xlink:type="simple">Krystyna Karp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4194/spoldzielnia-mieszkaniowa-potocka-60" xlink:type="simple"> </text:a> KRS 0000174194 </text:p>
          </table:table-cell>
        </table:table-row>
        <table:table-row table:style-name="ro2">
          <table:table-cell office:value-type="string" calcext:value-type="string">
            <text:p><text:a xlink:href="https://rejestr.io/krs/174194/spoldzielnia-mieszkaniowa-potocka-60" xlink:type="simple">SPÓŁDZIELNIA MIESZKANIOWA "POTOCKA 6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4140" xlink:type="simple">Artur Bobr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2890/spoldzielnia-budowlano-mieszkaniowa-zacisze-domowe" xlink:type="simple"> </text:a> KRS 0000172890 </text:p>
          </table:table-cell>
        </table:table-row>
        <table:table-row table:style-name="ro2">
          <table:table-cell office:value-type="string" calcext:value-type="string">
            <text:p><text:a xlink:href="https://rejestr.io/krs/172890/spoldzielnia-budowlano-mieszkaniowa-zacisze-domowe" xlink:type="simple">SPÓŁDZIELNIA BUDOWLANO-MIESZKANIOWA "ZACISZE DOMOW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6474" xlink:type="simple">Magdalena Żu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3843/spoldzielnia-budowlano-mieszkaniowa-yuwex" xlink:type="simple"> </text:a> KRS 0000173843 </text:p>
          </table:table-cell>
        </table:table-row>
        <table:table-row table:style-name="ro2">
          <table:table-cell office:value-type="string" calcext:value-type="string">
            <text:p><text:a xlink:href="https://rejestr.io/krs/173843/spoldzielnia-budowlano-mieszkaniowa-yuwex" xlink:type="simple">SPÓŁDZIELNIA BUDOWLANO - MIESZKANIOWA "YUWEX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90626" xlink:type="simple">Jarosław Klim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3049/spoldzielnia-budowlano-mieszkaniowa-wydzielona" xlink:type="simple"> </text:a> KRS 0000173049 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SPÓŁDZIELNIA BUDOWLANO MIESZKANIOWA "WYDZIEL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11264" xlink:type="simple">Hanna Ros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2884/spoldzielnia-mieszkaniowa-zeran" xlink:type="simple"> </text:a> KRS 0000172884 </text:p>
          </table:table-cell>
        </table:table-row>
        <table:table-row table:style-name="ro2">
          <table:table-cell office:value-type="string" calcext:value-type="string">
            <text:p><text:a xlink:href="https://rejestr.io/krs/172884/spoldzielnia-mieszkaniowa-zeran" xlink:type="simple">SPÓŁDZIELNIA MIESZKANIOWA "ŻERAŃ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7271" xlink:type="simple">Wojciech Bur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2558/spoldzielnia-mieszkaniowa-jasnodworska" xlink:type="simple"> </text:a> KRS 0000172558 </text:p>
          </table:table-cell>
        </table:table-row>
        <table:table-row table:style-name="ro2">
          <table:table-cell office:value-type="string" calcext:value-type="string">
            <text:p><text:a xlink:href="https://rejestr.io/krs/172558/spoldzielnia-mieszkaniowa-jasnodworska" xlink:type="simple">SPÓŁDZIELNIA MIESZKANIOWA "JASNODWOR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1797/spoldzielnia-budowlano-mieszkaniowa-wspolna-ostoja" xlink:type="simple"> </text:a> KRS 0000171797 </text:p>
          </table:table-cell>
        </table:table-row>
        <table:table-row table:style-name="ro2">
          <table:table-cell office:value-type="string" calcext:value-type="string">
            <text:p><text:a xlink:href="https://rejestr.io/krs/171797/spoldzielnia-budowlano-mieszkaniowa-wspolna-ostoja" xlink:type="simple">SPÓŁDZIELNIA BUDOWLANO - MIESZKANIOWA "WSPÓLNA OST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8762" xlink:type="simple">Małgorzata Koskowska Żub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0979/spoldzielnia-mieszkaniowa-ader" xlink:type="simple"> </text:a> KRS 0000170979 </text:p>
          </table:table-cell>
        </table:table-row>
        <table:table-row table:style-name="ro2">
          <table:table-cell office:value-type="string" calcext:value-type="string">
            <text:p><text:a xlink:href="https://rejestr.io/krs/170979/spoldzielnia-mieszkaniowa-ader" xlink:type="simple">SPÓŁDZIELNIA MIESZKANIOWA "ADE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53175" xlink:type="simple">Grzegorz Ma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9630/spoldzielnia-mieszkaniowa-piaski-d" xlink:type="simple"> </text:a> KRS 0000169630 </text:p>
          </table:table-cell>
        </table:table-row>
        <table:table-row table:style-name="ro2">
          <table:table-cell office:value-type="string" calcext:value-type="string">
            <text:p><text:a xlink:href="https://rejestr.io/krs/169630/spoldzielnia-mieszkaniowa-piaski-d" xlink:type="simple">SPÓŁDZIELNIA MIESZKANIOWA PIASKI "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2772" xlink:type="simple">Teresa Kam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9592/spoldzielnia-mieszkaniowa-piaski-c" xlink:type="simple"> </text:a> KRS 0000169592 </text:p>
          </table:table-cell>
        </table:table-row>
        <table:table-row table:style-name="ro2">
          <table:table-cell office:value-type="string" calcext:value-type="string">
            <text:p><text:a xlink:href="https://rejestr.io/krs/169592/spoldzielnia-mieszkaniowa-piaski-c" xlink:type="simple">SPÓŁDZIELNIA MIESZKANIOWA PIASKI C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3569" xlink:type="simple">Małgorzata Marciń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9521/farmaceutyczno-chemiczna-spoldzielnia-pracy-galenus" xlink:type="simple"> </text:a> KRS 0000169521 </text:p>
          </table:table-cell>
        </table:table-row>
        <table:table-row table:style-name="ro2">
          <table:table-cell office:value-type="string" calcext:value-type="string">
            <text:p><text:a xlink:href="https://rejestr.io/krs/169521/farmaceutyczno-chemiczna-spoldzielnia-pracy-galenus" xlink:type="simple">FARMACEUTYCZNO-CHEMICZNA SPÓŁDZIELNIA PRACY "GALENU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1872" xlink:type="simple">Małgorzata Poniat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8017/spoldzielnia-budowlano-mieszkaniowa-pracownikow-pocztowych-w-warszawie" xlink:type="simple"> </text:a> KRS 0000168017 </text:p>
          </table:table-cell>
        </table:table-row>
        <table:table-row table:style-name="ro2">
          <table:table-cell office:value-type="string" calcext:value-type="string">
            <text:p><text:a xlink:href="https://rejestr.io/krs/168017/spoldzielnia-budowlano-mieszkaniowa-pracownikow-pocztowych-w-warszawie" xlink:type="simple">SPÓŁDZIELNIA BUDOWLANO-MIESZKANIOWA PRACOWNIKÓW POCZTOWYCH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995" xlink:type="simple">Jerzy Cywoni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820/spoldzielnia-mieszkaniowa-wspolpraca" xlink:type="simple"> </text:a> KRS 0000162820 </text:p>
          </table:table-cell>
        </table:table-row>
        <table:table-row table:style-name="ro2">
          <table:table-cell office:value-type="string" calcext:value-type="string">
            <text:p><text:a xlink:href="https://rejestr.io/krs/162820/spoldzielnia-mieszkaniowa-wspolpraca" xlink:type="simple">SPÓŁDZIELNIA MIESZKANIOWA "WSPÓŁPRA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92842" xlink:type="simple">Maciej Bęben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5653/spoldzielnia-budowlano-mieszkaniowa-chelmska" xlink:type="simple"> </text:a> KRS 0000165653 </text:p>
          </table:table-cell>
        </table:table-row>
        <table:table-row table:style-name="ro2">
          <table:table-cell office:value-type="string" calcext:value-type="string">
            <text:p><text:a xlink:href="https://rejestr.io/krs/165653/spoldzielnia-budowlano-mieszkaniowa-chelmska" xlink:type="simple">SPÓŁDZIELNIA BUDOWLANO MIESZKANIOWA "CHEŁM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1994/spoldzielnia-budowlano-mieszkaniowa-inzynierow-komunikacji" xlink:type="simple"> </text:a> KRS 0000161994 </text:p>
          </table:table-cell>
        </table:table-row>
        <table:table-row table:style-name="ro2">
          <table:table-cell office:value-type="string" calcext:value-type="string">
            <text:p><text:a xlink:href="https://rejestr.io/krs/161994/spoldzielnia-budowlano-mieszkaniowa-inzynierow-komunikacji" xlink:type="simple">SPÓŁDZIELNIA BUDOWLANO-MIESZKANIOWA "INŻYNIERÓW KOMUNIKACJ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6341" xlink:type="simple">Maria Niesio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5306/spoldzielnia-mieszkaniowa-telekiego-12" xlink:type="simple"> </text:a> KRS 0000165306 </text:p>
          </table:table-cell>
        </table:table-row>
        <table:table-row table:style-name="ro2">
          <table:table-cell office:value-type="string" calcext:value-type="string">
            <text:p><text:a xlink:href="https://rejestr.io/krs/165306/spoldzielnia-mieszkaniowa-telekiego-12" xlink:type="simple">SPÓŁDZIELNIA MIESZKANIOWA "TELEKIEGO 1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5726" xlink:type="simple">Marcin Ce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5604/spoldzielnia-budowlano-mieszkaniowa-spolnota" xlink:type="simple"> </text:a> KRS 0000165604 </text:p>
          </table:table-cell>
        </table:table-row>
        <table:table-row table:style-name="ro2">
          <table:table-cell office:value-type="string" calcext:value-type="string">
            <text:p><text:a xlink:href="https://rejestr.io/krs/165604/spoldzielnia-budowlano-mieszkaniowa-spolnota" xlink:type="simple">SPÓŁDZIELNIA BUDOWLANO-MIESZKANIOWA "SPÓLN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3711/spoldzielnia-budowlano-mieszkaniowa-nowe-zjednoczenie" xlink:type="simple"> </text:a> KRS 0000163711 </text:p>
          </table:table-cell>
        </table:table-row>
        <table:table-row table:style-name="ro2">
          <table:table-cell office:value-type="string" calcext:value-type="string">
            <text:p><text:a xlink:href="https://rejestr.io/krs/163711/spoldzielnia-budowlano-mieszkaniowa-nowe-zjednoczenie" xlink:type="simple">SPÓŁDZIELNIA BUDOWLANO - MIESZKANIOWA "NOWE ZJEDNOCZE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3397" xlink:type="simple">Weneta Przyby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967/spoldzielnia-mieszkaniowa-syrena-w-warszawie" xlink:type="simple"> </text:a> KRS 0000162967 </text:p>
          </table:table-cell>
        </table:table-row>
        <table:table-row table:style-name="ro2">
          <table:table-cell office:value-type="string" calcext:value-type="string">
            <text:p><text:a xlink:href="https://rejestr.io/krs/162967/spoldzielnia-mieszkaniowa-syrena-w-warszawie" xlink:type="simple">SPÓŁDZIELNIA MIESZKANIOWA "SYREN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859/spoldzielnia-budowlano-mieszkaniowa-wolska-zelazna-brama" xlink:type="simple"> </text:a> KRS 0000159859 </text:p>
          </table:table-cell>
        </table:table-row>
        <table:table-row table:style-name="ro2">
          <table:table-cell office:value-type="string" calcext:value-type="string">
            <text:p><text:a xlink:href="https://rejestr.io/krs/159859/spoldzielnia-budowlano-mieszkaniowa-wolska-zelazna-brama" xlink:type="simple">SPÓŁDZIELNIA BUDOWLANO-MIESZKANIOWA "WOLSKA ŻELAZNA BRAM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5568" xlink:type="simple">Małgorzata Zawod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550/spoldzielnia-mieszkaniowa-domino" xlink:type="simple"> </text:a> KRS 0000162550 </text:p>
          </table:table-cell>
        </table:table-row>
        <table:table-row table:style-name="ro2">
          <table:table-cell office:value-type="string" calcext:value-type="string">
            <text:p><text:a xlink:href="https://rejestr.io/krs/162550/spoldzielnia-mieszkaniowa-domino" xlink:type="simple">SPÓŁDZIELNIA MIESZKANIOWA "DOMIN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8768" xlink:type="simple">Witold Toma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8554/spoldzielnia-mieszkaniowa-platynowa-8" xlink:type="simple"> </text:a> KRS 0000158554 </text:p>
          </table:table-cell>
        </table:table-row>
        <table:table-row table:style-name="ro2">
          <table:table-cell office:value-type="string" calcext:value-type="string">
            <text:p><text:a xlink:href="https://rejestr.io/krs/158554/spoldzielnia-mieszkaniowa-platynowa-8" xlink:type="simple">SPÓŁDZIELNIA MIESZKANIOWA "PLATYNOWA 8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4573" xlink:type="simple">Barbara Anisim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0434/spoldzielnia-mieszkaniowa-kabaty" xlink:type="simple"> </text:a> KRS 0000160434 </text:p>
          </table:table-cell>
        </table:table-row>
        <table:table-row table:style-name="ro2">
          <table:table-cell office:value-type="string" calcext:value-type="string">
            <text:p><text:a xlink:href="https://rejestr.io/krs/160434/spoldzielnia-mieszkaniowa-kabaty" xlink:type="simple">SPÓŁDZIELNIA MIESZKANIOWA "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59024" xlink:type="simple">Jerzy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883/lekarska-spoldzielnia-mieszkaniowa-konsylium" xlink:type="simple"> </text:a> KRS 0000159883 </text:p>
          </table:table-cell>
        </table:table-row>
        <table:table-row table:style-name="ro2">
          <table:table-cell office:value-type="string" calcext:value-type="string">
            <text:p><text:a xlink:href="https://rejestr.io/krs/159883/lekarska-spoldzielnia-mieszkaniowa-konsylium" xlink:type="simple">LEKARSKA SPÓŁDZIELNIA MIESZKANIOWA "KONSYLI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9701" xlink:type="simple">Marek Zych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8329/spoldzielna-mieszkaniowa-kopernika-6" xlink:type="simple"> </text:a> KRS 0000158329 </text:p>
          </table:table-cell>
        </table:table-row>
        <table:table-row table:style-name="ro2">
          <table:table-cell office:value-type="string" calcext:value-type="string">
            <text:p><text:a xlink:href="https://rejestr.io/krs/158329/spoldzielna-mieszkaniowa-kopernika-6" xlink:type="simple">SPÓŁDZIELNA MIESZKANIOWA "KOPERNIKA 6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36536" xlink:type="simple">Monika Fyrstenberg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8188/spoldzielnia-mieszkaniowa-aleje-ujazdowskie" xlink:type="simple"> </text:a> KRS 0000158188 </text:p>
          </table:table-cell>
        </table:table-row>
        <table:table-row table:style-name="ro2">
          <table:table-cell office:value-type="string" calcext:value-type="string">
            <text:p><text:a xlink:href="https://rejestr.io/krs/158188/spoldzielnia-mieszkaniowa-aleje-ujazdowskie" xlink:type="simple">SPÓŁDZIELNIA MIESZKANIOWA "ALEJE UJAZDOWSK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0862" xlink:type="simple">Jan Mich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204/spoldzielnia-mieszkaniowa-finansowiec" xlink:type="simple"> </text:a> KRS 0000157204 </text:p>
          </table:table-cell>
        </table:table-row>
        <table:table-row table:style-name="ro2">
          <table:table-cell office:value-type="string" calcext:value-type="string">
            <text:p><text:a xlink:href="https://rejestr.io/krs/157204/spoldzielnia-mieszkaniowa-finansowiec" xlink:type="simple">SPÓŁDZIELNIA MIESZKANIOWA "FINANSO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44496" xlink:type="simple">Marek Szymcz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590/nauczycielska-spoldzielnia-mieszkaniowa-przy-wiejskiej" xlink:type="simple"> </text:a> KRS 0000157590 </text:p>
          </table:table-cell>
        </table:table-row>
        <table:table-row table:style-name="ro2">
          <table:table-cell office:value-type="string" calcext:value-type="string">
            <text:p><text:a xlink:href="https://rejestr.io/krs/157590/nauczycielska-spoldzielnia-mieszkaniowa-przy-wiejskiej" xlink:type="simple">NAUCZYCIELSKA SPÓŁDZIELNIA MIESZKANIOWA "PRZY WIEJSKIE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2213" xlink:type="simple">Jolanta Szyma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8200/spoldzielnia-budownictwa-mieszkaniowego-pstryk" xlink:type="simple"> </text:a> KRS 0000158200 </text:p>
          </table:table-cell>
        </table:table-row>
        <table:table-row table:style-name="ro2">
          <table:table-cell office:value-type="string" calcext:value-type="string">
            <text:p><text:a xlink:href="https://rejestr.io/krs/158200/spoldzielnia-budownictwa-mieszkaniowego-pstryk" xlink:type="simple">SPÓŁDZIELNIA BUDOWNICTWA MIESZKANIOWEGO "PSTRY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76531" xlink:type="simple">Krzysztof Gras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587/spoldzielnia-mieszkaniowa-wilcza-44" xlink:type="simple"> </text:a> KRS 0000157587 </text:p>
          </table:table-cell>
        </table:table-row>
        <table:table-row table:style-name="ro2">
          <table:table-cell office:value-type="string" calcext:value-type="string">
            <text:p><text:a xlink:href="https://rejestr.io/krs/157587/spoldzielnia-mieszkaniowa-wilcza-44" xlink:type="simple">SPÓŁDZIELNIA MIESZKANIOWA "WILCZA 44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4155" xlink:type="simple">Lech Brzez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3934/spoldzielnia-budowlano-mieszkaniowa-zachod" xlink:type="simple"> </text:a> KRS 0000153934 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SPÓŁDZIELNIA BUDOWLANO-MIESZKANIOWA "ZA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044/spoldzielnia-budowlano-mieszkaniowa-powisle" xlink:type="simple"> </text:a> KRS 0000148044 </text:p>
          </table:table-cell>
        </table:table-row>
        <table:table-row table:style-name="ro2">
          <table:table-cell office:value-type="string" calcext:value-type="string">
            <text:p><text:a xlink:href="https://rejestr.io/krs/148044/spoldzielnia-budowlano-mieszkaniowa-powisle" xlink:type="simple">SPÓŁDZIELNIA BUDOWLANO-MIESZKANIOWA "POWIŚL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0958" xlink:type="simple">Małgorzata Szata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5293/spoldzielnia-budowlano-mieszkaniowa-trzynastka-bis" xlink:type="simple"> </text:a> KRS 0000155293 </text:p>
          </table:table-cell>
        </table:table-row>
        <table:table-row table:style-name="ro2">
          <table:table-cell office:value-type="string" calcext:value-type="string">
            <text:p><text:a xlink:href="https://rejestr.io/krs/155293/spoldzielnia-budowlano-mieszkaniowa-trzynastka-bis" xlink:type="simple">SPÓŁDZIELNIA BUDOWLANO-MIESZKANIOWA "TRZYNASTKA-BI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131/wlasnosciowa-spoldzielnia-mieszkaniowa-semafor" xlink:type="simple"> </text:a> KRS 0000154131 </text:p>
          </table:table-cell>
        </table:table-row>
        <table:table-row table:style-name="ro2">
          <table:table-cell office:value-type="string" calcext:value-type="string">
            <text:p><text:a xlink:href="https://rejestr.io/krs/154131/wlasnosciowa-spoldzielnia-mieszkaniowa-semafor" xlink:type="simple">WŁASNOŚCIOWA SPÓŁDZIELNIA MIESZKANIOWA "SEMAF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89493" xlink:type="simple">Krzysztof Grędz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550/spoldzielnia-mieszkaniowa-wlasne-mieszkanie" xlink:type="simple"> </text:a> KRS 0000154550 </text:p>
          </table:table-cell>
        </table:table-row>
        <table:table-row table:style-name="ro2">
          <table:table-cell office:value-type="string" calcext:value-type="string">
            <text:p><text:a xlink:href="https://rejestr.io/krs/154550/spoldzielnia-mieszkaniowa-wlasne-mieszkanie" xlink:type="simple">SPÓŁDZIELNIA MIESZKANIOWA "WŁASN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7279" xlink:type="simple">Grzegorz Gow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472/spoldzielnia-budowlano-mieszkaniowa-kolporterow-prasy-ruch" xlink:type="simple"> </text:a> KRS 0000154472 </text:p>
          </table:table-cell>
        </table:table-row>
        <table:table-row table:style-name="ro2">
          <table:table-cell office:value-type="string" calcext:value-type="string">
            <text:p><text:a xlink:href="https://rejestr.io/krs/154472/spoldzielnia-budowlano-mieszkaniowa-kolporterow-prasy-ruch" xlink:type="simple">SPÓŁDZIELNIA BUDOWLANO-MIESZKANIOWA KOLPORTERÓW PRASY "RU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375" xlink:type="simple">Aldona Zawad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2088/spoldzielnia-mieszkaniowa-plac-teatralny" xlink:type="simple"> </text:a> KRS 0000152088 </text:p>
          </table:table-cell>
        </table:table-row>
        <table:table-row table:style-name="ro2">
          <table:table-cell office:value-type="string" calcext:value-type="string">
            <text:p><text:a xlink:href="https://rejestr.io/krs/152088/spoldzielnia-mieszkaniowa-plac-teatralny" xlink:type="simple">SPÓŁDZIELNIA MIESZKANIOWA "PLAC TEATRAL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1848/warszawska-spoldzielnia-budowlano-mieszkaniowa-pracownikow-umyslowych" xlink:type="simple"> </text:a> KRS 0000151848 </text:p>
          </table:table-cell>
        </table:table-row>
        <table:table-row table:style-name="ro2">
          <table:table-cell office:value-type="string" calcext:value-type="string">
            <text:p><text:a xlink:href="https://rejestr.io/krs/151848/warszawska-spoldzielnia-budowlano-mieszkaniowa-pracownikow-umyslowych" xlink:type="simple">WARSZAWSKA SPÓŁDZIELNIA BUDOWLANO-MIESZKANIOWA PRACOWNIKÓW UMYSŁOW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9008" xlink:type="simple">Małgorzata Sob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153/spoldzielnia-mieszkaniowa-modzelewskiego" xlink:type="simple"> </text:a> KRS 0000150153 </text:p>
          </table:table-cell>
        </table:table-row>
        <table:table-row table:style-name="ro2">
          <table:table-cell office:value-type="string" calcext:value-type="string">
            <text:p><text:a xlink:href="https://rejestr.io/krs/150153/spoldzielnia-mieszkaniowa-modzelewskiego" xlink:type="simple">SPÓŁDZIELNIA MIESZKANIOWA "MODZELEWSKIEG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69280" xlink:type="simple">Agnieszka Dębska Szku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9486/nadwislanska-spoldzielnia-mieszkaniowa" xlink:type="simple"> </text:a> KRS 0000149486 </text:p>
          </table:table-cell>
        </table:table-row>
        <table:table-row table:style-name="ro2">
          <table:table-cell office:value-type="string" calcext:value-type="string">
            <text:p><text:a xlink:href="https://rejestr.io/krs/149486/nadwislanska-spoldzielnia-mieszkaniowa" xlink:type="simple">NADWIŚLAŃ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32682" xlink:type="simple">Daniel Piąt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1841/spoldzielnia-budowlano-mieszkaniowa-barska-5" xlink:type="simple"> </text:a> KRS 0000151841 </text:p>
          </table:table-cell>
        </table:table-row>
        <table:table-row table:style-name="ro2">
          <table:table-cell office:value-type="string" calcext:value-type="string">
            <text:p><text:a xlink:href="https://rejestr.io/krs/151841/spoldzielnia-budowlano-mieszkaniowa-barska-5" xlink:type="simple">SPÓŁDZIELNIA BUDOWLANO - MIESZKANIOWA "BARSKA 5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261/spoldzielnia-budowlano-mieszkaniowa-bandera" xlink:type="simple"> </text:a> KRS 0000150261 </text:p>
          </table:table-cell>
        </table:table-row>
        <table:table-row table:style-name="ro2">
          <table:table-cell office:value-type="string" calcext:value-type="string">
            <text:p><text:a xlink:href="https://rejestr.io/krs/150261/spoldzielnia-budowlano-mieszkaniowa-bandera" xlink:type="simple">SPÓŁDZIELNIA BUDOWLANO-MIESZKANIOWA "BANDER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56870" xlink:type="simple">Joanna Wern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736/wytwornia-aparatury-medycznej-wamed-specjalistyczna-spoldzielnia-pracy" xlink:type="simple"> </text:a> KRS 0000150736 </text:p>
          </table:table-cell>
        </table:table-row>
        <table:table-row table:style-name="ro2">
          <table:table-cell office:value-type="string" calcext:value-type="string">
            <text:p><text:a xlink:href="https://rejestr.io/krs/150736/wytwornia-aparatury-medycznej-wamed-specjalistyczna-spoldzielnia-pracy" xlink:type="simple">WYTWÓRNIA APARATURY MEDYCZNEJ "WAMED" SPECJALISTYCZNA SPÓŁDZIELNIA PRAC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179328" xlink:type="simple">Ewa Malicka Lis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178/spoldzielnia-budowlano-mieszkaniowa-pracownikow-lacznosci" xlink:type="simple"> </text:a> KRS 0000150178 </text:p>
          </table:table-cell>
        </table:table-row>
        <table:table-row table:style-name="ro2">
          <table:table-cell office:value-type="string" calcext:value-type="string">
            <text:p><text:a xlink:href="https://rejestr.io/krs/150178/spoldzielnia-budowlano-mieszkaniowa-pracownikow-lacznosci" xlink:type="simple">SPÓŁDZIELNIA BUDOWLANO-MIESZKANIOWA "PRACOWNIKÓW ŁĄCZNOŚC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5291" xlink:type="simple">Agnieszka Dąb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9618/spoldzielnia-mieszkaniowa-mszczonowska" xlink:type="simple"> </text:a> KRS 0000149618 </text:p>
          </table:table-cell>
        </table:table-row>
        <table:table-row table:style-name="ro2">
          <table:table-cell office:value-type="string" calcext:value-type="string">
            <text:p><text:a xlink:href="https://rejestr.io/krs/149618/spoldzielnia-mieszkaniowa-mszczonowska" xlink:type="simple">SPÓŁDZIELNIA MIESZKANIOWA "MSZCZON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57782" xlink:type="simple">Michał Piór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9677/spoldzielnia-budowlano-mieszkaniowa-tok" xlink:type="simple"> </text:a> KRS 0000149677 </text:p>
          </table:table-cell>
        </table:table-row>
        <table:table-row table:style-name="ro2">
          <table:table-cell office:value-type="string" calcext:value-type="string">
            <text:p><text:a xlink:href="https://rejestr.io/krs/149677/spoldzielnia-budowlano-mieszkaniowa-tok" xlink:type="simple">SPÓŁDZIELNIA BUDOWLANO MIESZKANIOWA "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0364" xlink:type="simple">Maria Proni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762/spoldzielnia-budowlano-mieszkaniowa-pod-kopcem" xlink:type="simple"> </text:a> KRS 0000142762 </text:p>
          </table:table-cell>
        </table:table-row>
        <table:table-row table:style-name="ro2">
          <table:table-cell office:value-type="string" calcext:value-type="string">
            <text:p><text:a xlink:href="https://rejestr.io/krs/142762/spoldzielnia-budowlano-mieszkaniowa-pod-kopcem" xlink:type="simple">SPÓŁDZIELNIA BUDOWLANO-MIESZKANIOWA "POD KOPC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7341" xlink:type="simple">Paweł Saw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891/spoldzielnia-budowlano-mieszkaniowa-zoliborz" xlink:type="simple"> </text:a> KRS 0000142891 </text:p>
          </table:table-cell>
        </table:table-row>
        <table:table-row table:style-name="ro2">
          <table:table-cell office:value-type="string" calcext:value-type="string">
            <text:p><text:a xlink:href="https://rejestr.io/krs/142891/spoldzielnia-budowlano-mieszkaniowa-zoliborz" xlink:type="simple">SPÓŁDZIELNIA BUDOWLANO-MIESZKANIOWA "ŻOLIBO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6739" xlink:type="simple">Beata Sty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702/spoldzielnia-mieszkaniowa-wolicka" xlink:type="simple"> </text:a> KRS 0000148702 </text:p>
          </table:table-cell>
        </table:table-row>
        <table:table-row table:style-name="ro2">
          <table:table-cell office:value-type="string" calcext:value-type="string">
            <text:p><text:a xlink:href="https://rejestr.io/krs/148702/spoldzielnia-mieszkaniowa-wolicka" xlink:type="simple">SPÓŁDZIELNIA MIESZKANIOWA "WOLI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702" xlink:type="simple">Halina Więc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675/spoldzielnia-budowlano-mieszkaniowa-kwitnaca" xlink:type="simple"> </text:a> KRS 0000148675 </text:p>
          </table:table-cell>
        </table:table-row>
        <table:table-row table:style-name="ro2">
          <table:table-cell office:value-type="string" calcext:value-type="string">
            <text:p><text:a xlink:href="https://rejestr.io/krs/148675/spoldzielnia-budowlano-mieszkaniowa-kwitnaca" xlink:type="simple">SPÓŁDZIELNIA BUDOWLANO-MIESZKANIOWA "KWITNĄ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21802" xlink:type="simple">Małgorzata Gawl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7432/spoldzielnia-budowy-domow-jednorodzinnych-patio" xlink:type="simple"> </text:a> KRS 0000147432 </text:p>
          </table:table-cell>
        </table:table-row>
        <table:table-row table:style-name="ro2">
          <table:table-cell office:value-type="string" calcext:value-type="string">
            <text:p><text:a xlink:href="https://rejestr.io/krs/147432/spoldzielnia-budowy-domow-jednorodzinnych-patio" xlink:type="simple">SPÓŁDZIELNIA BUDOWY DOMÓW JEDNORODZINNYCH "PATI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81" xlink:type="simple">Janusz Czekaj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843/spoldzielnia-budowlano-mieszkaniowa-lwowska-2-a" xlink:type="simple"> </text:a> KRS 0000142843 </text:p>
          </table:table-cell>
        </table:table-row>
        <table:table-row table:style-name="ro2">
          <table:table-cell office:value-type="string" calcext:value-type="string">
            <text:p><text:a xlink:href="https://rejestr.io/krs/142843/spoldzielnia-budowlano-mieszkaniowa-lwowska-2-a" xlink:type="simple">SPÓŁDZIELNIA BUDOWLANO-MIESZKANIOWA "LWOWSKA 2-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36958" xlink:type="simple">Kinga Skoczyl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6199/handlowo-uslugowa-spoldzielnia-samopomoc" xlink:type="simple"> </text:a> KRS 0000146199 </text:p>
          </table:table-cell>
        </table:table-row>
        <table:table-row table:style-name="ro2">
          <table:table-cell office:value-type="string" calcext:value-type="string">
            <text:p><text:a xlink:href="https://rejestr.io/krs/146199/handlowo-uslugowa-spoldzielnia-samopomoc" xlink:type="simple">HANDLOWO-USŁUGOWA SPÓŁDZIELNIA "SAMOPOMO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381" xlink:type="simple">Józef Binind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5834/spoldzielnia-budowlano-mieszkaniowa-sol" xlink:type="simple"> </text:a> KRS 0000145834 </text:p>
          </table:table-cell>
        </table:table-row>
        <table:table-row table:style-name="ro2">
          <table:table-cell office:value-type="string" calcext:value-type="string">
            <text:p><text:a xlink:href="https://rejestr.io/krs/145834/spoldzielnia-budowlano-mieszkaniowa-sol" xlink:type="simple">SPÓŁDZIELNIA BUDOWLANO-MIESZKANIOWA "S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79665" xlink:type="simple">Marcin Mitu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4869/spoldzielnia-mieszkaniowa-rozlogi" xlink:type="simple"> </text:a> KRS 0000144869 </text:p>
          </table:table-cell>
        </table:table-row>
        <table:table-row table:style-name="ro2">
          <table:table-cell office:value-type="string" calcext:value-type="string">
            <text:p><text:a xlink:href="https://rejestr.io/krs/144869/spoldzielnia-mieszkaniowa-rozlogi" xlink:type="simple">SPÓŁDZIELNIA MIESZKANIOWA "ROZŁOG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6739" xlink:type="simple">Mikołaj Przyby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4446/spoldzielnia-mieszkaniowa-dziennikarzy-foksal" xlink:type="simple"> </text:a> KRS 0000144446 </text:p>
          </table:table-cell>
        </table:table-row>
        <table:table-row table:style-name="ro2">
          <table:table-cell office:value-type="string" calcext:value-type="string">
            <text:p><text:a xlink:href="https://rejestr.io/krs/144446/spoldzielnia-mieszkaniowa-dziennikarzy-foksal" xlink:type="simple">SPÓŁDZIELNIA MIESZKANIOWA DZIENNIKARZY "FOKSA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8050" xlink:type="simple">Andrzej Czaj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3767/spoldzielnia-mieszkaniowa-siodemka" xlink:type="simple"> </text:a> KRS 0000143767 </text:p>
          </table:table-cell>
        </table:table-row>
        <table:table-row table:style-name="ro2">
          <table:table-cell office:value-type="string" calcext:value-type="string">
            <text:p><text:a xlink:href="https://rejestr.io/krs/143767/spoldzielnia-mieszkaniowa-siodemka" xlink:type="simple">SPÓŁDZIELNIA MIESZKANIOWA "SIÓDEM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31552" xlink:type="simple">Marcin Niem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034/spoldzielnia-budowlano-mieszkaniowa-osiedle-skarbowcow" xlink:type="simple"> </text:a> KRS 0000142034 </text:p>
          </table:table-cell>
        </table:table-row>
        <table:table-row table:style-name="ro2">
          <table:table-cell office:value-type="string" calcext:value-type="string">
            <text:p><text:a xlink:href="https://rejestr.io/krs/142034/spoldzielnia-budowlano-mieszkaniowa-osiedle-skarbowcow" xlink:type="simple">SPÓŁDZIELNIA BUDOWLANO-MIESZKANIOWA "OSIEDLE SKARBOWC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539" xlink:type="simple">Wiesława Rolewicz Seler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687/spoldzielnia-budowlano-mieszkaniowa-kolonia-im-staszica" xlink:type="simple"> </text:a> KRS 0000142687 </text:p>
          </table:table-cell>
        </table:table-row>
        <table:table-row table:style-name="ro2">
          <table:table-cell office:value-type="string" calcext:value-type="string">
            <text:p><text:a xlink:href="https://rejestr.io/krs/142687/spoldzielnia-budowlano-mieszkaniowa-kolonia-im-staszica" xlink:type="simple">SPÓŁDZIELNIA BUDOWLANO - MIESZKANIOWA "KOLONIA IM. STASZI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1459" xlink:type="simple">Wojciech Kar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3268/warszawska-spoldzielnia-mieszkaniowa-grochow-w-warszawie" xlink:type="simple"> </text:a> KRS 0000143268 </text:p>
          </table:table-cell>
        </table:table-row>
        <table:table-row table:style-name="ro2">
          <table:table-cell office:value-type="string" calcext:value-type="string">
            <text:p><text:a xlink:href="https://rejestr.io/krs/143268/warszawska-spoldzielnia-mieszkaniowa-grochow-w-warszawie" xlink:type="simple">WARSZAWSKA SPÓŁDZIELNIA MIESZKANIOWA "GROCHÓW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9926" xlink:type="simple">Waldemar Piwowa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067/spoldzielnia-mieszkaniowa-migdalowa-ii" xlink:type="simple"> </text:a> KRS 0000142067 </text:p>
          </table:table-cell>
        </table:table-row>
        <table:table-row table:style-name="ro2">
          <table:table-cell office:value-type="string" calcext:value-type="string">
            <text:p><text:a xlink:href="https://rejestr.io/krs/142067/spoldzielnia-mieszkaniowa-migdalowa-ii" xlink:type="simple">SPÓŁDZIELNIA MIESZKANIOWA "MIGDAŁOWA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2246" xlink:type="simple">Arkadiusz Gral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6650/spoldzielnia-hale-banacha" xlink:type="simple"> </text:a> KRS 0000136650 </text:p>
          </table:table-cell>
        </table:table-row>
        <table:table-row table:style-name="ro2">
          <table:table-cell office:value-type="string" calcext:value-type="string">
            <text:p><text:a xlink:href="https://rejestr.io/krs/136650/spoldzielnia-hale-banacha" xlink:type="simple">SPÓŁDZIELNIA "HALE BANACH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64705" xlink:type="simple">Józef Idzi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1520/hodowlano-rolnicza-spoldzielnia-dawidy-w-dawidach" xlink:type="simple"> </text:a> KRS 0000141520 </text:p>
          </table:table-cell>
        </table:table-row>
        <table:table-row table:style-name="ro2">
          <table:table-cell office:value-type="string" calcext:value-type="string">
            <text:p><text:a xlink:href="https://rejestr.io/krs/141520/hodowlano-rolnicza-spoldzielnia-dawidy-w-dawidach" xlink:type="simple">HODOWLANO-ROLNICZA SPÓŁDZIELNIA "DAWIDY" W DAWIDA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6042" xlink:type="simple">Tomasz Kow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Dawidy</text:p>
          </table:table-cell>
        </table:table-row>
        <table:table-row table:style-name="ro1">
          <table:table-cell office:value-type="string" calcext:value-type="string">
            <text:p><text:a xlink:href="https://rejestr.io/krs/141257/spoldzielnia-mieszkaniowa-sluzewiec" xlink:type="simple"> </text:a> KRS 0000141257 </text:p>
          </table:table-cell>
        </table:table-row>
        <table:table-row table:style-name="ro2">
          <table:table-cell office:value-type="string" calcext:value-type="string">
            <text:p><text:a xlink:href="https://rejestr.io/krs/141257/spoldzielnia-mieszkaniowa-sluzewiec" xlink:type="simple">SPÓŁDZIELNIA MIESZKANIOWA "SŁUŻE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3877" xlink:type="simple">Maria Gołębi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1038/spoldzielnia-budownictwa-mieszkaniowego-natolin" xlink:type="simple"> </text:a> KRS 0000141038 </text:p>
          </table:table-cell>
        </table:table-row>
        <table:table-row table:style-name="ro2">
          <table:table-cell office:value-type="string" calcext:value-type="string">
            <text:p><text:a xlink:href="https://rejestr.io/krs/141038/spoldzielnia-budownictwa-mieszkaniowego-natolin" xlink:type="simple">SPÓŁDZIELNIA BUDOWNICTWA MIESZKANIOWEGO "NATO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3410" xlink:type="simple">Władysław Nasz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0960/zaklady-elektromechaniczne-elektra-spoldzielnia-inwalidow" xlink:type="simple"> </text:a> KRS 0000140960 </text:p>
          </table:table-cell>
        </table:table-row>
        <table:table-row table:style-name="ro2">
          <table:table-cell office:value-type="string" calcext:value-type="string">
            <text:p><text:a xlink:href="https://rejestr.io/krs/140960/zaklady-elektromechaniczne-elektra-spoldzielnia-inwalidow" xlink:type="simple">ZAKŁADY ELEKTROMECHANICZNE "ELEKTRA" SPÓŁDZIELNIA INWALID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0985/spoldzielnia-budowlano-mieszkaniowa-ec-siekierki" xlink:type="simple"> </text:a> KRS 0000140985 </text:p>
          </table:table-cell>
        </table:table-row>
        <table:table-row table:style-name="ro2">
          <table:table-cell office:value-type="string" calcext:value-type="string">
            <text:p><text:a xlink:href="https://rejestr.io/krs/140985/spoldzielnia-budowlano-mieszkaniowa-ec-siekierki" xlink:type="simple">SPÓŁDZIELNIA BUDOWLANO-MIESZKANIOWA "EC SIEKIER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12729" xlink:type="simple">Andrzej Korna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9716/spoldzielnia-pracy-urania" xlink:type="simple"> </text:a> KRS 0000139716 </text:p>
          </table:table-cell>
        </table:table-row>
        <table:table-row table:style-name="ro2">
          <table:table-cell office:value-type="string" calcext:value-type="string">
            <text:p><text:a xlink:href="https://rejestr.io/krs/139716/spoldzielnia-pracy-urania" xlink:type="simple">SPÓŁDZIELNIA PRACY "URANI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0796" xlink:type="simple">Jerzy Kły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8601/i-zoliborska-spoldzielnia-mieszkaniowa" xlink:type="simple"> </text:a> KRS 0000138601 </text:p>
          </table:table-cell>
        </table:table-row>
        <table:table-row table:style-name="ro2">
          <table:table-cell office:value-type="string" calcext:value-type="string">
            <text:p><text:a xlink:href="https://rejestr.io/krs/138601/i-zoliborska-spoldzielnia-mieszkaniowa" xlink:type="simple">I ŻOLIBOR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92754" xlink:type="simple">Hanna Po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7323/spoldzielnia-npn" xlink:type="simple"> </text:a> KRS 0000137323 </text:p>
          </table:table-cell>
        </table:table-row>
        <table:table-row table:style-name="ro2">
          <table:table-cell office:value-type="string" calcext:value-type="string">
            <text:p><text:a xlink:href="https://rejestr.io/krs/137323/spoldzielnia-npn" xlink:type="simple">SPÓŁDZIELNIA NPN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44277" xlink:type="simple">Krzysztof Teśniar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7751/nauczycielska-spoldzielnia-budowlano-mieszkaniowa-przedwiosnie" xlink:type="simple"> </text:a> KRS 0000137751 </text:p>
          </table:table-cell>
        </table:table-row>
        <table:table-row table:style-name="ro2">
          <table:table-cell office:value-type="string" calcext:value-type="string">
            <text:p><text:a xlink:href="https://rejestr.io/krs/137751/nauczycielska-spoldzielnia-budowlano-mieszkaniowa-przedwiosnie" xlink:type="simple">NAUCZYCIELSKA SPÓŁDZIELNIA BUDOWLANO-MIESZKANIOWA "PRZEDWIOŚ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9771" xlink:type="simple">Grzegorz Woź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608/ujazdowska-spoldzielnia-mieszkaniowo-budowlana" xlink:type="simple"> </text:a> KRS 0000132608 </text:p>
          </table:table-cell>
        </table:table-row>
        <table:table-row table:style-name="ro2">
          <table:table-cell office:value-type="string" calcext:value-type="string">
            <text:p><text:a xlink:href="https://rejestr.io/krs/132608/ujazdowska-spoldzielnia-mieszkaniowo-budowlana" xlink:type="simple">UJAZDOWSKA SPÓŁDZIELNIA MIESZKANIOWO-BUDOWLA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423" xlink:type="simple">Małgorzata Gnas Wierni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6428/spoldzielnia-mieszkaniowa-profesorow-i-docentow-politechniki-warszawskiej" xlink:type="simple"> </text:a> KRS 0000136428 </text:p>
          </table:table-cell>
        </table:table-row>
        <table:table-row table:style-name="ro2">
          <table:table-cell office:value-type="string" calcext:value-type="string">
            <text:p><text:a xlink:href="https://rejestr.io/krs/136428/spoldzielnia-mieszkaniowa-profesorow-i-docentow-politechniki-warszawskiej" xlink:type="simple">SPÓŁDZIELNIA MIESZKANIOWA PROFESORÓW I DOCENTÓW POLITECHNIKI WARSZAWSKIEJ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0661" xlink:type="simple">Zofia Zwol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5181/miedzyzakladowa-spoldzielnia-mieszkaniowa-budowlani-w-warszawie" xlink:type="simple"> </text:a> KRS 0000135181 </text:p>
          </table:table-cell>
        </table:table-row>
        <table:table-row table:style-name="ro2">
          <table:table-cell office:value-type="string" calcext:value-type="string">
            <text:p><text:a xlink:href="https://rejestr.io/krs/135181/miedzyzakladowa-spoldzielnia-mieszkaniowa-budowlani-w-warszawie" xlink:type="simple">MIĘDZYZAKŁADOWA SPÓŁDZIELNIA MIESZKANIOWA "BUDOWLANI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4688/miedzyzakladowa-pracownicza-spoldzielnia-budowlano-mieszkaniowa-sam-81" xlink:type="simple"> </text:a> KRS 0000134688 </text:p>
          </table:table-cell>
        </table:table-row>
        <table:table-row table:style-name="ro2">
          <table:table-cell office:value-type="string" calcext:value-type="string">
            <text:p><text:a xlink:href="https://rejestr.io/krs/134688/miedzyzakladowa-pracownicza-spoldzielnia-budowlano-mieszkaniowa-sam-81" xlink:type="simple">MIĘDZYZAKŁADOWA PRACOWNICZA SPÓŁDZIELNIA BUDOWLANO-MIESZKANIOWA "SAM-81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5407" xlink:type="simple">Renata Gost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4238/pracownicza-spoldzielnia-mieszkaniowa-sobieski" xlink:type="simple"> </text:a> KRS 0000134238 </text:p>
          </table:table-cell>
        </table:table-row>
        <table:table-row table:style-name="ro2">
          <table:table-cell office:value-type="string" calcext:value-type="string">
            <text:p><text:a xlink:href="https://rejestr.io/krs/134238/pracownicza-spoldzielnia-mieszkaniowa-sobieski" xlink:type="simple">PRACOWNICZA SPÓŁDZIELNIA MIESZKANIOWA "SOBIES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39290" xlink:type="simple">Wanda Mali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3293/pierwsza-spoldzielnia-budowlano-mieszkaniowa-organizacji-inteligencji-polskiej-w-warszawie" xlink:type="simple"> </text:a> KRS 0000133293 </text:p>
          </table:table-cell>
        </table:table-row>
        <table:table-row table:style-name="ro2">
          <table:table-cell office:value-type="string" calcext:value-type="string">
            <text:p><text:a xlink:href="https://rejestr.io/krs/133293/pierwsza-spoldzielnia-budowlano-mieszkaniowa-organizacji-inteligencji-polskiej-w-warszawie" xlink:type="simple">PIERWSZA SPÓŁDZIELNIA BUDOWLANO-MIESZKANIOWA ORGANIZACJI INTELIGENCJI POLSKIEJ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59414" xlink:type="simple">Krystyna Trosz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915/spoldzielnia-mieszkaniowa-dworkowa" xlink:type="simple"> </text:a> KRS 0000132915 </text:p>
          </table:table-cell>
        </table:table-row>
        <table:table-row table:style-name="ro2">
          <table:table-cell office:value-type="string" calcext:value-type="string">
            <text:p><text:a xlink:href="https://rejestr.io/krs/132915/spoldzielnia-mieszkaniowa-dworkowa" xlink:type="simple">SPÓŁDZIELNIA MIESZKANIOWA "DWORK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579" xlink:type="simple">Mikołaj Koła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639/spoldzielnia-mieszkaniowa-union-plaza" xlink:type="simple"> </text:a> KRS 0000132639 </text:p>
          </table:table-cell>
        </table:table-row>
        <table:table-row table:style-name="ro2">
          <table:table-cell office:value-type="string" calcext:value-type="string">
            <text:p><text:a xlink:href="https://rejestr.io/krs/132639/spoldzielnia-mieszkaniowa-union-plaza" xlink:type="simple">SPÓŁDZIELNIA MIESZKANIOWA "UNION PLAZ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2105" xlink:type="simple">Ireneusz Bor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8282/spoldzielnia-mieszkaniowa-pod-jesionem" xlink:type="simple"> </text:a> KRS 0000128282 </text:p>
          </table:table-cell>
        </table:table-row>
        <table:table-row table:style-name="ro2">
          <table:table-cell office:value-type="string" calcext:value-type="string">
            <text:p><text:a xlink:href="https://rejestr.io/krs/128282/spoldzielnia-mieszkaniowa-pod-jesionem" xlink:type="simple">SPÓŁDZIELNIA MIESZKANIOWA "POD JESION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01274" xlink:type="simple">Elżbieta Sławińska Skudni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117/spoldzielnia-budowlano-mieszkaniowa-tecza" xlink:type="simple"> </text:a> KRS 0000132117 </text:p>
          </table:table-cell>
        </table:table-row>
        <table:table-row table:style-name="ro2">
          <table:table-cell office:value-type="string" calcext:value-type="string">
            <text:p><text:a xlink:href="https://rejestr.io/krs/132117/spoldzielnia-budowlano-mieszkaniowa-tecza" xlink:type="simple">SPÓŁDZIELNIA BUDOWLANO-MIESZKANIOWA "TĘCZ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3662" xlink:type="simple">Marek Pyka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1744/spoldzielnia-mieszkaniowa-epoka" xlink:type="simple"> </text:a> KRS 0000131744 </text:p>
          </table:table-cell>
        </table:table-row>
        <table:table-row table:style-name="ro2">
          <table:table-cell office:value-type="string" calcext:value-type="string">
            <text:p><text:a xlink:href="https://rejestr.io/krs/131744/spoldzielnia-mieszkaniowa-epoka" xlink:type="simple">SPÓŁDZIELNIA MIESZKANIOWA "EPO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080" xlink:type="simple">Bogumiła Wardz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1447/zaklady-farmaceutyczne-unia-spoldzielnia-pracy" xlink:type="simple"> </text:a> KRS 0000131447 </text:p>
          </table:table-cell>
        </table:table-row>
        <table:table-row table:style-name="ro2">
          <table:table-cell office:value-type="string" calcext:value-type="string">
            <text:p><text:a xlink:href="https://rejestr.io/krs/131447/zaklady-farmaceutyczne-unia-spoldzielnia-pracy" xlink:type="simple">ZAKŁADY FARMACEUTYCZNE "UNIA" SPÓŁDZIELNIA PRACY</text:a></text:p>
          </table:table-cell>
        </table:table-row>
        <table:table-row table:style-name="ro1">
          <table:table-cell office:value-type="string" calcext:value-type="string">
            <text:p>Spółdzielnia UE </text:p>
          </table:table-cell>
        </table:table-row>
        <table:table-row table:style-name="ro2">
          <table:table-cell office:value-type="string" calcext:value-type="string">
            <text:p><text:a xlink:href="https://rejestr.io/krs/osoby/1042976" xlink:type="simple">Wiesław Napiór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1429/miedzyzakladowe-spoldzielcze-zrzeszenie-budowy-domow-mieszkalnych-ochota" xlink:type="simple"> </text:a> KRS 0000131429 </text:p>
          </table:table-cell>
        </table:table-row>
        <table:table-row table:style-name="ro2">
          <table:table-cell office:value-type="string" calcext:value-type="string">
            <text:p><text:a xlink:href="https://rejestr.io/krs/131429/miedzyzakladowe-spoldzielcze-zrzeszenie-budowy-domow-mieszkalnych-ochota" xlink:type="simple">MIĘDZYZAKŁADOWE SPÓŁDZIELCZE ZRZESZENIE BUDOWY DOMÓW MIESZKALNYCH "OCH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2954" xlink:type="simple">Dariusz Mich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1267/ii-zoliborska-spoldzielnia-mieszkaniowa" xlink:type="simple"> </text:a> KRS 0000131267 </text:p>
          </table:table-cell>
        </table:table-row>
        <table:table-row table:style-name="ro2">
          <table:table-cell office:value-type="string" calcext:value-type="string">
            <text:p><text:a xlink:href="https://rejestr.io/krs/131267/ii-zoliborska-spoldzielnia-mieszkaniowa" xlink:type="simple">II ŻOLIBOR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6632" xlink:type="simple">Wanda Raj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866/spoldzielnia-mieszkaniowa-kamionek" xlink:type="simple"> </text:a> KRS 0000129866 </text:p>
          </table:table-cell>
        </table:table-row>
        <table:table-row table:style-name="ro2">
          <table:table-cell office:value-type="string" calcext:value-type="string">
            <text:p><text:a xlink:href="https://rejestr.io/krs/129866/spoldzielnia-mieszkaniowa-kamionek" xlink:type="simple">SPÓŁDZIELNIA MIESZKANIOWA "KAMIONE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98059" xlink:type="simple">Krzysztof Melani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411/spoldzielnia-budowlano-mieszkaniowa-pracownikow-kultury" xlink:type="simple"> </text:a> KRS 0000129411 </text:p>
          </table:table-cell>
        </table:table-row>
        <table:table-row table:style-name="ro2">
          <table:table-cell office:value-type="string" calcext:value-type="string">
            <text:p><text:a xlink:href="https://rejestr.io/krs/129411/spoldzielnia-budowlano-mieszkaniowa-pracownikow-kultury" xlink:type="simple">SPÓŁDZIELNIA BUDOWLANO-MIESZKANIOWA PRACOWNIKÓW KULTUR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99019" xlink:type="simple">Piotr Twardz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5887/spoldzielnia-budowlano-mieszkaniowa-srodmiescie" xlink:type="simple"> </text:a> KRS 0000125887 </text:p>
          </table:table-cell>
        </table:table-row>
        <table:table-row table:style-name="ro2">
          <table:table-cell office:value-type="string" calcext:value-type="string">
            <text:p><text:a xlink:href="https://rejestr.io/krs/125887/spoldzielnia-budowlano-mieszkaniowa-srodmiescie" xlink:type="simple">SPÓŁDZIELNIA BUDOWLANO-MIESZKANIOWA "ŚRÓDMIEŚC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8941/mpw-med-instruments-spoldzielnia-pracy" xlink:type="simple"> </text:a> KRS 0000128941 </text:p>
          </table:table-cell>
        </table:table-row>
        <table:table-row table:style-name="ro2">
          <table:table-cell office:value-type="string" calcext:value-type="string">
            <text:p><text:a xlink:href="https://rejestr.io/krs/128941/mpw-med-instruments-spoldzielnia-pracy" xlink:type="simple">"MPW MED. INSTRUMENTS" SPÓŁDZIELNIA PRACY</text:a></text:p>
          </table:table-cell>
        </table:table-row>
        <table:table-row table:style-name="ro1">
          <table:table-cell office:value-type="string" calcext:value-type="string">
            <text:p>Spółdzielnia UE </text:p>
          </table:table-cell>
        </table:table-row>
        <table:table-row table:style-name="ro2">
          <table:table-cell office:value-type="string" calcext:value-type="string">
            <text:p><text:a xlink:href="https://rejestr.io/krs/osoby/1042245" xlink:type="simple">Łukasz Sał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7982/spoldzielnia-budowlano-mieszkaniowa-technika" xlink:type="simple"> </text:a> KRS 0000127982 </text:p>
          </table:table-cell>
        </table:table-row>
        <table:table-row table:style-name="ro2">
          <table:table-cell office:value-type="string" calcext:value-type="string">
            <text:p><text:a xlink:href="https://rejestr.io/krs/127982/spoldzielnia-budowlano-mieszkaniowa-technika" xlink:type="simple">SPÓŁDZIELNIA BUDOWLANO-MIESZKANIOWA "TECHNI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8119/spoldzielnia-mieszkaniowa-elsam" xlink:type="simple"> </text:a> KRS 0000128119 </text:p>
          </table:table-cell>
        </table:table-row>
        <table:table-row table:style-name="ro2">
          <table:table-cell office:value-type="string" calcext:value-type="string">
            <text:p><text:a xlink:href="https://rejestr.io/krs/128119/spoldzielnia-mieszkaniowa-elsam" xlink:type="simple">SPÓŁDZIELNIA MIESZKANIOWA "ELSA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47733" xlink:type="simple">Robert Wojn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7841/mleczarskie-przedsiebiorstwo-spoldzielcze" xlink:type="simple"> </text:a> KRS 0000127841 </text:p>
          </table:table-cell>
        </table:table-row>
        <table:table-row table:style-name="ro2">
          <table:table-cell office:value-type="string" calcext:value-type="string">
            <text:p><text:a xlink:href="https://rejestr.io/krs/127841/mleczarskie-przedsiebiorstwo-spoldzielcze" xlink:type="simple">MLECZARSKIE PRZEDSIĘBIORSTWO SPÓŁDZIELCZ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0194" xlink:type="simple">Janusz Misz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6916/spoldzielnia-rzemieslnicza-robot-budowlanych-i-instalacyjnych-cechmistrz" xlink:type="simple"> </text:a> KRS 0000126916 </text:p>
          </table:table-cell>
        </table:table-row>
        <table:table-row table:style-name="ro2">
          <table:table-cell office:value-type="string" calcext:value-type="string">
            <text:p><text:a xlink:href="https://rejestr.io/krs/126916/spoldzielnia-rzemieslnicza-robot-budowlanych-i-instalacyjnych-cechmistrz" xlink:type="simple">SPÓŁDZIELNIA RZEMIEŚLNICZA ROBÓT BUDOWLANYCH I INSTALACYJNYCH "CECHMIST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0552" xlink:type="simple">Marian Wrot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6396/spoldzielnia-budowlano-mieszkaniowa-sztuka" xlink:type="simple"> </text:a> KRS 0000126396 </text:p>
          </table:table-cell>
        </table:table-row>
        <table:table-row table:style-name="ro2">
          <table:table-cell office:value-type="string" calcext:value-type="string">
            <text:p><text:a xlink:href="https://rejestr.io/krs/126396/spoldzielnia-budowlano-mieszkaniowa-sztuka" xlink:type="simple">SPÓŁDZIELNIA BUDOWLANO - MIESZKANIOWA "SZTU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29370" xlink:type="simple">Arkadiusz Główczy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6781/spoldzielnia-budowlano-mieszkaniowa-metrum" xlink:type="simple"> </text:a> KRS 0000126781 </text:p>
          </table:table-cell>
        </table:table-row>
        <table:table-row table:style-name="ro2">
          <table:table-cell office:value-type="string" calcext:value-type="string">
            <text:p><text:a xlink:href="https://rejestr.io/krs/126781/spoldzielnia-budowlano-mieszkaniowa-metrum" xlink:type="simple">SPÓŁDZIELNIA BUDOWLANO-MIESZKANIOWA METR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54063" xlink:type="simple">Arkadiusz Walich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6601/warszawska-spoldzielnia-mieszkaniowa-rakowiec" xlink:type="simple"> </text:a> KRS 0000126601 </text:p>
          </table:table-cell>
        </table:table-row>
        <table:table-row table:style-name="ro2">
          <table:table-cell office:value-type="string" calcext:value-type="string">
            <text:p><text:a xlink:href="https://rejestr.io/krs/126601/warszawska-spoldzielnia-mieszkaniowa-rakowiec" xlink:type="simple">WARSZAWSKA SPÓŁDZIELNIA MIESZKANIOWA "RAKO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06071" xlink:type="simple">Henryka Chmielewska Pleczel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5709/spoldzielnia-budowlano-mieszkaniowa-mars" xlink:type="simple"> </text:a> KRS 0000125709 </text:p>
          </table:table-cell>
        </table:table-row>
        <table:table-row table:style-name="ro2">
          <table:table-cell office:value-type="string" calcext:value-type="string">
            <text:p><text:a xlink:href="https://rejestr.io/krs/125709/spoldzielnia-budowlano-mieszkaniowa-mars" xlink:type="simple">SPÓŁDZIELNIA BUDOWLANO-MIESZKANIOWA "MAR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07798" xlink:type="simple">Dariusz Kossa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4376/spoldzielnia-budowlano-mieszkaniowa-wspolny-blok" xlink:type="simple"> </text:a> KRS 0000114376 </text:p>
          </table:table-cell>
        </table:table-row>
        <table:table-row table:style-name="ro2">
          <table:table-cell office:value-type="string" calcext:value-type="string">
            <text:p><text:a xlink:href="https://rejestr.io/krs/114376/spoldzielnia-budowlano-mieszkaniowa-wspolny-blok" xlink:type="simple">SPÓŁDZIELNIA BUDOWLANO-MIESZKANIOWA "WSPÓLNY BL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4315" xlink:type="simple">Piotr Kraw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2732/spoldzielnia-mieszkaniowa-wola" xlink:type="simple"> </text:a> KRS 0000122732 </text:p>
          </table:table-cell>
        </table:table-row>
        <table:table-row table:style-name="ro2">
          <table:table-cell office:value-type="string" calcext:value-type="string">
            <text:p><text:a xlink:href="https://rejestr.io/krs/122732/spoldzielnia-mieszkaniowa-wola" xlink:type="simple">SPÓŁDZIELNIA MIESZKANIOWA WOL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40785" xlink:type="simple">Maciej Sękt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2259/spoldzielnia-budowlano-mieszkaniowa-wspolny-dom" xlink:type="simple"> </text:a> KRS 0000122259 </text:p>
          </table:table-cell>
        </table:table-row>
        <table:table-row table:style-name="ro2">
          <table:table-cell office:value-type="string" calcext:value-type="string">
            <text:p><text:a xlink:href="https://rejestr.io/krs/122259/spoldzielnia-budowlano-mieszkaniowa-wspolny-dom" xlink:type="simple">SPÓŁDZIELNIA BUDOWLANO-MIESZKANIOWA "WSPÓL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164" xlink:type="simple">Witold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1880/spoldzielnia-budowlano-mieszkaniowa-miasto-ogrod-gaj" xlink:type="simple"> </text:a> KRS 0000121880 </text:p>
          </table:table-cell>
        </table:table-row>
        <table:table-row table:style-name="ro2">
          <table:table-cell office:value-type="string" calcext:value-type="string">
            <text:p><text:a xlink:href="https://rejestr.io/krs/121880/spoldzielnia-budowlano-mieszkaniowa-miasto-ogrod-gaj" xlink:type="simple">SPÓŁDZIELNIA BUDOWLANO-MIESZKANIOWA "MIASTO-OGRÓD-GA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801" xlink:type="simple">Jacek Gó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7336/spoldzielnia-budowlano-mieszkaniowa-pracownikow-konserwacji-zabytkow" xlink:type="simple"> </text:a> KRS 0000097336 </text:p>
          </table:table-cell>
        </table:table-row>
        <table:table-row table:style-name="ro2">
          <table:table-cell office:value-type="string" calcext:value-type="string">
            <text:p><text:a xlink:href="https://rejestr.io/krs/97336/spoldzielnia-budowlano-mieszkaniowa-pracownikow-konserwacji-zabytkow" xlink:type="simple">SPÓŁDZIELNIA BUDOWLANO-MIESZKANIOWA PRACOWNIKÓW KONSERWACJI ZABYTK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76905" xlink:type="simple">Janusz Danie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5183/spoldzielnia-budowlano-mieszkaniowa-skarb" xlink:type="simple"> </text:a> KRS 0000115183 </text:p>
          </table:table-cell>
        </table:table-row>
        <table:table-row table:style-name="ro2">
          <table:table-cell office:value-type="string" calcext:value-type="string">
            <text:p><text:a xlink:href="https://rejestr.io/krs/115183/spoldzielnia-budowlano-mieszkaniowa-skarb" xlink:type="simple">SPÓŁDZIELNIA BUDOWLANO-MIESZKANIOWA "SKAR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6228/rolnicza-spoldzielnia-produkcyjna-wiosna-w-warszawie" xlink:type="simple"> </text:a> KRS 0000116228 </text:p>
          </table:table-cell>
        </table:table-row>
        <table:table-row table:style-name="ro2">
          <table:table-cell office:value-type="string" calcext:value-type="string">
            <text:p><text:a xlink:href="https://rejestr.io/krs/116228/rolnicza-spoldzielnia-produkcyjna-wiosna-w-warszawie" xlink:type="simple">ROLNICZA SPÓŁDZIELNIA PRODUKCYJNA "WIOSN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423214" xlink:type="simple">Michał Kles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4901/spoldzielnia-budowlano-mieszkaniowa-ognisko-v" xlink:type="simple"> </text:a> KRS 0000114901 </text:p>
          </table:table-cell>
        </table:table-row>
        <table:table-row table:style-name="ro2">
          <table:table-cell office:value-type="string" calcext:value-type="string">
            <text:p><text:a xlink:href="https://rejestr.io/krs/114901/spoldzielnia-budowlano-mieszkaniowa-ognisko-v" xlink:type="simple">SPÓŁDZIELNIA BUDOWLANO-MIESZKANIOWA "OGNISKO V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30887" xlink:type="simple">Antoni Osiej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9513/spoldzielnia-mieszkaniowa-razem" xlink:type="simple"> </text:a> KRS 0000119513 </text:p>
          </table:table-cell>
        </table:table-row>
        <table:table-row table:style-name="ro2">
          <table:table-cell office:value-type="string" calcext:value-type="string">
            <text:p><text:a xlink:href="https://rejestr.io/krs/119513/spoldzielnia-mieszkaniowa-razem" xlink:type="simple">SPÓŁDZIELNIA MIESZKANIOWA "RAZ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7882/spoldzielnia-budowlano-mieszkaniowa-dominium" xlink:type="simple"> </text:a> KRS 0000117882 </text:p>
          </table:table-cell>
        </table:table-row>
        <table:table-row table:style-name="ro2">
          <table:table-cell office:value-type="string" calcext:value-type="string">
            <text:p><text:a xlink:href="https://rejestr.io/krs/117882/spoldzielnia-budowlano-mieszkaniowa-dominium" xlink:type="simple">SPÓŁDZIELNIA BUDOWLANO-MIESZKANIOWA DOMINI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4482" xlink:type="simple">Bartłomiej Ważn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4194/spoldzielnia-mieszkaniowa-wspolnik" xlink:type="simple"> </text:a> KRS 0000114194 </text:p>
          </table:table-cell>
        </table:table-row>
        <table:table-row table:style-name="ro2">
          <table:table-cell office:value-type="string" calcext:value-type="string">
            <text:p><text:a xlink:href="https://rejestr.io/krs/114194/spoldzielnia-mieszkaniowa-wspolnik" xlink:type="simple">SPÓŁDZIELNIA MIESZKANIOWA "WSPÓLNI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78" xlink:type="simple">Anna Krygi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2158/spoldzielnia-mieszkaniowa-ar-moczydlo-w-warszawie" xlink:type="simple"> </text:a> KRS 0000112158 </text:p>
          </table:table-cell>
        </table:table-row>
        <table:table-row table:style-name="ro2">
          <table:table-cell office:value-type="string" calcext:value-type="string">
            <text:p><text:a xlink:href="https://rejestr.io/krs/112158/spoldzielnia-mieszkaniowa-ar-moczydlo-w-warszawie" xlink:type="simple">SPÓŁDZIELNIA MIESZKANIOWA "AR - MOCZYDŁO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2102/warszawska-spoldzielnia-ogrodnicza-ochota" xlink:type="simple"> </text:a> KRS 0000112102 </text:p>
          </table:table-cell>
        </table:table-row>
        <table:table-row table:style-name="ro2">
          <table:table-cell office:value-type="string" calcext:value-type="string">
            <text:p><text:a xlink:href="https://rejestr.io/krs/112102/warszawska-spoldzielnia-ogrodnicza-ochota" xlink:type="simple">WARSZAWSKA SPÓŁDZIELNIA OGRODNICZA "OCH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158893" xlink:type="simple">Mariola Las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6735/spoldzielnia-budowlano-mieszkaniowa-filtrowa" xlink:type="simple"> </text:a> KRS 0000096735 </text:p>
          </table:table-cell>
        </table:table-row>
        <table:table-row table:style-name="ro2">
          <table:table-cell office:value-type="string" calcext:value-type="string">
            <text:p><text:a xlink:href="https://rejestr.io/krs/96735/spoldzielnia-budowlano-mieszkaniowa-filtrowa" xlink:type="simple">SPÓŁDZIELNIA BUDOWLANO-MIESZKANIOWA "FILTR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96188" xlink:type="simple">Maciej Szabl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2211/spoldzielnia-budowlano-mieszkaniowa-mokotowska" xlink:type="simple"> </text:a> KRS 0000082211 </text:p>
          </table:table-cell>
        </table:table-row>
        <table:table-row table:style-name="ro2">
          <table:table-cell office:value-type="string" calcext:value-type="string">
            <text:p><text:a xlink:href="https://rejestr.io/krs/82211/spoldzielnia-budowlano-mieszkaniowa-mokotowska" xlink:type="simple">SPÓŁDZIELNIA BUDOWLANO-MIESZKANIOWA "MOKOT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9121" xlink:type="simple">Andrzej Gran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9342/spoldzielnia-mieszkaniowa-niedzwiadek" xlink:type="simple"> </text:a> KRS 0000109342 </text:p>
          </table:table-cell>
        </table:table-row>
        <table:table-row table:style-name="ro2">
          <table:table-cell office:value-type="string" calcext:value-type="string">
            <text:p><text:a xlink:href="https://rejestr.io/krs/109342/spoldzielnia-mieszkaniowa-niedzwiadek" xlink:type="simple">SPÓŁDZIELNIA MIESZKANIOWA "NIEDŹWIADE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77" xlink:type="simple">Sławomir Jędrzej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8125/miedzyzakladowa-spoldzielnia-mieszkaniowa-energetyka" xlink:type="simple"> </text:a> KRS 0000108125 </text:p>
          </table:table-cell>
        </table:table-row>
        <table:table-row table:style-name="ro2">
          <table:table-cell office:value-type="string" calcext:value-type="string">
            <text:p><text:a xlink:href="https://rejestr.io/krs/108125/miedzyzakladowa-spoldzielnia-mieszkaniowa-energetyka" xlink:type="simple">MIĘDZYZAKŁADOWA SPÓŁDZIELNIA MIESZKANIOWA "ENERGETY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5270" xlink:type="simple">Grzegorz Oko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6794/spoldzielnia-mieszkaniowa-motywacja" xlink:type="simple"> </text:a> KRS 0000106794 </text:p>
          </table:table-cell>
        </table:table-row>
        <table:table-row table:style-name="ro2">
          <table:table-cell office:value-type="string" calcext:value-type="string">
            <text:p><text:a xlink:href="https://rejestr.io/krs/106794/spoldzielnia-mieszkaniowa-motywacja" xlink:type="simple">SPÓŁDZIELNIA MIESZKANIOWA "MOTYWAC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7007" xlink:type="simple">Dariusz Piotr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113/spoldzielnia-budowlano-mieszkaniowa-stoizb" xlink:type="simple"> </text:a> KRS 0000107113 </text:p>
          </table:table-cell>
        </table:table-row>
        <table:table-row table:style-name="ro2">
          <table:table-cell office:value-type="string" calcext:value-type="string">
            <text:p><text:a xlink:href="https://rejestr.io/krs/107113/spoldzielnia-budowlano-mieszkaniowa-stoizb" xlink:type="simple">SPÓŁDZIELNIA BUDOWLANO-MIESZKANIOWA "STOIZ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32282" xlink:type="simple">Irena Milczar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6408/spoldzielnia-mieszkaniowa-wlasnosciowa-przeszlosc" xlink:type="simple"> </text:a> KRS 0000106408 </text:p>
          </table:table-cell>
        </table:table-row>
        <table:table-row table:style-name="ro2">
          <table:table-cell office:value-type="string" calcext:value-type="string">
            <text:p><text:a xlink:href="https://rejestr.io/krs/106408/spoldzielnia-mieszkaniowa-wlasnosciowa-przeszlosc" xlink:type="simple">SPÓŁDZIELNIA MIESZKANIOWA WŁASNOŚCIOWA "PRZESZŁ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812" xlink:type="simple">Marek Nowa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6260/spoldzielnia-budowlano-mieszkaniowa-ruda" xlink:type="simple"> </text:a> KRS 0000106260 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SPÓŁDZIELNIA BUDOWLANO - MIESZKANIOWA "RU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398" xlink:type="simple">Dariusz Śmierzy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4183/spoldzielnia-budowlano-mieszkaniowa-zrew" xlink:type="simple"> </text:a> KRS 0000104183 </text:p>
          </table:table-cell>
        </table:table-row>
        <table:table-row table:style-name="ro2">
          <table:table-cell office:value-type="string" calcext:value-type="string">
            <text:p><text:a xlink:href="https://rejestr.io/krs/104183/spoldzielnia-budowlano-mieszkaniowa-zrew" xlink:type="simple">SPÓŁDZIELNIA BUDOWLANO - MIESZKANIOWA "ZRE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54228" xlink:type="simple">Elżbieta Pyłyp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2858/spoldzielnia-budowlano-mieszkaniowa-inzynierow-bylego-ministerstwa-kolei-zelaznych-w-w-wie" xlink:type="simple"> </text:a> KRS 0000102858 </text:p>
          </table:table-cell>
        </table:table-row>
        <table:table-row table:style-name="ro2">
          <table:table-cell office:value-type="string" calcext:value-type="string">
            <text:p><text:a xlink:href="https://rejestr.io/krs/102858/spoldzielnia-budowlano-mieszkaniowa-inzynierow-bylego-ministerstwa-kolei-zelaznych-w-w-wie" xlink:type="simple">SPÓŁDZIELNIA BUDOWLANO-MIESZKANIOWA INŻYNIERÓW BYŁEGO MINISTERSTWA KOLEI ŻELAZNYCH W W-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4076" xlink:type="simple">Józef Nowku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0309/spoldzielnia-mieszkaniowa-angorska" xlink:type="simple"> </text:a> KRS 0000100309 </text:p>
          </table:table-cell>
        </table:table-row>
        <table:table-row table:style-name="ro2">
          <table:table-cell office:value-type="string" calcext:value-type="string">
            <text:p><text:a xlink:href="https://rejestr.io/krs/100309/spoldzielnia-mieszkaniowa-angorska" xlink:type="simple">SPÓŁDZIELNIA MIESZKANIOWA "ANGOR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2139" xlink:type="simple">Alicja Matusz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9973/spoldzielnia-budowlano-mieszkaniowa-sadyba" xlink:type="simple"> </text:a> KRS 0000099973 </text:p>
          </table:table-cell>
        </table:table-row>
        <table:table-row table:style-name="ro2">
          <table:table-cell office:value-type="string" calcext:value-type="string">
            <text:p><text:a xlink:href="https://rejestr.io/krs/99973/spoldzielnia-budowlano-mieszkaniowa-sadyba" xlink:type="simple">SPÓŁDZIELNIA BUDOWLANO-MIESZKANIOWA "SADYB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3133" xlink:type="simple">Danuta Rzepe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7338/spoldzielnia-mieszkaniowa-kolonia-kasprzaka" xlink:type="simple"> </text:a> KRS 0000097338 </text:p>
          </table:table-cell>
        </table:table-row>
        <table:table-row table:style-name="ro2">
          <table:table-cell office:value-type="string" calcext:value-type="string">
            <text:p><text:a xlink:href="https://rejestr.io/krs/97338/spoldzielnia-mieszkaniowa-kolonia-kasprzaka" xlink:type="simple">SPÓŁDZIELNIA MIESZKANIOWA "KOLONIA KASPRZA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0843" xlink:type="simple">Grzegorz Koryt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6909/spoldzielnia-budowlano-mieszkaniowa-osiedle-autorow" xlink:type="simple"> </text:a> KRS 0000096909 </text:p>
          </table:table-cell>
        </table:table-row>
        <table:table-row table:style-name="ro2">
          <table:table-cell office:value-type="string" calcext:value-type="string">
            <text:p><text:a xlink:href="https://rejestr.io/krs/96909/spoldzielnia-budowlano-mieszkaniowa-osiedle-autorow" xlink:type="simple">SPÓŁDZIELNIA BUDOWLANO MIESZKANIOWA "OSIEDLE AUTO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7555" xlink:type="simple">Sławomir Śliw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6502/spoldzielnia-mieszkaniowa-debina" xlink:type="simple"> </text:a> KRS 0000096502 </text:p>
          </table:table-cell>
        </table:table-row>
        <table:table-row table:style-name="ro2">
          <table:table-cell office:value-type="string" calcext:value-type="string">
            <text:p><text:a xlink:href="https://rejestr.io/krs/96502/spoldzielnia-mieszkaniowa-debina" xlink:type="simple">SPÓŁDZIELNIA MIESZKANIOWA "DĘBI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405220" xlink:type="simple">Grzegorz Lip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3107/robotnicza-spoldzielnia-mieszkaniowa-praga" xlink:type="simple"> </text:a> KRS 0000093107 </text:p>
          </table:table-cell>
        </table:table-row>
        <table:table-row table:style-name="ro2">
          <table:table-cell office:value-type="string" calcext:value-type="string">
            <text:p><text:a xlink:href="https://rejestr.io/krs/93107/robotnicza-spoldzielnia-mieszkaniowa-praga" xlink:type="simple">ROBOTNICZA SPÓŁDZIELNIA MIESZKANIOWA "PRAG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72853" xlink:type="simple">Andrzej Półrolni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2715/spoldzielnia-inwestycji-mieszkaniowych-ursynow" xlink:type="simple"> </text:a> KRS 0000092715 </text:p>
          </table:table-cell>
        </table:table-row>
        <table:table-row table:style-name="ro2">
          <table:table-cell office:value-type="string" calcext:value-type="string">
            <text:p><text:a xlink:href="https://rejestr.io/krs/92715/spoldzielnia-inwestycji-mieszkaniowych-ursynow" xlink:type="simple">SPÓŁDZIELNIA INWESTYCJI MIESZKANIOWYCH "URSY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7656" xlink:type="simple">Marek Ziemb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2686/spoldzielnia-mieszkaniowa-wlasnosciowa-przymierze" xlink:type="simple"> </text:a> KRS 0000092686 </text:p>
          </table:table-cell>
        </table:table-row>
        <table:table-row table:style-name="ro2">
          <table:table-cell office:value-type="string" calcext:value-type="string">
            <text:p><text:a xlink:href="https://rejestr.io/krs/92686/spoldzielnia-mieszkaniowa-wlasnosciowa-przymierze" xlink:type="simple">SPÓŁDZIELNIA MIESZKANIOWA WŁASNOŚCIOWA PRZYMIERZ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0235/spolem-warszawska-spoldzielnia-spozywcow-wola" xlink:type="simple"> </text:a> KRS 0000090235 </text:p>
          </table:table-cell>
        </table:table-row>
        <table:table-row table:style-name="ro2">
          <table:table-cell office:value-type="string" calcext:value-type="string">
            <text:p><text:a xlink:href="https://rejestr.io/krs/90235/spolem-warszawska-spoldzielnia-spozywcow-wola" xlink:type="simple">"SPOŁEM" WARSZAWSKA SPÓŁDZIELNIA SPOŻYWCÓW WOL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1889" xlink:type="simple">Janusz Szczęku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1326/spoldzielnia-mieszkaniowa-walicowo" xlink:type="simple"> </text:a> KRS 0000091326 </text:p>
          </table:table-cell>
        </table:table-row>
        <table:table-row table:style-name="ro2">
          <table:table-cell office:value-type="string" calcext:value-type="string">
            <text:p><text:a xlink:href="https://rejestr.io/krs/91326/spoldzielnia-mieszkaniowa-walicowo" xlink:type="simple">SPÓŁDZIELNIA MIESZKANIOWA "WALICOW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50656" xlink:type="simple">Ewa Dobranja Sac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5177/spoldzielnia-mieszkaniowo-budowlana-imielin" xlink:type="simple"> </text:a> KRS 0000085177 </text:p>
          </table:table-cell>
        </table:table-row>
        <table:table-row table:style-name="ro2">
          <table:table-cell office:value-type="string" calcext:value-type="string">
            <text:p><text:a xlink:href="https://rejestr.io/krs/85177/spoldzielnia-mieszkaniowo-budowlana-imielin" xlink:type="simple">SPÓŁDZIELNIA MIESZKANIOWO-BUDOWLANA "IMIE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44480" xlink:type="simple">Rafał Janusz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7596/spoldzielnia-budowlano-mieszkaniowa-wardom" xlink:type="simple"> </text:a> KRS 0000087596 </text:p>
          </table:table-cell>
        </table:table-row>
        <table:table-row table:style-name="ro2">
          <table:table-cell office:value-type="string" calcext:value-type="string">
            <text:p><text:a xlink:href="https://rejestr.io/krs/87596/spoldzielnia-budowlano-mieszkaniowa-wardom" xlink:type="simple">SPÓŁDZIELNIA BUDOWLANO MIESZKANIOWA "WAR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88486" xlink:type="simple">Mirosław Ły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7027/spoldzielnia-mieszkaniowa-rzemioslo" xlink:type="simple"> </text:a> KRS 0000087027 </text:p>
          </table:table-cell>
        </table:table-row>
        <table:table-row table:style-name="ro2">
          <table:table-cell office:value-type="string" calcext:value-type="string">
            <text:p><text:a xlink:href="https://rejestr.io/krs/87027/spoldzielnia-mieszkaniowa-rzemioslo" xlink:type="simple">SPÓŁDZIELNIA MIESZKANIOWA "RZEMIOSŁ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0040" xlink:type="simple">Jolanta Kosa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6882/spolem-warszawska-spoldzielnia-spozywcow-zoliborz" xlink:type="simple"> </text:a> KRS 0000086882 </text:p>
          </table:table-cell>
        </table:table-row>
        <table:table-row table:style-name="ro2">
          <table:table-cell office:value-type="string" calcext:value-type="string">
            <text:p><text:a xlink:href="https://rejestr.io/krs/86882/spolem-warszawska-spoldzielnia-spozywcow-zoliborz" xlink:type="simple">SPOŁEM" WARSZAWSKA SPÓŁDZIELNIA SPOŻYWCÓW "ŻOLIBORZ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20525" xlink:type="simple">Ewa Prokop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605/warszawska-spoldzielnia-mieszkaniowa" xlink:type="simple"> </text:a> KRS 0000074605 </text:p>
          </table:table-cell>
        </table:table-row>
        <table:table-row table:style-name="ro2">
          <table:table-cell office:value-type="string" calcext:value-type="string">
            <text:p><text:a xlink:href="https://rejestr.io/krs/74605/warszawska-spoldzielnia-mieszkaniowa" xlink:type="simple">WARSZAW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0810" xlink:type="simple">Barbara Róż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6502/spoldzielnia-pracy-uslug-pralniczych-i-porzadkowych-praca-kobiet" xlink:type="simple"> </text:a> KRS 0000086502 </text:p>
          </table:table-cell>
        </table:table-row>
        <table:table-row table:style-name="ro2">
          <table:table-cell office:value-type="string" calcext:value-type="string">
            <text:p><text:a xlink:href="https://rejestr.io/krs/86502/spoldzielnia-pracy-uslug-pralniczych-i-porzadkowych-praca-kobiet" xlink:type="simple">SPÓŁDZIELNIA PRACY USŁUG PRALNICZYCH I PORZĄDKOWYCH "PRACA KOBIE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6726" xlink:type="simple">Adam Troja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9632/pierwsza-nauczycielska-spoldzielnia-budowlano-mieszkaniowa" xlink:type="simple"> </text:a> KRS 0000079632 </text:p>
          </table:table-cell>
        </table:table-row>
        <table:table-row table:style-name="ro2">
          <table:table-cell office:value-type="string" calcext:value-type="string">
            <text:p><text:a xlink:href="https://rejestr.io/krs/79632/pierwsza-nauczycielska-spoldzielnia-budowlano-mieszkaniowa" xlink:type="simple">PIERWSZA 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3946" xlink:type="simple">Mariola Kot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888/spoldzielnia-pracy-skala" xlink:type="simple"> </text:a> KRS 0000056888 </text:p>
          </table:table-cell>
        </table:table-row>
        <table:table-row table:style-name="ro2">
          <table:table-cell office:value-type="string" calcext:value-type="string">
            <text:p><text:a xlink:href="https://rejestr.io/krs/56888/spoldzielnia-pracy-skala" xlink:type="simple">SPÓŁDZIELNIA PRACY "SKA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2541" xlink:type="simple">Wojciech Pstroko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3515/spoldzielnia-budowlano-mieszkaniowa-dom-przy-ul-mochnackiego-4-w-warszawie" xlink:type="simple"> </text:a> KRS 0000083515 </text:p>
          </table:table-cell>
        </table:table-row>
        <table:table-row table:style-name="ro2">
          <table:table-cell office:value-type="string" calcext:value-type="string">
            <text:p><text:a xlink:href="https://rejestr.io/krs/83515/spoldzielnia-budowlano-mieszkaniowa-dom-przy-ul-mochnackiego-4-w-warszawie" xlink:type="simple">SPÓŁDZIELNIA BUDOWLANO-MIESZKANIOWA "DOM PRZY UL. MOCHNACKIEGO 4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6180" xlink:type="simple">Henryk By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2576/spoldzielnia-ogrodnicza-chodakowska" xlink:type="simple"> </text:a> KRS 0000082576 </text:p>
          </table:table-cell>
        </table:table-row>
        <table:table-row table:style-name="ro2">
          <table:table-cell office:value-type="string" calcext:value-type="string">
            <text:p><text:a xlink:href="https://rejestr.io/krs/82576/spoldzielnia-ogrodnicza-chodakowska" xlink:type="simple">SPÓŁDZIELNIA OGRODNICZA "CHODAK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76266" xlink:type="simple">Barbara Micha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2262/warszawski-bank-spoldzielczy" xlink:type="simple"> </text:a> KRS 0000082262 </text:p>
          </table:table-cell>
        </table:table-row>
        <table:table-row table:style-name="ro2">
          <table:table-cell office:value-type="string" calcext:value-type="string">
            <text:p><text:a xlink:href="https://rejestr.io/krs/82262/warszawski-bank-spoldzielczy" xlink:type="simple">WARSZAWSKI BANK SPÓŁDZIELCZ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20602" xlink:type="simple">Bogumiła Szklar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1435/spoldzielnia-budowlano-mieszkaniowa-politechnika" xlink:type="simple"> </text:a> KRS 0000081435 </text:p>
          </table:table-cell>
        </table:table-row>
        <table:table-row table:style-name="ro2">
          <table:table-cell office:value-type="string" calcext:value-type="string">
            <text:p><text:a xlink:href="https://rejestr.io/krs/81435/spoldzielnia-budowlano-mieszkaniowa-politechnika" xlink:type="simple">SPÓŁDZIELNIA BUDOWLANO - MIESZKANIOWA "POLITECHNI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4883" xlink:type="simple">Szymon Łoj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9647/spoldzielnia-mieszkaniowa-sluzew-nad-dolinka" xlink:type="simple"> </text:a> KRS 0000079647 </text:p>
          </table:table-cell>
        </table:table-row>
        <table:table-row table:style-name="ro2">
          <table:table-cell office:value-type="string" calcext:value-type="string">
            <text:p><text:a xlink:href="https://rejestr.io/krs/79647/spoldzielnia-mieszkaniowa-sluzew-nad-dolinka" xlink:type="simple">SPÓŁDZIELNIA MIESZKANIOWA " SŁUŻEW NAD DOLINKĄ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14174" xlink:type="simple">Grzegorz Jakub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997/robotnicza-spoldzielnia-mieszkaniowa-ursus" xlink:type="simple"> </text:a> KRS 0000065997 </text:p>
          </table:table-cell>
        </table:table-row>
        <table:table-row table:style-name="ro2">
          <table:table-cell office:value-type="string" calcext:value-type="string">
            <text:p><text:a xlink:href="https://rejestr.io/krs/65997/robotnicza-spoldzielnia-mieszkaniowa-ursus" xlink:type="simple">ROBOTNICZA SPÓŁDZIELNIA MIESZKANIOWA "URSU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4301" xlink:type="simple">Robert Gorzy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0499/spolem-warszawska-spoldzielnia-spozywcow-praga-polnoc" xlink:type="simple"> </text:a> KRS 0000080499 </text:p>
          </table:table-cell>
        </table:table-row>
        <table:table-row table:style-name="ro2">
          <table:table-cell office:value-type="string" calcext:value-type="string">
            <text:p><text:a xlink:href="https://rejestr.io/krs/80499/spolem-warszawska-spoldzielnia-spozywcow-praga-polnoc" xlink:type="simple">"SPOŁEM" WARSZAWSKA SPÓŁDZIELNIA SPOŻYWCÓW PRAGA - PÓŁNOC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2370" xlink:type="simple">Zbigniew Chojna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9817/spoldzielnia-mieszkaniowo-budowlana-jary" xlink:type="simple"> </text:a> KRS 0000079817 </text:p>
          </table:table-cell>
        </table:table-row>
        <table:table-row table:style-name="ro2">
          <table:table-cell office:value-type="string" calcext:value-type="string">
            <text:p><text:a xlink:href="https://rejestr.io/krs/79817/spoldzielnia-mieszkaniowo-budowlana-jary" xlink:type="simple">SPÓŁDZIELNIA MIESZKANIOWO - BUDOWLANA "JA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8357/spoldzielnia-mieszkaniowa-brodno" xlink:type="simple"> </text:a> KRS 0000078357 </text:p>
          </table:table-cell>
        </table:table-row>
        <table:table-row table:style-name="ro2">
          <table:table-cell office:value-type="string" calcext:value-type="string">
            <text:p><text:a xlink:href="https://rejestr.io/krs/78357/spoldzielnia-mieszkaniowa-brodno" xlink:type="simple">SPÓŁDZIELNIA MIESZKANIOWA "BRÓDN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1947" xlink:type="simple">Sławomir Anto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8123/spoldzielnia-budowlano-mieszkaniowa-dembud" xlink:type="simple"> </text:a> KRS 0000078123 </text:p>
          </table:table-cell>
        </table:table-row>
        <table:table-row table:style-name="ro2">
          <table:table-cell office:value-type="string" calcext:value-type="string">
            <text:p><text:a xlink:href="https://rejestr.io/krs/78123/spoldzielnia-budowlano-mieszkaniowa-dembud" xlink:type="simple">SPÓŁDZIELNIA BUDOWLANO-MIESZKANIOWA "DEMB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6899" xlink:type="simple">Witold Roma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7941/spoldzielnia-mieszkaniowa-male-kabaty" xlink:type="simple"> </text:a> KRS 0000077941 </text:p>
          </table:table-cell>
        </table:table-row>
        <table:table-row table:style-name="ro2">
          <table:table-cell office:value-type="string" calcext:value-type="string">
            <text:p><text:a xlink:href="https://rejestr.io/krs/77941/spoldzielnia-mieszkaniowa-male-kabaty" xlink:type="simple">SPÓŁDZIELNIA MIESZKANIOWA "MAŁE 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5725" xlink:type="simple">Włodzimierz Ryb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6785/spoldzielnia-budownictwa-mieszkaniowego-poludniowa" xlink:type="simple"> </text:a> KRS 0000076785 </text:p>
          </table:table-cell>
        </table:table-row>
        <table:table-row table:style-name="ro2">
          <table:table-cell office:value-type="string" calcext:value-type="string">
            <text:p><text:a xlink:href="https://rejestr.io/krs/76785/spoldzielnia-budownictwa-mieszkaniowego-poludniowa" xlink:type="simple">SPÓŁDZIELNIA BUDOWNICTWA MIESZKANIOWEGO "POŁUDNI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6862" xlink:type="simple">Grażyna Iwaszczyszy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6030/ogolnokrajowa-spoldzielnia-turystyczna-gromada" xlink:type="simple"> </text:a> KRS 0000076030 </text:p>
          </table:table-cell>
        </table:table-row>
        <table:table-row table:style-name="ro2">
          <table:table-cell office:value-type="string" calcext:value-type="string">
            <text:p><text:a xlink:href="https://rejestr.io/krs/76030/ogolnokrajowa-spoldzielnia-turystyczna-gromada" xlink:type="simple">OGÓLNOKRAJOWA SPÓŁDZIELNIA TURYSTYCZNA "GROMA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25232" xlink:type="simple">Krzysztof Moczu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5678/spoldzielnia-budowlano-mieszkaniowa-klub-dwustu" xlink:type="simple"> </text:a> KRS 0000075678 </text:p>
          </table:table-cell>
        </table:table-row>
        <table:table-row table:style-name="ro2">
          <table:table-cell office:value-type="string" calcext:value-type="string">
            <text:p><text:a xlink:href="https://rejestr.io/krs/75678/spoldzielnia-budowlano-mieszkaniowa-klub-dwustu" xlink:type="simple">SPÓŁDZIELNIA BUDOWLANO - MIESZKANIOWA "KLUB DWUSTU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41803" xlink:type="simple">Jacek Jeży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655/spoldzielnia-mieszkaniowa-centrum-wola" xlink:type="simple"> </text:a> KRS 0000074655 </text:p>
          </table:table-cell>
        </table:table-row>
        <table:table-row table:style-name="ro2">
          <table:table-cell office:value-type="string" calcext:value-type="string">
            <text:p><text:a xlink:href="https://rejestr.io/krs/74655/spoldzielnia-mieszkaniowa-centrum-wola" xlink:type="simple">SPÓŁDZIELNIA MIESZKANIOWA "CENTRUM-WO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4989" xlink:type="simple">Krzysztof Micha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18/spoldzielnia-mieszkaniowa-wyzyny" xlink:type="simple"> </text:a> KRS 0000074918 </text:p>
          </table:table-cell>
        </table:table-row>
        <table:table-row table:style-name="ro2">
          <table:table-cell office:value-type="string" calcext:value-type="string">
            <text:p><text:a xlink:href="https://rejestr.io/krs/74918/spoldzielnia-mieszkaniowa-wyzyny" xlink:type="simple">SPÓŁDZIELNIA MIESZKANIOWA "WYŻY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4813" xlink:type="simple">Krzysztof Gosła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542/spoldzielnia-mieszkaniowa-wlasnosciowa-jednosc" xlink:type="simple"> </text:a> KRS 0000073542 </text:p>
          </table:table-cell>
        </table:table-row>
        <table:table-row table:style-name="ro2">
          <table:table-cell office:value-type="string" calcext:value-type="string">
            <text:p><text:a xlink:href="https://rejestr.io/krs/73542/spoldzielnia-mieszkaniowa-wlasnosciowa-jednosc" xlink:type="simple">SPÓŁDZIELNIA MIESZKANIOWA - WŁASNOŚCIOWA "JED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0059" xlink:type="simple">Marek Orl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485/spoldzielnia-budowlano-mieszkaniowa-osiedle-na-skarpie" xlink:type="simple"> </text:a> KRS 0000073485 </text:p>
          </table:table-cell>
        </table:table-row>
        <table:table-row table:style-name="ro2">
          <table:table-cell office:value-type="string" calcext:value-type="string">
            <text:p><text:a xlink:href="https://rejestr.io/krs/73485/spoldzielnia-budowlano-mieszkaniowa-osiedle-na-skarpie" xlink:type="simple">SPÓŁDZIELNIA BUDOWLANO - MIESZKANIOWA "OSIEDLE NA SKARP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6451" xlink:type="simple">Tomasz Mora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064/spoldzielnia-mieszkaniowa-szwolezerow" xlink:type="simple"> </text:a> KRS 0000073064 </text:p>
          </table:table-cell>
        </table:table-row>
        <table:table-row table:style-name="ro2">
          <table:table-cell office:value-type="string" calcext:value-type="string">
            <text:p><text:a xlink:href="https://rejestr.io/krs/73064/spoldzielnia-mieszkaniowa-szwolezerow" xlink:type="simple">SPÓŁDZIELNIA MIESZKANIOWA "SZWOLEŻ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6249" xlink:type="simple">Anna Dered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2720/spoldzielnia-pracy-argo-film" xlink:type="simple"> </text:a> KRS 0000072720 </text:p>
          </table:table-cell>
        </table:table-row>
        <table:table-row table:style-name="ro2">
          <table:table-cell office:value-type="string" calcext:value-type="string">
            <text:p><text:a xlink:href="https://rejestr.io/krs/72720/spoldzielnia-pracy-argo-film" xlink:type="simple">SPÓŁDZIELNIA PRACY "ARGO - FIL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20174" xlink:type="simple">Wanda Kostrz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1899/mala-spoldzielnia-mieszkaniowa-sami" xlink:type="simple"> </text:a> KRS 0000071899 </text:p>
          </table:table-cell>
        </table:table-row>
        <table:table-row table:style-name="ro2">
          <table:table-cell office:value-type="string" calcext:value-type="string">
            <text:p><text:a xlink:href="https://rejestr.io/krs/71899/mala-spoldzielnia-mieszkaniowa-sami" xlink:type="simple">MAŁA SPÓŁDZIELNIA MIESZKANIOWA "SAM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9059" xlink:type="simple">Sławomir Sta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548/spoldzielnia-mieszkaniowa-jelonki" xlink:type="simple"> </text:a> KRS 0000069548 </text:p>
          </table:table-cell>
        </table:table-row>
        <table:table-row table:style-name="ro2">
          <table:table-cell office:value-type="string" calcext:value-type="string">
            <text:p><text:a xlink:href="https://rejestr.io/krs/69548/spoldzielnia-mieszkaniowa-jelonki" xlink:type="simple">SPÓŁDZIELNIA MIESZKANIOWA "JELON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58631" xlink:type="simple">Radosław Puc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923/spoldzielnia-budowlano-mieszkaniowa-atenska" xlink:type="simple"> </text:a> KRS 0000069923 </text:p>
          </table:table-cell>
        </table:table-row>
        <table:table-row table:style-name="ro2">
          <table:table-cell office:value-type="string" calcext:value-type="string">
            <text:p><text:a xlink:href="https://rejestr.io/krs/69923/spoldzielnia-budowlano-mieszkaniowa-atenska" xlink:type="simple">SPÓŁDZIELNIA BUDOWLANO-MIESZKANIOWA "ATE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26088" xlink:type="simple">Jarosław Machl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636/spoldzielnia-mieszkaniowa-wilanow" xlink:type="simple"> </text:a> KRS 0000069636 </text:p>
          </table:table-cell>
        </table:table-row>
        <table:table-row table:style-name="ro2">
          <table:table-cell office:value-type="string" calcext:value-type="string">
            <text:p><text:a xlink:href="https://rejestr.io/krs/69636/spoldzielnia-mieszkaniowa-wilanow" xlink:type="simple">SPÓŁDZIELNIA MIESZKANIOWA "WILA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2524" xlink:type="simple">Waldemar Li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8478/spoldzielnia-pracy-orion" xlink:type="simple"> </text:a> KRS 0000068478 </text:p>
          </table:table-cell>
        </table:table-row>
        <table:table-row table:style-name="ro2">
          <table:table-cell office:value-type="string" calcext:value-type="string">
            <text:p><text:a xlink:href="https://rejestr.io/krs/68478/spoldzielnia-pracy-orion" xlink:type="simple">SPÓŁDZIELNIA PRACY "ORIO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0122" xlink:type="simple">Danuta Figiel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904/spoldzielnia-budowlano-mieszkaniowa-przy-ulicy-dobrowoja" xlink:type="simple"> </text:a> KRS 0000065904 </text:p>
          </table:table-cell>
        </table:table-row>
        <table:table-row table:style-name="ro2">
          <table:table-cell office:value-type="string" calcext:value-type="string">
            <text:p><text:a xlink:href="https://rejestr.io/krs/65904/spoldzielnia-budowlano-mieszkaniowa-przy-ulicy-dobrowoja" xlink:type="simple">SPÓŁDZIELNIA BUDOWLANO MIESZKANIOWA "PRZY ULICY DOBROW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35384" xlink:type="simple">Michał Dasz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423/spoldzielnia-budowlano-mieszkaniowa-nasza-chata" xlink:type="simple"> </text:a> KRS 0000061423 </text:p>
          </table:table-cell>
        </table:table-row>
        <table:table-row table:style-name="ro2">
          <table:table-cell office:value-type="string" calcext:value-type="string">
            <text:p><text:a xlink:href="https://rejestr.io/krs/61423/spoldzielnia-budowlano-mieszkaniowa-nasza-chata" xlink:type="simple">SPÓŁDZIELNIA BUDOWLANO MIESZKANIOWA "NASZA CHA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1810" xlink:type="simple">Andrzej Trzecia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6718/ikar-spoldzielnia-mieszkaniowa-pracownikow-sggw-w-warszawie" xlink:type="simple"> </text:a> KRS 0000066718 </text:p>
          </table:table-cell>
        </table:table-row>
        <table:table-row table:style-name="ro2">
          <table:table-cell office:value-type="string" calcext:value-type="string">
            <text:p><text:a xlink:href="https://rejestr.io/krs/66718/ikar-spoldzielnia-mieszkaniowa-pracownikow-sggw-w-warszawie" xlink:type="simple">"IKAR"SPÓŁDZIELNIA MIESZKANIOWA PRACOWNIKÓW SGGW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70967" xlink:type="simple">Grażyna Gorą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332/spoldzielnia-pracy-specjalistow-rentgenologow-im-prof-witolda-zawadowskiego" xlink:type="simple"> </text:a> KRS 0000065332 </text:p>
          </table:table-cell>
        </table:table-row>
        <table:table-row table:style-name="ro2">
          <table:table-cell office:value-type="string" calcext:value-type="string">
            <text:p><text:a xlink:href="https://rejestr.io/krs/65332/spoldzielnia-pracy-specjalistow-rentgenologow-im-prof-witolda-zawadowskiego" xlink:type="simple">SPÓŁDZIELNIA PRACY SPECJALISTÓW RENTGENOLOGÓW IM. PROF. WITOLDA ZAWADOWSKIEGO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85682" xlink:type="simple">Wioletta Skrzyp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2441/spoldzielnia-mieszkaniowa-szalas" xlink:type="simple"> </text:a> KRS 0000062441 </text:p>
          </table:table-cell>
        </table:table-row>
        <table:table-row table:style-name="ro2">
          <table:table-cell office:value-type="string" calcext:value-type="string">
            <text:p><text:a xlink:href="https://rejestr.io/krs/62441/spoldzielnia-mieszkaniowa-szalas" xlink:type="simple">SPÓŁDZIELNIA MIESZKANIOWA "SZAŁA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6" xlink:type="simple">Henryk Stef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561/pracownicza-spoldzielnia-mieszkaniowa-idealne-mieszkanie" xlink:type="simple"> </text:a> KRS 0000063561 </text:p>
          </table:table-cell>
        </table:table-row>
        <table:table-row table:style-name="ro2">
          <table:table-cell office:value-type="string" calcext:value-type="string">
            <text:p><text:a xlink:href="https://rejestr.io/krs/63561/pracownicza-spoldzielnia-mieszkaniowa-idealne-mieszkanie" xlink:type="simple">PRACOWNICZA SPÓŁDZIELNIA MIESZKANIOWA "IDEALN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141" xlink:type="simple">Halina Adamowicz Brejt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9564/spoldzielnia-budowlano-mieszkaniowa-pracownikow-komunikacji" xlink:type="simple"> </text:a> KRS 0000059564 </text:p>
          </table:table-cell>
        </table:table-row>
        <table:table-row table:style-name="ro2">
          <table:table-cell office:value-type="string" calcext:value-type="string">
            <text:p><text:a xlink:href="https://rejestr.io/krs/59564/spoldzielnia-budowlano-mieszkaniowa-pracownikow-komunikacji" xlink:type="simple">SPÓŁDZIELNIA BUDOWLANO-MIESZKANIOWA PRACOWNIKÓW KOMUNIKACJ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18252" xlink:type="simple">Hanna Bort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956/spoldzielnia-mieszkaniowa-budowisko" xlink:type="simple"> </text:a> KRS 0000063956 </text:p>
          </table:table-cell>
        </table:table-row>
        <table:table-row table:style-name="ro2">
          <table:table-cell office:value-type="string" calcext:value-type="string">
            <text:p><text:a xlink:href="https://rejestr.io/krs/63956/spoldzielnia-mieszkaniowa-budowisko" xlink:type="simple">SPÓŁDZIELNIA MIESZKANIOWA "BUDOW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637" xlink:type="simple">Katarzyna Krzewi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287/spoldzielnia-budowlano-mieszkaniowa-targowa" xlink:type="simple"> </text:a> KRS 0000057287 </text:p>
          </table:table-cell>
        </table:table-row>
        <table:table-row table:style-name="ro2">
          <table:table-cell office:value-type="string" calcext:value-type="string">
            <text:p><text:a xlink:href="https://rejestr.io/krs/57287/spoldzielnia-budowlano-mieszkaniowa-targowa" xlink:type="simple">SPÓŁDZIELNIA BUDOWLANO-MIESZKANIOWA "TARG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9045" xlink:type="simple">Ireneusz Szatał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1619/spoldzielnia-mieszkaniowa-aster-bud" xlink:type="simple"> </text:a> KRS 0000051619 </text:p>
          </table:table-cell>
        </table:table-row>
        <table:table-row table:style-name="ro2">
          <table:table-cell office:value-type="string" calcext:value-type="string">
            <text:p><text:a xlink:href="https://rejestr.io/krs/51619/spoldzielnia-mieszkaniowa-aster-bud" xlink:type="simple">SPÓŁDZIELNIA MIESZKANIOWA " ASTER - B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3290" xlink:type="simple">Andrzej Sik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947/spoldzielnia-budowlano-mieszkaniowa-nowy-swiat" xlink:type="simple"> </text:a> KRS 0000060947 </text:p>
          </table:table-cell>
        </table:table-row>
        <table:table-row table:style-name="ro2">
          <table:table-cell office:value-type="string" calcext:value-type="string">
            <text:p><text:a xlink:href="https://rejestr.io/krs/60947/spoldzielnia-budowlano-mieszkaniowa-nowy-swiat" xlink:type="simple">SPÓŁDZIELNIA BUDOWLANO-MIESZKANIOWA "NOWY ŚWI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7659" xlink:type="simple">Marek Janas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686/spoldzielnia-budownictwa-mieszkaniowego-perspektywa-w-warszawie" xlink:type="simple"> </text:a> KRS 0000060686 </text:p>
          </table:table-cell>
        </table:table-row>
        <table:table-row table:style-name="ro2">
          <table:table-cell office:value-type="string" calcext:value-type="string">
            <text:p><text:a xlink:href="https://rejestr.io/krs/60686/spoldzielnia-budownictwa-mieszkaniowego-perspektywa-w-warszawie" xlink:type="simple">SPÓŁDZIELNIA BUDOWNICTWA MIESZKANIOWEGO "PERSPEKTYW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9445" xlink:type="simple">Alicja Paj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605/spoldzielnia-budowlano-mieszkaniowa-twoj-dom" xlink:type="simple"> </text:a> KRS 0000061605 </text:p>
          </table:table-cell>
        </table:table-row>
        <table:table-row table:style-name="ro2">
          <table:table-cell office:value-type="string" calcext:value-type="string">
            <text:p><text:a xlink:href="https://rejestr.io/krs/61605/spoldzielnia-budowlano-mieszkaniowa-twoj-dom" xlink:type="simple">SPÓŁDZIELNIA BUDOWLANO MIESZKANIOWA "TWÓJ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5882" xlink:type="simple">Marek Kub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337/spoldzielnia-budowlano-mieszkaniowa-skarpa" xlink:type="simple"> </text:a> KRS 0000061337 </text:p>
          </table:table-cell>
        </table:table-row>
        <table:table-row table:style-name="ro2">
          <table:table-cell office:value-type="string" calcext:value-type="string">
            <text:p><text:a xlink:href="https://rejestr.io/krs/61337/spoldzielnia-budowlano-mieszkaniowa-skarpa" xlink:type="simple">SPÓŁDZIELNIA BUDOWLANO-MIESZKANIOWA "SKARP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624/spoldzielnia-mieszkaniowa-osiedle-artystow-plastykow" xlink:type="simple"> </text:a> KRS 0000060624 </text:p>
          </table:table-cell>
        </table:table-row>
        <table:table-row table:style-name="ro2">
          <table:table-cell office:value-type="string" calcext:value-type="string">
            <text:p><text:a xlink:href="https://rejestr.io/krs/60624/spoldzielnia-mieszkaniowa-osiedle-artystow-plastykow" xlink:type="simple">SPÓŁDZIELNIA MIESZKANIOWA "OSIEDLE ARTYSTÓW PLASTYK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9224" xlink:type="simple">Michał Oleks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121/spoldzielnia-mieszkaniowa-wzgorze" xlink:type="simple"> </text:a> KRS 0000057121 </text:p>
          </table:table-cell>
        </table:table-row>
        <table:table-row table:style-name="ro2">
          <table:table-cell office:value-type="string" calcext:value-type="string">
            <text:p><text:a xlink:href="https://rejestr.io/krs/57121/spoldzielnia-mieszkaniowa-wzgorze" xlink:type="simple">SPÓŁDZIELNIA MIESZKANIOWA "WZGÓR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7745" xlink:type="simple">Jarosław Prusi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8783/spoldzielnia-mieszkaniowa-oswiata-ochota" xlink:type="simple"> </text:a> KRS 0000058783 </text:p>
          </table:table-cell>
        </table:table-row>
        <table:table-row table:style-name="ro2">
          <table:table-cell office:value-type="string" calcext:value-type="string">
            <text:p><text:a xlink:href="https://rejestr.io/krs/58783/spoldzielnia-mieszkaniowa-oswiata-ochota" xlink:type="simple">SPÓŁDZIELNIA MIESZKANIOWA "OŚWIATA-OCH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5457" xlink:type="simple">Agnieszka Chrza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304/spoldzielnia-mieszkaniowa-kolo" xlink:type="simple"> </text:a> KRS 0000056304 </text:p>
          </table:table-cell>
        </table:table-row>
        <table:table-row table:style-name="ro2">
          <table:table-cell office:value-type="string" calcext:value-type="string">
            <text:p><text:a xlink:href="https://rejestr.io/krs/56304/spoldzielnia-mieszkaniowa-kolo" xlink:type="simple">SPÓŁDZIELNIA MIESZKANIOWA "KOŁ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245" xlink:type="simple">Konrad Niestoj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262/spoldzielnia-mieszkaniowo-budowlana-osiedle-kabaty" xlink:type="simple"> </text:a> KRS 0000056262 </text:p>
          </table:table-cell>
        </table:table-row>
        <table:table-row table:style-name="ro2">
          <table:table-cell office:value-type="string" calcext:value-type="string">
            <text:p><text:a xlink:href="https://rejestr.io/krs/56262/spoldzielnia-mieszkaniowo-budowlana-osiedle-kabaty" xlink:type="simple">SPÓŁDZIELNIA MIESZKANIOWO - BUDOWLANA "OSIEDLE 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12729" xlink:type="simple">Andrzej Korna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744/spoldzielnia-budowlano-mieszkaniowa-baszta" xlink:type="simple"> </text:a> KRS 0000056744 </text:p>
          </table:table-cell>
        </table:table-row>
        <table:table-row table:style-name="ro2">
          <table:table-cell office:value-type="string" calcext:value-type="string">
            <text:p><text:a xlink:href="https://rejestr.io/krs/56744/spoldzielnia-budowlano-mieszkaniowa-baszta" xlink:type="simple">SPÓŁDZIELNIA BUDOWLANO - MIESZKANIOWA " BASZ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1257" xlink:type="simple">Paweł Korep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359/wlasnosciowa-spoldzielnia-mieszkaniowa-wspolny-dach" xlink:type="simple"> </text:a> KRS 0000055359 </text:p>
          </table:table-cell>
        </table:table-row>
        <table:table-row table:style-name="ro2">
          <table:table-cell office:value-type="string" calcext:value-type="string">
            <text:p><text:a xlink:href="https://rejestr.io/krs/55359/wlasnosciowa-spoldzielnia-mieszkaniowa-wspolny-dach" xlink:type="simple">WŁASNOŚCIOWA SPÓŁDZIELNIA MIESZKANIOWA "WSPÓLNY DA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70906" xlink:type="simple">Krzysztof Żelaz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749/spoldzielnia-mieszkaniowa-stawki" xlink:type="simple"> </text:a> KRS 0000055749 </text:p>
          </table:table-cell>
        </table:table-row>
        <table:table-row table:style-name="ro2">
          <table:table-cell office:value-type="string" calcext:value-type="string">
            <text:p><text:a xlink:href="https://rejestr.io/krs/55749/spoldzielnia-mieszkaniowa-stawki" xlink:type="simple">SPÓŁDZIELNIA MIESZKANIOWA "STAW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5260" xlink:type="simple">Beata Zmys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027/pracownicza-spoldzielnia-budowlano-mieszkaniowa-pan-akademia" xlink:type="simple"> </text:a> KRS 0000055027 </text:p>
          </table:table-cell>
        </table:table-row>
        <table:table-row table:style-name="ro2">
          <table:table-cell office:value-type="string" calcext:value-type="string">
            <text:p><text:a xlink:href="https://rejestr.io/krs/55027/pracownicza-spoldzielnia-budowlano-mieszkaniowa-pan-akademia" xlink:type="simple">PRACOWNICZA SPÓŁDZIELNIA BUDOWLANO-MIESZKANIOWA PAN "AKADEMI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4061/krajowy-zwiazek-rewizyjny-spoldzielni-spozywcow-spolem" xlink:type="simple"> </text:a> KRS 0000054061 </text:p>
          </table:table-cell>
        </table:table-row>
        <table:table-row table:style-name="ro2">
          <table:table-cell office:value-type="string" calcext:value-type="string">
            <text:p><text:a xlink:href="https://rejestr.io/krs/54061/krajowy-zwiazek-rewizyjny-spoldzielni-spozywcow-spolem" xlink:type="simple">KRAJOWY ZWIĄZEK REWIZYJNY SPÓŁDZIELNI SPOŻYWCÓW "SPOŁ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553" xlink:type="simple">Ryszard Jaś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3930/spoldzielnia-swit" xlink:type="simple"> </text:a> KRS 0000053930 </text:p>
          </table:table-cell>
        </table:table-row>
        <table:table-row table:style-name="ro2">
          <table:table-cell office:value-type="string" calcext:value-type="string">
            <text:p><text:a xlink:href="https://rejestr.io/krs/53930/spoldzielnia-swit" xlink:type="simple">SPÓŁDZIELNIA ŚWIT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941" xlink:type="simple">Waldemar Siw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3555/spoldzielnia-budowlano-mieszkaniowa-mis" xlink:type="simple"> </text:a> KRS 0000053555 </text:p>
          </table:table-cell>
        </table:table-row>
        <table:table-row table:style-name="ro2">
          <table:table-cell office:value-type="string" calcext:value-type="string">
            <text:p><text:a xlink:href="https://rejestr.io/krs/53555/spoldzielnia-budowlano-mieszkaniowa-mis" xlink:type="simple">SPÓŁDZIELNIA BUDOWLANO-MIESZKANIOWA "MIŚ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2198" xlink:type="simple">Ryszard Saj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3005/spoldzielnia-piekarsko-ciastkarska-w-warszawie" xlink:type="simple"> </text:a> KRS 0000053005 </text:p>
          </table:table-cell>
        </table:table-row>
        <table:table-row table:style-name="ro2">
          <table:table-cell office:value-type="string" calcext:value-type="string">
            <text:p><text:a xlink:href="https://rejestr.io/krs/53005/spoldzielnia-piekarsko-ciastkarska-w-warszawie" xlink:type="simple">SPÓŁDZIELNIA PIEKARSKO-CIASTKARSKA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3524" xlink:type="simple">Janusz Kazimiercz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7740/stoleczna-spoldzielnia-mieszkaniowa-pracownikow-sluzby-zdrowia-eskulap" xlink:type="simple"> </text:a> KRS 0000047740 </text:p>
          </table:table-cell>
        </table:table-row>
        <table:table-row table:style-name="ro2">
          <table:table-cell office:value-type="string" calcext:value-type="string">
            <text:p><text:a xlink:href="https://rejestr.io/krs/47740/stoleczna-spoldzielnia-mieszkaniowa-pracownikow-sluzby-zdrowia-eskulap" xlink:type="simple">STOŁECZNA SPÓŁDZIELNIA MIESZKANIOWA PRACOWNIKÓW SŁUŻBY ZDROWIA "ESKULAP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40334" xlink:type="simple">Ryszard Zawist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0738/spoldzielnia-spozywcow-supersam" xlink:type="simple"> </text:a> KRS 0000050738 </text:p>
          </table:table-cell>
        </table:table-row>
        <table:table-row table:style-name="ro2">
          <table:table-cell office:value-type="string" calcext:value-type="string">
            <text:p><text:a xlink:href="https://rejestr.io/krs/50738/spoldzielnia-spozywcow-supersam" xlink:type="simple">SPÓŁDZIELNIA SPOŻYWCÓW "SUPERSA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335" xlink:type="simple">Piotr Nic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1118/spoldzielnia-wydawnicza-czytelnik" xlink:type="simple"> </text:a> KRS 0000051118 </text:p>
          </table:table-cell>
        </table:table-row>
        <table:table-row table:style-name="ro2">
          <table:table-cell office:value-type="string" calcext:value-type="string">
            <text:p><text:a xlink:href="https://rejestr.io/krs/51118/spoldzielnia-wydawnicza-czytelnik" xlink:type="simple">SPÓŁDZIELNIA WYDAWNICZA "CZYTELNI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07037" xlink:type="simple">Marian Sewe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8636/spoldzielnia-budowlano-mieszkaniowa-dom" xlink:type="simple"> </text:a> KRS 0000048636 </text:p>
          </table:table-cell>
        </table:table-row>
        <table:table-row table:style-name="ro2">
          <table:table-cell office:value-type="string" calcext:value-type="string">
            <text:p><text:a xlink:href="https://rejestr.io/krs/48636/spoldzielnia-budowlano-mieszkaniowa-dom" xlink:type="simple">SPÓŁDZIELNIA BUDOWLANO-MIESZKANIOWA DO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7490" xlink:type="simple">Izabela Wal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7439/spoldzielcze-stowarzyszenie-budowy-mieszkan-zgoda" xlink:type="simple"> </text:a> KRS 0000047439 </text:p>
          </table:table-cell>
        </table:table-row>
        <table:table-row table:style-name="ro2">
          <table:table-cell office:value-type="string" calcext:value-type="string">
            <text:p><text:a xlink:href="https://rejestr.io/krs/47439/spoldzielcze-stowarzyszenie-budowy-mieszkan-zgoda" xlink:type="simple">SPÓŁDZIELCZE STOWARZYSZENIE BUDOWY MIESZKAŃ "ZGO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1903" xlink:type="simple">Hanna Świątek Ciar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859/nauczycielska-spoldzielnia-budowlano-mieszkaniowa" xlink:type="simple"> </text:a> KRS 0000041859 </text:p>
          </table:table-cell>
        </table:table-row>
        <table:table-row table:style-name="ro2">
          <table:table-cell office:value-type="string" calcext:value-type="string">
            <text:p><text:a xlink:href="https://rejestr.io/krs/41859/nauczycielska-spoldzielnia-budowlano-mieszkaniowa" xlink:type="simple">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7655/spoldzielnia-mieszkaniowa-batory-wschod" xlink:type="simple"> </text:a> KRS 0000037655 </text:p>
          </table:table-cell>
        </table:table-row>
        <table:table-row table:style-name="ro2">
          <table:table-cell office:value-type="string" calcext:value-type="string">
            <text:p><text:a xlink:href="https://rejestr.io/krs/37655/spoldzielnia-mieszkaniowa-batory-wschod" xlink:type="simple">SPÓŁDZIELNIA MIESZKANIOWA "BATORY-WS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2776" xlink:type="simple">Zbigniew Węg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402/spoldzielnia-mieszkaniowa-mila" xlink:type="simple"> </text:a> KRS 0000041402 </text:p>
          </table:table-cell>
        </table:table-row>
        <table:table-row table:style-name="ro2">
          <table:table-cell office:value-type="string" calcext:value-type="string">
            <text:p><text:a xlink:href="https://rejestr.io/krs/41402/spoldzielnia-mieszkaniowa-mila" xlink:type="simple">SPÓŁDZIELNIA MIESZKANIOWA "MIŁ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4246" xlink:type="simple">Paweł Przeklas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916/skladnica-importowa-artykulow-przemyslowych-samopomoc-spoldzielnia-osob-prawnych" xlink:type="simple"> </text:a> KRS 0000041916 </text:p>
          </table:table-cell>
        </table:table-row>
        <table:table-row table:style-name="ro2">
          <table:table-cell office:value-type="string" calcext:value-type="string">
            <text:p><text:a xlink:href="https://rejestr.io/krs/41916/skladnica-importowa-artykulow-przemyslowych-samopomoc-spoldzielnia-osob-prawnych" xlink:type="simple">SKŁADNICA IMPORTOWA ARTYKUŁÓW PRZEMYSŁOWYCH "SAMOPOMOC" SPÓŁDZIELNIA OSÓB PRAWN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00737" xlink:type="simple">Mariusz Musiał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813/spoldzielnia-mieszkaniowa-podlesna" xlink:type="simple"> </text:a> KRS 0000041813 </text:p>
          </table:table-cell>
        </table:table-row>
        <table:table-row table:style-name="ro2">
          <table:table-cell office:value-type="string" calcext:value-type="string">
            <text:p><text:a xlink:href="https://rejestr.io/krs/41813/spoldzielnia-mieszkaniowa-podlesna" xlink:type="simple">SPÓŁDZIELNIA MIESZKANIOWA "PODLEŚ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8596" xlink:type="simple">Joanna Ki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464/spoldzielnia-mieszkaniowa-szczesliwice" xlink:type="simple"> </text:a> KRS 0000039464 </text:p>
          </table:table-cell>
        </table:table-row>
        <table:table-row table:style-name="ro2">
          <table:table-cell office:value-type="string" calcext:value-type="string">
            <text:p><text:a xlink:href="https://rejestr.io/krs/39464/spoldzielnia-mieszkaniowa-szczesliwice" xlink:type="simple">SPÓŁDZIELNIA MIESZKANIOWA "SZCZĘŚLIWIC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59686" xlink:type="simple">Mirosława Błasz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8688/spoldzielnia-budowlano-mieszkaniowa-merkury" xlink:type="simple"> </text:a> KRS 0000038688 </text:p>
          </table:table-cell>
        </table:table-row>
        <table:table-row table:style-name="ro2">
          <table:table-cell office:value-type="string" calcext:value-type="string">
            <text:p><text:a xlink:href="https://rejestr.io/krs/38688/spoldzielnia-budowlano-mieszkaniowa-merkury" xlink:type="simple">SPÓŁDZIELNIA BUDOWLANO-MIESZKANIOWA"MERKU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18492" xlink:type="simple">Urszula Kuźm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8475/spoldzielnia-mieszkaniowa-os-saska" xlink:type="simple"> </text:a> KRS 0000038475 </text:p>
          </table:table-cell>
        </table:table-row>
        <table:table-row table:style-name="ro2">
          <table:table-cell office:value-type="string" calcext:value-type="string">
            <text:p><text:a xlink:href="https://rejestr.io/krs/38475/spoldzielnia-mieszkaniowa-os-saska" xlink:type="simple">SPÓŁDZIELNIA MIESZKANIOWA " OŚ SASKA 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3988" xlink:type="simple">Piotr Jagieł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8220/spoldzielnia-mieszkaniowa-pax" xlink:type="simple"> </text:a> KRS 0000038220 </text:p>
          </table:table-cell>
        </table:table-row>
        <table:table-row table:style-name="ro2">
          <table:table-cell office:value-type="string" calcext:value-type="string">
            <text:p><text:a xlink:href="https://rejestr.io/krs/38220/spoldzielnia-mieszkaniowa-pax" xlink:type="simple">SPÓŁDZIELNIA MIESZKANIOWA "PAX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9581" xlink:type="simple">Andrzej Ślą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7033/spoldzielnia-mieszkaniowa-centrum-i" xlink:type="simple"> </text:a> KRS 0000037033 </text:p>
          </table:table-cell>
        </table:table-row>
        <table:table-row table:style-name="ro2">
          <table:table-cell office:value-type="string" calcext:value-type="string">
            <text:p><text:a xlink:href="https://rejestr.io/krs/37033/spoldzielnia-mieszkaniowa-centrum-i" xlink:type="simple">SPÓŁDZIELNIA MIESZKANIOWA "CENTRUM 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36676" xlink:type="simple">Artur Wilcz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5880/spoldzielnia-mieszkaniowa-nowodworska" xlink:type="simple"> </text:a> KRS 0000035880 </text:p>
          </table:table-cell>
        </table:table-row>
        <table:table-row table:style-name="ro2">
          <table:table-cell office:value-type="string" calcext:value-type="string">
            <text:p><text:a xlink:href="https://rejestr.io/krs/35880/spoldzielnia-mieszkaniowa-nowodworska" xlink:type="simple">SPÓŁDZIELNIA MIESZKANIOWA "NOWODWOR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68079" xlink:type="simple">Władysław Dyb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6462/spoldzielnia-wola" xlink:type="simple"> </text:a> KRS 0000036462 </text:p>
          </table:table-cell>
        </table:table-row>
        <table:table-row table:style-name="ro2">
          <table:table-cell office:value-type="string" calcext:value-type="string">
            <text:p><text:a xlink:href="https://rejestr.io/krs/36462/spoldzielnia-wola" xlink:type="simple">SPÓŁDZIELNIA "WO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187737" xlink:type="simple">Katarzyna Gór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102/handlowa-spoldzielnia-pracy-hurt" xlink:type="simple"> </text:a> KRS 0000032102 </text:p>
          </table:table-cell>
        </table:table-row>
        <table:table-row table:style-name="ro2">
          <table:table-cell office:value-type="string" calcext:value-type="string">
            <text:p><text:a xlink:href="https://rejestr.io/krs/32102/handlowa-spoldzielnia-pracy-hurt" xlink:type="simple">HANDLOWA SPÓŁDZIELNIA PRACY"HUR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77301" xlink:type="simple">Ewa Bart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21/spoldzielnia-budowlano-mieszkaniowa-nauczycieli" xlink:type="simple"> </text:a> KRS 0000031021 </text:p>
          </table:table-cell>
        </table:table-row>
        <table:table-row table:style-name="ro2">
          <table:table-cell office:value-type="string" calcext:value-type="string">
            <text:p><text:a xlink:href="https://rejestr.io/krs/31021/spoldzielnia-budowlano-mieszkaniowa-nauczycieli" xlink:type="simple">SPÓŁDZIELNIA BUDOWLANO-MIESZKANIOWA NAUCZYCIEL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3334/spoldzielnia-mieszkaniowa-przy-metrze" xlink:type="simple"> </text:a> KRS 0000033334 </text:p>
          </table:table-cell>
        </table:table-row>
        <table:table-row table:style-name="ro2">
          <table:table-cell office:value-type="string" calcext:value-type="string">
            <text:p><text:a xlink:href="https://rejestr.io/krs/33334/spoldzielnia-mieszkaniowa-przy-metrze" xlink:type="simple">SPÓŁDZIELNIA MIESZKANIOWA "PRZY METR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246/spoldzielnia-budowlano-mieszkaniowa-solna" xlink:type="simple"> </text:a> KRS 0000032246 </text:p>
          </table:table-cell>
        </table:table-row>
        <table:table-row table:style-name="ro2">
          <table:table-cell office:value-type="string" calcext:value-type="string">
            <text:p><text:a xlink:href="https://rejestr.io/krs/32246/spoldzielnia-budowlano-mieszkaniowa-solna" xlink:type="simple">SPÓŁDZIELNIA BUDOWLANO-MIESZKANIOWA "SO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164/spoldzielnia-budowlano-mieszkaniowa-torwar" xlink:type="simple"> </text:a> KRS 0000032164 </text:p>
          </table:table-cell>
        </table:table-row>
        <table:table-row table:style-name="ro2">
          <table:table-cell office:value-type="string" calcext:value-type="string">
            <text:p><text:a xlink:href="https://rejestr.io/krs/32164/spoldzielnia-budowlano-mieszkaniowa-torwar" xlink:type="simple">SPÓŁDZIELNIA BUDOWLANO MIESZKANIOWA "TORWA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69369" xlink:type="simple">Ryszard Mikołaj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897/spoldzielnia-mieszkaniowa-domhut" xlink:type="simple"> </text:a> KRS 0000031897 </text:p>
          </table:table-cell>
        </table:table-row>
        <table:table-row table:style-name="ro2">
          <table:table-cell office:value-type="string" calcext:value-type="string">
            <text:p><text:a xlink:href="https://rejestr.io/krs/31897/spoldzielnia-mieszkaniowa-domhut" xlink:type="simple">SPÓŁDZIELNIA MIESZKANIOWA "DOMHU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77753" xlink:type="simple">Katarzyna Or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725/srodmiejska-spoldzielnia-mieszkaniowa" xlink:type="simple"> </text:a> KRS 0000016725 </text:p>
          </table:table-cell>
        </table:table-row>
        <table:table-row table:style-name="ro2">
          <table:table-cell office:value-type="string" calcext:value-type="string">
            <text:p><text:a xlink:href="https://rejestr.io/krs/16725/srodmiejska-spoldzielnia-mieszkaniowa" xlink:type="simple">ŚRÓDMIEJ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4903" xlink:type="simple">Małgorzata Bosz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693/spoldzielnia-mieszkaniowa-lazienkowska" xlink:type="simple"> </text:a> KRS 0000014693 </text:p>
          </table:table-cell>
        </table:table-row>
        <table:table-row table:style-name="ro2">
          <table:table-cell office:value-type="string" calcext:value-type="string">
            <text:p><text:a xlink:href="https://rejestr.io/krs/14693/spoldzielnia-mieszkaniowa-lazienkowska" xlink:type="simple">SPÓŁDZIELNIA MIESZKANIOWA "ŁAZIENK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4322" xlink:type="simple">Mariusz Osuch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9183/spoldzielnia-mieszkaniowa-przy-ministerstwie-spraw-wewnetrznych" xlink:type="simple"> </text:a> KRS 0000029183 </text:p>
          </table:table-cell>
        </table:table-row>
        <table:table-row table:style-name="ro2">
          <table:table-cell office:value-type="string" calcext:value-type="string">
            <text:p><text:a xlink:href="https://rejestr.io/krs/29183/spoldzielnia-mieszkaniowa-przy-ministerstwie-spraw-wewnetrznych" xlink:type="simple">SPÓŁDZIELNIA MIESZKANIOWA PRZY MINISTERSTWIE SPRAW WEWNĘTRZN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0059" xlink:type="simple">Marek Orl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073/lokatorsko-wlasnosciowa-spoldzielnia-mieszkaniowa-budowa" xlink:type="simple"> </text:a> KRS 0000027073 </text:p>
          </table:table-cell>
        </table:table-row>
        <table:table-row table:style-name="ro2">
          <table:table-cell office:value-type="string" calcext:value-type="string">
            <text:p><text:a xlink:href="https://rejestr.io/krs/27073/lokatorsko-wlasnosciowa-spoldzielnia-mieszkaniowa-budowa" xlink:type="simple">LOKATORSKO-WŁASNOŚCIOWA SPÓŁDZIELNIA MIESZKANIOWA "BUD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480440" xlink:type="simple">Joanna Trój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051/warszawska-spoldzielnia-mieszkaniowa-zoliborz-centralny" xlink:type="simple"> </text:a> KRS 0000026051 </text:p>
          </table:table-cell>
        </table:table-row>
        <table:table-row table:style-name="ro2">
          <table:table-cell office:value-type="string" calcext:value-type="string">
            <text:p><text:a xlink:href="https://rejestr.io/krs/26051/warszawska-spoldzielnia-mieszkaniowa-zoliborz-centralny" xlink:type="simple">WARSZAWSKA SPÓŁDZIELNIA MIESZKANIOWA "ŻOLIBORZ CENTRAL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92393" xlink:type="simple">Barbara Hruszow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036/kosmetyczno-lekarska-spoldzielnia-pracy-izis" xlink:type="simple"> </text:a> KRS 0000026036 </text:p>
          </table:table-cell>
        </table:table-row>
        <table:table-row table:style-name="ro2">
          <table:table-cell office:value-type="string" calcext:value-type="string">
            <text:p><text:a xlink:href="https://rejestr.io/krs/26036/kosmetyczno-lekarska-spoldzielnia-pracy-izis" xlink:type="simple">KOSMETYCZNO-LEKARSKA SPÓŁDZIELNIA PRACY "IZI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5535" xlink:type="simple">Czesława Bakalarska Strzele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981/spoldzielnia-budowlano-mieszkaniowa-andrzejowka" xlink:type="simple"> </text:a> KRS 0000025981 </text:p>
          </table:table-cell>
        </table:table-row>
        <table:table-row table:style-name="ro2">
          <table:table-cell office:value-type="string" calcext:value-type="string">
            <text:p><text:a xlink:href="https://rejestr.io/krs/25981/spoldzielnia-budowlano-mieszkaniowa-andrzejowka" xlink:type="simple">SPÓŁDZIELNIA BUDOWLANO-MIESZKANIOWA "ANDRZEJ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8263" xlink:type="simple">Dariusz Pyś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563/spoldzielnia-mieszkaniowa-ksawerow" xlink:type="simple"> </text:a> KRS 0000025563 </text:p>
          </table:table-cell>
        </table:table-row>
        <table:table-row table:style-name="ro2">
          <table:table-cell office:value-type="string" calcext:value-type="string">
            <text:p><text:a xlink:href="https://rejestr.io/krs/25563/spoldzielnia-mieszkaniowa-ksawerow" xlink:type="simple">SPÓŁDZIELNIA MIESZKANIOWA "KSAW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800/spoldzielnia-mieszkaniowa-lokata" xlink:type="simple"> </text:a> KRS 0000020800 </text:p>
          </table:table-cell>
        </table:table-row>
        <table:table-row table:style-name="ro2">
          <table:table-cell office:value-type="string" calcext:value-type="string">
            <text:p><text:a xlink:href="https://rejestr.io/krs/20800/spoldzielnia-mieszkaniowa-lokata" xlink:type="simple">SPÓŁDZIELNIA MIESZKANIOWA "LOKA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67393" xlink:type="simple">Szymon Rat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4786/spoldzielnia-mieszkaniowa-osiedle-stryjenskich" xlink:type="simple"> </text:a> KRS 0000024786 </text:p>
          </table:table-cell>
        </table:table-row>
        <table:table-row table:style-name="ro2">
          <table:table-cell office:value-type="string" calcext:value-type="string">
            <text:p><text:a xlink:href="https://rejestr.io/krs/24786/spoldzielnia-mieszkaniowa-osiedle-stryjenskich" xlink:type="simple">SPÓŁDZIELNIA MIESZKANIOWA "OSIEDLE STRYJEŃSKI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83261" xlink:type="simple">Stanisława Wójc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171/spoldzielnia-mieszkaniowa-muranow" xlink:type="simple"> </text:a> KRS 0000023171 </text:p>
          </table:table-cell>
        </table:table-row>
        <table:table-row table:style-name="ro2">
          <table:table-cell office:value-type="string" calcext:value-type="string">
            <text:p><text:a xlink:href="https://rejestr.io/krs/23171/spoldzielnia-mieszkaniowa-muranow" xlink:type="simple">SPÓŁDZIELNIA MIESZKANIOWA "MURA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2547" xlink:type="simple">Tadeusz Chac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4328/spoldzielnia-mieszkaniowa-arbuzowa" xlink:type="simple"> </text:a> KRS 0000024328 </text:p>
          </table:table-cell>
        </table:table-row>
        <table:table-row table:style-name="ro2">
          <table:table-cell office:value-type="string" calcext:value-type="string">
            <text:p><text:a xlink:href="https://rejestr.io/krs/24328/spoldzielnia-mieszkaniowa-arbuzowa" xlink:type="simple">SPÓŁDZIELNIA MIESZKANIOWA "ARBUZ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7665" xlink:type="simple">Jacek T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244/spoldzielnia-budownictwa-mieszkaniowego-elpol" xlink:type="simple"> </text:a> KRS 0000023244 </text:p>
          </table:table-cell>
        </table:table-row>
        <table:table-row table:style-name="ro2">
          <table:table-cell office:value-type="string" calcext:value-type="string">
            <text:p><text:a xlink:href="https://rejestr.io/krs/23244/spoldzielnia-budownictwa-mieszkaniowego-elpol" xlink:type="simple">SPÓŁDZIELNIA BUDOWNICTWA MIESZKANIOWEGO "ELP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32682" xlink:type="simple">Daniel Piąt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347/spoldzielnia-budowlano-mieszkaniowa-radarowa" xlink:type="simple"> </text:a> KRS 0000023347 </text:p>
          </table:table-cell>
        </table:table-row>
        <table:table-row table:style-name="ro2">
          <table:table-cell office:value-type="string" calcext:value-type="string">
            <text:p><text:a xlink:href="https://rejestr.io/krs/23347/spoldzielnia-budowlano-mieszkaniowa-radarowa" xlink:type="simple">SPÓŁDZIELNIA BUDOWLANO-MIESZKANIOWA "RADAR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44079" xlink:type="simple">Mieczysław Balcer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52/spoldzielnia-mieszkaniowa-goclaw-lotnisko" xlink:type="simple"> </text:a> KRS 0000021152 </text:p>
          </table:table-cell>
        </table:table-row>
        <table:table-row table:style-name="ro2">
          <table:table-cell office:value-type="string" calcext:value-type="string">
            <text:p><text:a xlink:href="https://rejestr.io/krs/21152/spoldzielnia-mieszkaniowa-goclaw-lotnisko" xlink:type="simple">SPÓŁDZIELNIA MIESZKANIOWA "GOCŁAW-LOT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04048" xlink:type="simple">Janusz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644/spolem-warszawska-spoldzielnia-spozywcow-praga-poludnie" xlink:type="simple"> </text:a> KRS 0000020644 </text:p>
          </table:table-cell>
        </table:table-row>
        <table:table-row table:style-name="ro2">
          <table:table-cell office:value-type="string" calcext:value-type="string">
            <text:p><text:a xlink:href="https://rejestr.io/krs/20644/spolem-warszawska-spoldzielnia-spozywcow-praga-poludnie" xlink:type="simple">"SPOŁEM" WARSZAWSKA SPÓŁDZIELNIA SPOŻYWCÓW PRAGA POŁUDN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70903" xlink:type="simple">Piotr Kona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27/spoldzielnia-mieszkaniowa-gorczewska" xlink:type="simple"> </text:a> KRS 0000012927 </text:p>
          </table:table-cell>
        </table:table-row>
        <table:table-row table:style-name="ro2">
          <table:table-cell office:value-type="string" calcext:value-type="string">
            <text:p><text:a xlink:href="https://rejestr.io/krs/12927/spoldzielnia-mieszkaniowa-gorczewska" xlink:type="simple">SPÓŁDZIELNIA MIESZKANIOWA "GÓRCZE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427710" xlink:type="simple">Piotr Jan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y</text:p>
          </table:table-cell>
        </table:table-row>
        <table:table-row table:style-name="ro1">
          <table:table-cell office:value-type="string" calcext:value-type="string">
            <text:p><text:a xlink:href="https://rejestr.io/krs/17795/spoldzielnia-mieszkaniowa-zelazna-brama" xlink:type="simple"> </text:a> KRS 0000017795 </text:p>
          </table:table-cell>
        </table:table-row>
        <table:table-row table:style-name="ro2">
          <table:table-cell office:value-type="string" calcext:value-type="string">
            <text:p><text:a xlink:href="https://rejestr.io/krs/17795/spoldzielnia-mieszkaniowa-zelazna-brama" xlink:type="simple">SPÓŁDZIELNIA MIESZKANIOWA "ŻELAZNA BRAM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48047" xlink:type="simple">Wojciech Grab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484/spoldzielnia-budowlano-mieszkaniowa-dom" xlink:type="simple"> </text:a> KRS 0000017484 </text:p>
          </table:table-cell>
        </table:table-row>
        <table:table-row table:style-name="ro2">
          <table:table-cell office:value-type="string" calcext:value-type="string">
            <text:p><text:a xlink:href="https://rejestr.io/krs/17484/spoldzielnia-budowlano-mieszkaniowa-dom" xlink:type="simple">SPÓŁDZIELNIA BUDOWLANO-MIESZKANIOWA "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8475" xlink:type="simple">Jacek Frydrys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111/spoldzielnia-mieszkaniowa-miedzynarodowa-w-warszawie" xlink:type="simple"> </text:a> KRS 0000016111 </text:p>
          </table:table-cell>
        </table:table-row>
        <table:table-row table:style-name="ro2">
          <table:table-cell office:value-type="string" calcext:value-type="string">
            <text:p><text:a xlink:href="https://rejestr.io/krs/16111/spoldzielnia-mieszkaniowa-miedzynarodowa-w-warszawie" xlink:type="simple">SPÓŁDZIELNIA MIESZKANIOWA "MIĘDZYNARODOW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4828" xlink:type="simple">Andrzej Maciej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3">
          <table:table-cell office:value-type="string" calcext:value-type="string">
            <text:p>Warszawa Praga Południe</text:p>
          </table:table-cell>
        </table:table-row>
        <table:table-row table:style-name="ro1">
          <table:table-cell office:value-type="string" calcext:value-type="string">
            <text:p><text:a xlink:href="https://rejestr.io/krs/17250/spoldzielnia-mieszkaniowa-osiedle-zacisze" xlink:type="simple"> </text:a> KRS 0000017250 </text:p>
          </table:table-cell>
        </table:table-row>
        <table:table-row table:style-name="ro2">
          <table:table-cell office:value-type="string" calcext:value-type="string">
            <text:p><text:a xlink:href="https://rejestr.io/krs/17250/spoldzielnia-mieszkaniowa-osiedle-zacisze" xlink:type="simple">SPÓŁDZIELNIA MIESZKANIOWA " OSIEDLE ZACIS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94150" xlink:type="simple">Beata Adameczek Gomoł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748/warszawska-spoldzielnia-gastronomiczna-centrum" xlink:type="simple"> </text:a> KRS 0000016748 </text:p>
          </table:table-cell>
        </table:table-row>
        <table:table-row table:style-name="ro2">
          <table:table-cell office:value-type="string" calcext:value-type="string">
            <text:p><text:a xlink:href="https://rejestr.io/krs/16748/warszawska-spoldzielnia-gastronomiczna-centrum" xlink:type="simple">WARSZAWSKA SPÓŁDZIELNIA GASTRONOMICZNA"CENTR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34553" xlink:type="simple">Martyna Galant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091/spoldzielnia-budowlano-mieszkaniowa-srodmiescie-ii" xlink:type="simple"> </text:a> KRS 0000011091 </text:p>
          </table:table-cell>
        </table:table-row>
        <table:table-row table:style-name="ro2">
          <table:table-cell office:value-type="string" calcext:value-type="string">
            <text:p><text:a xlink:href="https://rejestr.io/krs/11091/spoldzielnia-budowlano-mieszkaniowa-srodmiescie-ii" xlink:type="simple">SPÓŁDZIELNIA BUDOWLANO-MIESZKANIOWA "ŚRÓDMIEŚCIE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19/warszawskie-zaklady-kaletnicze-noma-spoldzielnia-inwalidow" xlink:type="simple"> </text:a> KRS 0000016219 </text:p>
          </table:table-cell>
        </table:table-row>
        <table:table-row table:style-name="ro2">
          <table:table-cell office:value-type="string" calcext:value-type="string">
            <text:p><text:a xlink:href="https://rejestr.io/krs/16219/warszawskie-zaklady-kaletnicze-noma-spoldzielnia-inwalidow" xlink:type="simple">WARSZAWSKIE ZAKŁADY KALETNICZE "NOMA" SPÓŁDZIELNIA INWALID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5065" xlink:type="simple">Teresa Duchn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606/spoldzielnia-mieszkaniowa-wlodarzewska-ii" xlink:type="simple"> </text:a> KRS 0000014606 </text:p>
          </table:table-cell>
        </table:table-row>
        <table:table-row table:style-name="ro2">
          <table:table-cell office:value-type="string" calcext:value-type="string">
            <text:p><text:a xlink:href="https://rejestr.io/krs/14606/spoldzielnia-mieszkaniowa-wlodarzewska-ii" xlink:type="simple">SPÓŁDZIELNIA MIESZKANIOWA"WŁODARZEWSKA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76348" xlink:type="simple">Hanna Gruell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90/warszawska-spoldzielnia-budowlano-mieszkaniowa-chomiczowka" xlink:type="simple"> </text:a> KRS 0000015990 </text:p>
          </table:table-cell>
        </table:table-row>
        <table:table-row table:style-name="ro2">
          <table:table-cell office:value-type="string" calcext:value-type="string">
            <text:p><text:a xlink:href="https://rejestr.io/krs/15990/warszawska-spoldzielnia-budowlano-mieszkaniowa-chomiczowka" xlink:type="simple">WARSZAWSKA SPÓŁDZIELNIA BUDOWLANO-MIESZKANIOWA "CHOMICZ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99701" xlink:type="simple">Norbert Woź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073/spoldzielnia-mieszkaniowa-nad-potokiem" xlink:type="simple"> </text:a> KRS 0000013073 </text:p>
          </table:table-cell>
        </table:table-row>
        <table:table-row table:style-name="ro2">
          <table:table-cell office:value-type="string" calcext:value-type="string">
            <text:p><text:a xlink:href="https://rejestr.io/krs/13073/spoldzielnia-mieszkaniowa-nad-potokiem" xlink:type="simple">SPÓŁDZIELNIA MIESZKANIOWA "NAD POTOKI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6" xlink:type="simple">Henryk Stef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836/spoldzielnia-budowlano-mieszkaniowa-wspolny-trud" xlink:type="simple"> </text:a> KRS 0000011836 </text:p>
          </table:table-cell>
        </table:table-row>
        <table:table-row table:style-name="ro2">
          <table:table-cell office:value-type="string" calcext:value-type="string">
            <text:p><text:a xlink:href="https://rejestr.io/krs/11836/spoldzielnia-budowlano-mieszkaniowa-wspolny-trud" xlink:type="simple">SPÓŁDZIELNIA BUDOWLANO-MIESZKANIOWA "WSPÓLNY TR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73" xlink:type="simple">Jarosław Jezie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826/spoldzielnia-budownictwa-mieszkaniowego-ursynow" xlink:type="simple"> </text:a> KRS 0000011826 </text:p>
          </table:table-cell>
        </table:table-row>
        <table:table-row table:style-name="ro2">
          <table:table-cell office:value-type="string" calcext:value-type="string">
            <text:p><text:a xlink:href="https://rejestr.io/krs/11826/spoldzielnia-budownictwa-mieszkaniowego-ursynow" xlink:type="simple">SPÓŁDZIELNIA BUDOWNICTWA MIESZKANIOWEGO "URSY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7612" xlink:type="simple">Danuta Ma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731/mieszkaniowa-spoldzielnia-wlasnosciowa-nowy-dom" xlink:type="simple"> </text:a> KRS 0000011731 </text:p>
          </table:table-cell>
        </table:table-row>
        <table:table-row table:style-name="ro2">
          <table:table-cell office:value-type="string" calcext:value-type="string">
            <text:p><text:a xlink:href="https://rejestr.io/krs/11731/mieszkaniowa-spoldzielnia-wlasnosciowa-nowy-dom" xlink:type="simple">MIESZKANIOWA SPÓŁDZIELNIA WŁASNOŚCIOWA "NOWY DOM 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68692" xlink:type="simple">Dariusz Zielon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375/spoldzielnia-mieszkaniowa-osiedle-starowka" xlink:type="simple"> </text:a> KRS 0000011375 </text:p>
          </table:table-cell>
        </table:table-row>
        <table:table-row table:style-name="ro2">
          <table:table-cell office:value-type="string" calcext:value-type="string">
            <text:p><text:a xlink:href="https://rejestr.io/krs/11375/spoldzielnia-mieszkaniowa-osiedle-starowka" xlink:type="simple">SPÓŁDZIELNIA MIESZKANIOWA " OSIEDLE STAR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347/spoldzielnia-mieszkaniowa-architekt" xlink:type="simple"> </text:a> KRS 0000011347 </text:p>
          </table:table-cell>
        </table:table-row>
        <table:table-row table:style-name="ro2">
          <table:table-cell office:value-type="string" calcext:value-type="string">
            <text:p><text:a xlink:href="https://rejestr.io/krs/11347/spoldzielnia-mieszkaniowa-architekt" xlink:type="simple">SPÓŁDZIELNIA MIESZKANIOWA "ARCHITEK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330/spoldzielnia-mieszkaniowa-anin" xlink:type="simple"> </text:a> KRS 0000011330 </text:p>
          </table:table-cell>
        </table:table-row>
        <table:table-row table:style-name="ro2">
          <table:table-cell office:value-type="string" calcext:value-type="string">
            <text:p><text:a xlink:href="https://rejestr.io/krs/11330/spoldzielnia-mieszkaniowa-anin" xlink:type="simple">SPÓŁDZIELNIA MIESZKANIOWA "AN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4662" xlink:type="simple">Janusz Drab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84/spoldzielnia-mieszkaniowa-lentza-35" xlink:type="simple"> </text:a> KRS 0000010784 </text:p>
          </table:table-cell>
        </table:table-row>
        <table:table-row table:style-name="ro2">
          <table:table-cell office:value-type="string" calcext:value-type="string">
            <text:p><text:a xlink:href="https://rejestr.io/krs/10784/spoldzielnia-mieszkaniowa-lentza-35" xlink:type="simple">SPÓŁDZIELNIA MIESZKANIOWA "LENTZA 35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5680" xlink:type="simple">Andrzej Bru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365/spoldzielnia-mieszkaniowa-mokotow" xlink:type="simple"> </text:a> KRS 0000010365 </text:p>
          </table:table-cell>
        </table:table-row>
        <table:table-row table:style-name="ro2">
          <table:table-cell office:value-type="string" calcext:value-type="string">
            <text:p><text:a xlink:href="https://rejestr.io/krs/10365/spoldzielnia-mieszkaniowa-mokotow" xlink:type="simple">SPÓŁDZIELNIA MIESZKANIOWA "MOKOT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7214" xlink:type="simple">Leszek Piech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235/spoldzielnia-budowlano-mieszkaniowa-stoklosy" xlink:type="simple"> </text:a> KRS 0000010235 </text:p>
          </table:table-cell>
        </table:table-row>
        <table:table-row table:style-name="ro2">
          <table:table-cell office:value-type="string" calcext:value-type="string">
            <text:p><text:a xlink:href="https://rejestr.io/krs/10235/spoldzielnia-budowlano-mieszkaniowa-stoklosy" xlink:type="simple">SPÓŁDZIELNIA BUDOWLANO-MIESZKANIOWA STOKŁOS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863" xlink:type="simple">Krzysztof Ber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40/spolem-warszawska-spoldzielnia-spozywcow-srodmiescie" xlink:type="simple"> </text:a> KRS 0000010740 </text:p>
          </table:table-cell>
        </table:table-row>
        <table:table-row table:style-name="ro2">
          <table:table-cell office:value-type="string" calcext:value-type="string">
            <text:p><text:a xlink:href="https://rejestr.io/krs/10740/spolem-warszawska-spoldzielnia-spozywcow-srodmiescie" xlink:type="simple">"SPOŁEM" WARSZAWSKA SPÓŁDZIELNIA SPOŻYWCÓW ŚRÓDMIEŚC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4062" xlink:type="simple">Anna Tyl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346/warszawska-spoldzielnia-mieszkaniowa-ochota" xlink:type="simple"> </text:a> KRS 0000005346 </text:p>
          </table:table-cell>
        </table:table-row>
        <table:table-row table:style-name="ro2">
          <table:table-cell office:value-type="string" calcext:value-type="string">
            <text:p><text:a xlink:href="https://rejestr.io/krs/5346/warszawska-spoldzielnia-mieszkaniowa-ochota" xlink:type="simple">WARSZAWSKA SPÓŁDZIELNIA MIESZKANIOWA "OCHOTA".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39076" xlink:type="simple">Małgorzata Marosz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69/spoldzielnia-budowlano-mieszkaniowa-pracownikow-sluzby-zdrowia" xlink:type="simple"> </text:a> KRS 0000006969 </text:p>
          </table:table-cell>
        </table:table-row>
        <table:table-row table:style-name="ro2">
          <table:table-cell office:value-type="string" calcext:value-type="string">
            <text:p><text:a xlink:href="https://rejestr.io/krs/6969/spoldzielnia-budowlano-mieszkaniowa-pracownikow-sluzby-zdrowia" xlink:type="simple">SPÓŁDZIELNIA BUDOWLANO-MIESZKANIOWA PRACOWNIKÓW SŁUŻBY ZDROWI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2216" xlink:type="simple">Dariusz Goral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46/spoldzielnia-mieszkaniowa-osiedle-wilanow" xlink:type="simple"> </text:a> KRS 0000006346 </text:p>
          </table:table-cell>
        </table:table-row>
        <table:table-row table:style-name="ro2">
          <table:table-cell office:value-type="string" calcext:value-type="string">
            <text:p><text:a xlink:href="https://rejestr.io/krs/6346/spoldzielnia-mieszkaniowa-osiedle-wilanow" xlink:type="simple">SPÓŁDZIELNIA MIESZKANIOWA "OSIEDLE WILA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7198" xlink:type="simple">Radosław Wiras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22/spoldzielnia-mieszkaniowa-lazurowa" xlink:type="simple"> </text:a> KRS 0000006022 </text:p>
          </table:table-cell>
        </table:table-row>
        <table:table-row table:style-name="ro2">
          <table:table-cell office:value-type="string" calcext:value-type="string">
            <text:p><text:a xlink:href="https://rejestr.io/krs/6022/spoldzielnia-mieszkaniowa-lazurowa" xlink:type="simple">SPÓŁDZIELNIA MIESZKANIOWA "LAZUR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553" xlink:type="simple">Zbigniew Gaca Richt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74/spoldzielnia-mieszkaniowa-na-skraju" xlink:type="simple"> </text:a> KRS 0000005774 </text:p>
          </table:table-cell>
        </table:table-row>
        <table:table-row table:style-name="ro2">
          <table:table-cell office:value-type="string" calcext:value-type="string">
            <text:p><text:a xlink:href="https://rejestr.io/krs/5774/spoldzielnia-mieszkaniowa-na-skraju" xlink:type="simple">SPÓŁDZIELNIA MIESZKANIOWA "NA SKRAJU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3348" xlink:type="simple">Teresa Ko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30/spoldzielnia-mieszkaniowa-osiedle-mlodych" xlink:type="simple"> </text:a> KRS 0000005530 </text:p>
          </table:table-cell>
        </table:table-row>
        <table:table-row table:style-name="ro2">
          <table:table-cell office:value-type="string" calcext:value-type="string">
            <text:p><text:a xlink:href="https://rejestr.io/krs/5530/spoldzielnia-mieszkaniowa-osiedle-mlodych" xlink:type="simple">SPÓŁDZIELNIA MIESZKANIOWA "OSIEDLE MŁODY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9537" xlink:type="simple">Mieczysław Stan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</table:table>
      <table:table table:name="Sheet1" table:style-name="ta1">
        <table:table-column table:style-name="co2" table:default-cell-style-name="ce1"/>
        <table:table-row table:style-name="ro1">
          <table:table-cell office:value-type="string" calcext:value-type="string">
            <text:p><text:a xlink:href="https://rejestr.io/krs/56304/spoldzielnia-mieszkaniowa-kolo" xlink:type="simple"> </text:a> KRS 0000056304 </text:p>
          </table:table-cell>
        </table:table-row>
        <table:table-row table:style-name="ro2">
          <table:table-cell office:value-type="string" calcext:value-type="string">
            <text:p><text:a xlink:href="https://rejestr.io/krs/56304/spoldzielnia-mieszkaniowa-kolo" xlink:type="simple">SPÓŁDZIELNIA MIESZKANIOWA "KOŁ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245" xlink:type="simple">Konrad Niestoj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725/srodmiejska-spoldzielnia-mieszkaniowa" xlink:type="simple"> </text:a> KRS 0000016725 </text:p>
          </table:table-cell>
        </table:table-row>
        <table:table-row table:style-name="ro2">
          <table:table-cell office:value-type="string" calcext:value-type="string">
            <text:p><text:a xlink:href="https://rejestr.io/krs/16725/srodmiejska-spoldzielnia-mieszkaniowa" xlink:type="simple">ŚRÓDMIEJ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4903" xlink:type="simple">Małgorzata Bosz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97910/spoldzielnia-mieszkaniowa-spoldzielnia-razem" xlink:type="simple"> </text:a> KRS 0000597910 </text:p>
          </table:table-cell>
        </table:table-row>
        <table:table-row table:style-name="ro2">
          <table:table-cell office:value-type="string" calcext:value-type="string">
            <text:p><text:a xlink:href="https://rejestr.io/krs/597910/spoldzielnia-mieszkaniowa-spoldzielnia-razem" xlink:type="simple">SPÓŁDZIELNIA MIESZKANIOWA "SPÓŁDZIELNIA RAZ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6038" xlink:type="simple">Patrycja Kala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4357/spoldzielnia-mieszkaniowa-tarczynska" xlink:type="simple"> </text:a> KRS 0000394357 </text:p>
          </table:table-cell>
        </table:table-row>
        <table:table-row table:style-name="ro2">
          <table:table-cell office:value-type="string" calcext:value-type="string">
            <text:p><text:a xlink:href="https://rejestr.io/krs/394357/spoldzielnia-mieszkaniowa-tarczynska" xlink:type="simple">SPÓŁDZIELNIA MIESZKANIOWA "TARCZY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522" xlink:type="simple">Dariusz Szyb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048/spoldzielnia-mieszkaniowa-zwyciezcow" xlink:type="simple"> </text:a> KRS 0000211048 </text:p>
          </table:table-cell>
        </table:table-row>
        <table:table-row table:style-name="ro2">
          <table:table-cell office:value-type="string" calcext:value-type="string">
            <text:p><text:a xlink:href="https://rejestr.io/krs/211048/spoldzielnia-mieszkaniowa-zwyciezcow" xlink:type="simple">SPÓŁDZIELNIA MIESZKANIOWA " ZWYCIĘZC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759" xlink:type="simple">Justyna Pawli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0997/spoldzielnia-mieszkaniowa-waszyngtona" xlink:type="simple"> </text:a> KRS 0000210997 </text:p>
          </table:table-cell>
        </table:table-row>
        <table:table-row table:style-name="ro2">
          <table:table-cell office:value-type="string" calcext:value-type="string">
            <text:p><text:a xlink:href="https://rejestr.io/krs/210997/spoldzielnia-mieszkaniowa-waszyngtona" xlink:type="simple">SPÓŁDZIELNIA MIESZKANIOWA "WASZYNGT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78" xlink:type="simple">Anna Krygi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9737/spoldzielnia-mieszkaniowa-monolit" xlink:type="simple"> </text:a> KRS 0000209737 </text:p>
          </table:table-cell>
        </table:table-row>
        <table:table-row table:style-name="ro2">
          <table:table-cell office:value-type="string" calcext:value-type="string">
            <text:p><text:a xlink:href="https://rejestr.io/krs/209737/spoldzielnia-mieszkaniowa-monolit" xlink:type="simple">SPÓŁDZIELNIA MIESZKANIOWA "MONOLI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49380" xlink:type="simple">Marian Orli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9766/spoldzielnia-mieszkaniowa-przanowskiego" xlink:type="simple"> </text:a> KRS 0000199766 </text:p>
          </table:table-cell>
        </table:table-row>
        <table:table-row table:style-name="ro2">
          <table:table-cell office:value-type="string" calcext:value-type="string">
            <text:p><text:a xlink:href="https://rejestr.io/krs/199766/spoldzielnia-mieszkaniowa-przanowskiego" xlink:type="simple">SPÓŁDZIELNIA MIESZKANIOWA "PRZANOWSKIEG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6342" xlink:type="simple">Michał Kreko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3500/spoldzielnia-mieszkaniowa-radna" xlink:type="simple"> </text:a> KRS 0000193500 </text:p>
          </table:table-cell>
        </table:table-row>
        <table:table-row table:style-name="ro2">
          <table:table-cell office:value-type="string" calcext:value-type="string">
            <text:p><text:a xlink:href="https://rejestr.io/krs/193500/spoldzielnia-mieszkaniowa-radna" xlink:type="simple">SPÓŁDZIELNIA MIESZKANIOWA "RAD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3348" xlink:type="simple">Teresa Ko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0434/spoldzielnia-mieszkaniowa-kabaty" xlink:type="simple"> </text:a> KRS 0000160434 </text:p>
          </table:table-cell>
        </table:table-row>
        <table:table-row table:style-name="ro2">
          <table:table-cell office:value-type="string" calcext:value-type="string">
            <text:p><text:a xlink:href="https://rejestr.io/krs/160434/spoldzielnia-mieszkaniowa-kabaty" xlink:type="simple">SPÓŁDZIELNIA MIESZKANIOWA "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59024" xlink:type="simple">Jerzy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153/spoldzielnia-mieszkaniowa-modzelewskiego" xlink:type="simple"> </text:a> KRS 0000150153 </text:p>
          </table:table-cell>
        </table:table-row>
        <table:table-row table:style-name="ro2">
          <table:table-cell office:value-type="string" calcext:value-type="string">
            <text:p><text:a xlink:href="https://rejestr.io/krs/150153/spoldzielnia-mieszkaniowa-modzelewskiego" xlink:type="simple">SPÓŁDZIELNIA MIESZKANIOWA "MODZELEWSKIEG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69280" xlink:type="simple">Agnieszka Dębska Szku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702/spoldzielnia-mieszkaniowa-wolicka" xlink:type="simple"> </text:a> KRS 0000148702 </text:p>
          </table:table-cell>
        </table:table-row>
        <table:table-row table:style-name="ro2">
          <table:table-cell office:value-type="string" calcext:value-type="string">
            <text:p><text:a xlink:href="https://rejestr.io/krs/148702/spoldzielnia-mieszkaniowa-wolicka" xlink:type="simple">SPÓŁDZIELNIA MIESZKANIOWA "WOLI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702" xlink:type="simple">Halina Więc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3767/spoldzielnia-mieszkaniowa-siodemka" xlink:type="simple"> </text:a> KRS 0000143767 </text:p>
          </table:table-cell>
        </table:table-row>
        <table:table-row table:style-name="ro2">
          <table:table-cell office:value-type="string" calcext:value-type="string">
            <text:p><text:a xlink:href="https://rejestr.io/krs/143767/spoldzielnia-mieszkaniowa-siodemka" xlink:type="simple">SPÓŁDZIELNIA MIESZKANIOWA "SIÓDEM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31552" xlink:type="simple">Marcin Niem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915/spoldzielnia-mieszkaniowa-dworkowa" xlink:type="simple"> </text:a> KRS 0000132915 </text:p>
          </table:table-cell>
        </table:table-row>
        <table:table-row table:style-name="ro2">
          <table:table-cell office:value-type="string" calcext:value-type="string">
            <text:p><text:a xlink:href="https://rejestr.io/krs/132915/spoldzielnia-mieszkaniowa-dworkowa" xlink:type="simple">SPÓŁDZIELNIA MIESZKANIOWA "DWORK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579" xlink:type="simple">Mikołaj Koła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1744/spoldzielnia-mieszkaniowa-epoka" xlink:type="simple"> </text:a> KRS 0000131744 </text:p>
          </table:table-cell>
        </table:table-row>
        <table:table-row table:style-name="ro2">
          <table:table-cell office:value-type="string" calcext:value-type="string">
            <text:p><text:a xlink:href="https://rejestr.io/krs/131744/spoldzielnia-mieszkaniowa-epoka" xlink:type="simple">SPÓŁDZIELNIA MIESZKANIOWA "EPO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080" xlink:type="simple">Bogumiła Wardz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8119/spoldzielnia-mieszkaniowa-elsam" xlink:type="simple"> </text:a> KRS 0000128119 </text:p>
          </table:table-cell>
        </table:table-row>
        <table:table-row table:style-name="ro2">
          <table:table-cell office:value-type="string" calcext:value-type="string">
            <text:p><text:a xlink:href="https://rejestr.io/krs/128119/spoldzielnia-mieszkaniowa-elsam" xlink:type="simple">SPÓŁDZIELNIA MIESZKANIOWA "ELSA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47733" xlink:type="simple">Robert Wojn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9513/spoldzielnia-mieszkaniowa-razem" xlink:type="simple"> </text:a> KRS 0000119513 </text:p>
          </table:table-cell>
        </table:table-row>
        <table:table-row table:style-name="ro2">
          <table:table-cell office:value-type="string" calcext:value-type="string">
            <text:p><text:a xlink:href="https://rejestr.io/krs/119513/spoldzielnia-mieszkaniowa-razem" xlink:type="simple">SPÓŁDZIELNIA MIESZKANIOWA "RAZ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9342/spoldzielnia-mieszkaniowa-niedzwiadek" xlink:type="simple"> </text:a> KRS 0000109342 </text:p>
          </table:table-cell>
        </table:table-row>
        <table:table-row table:style-name="ro2">
          <table:table-cell office:value-type="string" calcext:value-type="string">
            <text:p><text:a xlink:href="https://rejestr.io/krs/109342/spoldzielnia-mieszkaniowa-niedzwiadek" xlink:type="simple">SPÓŁDZIELNIA MIESZKANIOWA "NIEDŹWIADE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77" xlink:type="simple">Sławomir Jędrzej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7027/spoldzielnia-mieszkaniowa-rzemioslo" xlink:type="simple"> </text:a> KRS 0000087027 </text:p>
          </table:table-cell>
        </table:table-row>
        <table:table-row table:style-name="ro2">
          <table:table-cell office:value-type="string" calcext:value-type="string">
            <text:p><text:a xlink:href="https://rejestr.io/krs/87027/spoldzielnia-mieszkaniowa-rzemioslo" xlink:type="simple">SPÓŁDZIELNIA MIESZKANIOWA "RZEMIOSŁ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0040" xlink:type="simple">Jolanta Kosa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8357/spoldzielnia-mieszkaniowa-brodno" xlink:type="simple"> </text:a> KRS 0000078357 </text:p>
          </table:table-cell>
        </table:table-row>
        <table:table-row table:style-name="ro2">
          <table:table-cell office:value-type="string" calcext:value-type="string">
            <text:p><text:a xlink:href="https://rejestr.io/krs/78357/spoldzielnia-mieszkaniowa-brodno" xlink:type="simple">SPÓŁDZIELNIA MIESZKANIOWA "BRÓDN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1947" xlink:type="simple">Sławomir Anto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18/spoldzielnia-mieszkaniowa-wyzyny" xlink:type="simple"> </text:a> KRS 0000074918 </text:p>
          </table:table-cell>
        </table:table-row>
        <table:table-row table:style-name="ro2">
          <table:table-cell office:value-type="string" calcext:value-type="string">
            <text:p><text:a xlink:href="https://rejestr.io/krs/74918/spoldzielnia-mieszkaniowa-wyzyny" xlink:type="simple">SPÓŁDZIELNIA MIESZKANIOWA "WYŻY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4813" xlink:type="simple">Krzysztof Gosła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064/spoldzielnia-mieszkaniowa-szwolezerow" xlink:type="simple"> </text:a> KRS 0000073064 </text:p>
          </table:table-cell>
        </table:table-row>
        <table:table-row table:style-name="ro2">
          <table:table-cell office:value-type="string" calcext:value-type="string">
            <text:p><text:a xlink:href="https://rejestr.io/krs/73064/spoldzielnia-mieszkaniowa-szwolezerow" xlink:type="simple">SPÓŁDZIELNIA MIESZKANIOWA "SZWOLEŻ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6249" xlink:type="simple">Anna Dered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956/spoldzielnia-mieszkaniowa-budowisko" xlink:type="simple"> </text:a> KRS 0000063956 </text:p>
          </table:table-cell>
        </table:table-row>
        <table:table-row table:style-name="ro2">
          <table:table-cell office:value-type="string" calcext:value-type="string">
            <text:p><text:a xlink:href="https://rejestr.io/krs/63956/spoldzielnia-mieszkaniowa-budowisko" xlink:type="simple">SPÓŁDZIELNIA MIESZKANIOWA "BUDOW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637" xlink:type="simple">Katarzyna Krzewi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897/spoldzielnia-mieszkaniowa-domhut" xlink:type="simple"> </text:a> KRS 0000031897 </text:p>
          </table:table-cell>
        </table:table-row>
        <table:table-row table:style-name="ro2">
          <table:table-cell office:value-type="string" calcext:value-type="string">
            <text:p><text:a xlink:href="https://rejestr.io/krs/31897/spoldzielnia-mieszkaniowa-domhut" xlink:type="simple">SPÓŁDZIELNIA MIESZKANIOWA "DOMHU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77753" xlink:type="simple">Katarzyna Or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800/spoldzielnia-mieszkaniowa-lokata" xlink:type="simple"> </text:a> KRS 0000020800 </text:p>
          </table:table-cell>
        </table:table-row>
        <table:table-row table:style-name="ro2">
          <table:table-cell office:value-type="string" calcext:value-type="string">
            <text:p><text:a xlink:href="https://rejestr.io/krs/20800/spoldzielnia-mieszkaniowa-lokata" xlink:type="simple">SPÓŁDZIELNIA MIESZKANIOWA "LOKA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67393" xlink:type="simple">Szymon Rat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693/spoldzielnia-mieszkaniowa-lazienkowska" xlink:type="simple"> </text:a> KRS 0000014693 </text:p>
          </table:table-cell>
        </table:table-row>
        <table:table-row table:style-name="ro2">
          <table:table-cell office:value-type="string" calcext:value-type="string">
            <text:p><text:a xlink:href="https://rejestr.io/krs/14693/spoldzielnia-mieszkaniowa-lazienkowska" xlink:type="simple">SPÓŁDZIELNIA MIESZKANIOWA "ŁAZIENK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4322" xlink:type="simple">Mariusz Osuch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27/spoldzielnia-mieszkaniowa-gorczewska" xlink:type="simple"> </text:a> KRS 0000012927 </text:p>
          </table:table-cell>
        </table:table-row>
        <table:table-row table:style-name="ro2">
          <table:table-cell office:value-type="string" calcext:value-type="string">
            <text:p><text:a xlink:href="https://rejestr.io/krs/12927/spoldzielnia-mieszkaniowa-gorczewska" xlink:type="simple">SPÓŁDZIELNIA MIESZKANIOWA "GÓRCZE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427710" xlink:type="simple">Piotr Jan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y</text:p>
          </table:table-cell>
        </table:table-row>
        <table:table-row table:style-name="ro1">
          <table:table-cell office:value-type="string" calcext:value-type="string">
            <text:p><text:a xlink:href="https://rejestr.io/krs/10365/spoldzielnia-mieszkaniowa-mokotow" xlink:type="simple"> </text:a> KRS 0000010365 </text:p>
          </table:table-cell>
        </table:table-row>
        <table:table-row table:style-name="ro2">
          <table:table-cell office:value-type="string" calcext:value-type="string">
            <text:p><text:a xlink:href="https://rejestr.io/krs/10365/spoldzielnia-mieszkaniowa-mokotow" xlink:type="simple">SPÓŁDZIELNIA MIESZKANIOWA "MOKOT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7214" xlink:type="simple">Leszek Piech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22/spoldzielnia-mieszkaniowa-lazurowa" xlink:type="simple"> </text:a> KRS 0000006022 </text:p>
          </table:table-cell>
        </table:table-row>
        <table:table-row table:style-name="ro2">
          <table:table-cell office:value-type="string" calcext:value-type="string">
            <text:p><text:a xlink:href="https://rejestr.io/krs/6022/spoldzielnia-mieszkaniowa-lazurowa" xlink:type="simple">SPÓŁDZIELNIA MIESZKANIOWA "LAZUR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553" xlink:type="simple">Zbigniew Gaca Richt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94357/spoldzielnia-mieszkaniowa-tarczynska" xlink:type="simple"> </text:a> KRS 0000394357 </text:p>
          </table:table-cell>
        </table:table-row>
        <table:table-row table:style-name="ro2">
          <table:table-cell office:value-type="string" calcext:value-type="string">
            <text:p><text:a xlink:href="https://rejestr.io/krs/394357/spoldzielnia-mieszkaniowa-tarczynska" xlink:type="simple">SPÓŁDZIELNIA MIESZKANIOWA "TARCZY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522" xlink:type="simple">Dariusz Szyb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048/spoldzielnia-mieszkaniowa-zwyciezcow" xlink:type="simple"> </text:a> KRS 0000211048 </text:p>
          </table:table-cell>
        </table:table-row>
        <table:table-row table:style-name="ro2">
          <table:table-cell office:value-type="string" calcext:value-type="string">
            <text:p><text:a xlink:href="https://rejestr.io/krs/211048/spoldzielnia-mieszkaniowa-zwyciezcow" xlink:type="simple">SPÓŁDZIELNIA MIESZKANIOWA " ZWYCIĘZC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759" xlink:type="simple">Justyna Pawli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0997/spoldzielnia-mieszkaniowa-waszyngtona" xlink:type="simple"> </text:a> KRS 0000210997 </text:p>
          </table:table-cell>
        </table:table-row>
        <table:table-row table:style-name="ro2">
          <table:table-cell office:value-type="string" calcext:value-type="string">
            <text:p><text:a xlink:href="https://rejestr.io/krs/210997/spoldzielnia-mieszkaniowa-waszyngtona" xlink:type="simple">SPÓŁDZIELNIA MIESZKANIOWA "WASZYNGT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78" xlink:type="simple">Anna Krygi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9737/spoldzielnia-mieszkaniowa-monolit" xlink:type="simple"> </text:a> KRS 0000209737 </text:p>
          </table:table-cell>
        </table:table-row>
        <table:table-row table:style-name="ro2">
          <table:table-cell office:value-type="string" calcext:value-type="string">
            <text:p><text:a xlink:href="https://rejestr.io/krs/209737/spoldzielnia-mieszkaniowa-monolit" xlink:type="simple">SPÓŁDZIELNIA MIESZKANIOWA "MONOLI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49380" xlink:type="simple">Marian Orli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9766/spoldzielnia-mieszkaniowa-przanowskiego" xlink:type="simple"> </text:a> KRS 0000199766 </text:p>
          </table:table-cell>
        </table:table-row>
        <table:table-row table:style-name="ro2">
          <table:table-cell office:value-type="string" calcext:value-type="string">
            <text:p><text:a xlink:href="https://rejestr.io/krs/199766/spoldzielnia-mieszkaniowa-przanowskiego" xlink:type="simple">SPÓŁDZIELNIA MIESZKANIOWA "PRZANOWSKIEG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6342" xlink:type="simple">Michał Kreko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3500/spoldzielnia-mieszkaniowa-radna" xlink:type="simple"> </text:a> KRS 0000193500 </text:p>
          </table:table-cell>
        </table:table-row>
        <table:table-row table:style-name="ro2">
          <table:table-cell office:value-type="string" calcext:value-type="string">
            <text:p><text:a xlink:href="https://rejestr.io/krs/193500/spoldzielnia-mieszkaniowa-radna" xlink:type="simple">SPÓŁDZIELNIA MIESZKANIOWA "RAD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3348" xlink:type="simple">Teresa Ko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0434/spoldzielnia-mieszkaniowa-kabaty" xlink:type="simple"> </text:a> KRS 0000160434 </text:p>
          </table:table-cell>
        </table:table-row>
        <table:table-row table:style-name="ro2">
          <table:table-cell office:value-type="string" calcext:value-type="string">
            <text:p><text:a xlink:href="https://rejestr.io/krs/160434/spoldzielnia-mieszkaniowa-kabaty" xlink:type="simple">SPÓŁDZIELNIA MIESZKANIOWA "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59024" xlink:type="simple">Jerzy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153/spoldzielnia-mieszkaniowa-modzelewskiego" xlink:type="simple"> </text:a> KRS 0000150153 </text:p>
          </table:table-cell>
        </table:table-row>
        <table:table-row table:style-name="ro2">
          <table:table-cell office:value-type="string" calcext:value-type="string">
            <text:p><text:a xlink:href="https://rejestr.io/krs/150153/spoldzielnia-mieszkaniowa-modzelewskiego" xlink:type="simple">SPÓŁDZIELNIA MIESZKANIOWA "MODZELEWSKIEG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69280" xlink:type="simple">Agnieszka Dębska Szku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702/spoldzielnia-mieszkaniowa-wolicka" xlink:type="simple"> </text:a> KRS 0000148702 </text:p>
          </table:table-cell>
        </table:table-row>
        <table:table-row table:style-name="ro2">
          <table:table-cell office:value-type="string" calcext:value-type="string">
            <text:p><text:a xlink:href="https://rejestr.io/krs/148702/spoldzielnia-mieszkaniowa-wolicka" xlink:type="simple">SPÓŁDZIELNIA MIESZKANIOWA "WOLI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702" xlink:type="simple">Halina Więc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3767/spoldzielnia-mieszkaniowa-siodemka" xlink:type="simple"> </text:a> KRS 0000143767 </text:p>
          </table:table-cell>
        </table:table-row>
        <table:table-row table:style-name="ro2">
          <table:table-cell office:value-type="string" calcext:value-type="string">
            <text:p><text:a xlink:href="https://rejestr.io/krs/143767/spoldzielnia-mieszkaniowa-siodemka" xlink:type="simple">SPÓŁDZIELNIA MIESZKANIOWA "SIÓDEM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31552" xlink:type="simple">Marcin Niem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915/spoldzielnia-mieszkaniowa-dworkowa" xlink:type="simple"> </text:a> KRS 0000132915 </text:p>
          </table:table-cell>
        </table:table-row>
        <table:table-row table:style-name="ro2">
          <table:table-cell office:value-type="string" calcext:value-type="string">
            <text:p><text:a xlink:href="https://rejestr.io/krs/132915/spoldzielnia-mieszkaniowa-dworkowa" xlink:type="simple">SPÓŁDZIELNIA MIESZKANIOWA "DWORK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579" xlink:type="simple">Mikołaj Koła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978/spoldzielnia-mieszkaniowa-potocka" xlink:type="simple"> </text:a> KRS 0000175978 </text:p>
          </table:table-cell>
        </table:table-row>
        <table:table-row table:style-name="ro2">
          <table:table-cell office:value-type="string" calcext:value-type="string">
            <text:p><text:a xlink:href="https://rejestr.io/krs/175978/spoldzielnia-mieszkaniowa-potocka" xlink:type="simple">SPÓŁDZIELNIA MIESZKANIOWA "POTO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6052" xlink:type="simple">Krzysztof Perchuć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2884/spoldzielnia-mieszkaniowa-zeran" xlink:type="simple"> </text:a> KRS 0000172884 </text:p>
          </table:table-cell>
        </table:table-row>
        <table:table-row table:style-name="ro2">
          <table:table-cell office:value-type="string" calcext:value-type="string">
            <text:p><text:a xlink:href="https://rejestr.io/krs/172884/spoldzielnia-mieszkaniowa-zeran" xlink:type="simple">SPÓŁDZIELNIA MIESZKANIOWA "ŻERAŃ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7271" xlink:type="simple">Wojciech Bur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2558/spoldzielnia-mieszkaniowa-jasnodworska" xlink:type="simple"> </text:a> KRS 0000172558 </text:p>
          </table:table-cell>
        </table:table-row>
        <table:table-row table:style-name="ro2">
          <table:table-cell office:value-type="string" calcext:value-type="string">
            <text:p><text:a xlink:href="https://rejestr.io/krs/172558/spoldzielnia-mieszkaniowa-jasnodworska" xlink:type="simple">SPÓŁDZIELNIA MIESZKANIOWA "JASNODWOR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0979/spoldzielnia-mieszkaniowa-ader" xlink:type="simple"> </text:a> KRS 0000170979 </text:p>
          </table:table-cell>
        </table:table-row>
        <table:table-row table:style-name="ro2">
          <table:table-cell office:value-type="string" calcext:value-type="string">
            <text:p><text:a xlink:href="https://rejestr.io/krs/170979/spoldzielnia-mieszkaniowa-ader" xlink:type="simple">SPÓŁDZIELNIA MIESZKANIOWA "ADE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53175" xlink:type="simple">Grzegorz Ma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550/spoldzielnia-mieszkaniowa-domino" xlink:type="simple"> </text:a> KRS 0000162550 </text:p>
          </table:table-cell>
        </table:table-row>
        <table:table-row table:style-name="ro2">
          <table:table-cell office:value-type="string" calcext:value-type="string">
            <text:p><text:a xlink:href="https://rejestr.io/krs/162550/spoldzielnia-mieszkaniowa-domino" xlink:type="simple">SPÓŁDZIELNIA MIESZKANIOWA "DOMIN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8768" xlink:type="simple">Witold Toma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9618/spoldzielnia-mieszkaniowa-mszczonowska" xlink:type="simple"> </text:a> KRS 0000149618 </text:p>
          </table:table-cell>
        </table:table-row>
        <table:table-row table:style-name="ro2">
          <table:table-cell office:value-type="string" calcext:value-type="string">
            <text:p><text:a xlink:href="https://rejestr.io/krs/149618/spoldzielnia-mieszkaniowa-mszczonowska" xlink:type="simple">SPÓŁDZIELNIA MIESZKANIOWA "MSZCZON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57782" xlink:type="simple">Michał Piór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1257/spoldzielnia-mieszkaniowa-sluzewiec" xlink:type="simple"> </text:a> KRS 0000141257 </text:p>
          </table:table-cell>
        </table:table-row>
        <table:table-row table:style-name="ro2">
          <table:table-cell office:value-type="string" calcext:value-type="string">
            <text:p><text:a xlink:href="https://rejestr.io/krs/141257/spoldzielnia-mieszkaniowa-sluzewiec" xlink:type="simple">SPÓŁDZIELNIA MIESZKANIOWA "SŁUŻE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3877" xlink:type="simple">Maria Gołębi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6794/spoldzielnia-mieszkaniowa-motywacja" xlink:type="simple"> </text:a> KRS 0000106794 </text:p>
          </table:table-cell>
        </table:table-row>
        <table:table-row table:style-name="ro2">
          <table:table-cell office:value-type="string" calcext:value-type="string">
            <text:p><text:a xlink:href="https://rejestr.io/krs/106794/spoldzielnia-mieszkaniowa-motywacja" xlink:type="simple">SPÓŁDZIELNIA MIESZKANIOWA "MOTYWAC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7007" xlink:type="simple">Dariusz Piotr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0309/spoldzielnia-mieszkaniowa-angorska" xlink:type="simple"> </text:a> KRS 0000100309 </text:p>
          </table:table-cell>
        </table:table-row>
        <table:table-row table:style-name="ro2">
          <table:table-cell office:value-type="string" calcext:value-type="string">
            <text:p><text:a xlink:href="https://rejestr.io/krs/100309/spoldzielnia-mieszkaniowa-angorska" xlink:type="simple">SPÓŁDZIELNIA MIESZKANIOWA "ANGOR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2139" xlink:type="simple">Alicja Matusz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18/spoldzielnia-mieszkaniowa-wyzyny" xlink:type="simple"> </text:a> KRS 0000074918 </text:p>
          </table:table-cell>
        </table:table-row>
        <table:table-row table:style-name="ro2">
          <table:table-cell office:value-type="string" calcext:value-type="string">
            <text:p><text:a xlink:href="https://rejestr.io/krs/74918/spoldzielnia-mieszkaniowa-wyzyny" xlink:type="simple">SPÓŁDZIELNIA MIESZKANIOWA "WYŻY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4813" xlink:type="simple">Krzysztof Gosła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064/spoldzielnia-mieszkaniowa-szwolezerow" xlink:type="simple"> </text:a> KRS 0000073064 </text:p>
          </table:table-cell>
        </table:table-row>
        <table:table-row table:style-name="ro2">
          <table:table-cell office:value-type="string" calcext:value-type="string">
            <text:p><text:a xlink:href="https://rejestr.io/krs/73064/spoldzielnia-mieszkaniowa-szwolezerow" xlink:type="simple">SPÓŁDZIELNIA MIESZKANIOWA "SZWOLEŻ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6249" xlink:type="simple">Anna Dered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956/spoldzielnia-mieszkaniowa-budowisko" xlink:type="simple"> </text:a> KRS 0000063956 </text:p>
          </table:table-cell>
        </table:table-row>
        <table:table-row table:style-name="ro2">
          <table:table-cell office:value-type="string" calcext:value-type="string">
            <text:p><text:a xlink:href="https://rejestr.io/krs/63956/spoldzielnia-mieszkaniowa-budowisko" xlink:type="simple">SPÓŁDZIELNIA MIESZKANIOWA "BUDOW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637" xlink:type="simple">Katarzyna Krzewi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897/spoldzielnia-mieszkaniowa-domhut" xlink:type="simple"> </text:a> KRS 0000031897 </text:p>
          </table:table-cell>
        </table:table-row>
        <table:table-row table:style-name="ro2">
          <table:table-cell office:value-type="string" calcext:value-type="string">
            <text:p><text:a xlink:href="https://rejestr.io/krs/31897/spoldzielnia-mieszkaniowa-domhut" xlink:type="simple">SPÓŁDZIELNIA MIESZKANIOWA "DOMHU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77753" xlink:type="simple">Katarzyna Or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800/spoldzielnia-mieszkaniowa-lokata" xlink:type="simple"> </text:a> KRS 0000020800 </text:p>
          </table:table-cell>
        </table:table-row>
        <table:table-row table:style-name="ro2">
          <table:table-cell office:value-type="string" calcext:value-type="string">
            <text:p><text:a xlink:href="https://rejestr.io/krs/20800/spoldzielnia-mieszkaniowa-lokata" xlink:type="simple">SPÓŁDZIELNIA MIESZKANIOWA "LOKA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67393" xlink:type="simple">Szymon Rat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693/spoldzielnia-mieszkaniowa-lazienkowska" xlink:type="simple"> </text:a> KRS 0000014693 </text:p>
          </table:table-cell>
        </table:table-row>
        <table:table-row table:style-name="ro2">
          <table:table-cell office:value-type="string" calcext:value-type="string">
            <text:p><text:a xlink:href="https://rejestr.io/krs/14693/spoldzielnia-mieszkaniowa-lazienkowska" xlink:type="simple">SPÓŁDZIELNIA MIESZKANIOWA "ŁAZIENK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4322" xlink:type="simple">Mariusz Osuch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27/spoldzielnia-mieszkaniowa-gorczewska" xlink:type="simple"> </text:a> KRS 0000012927 </text:p>
          </table:table-cell>
        </table:table-row>
        <table:table-row table:style-name="ro2">
          <table:table-cell office:value-type="string" calcext:value-type="string">
            <text:p><text:a xlink:href="https://rejestr.io/krs/12927/spoldzielnia-mieszkaniowa-gorczewska" xlink:type="simple">SPÓŁDZIELNIA MIESZKANIOWA "GÓRCZE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427710" xlink:type="simple">Piotr Jan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y</text:p>
          </table:table-cell>
        </table:table-row>
        <table:table-row table:style-name="ro1">
          <table:table-cell office:value-type="string" calcext:value-type="string">
            <text:p><text:a xlink:href="https://rejestr.io/krs/10365/spoldzielnia-mieszkaniowa-mokotow" xlink:type="simple"> </text:a> KRS 0000010365 </text:p>
          </table:table-cell>
        </table:table-row>
        <table:table-row table:style-name="ro2">
          <table:table-cell office:value-type="string" calcext:value-type="string">
            <text:p><text:a xlink:href="https://rejestr.io/krs/10365/spoldzielnia-mieszkaniowa-mokotow" xlink:type="simple">SPÓŁDZIELNIA MIESZKANIOWA "MOKOT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7214" xlink:type="simple">Leszek Piech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22/spoldzielnia-mieszkaniowa-lazurowa" xlink:type="simple"> </text:a> KRS 0000006022 </text:p>
          </table:table-cell>
        </table:table-row>
        <table:table-row table:style-name="ro2">
          <table:table-cell office:value-type="string" calcext:value-type="string">
            <text:p><text:a xlink:href="https://rejestr.io/krs/6022/spoldzielnia-mieszkaniowa-lazurowa" xlink:type="simple">SPÓŁDZIELNIA MIESZKANIOWA "LAZUR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553" xlink:type="simple">Zbigniew Gaca Richt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901/spoldzielnia-budowlano-mieszkaniowa-spolnota-mieszkaniowa" xlink:type="simple"> </text:a> KRS 0000198901 </text:p>
          </table:table-cell>
        </table:table-row>
        <table:table-row table:style-name="ro2">
          <table:table-cell office:value-type="string" calcext:value-type="string">
            <text:p><text:a xlink:href="https://rejestr.io/krs/198901/spoldzielnia-budowlano-mieszkaniowa-spolnota-mieszkaniowa" xlink:type="simple">SPÓŁDZIELNIA BUDOWLANO-MIESZKANIOWA "SPÓLNOTA MIESZKANI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4324" xlink:type="simple">Anna Giedroyć Gil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2250/spoldzielnia-mieszkaniowa-atutowa" xlink:type="simple"> </text:a> KRS 0000732250 </text:p>
          </table:table-cell>
        </table:table-row>
        <table:table-row table:style-name="ro2">
          <table:table-cell office:value-type="string" calcext:value-type="string">
            <text:p><text:a xlink:href="https://rejestr.io/krs/732250/spoldzielnia-mieszkaniowa-atutowa" xlink:type="simple">SPÓŁDZIELNIA MIESZKANIOWA "ATUT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14522" xlink:type="simple">Kinga Chyl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4254/spoldzielnia-mieszkaniowa-ordynacka" xlink:type="simple"> </text:a> KRS 0000194254 </text:p>
          </table:table-cell>
        </table:table-row>
        <table:table-row table:style-name="ro2">
          <table:table-cell office:value-type="string" calcext:value-type="string">
            <text:p><text:a xlink:href="https://rejestr.io/krs/194254/spoldzielnia-mieszkaniowa-ordynacka" xlink:type="simple">SPÓŁDZIELNIA MIESZKANIOWA "ORDYNA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3837/spoldzielnia-mieszkaniowa-fenix" xlink:type="simple"> </text:a> KRS 0000193837 </text:p>
          </table:table-cell>
        </table:table-row>
        <table:table-row table:style-name="ro2">
          <table:table-cell office:value-type="string" calcext:value-type="string">
            <text:p><text:a xlink:href="https://rejestr.io/krs/193837/spoldzielnia-mieszkaniowa-fenix" xlink:type="simple">SPÓŁDZIELNIA MIESZKANIOWA "FENIX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56067" xlink:type="simple">Maria Wrede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1119/spoldzielnia-mieszkaniowa-projektant" xlink:type="simple"> </text:a> KRS 0000191119 </text:p>
          </table:table-cell>
        </table:table-row>
        <table:table-row table:style-name="ro2">
          <table:table-cell office:value-type="string" calcext:value-type="string">
            <text:p><text:a xlink:href="https://rejestr.io/krs/191119/spoldzielnia-mieszkaniowa-projektant" xlink:type="simple">SPÓŁDZIELNIA MIESZKANIOWA "PROJEKTAN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2651" xlink:type="simple">Janusz Aszkla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199/spoldzielnia-mieszkaniowa-wpb" xlink:type="simple"> </text:a> KRS 0000187199 </text:p>
          </table:table-cell>
        </table:table-row>
        <table:table-row table:style-name="ro2">
          <table:table-cell office:value-type="string" calcext:value-type="string">
            <text:p><text:a xlink:href="https://rejestr.io/krs/187199/spoldzielnia-mieszkaniowa-wpb" xlink:type="simple">SPÓŁDZIELNIA MIESZKANIOWA "WP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3988" xlink:type="simple">Rafał Zwo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6382/spoldzielnia-mieszkaniowa-pura" xlink:type="simple"> </text:a> KRS 0000176382 </text:p>
          </table:table-cell>
        </table:table-row>
        <table:table-row table:style-name="ro2">
          <table:table-cell office:value-type="string" calcext:value-type="string">
            <text:p><text:a xlink:href="https://rejestr.io/krs/176382/spoldzielnia-mieszkaniowa-pura" xlink:type="simple">SPÓŁDZIELNIA MIESZKANIOWA "PUR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31792" xlink:type="simple">Ryszard Stachu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820/spoldzielnia-mieszkaniowa-wspolpraca" xlink:type="simple"> </text:a> KRS 0000162820 </text:p>
          </table:table-cell>
        </table:table-row>
        <table:table-row table:style-name="ro2">
          <table:table-cell office:value-type="string" calcext:value-type="string">
            <text:p><text:a xlink:href="https://rejestr.io/krs/162820/spoldzielnia-mieszkaniowa-wspolpraca" xlink:type="simple">SPÓŁDZIELNIA MIESZKANIOWA "WSPÓŁPRA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92842" xlink:type="simple">Maciej Bęben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204/spoldzielnia-mieszkaniowa-finansowiec" xlink:type="simple"> </text:a> KRS 0000157204 </text:p>
          </table:table-cell>
        </table:table-row>
        <table:table-row table:style-name="ro2">
          <table:table-cell office:value-type="string" calcext:value-type="string">
            <text:p><text:a xlink:href="https://rejestr.io/krs/157204/spoldzielnia-mieszkaniowa-finansowiec" xlink:type="simple">SPÓŁDZIELNIA MIESZKANIOWA "FINANSO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44496" xlink:type="simple">Marek Szymcz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9486/nadwislanska-spoldzielnia-mieszkaniowa" xlink:type="simple"> </text:a> KRS 0000149486 </text:p>
          </table:table-cell>
        </table:table-row>
        <table:table-row table:style-name="ro2">
          <table:table-cell office:value-type="string" calcext:value-type="string">
            <text:p><text:a xlink:href="https://rejestr.io/krs/149486/nadwislanska-spoldzielnia-mieszkaniowa" xlink:type="simple">NADWIŚLAŃ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32682" xlink:type="simple">Daniel Piąt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4869/spoldzielnia-mieszkaniowa-rozlogi" xlink:type="simple"> </text:a> KRS 0000144869 </text:p>
          </table:table-cell>
        </table:table-row>
        <table:table-row table:style-name="ro2">
          <table:table-cell office:value-type="string" calcext:value-type="string">
            <text:p><text:a xlink:href="https://rejestr.io/krs/144869/spoldzielnia-mieszkaniowa-rozlogi" xlink:type="simple">SPÓŁDZIELNIA MIESZKANIOWA "ROZŁOG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6739" xlink:type="simple">Mikołaj Przyby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866/spoldzielnia-mieszkaniowa-kamionek" xlink:type="simple"> </text:a> KRS 0000129866 </text:p>
          </table:table-cell>
        </table:table-row>
        <table:table-row table:style-name="ro2">
          <table:table-cell office:value-type="string" calcext:value-type="string">
            <text:p><text:a xlink:href="https://rejestr.io/krs/129866/spoldzielnia-mieszkaniowa-kamionek" xlink:type="simple">SPÓŁDZIELNIA MIESZKANIOWA "KAMIONE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98059" xlink:type="simple">Krzysztof Melani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2732/spoldzielnia-mieszkaniowa-wola" xlink:type="simple"> </text:a> KRS 0000122732 </text:p>
          </table:table-cell>
        </table:table-row>
        <table:table-row table:style-name="ro2">
          <table:table-cell office:value-type="string" calcext:value-type="string">
            <text:p><text:a xlink:href="https://rejestr.io/krs/122732/spoldzielnia-mieszkaniowa-wola" xlink:type="simple">SPÓŁDZIELNIA MIESZKANIOWA WOL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40785" xlink:type="simple">Maciej Sękt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4194/spoldzielnia-mieszkaniowa-wspolnik" xlink:type="simple"> </text:a> KRS 0000114194 </text:p>
          </table:table-cell>
        </table:table-row>
        <table:table-row table:style-name="ro2">
          <table:table-cell office:value-type="string" calcext:value-type="string">
            <text:p><text:a xlink:href="https://rejestr.io/krs/114194/spoldzielnia-mieszkaniowa-wspolnik" xlink:type="simple">SPÓŁDZIELNIA MIESZKANIOWA "WSPÓLNI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78" xlink:type="simple">Anna Krygi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6502/spoldzielnia-mieszkaniowa-debina" xlink:type="simple"> </text:a> KRS 0000096502 </text:p>
          </table:table-cell>
        </table:table-row>
        <table:table-row table:style-name="ro2">
          <table:table-cell office:value-type="string" calcext:value-type="string">
            <text:p><text:a xlink:href="https://rejestr.io/krs/96502/spoldzielnia-mieszkaniowa-debina" xlink:type="simple">SPÓŁDZIELNIA MIESZKANIOWA "DĘBI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405220" xlink:type="simple">Grzegorz Lip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1326/spoldzielnia-mieszkaniowa-walicowo" xlink:type="simple"> </text:a> KRS 0000091326 </text:p>
          </table:table-cell>
        </table:table-row>
        <table:table-row table:style-name="ro2">
          <table:table-cell office:value-type="string" calcext:value-type="string">
            <text:p><text:a xlink:href="https://rejestr.io/krs/91326/spoldzielnia-mieszkaniowa-walicowo" xlink:type="simple">SPÓŁDZIELNIA MIESZKANIOWA "WALICOW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50656" xlink:type="simple">Ewa Dobranja Sac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636/spoldzielnia-mieszkaniowa-wilanow" xlink:type="simple"> </text:a> KRS 0000069636 </text:p>
          </table:table-cell>
        </table:table-row>
        <table:table-row table:style-name="ro2">
          <table:table-cell office:value-type="string" calcext:value-type="string">
            <text:p><text:a xlink:href="https://rejestr.io/krs/69636/spoldzielnia-mieszkaniowa-wilanow" xlink:type="simple">SPÓŁDZIELNIA MIESZKANIOWA "WILA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2524" xlink:type="simple">Waldemar Li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2441/spoldzielnia-mieszkaniowa-szalas" xlink:type="simple"> </text:a> KRS 0000062441 </text:p>
          </table:table-cell>
        </table:table-row>
        <table:table-row table:style-name="ro2">
          <table:table-cell office:value-type="string" calcext:value-type="string">
            <text:p><text:a xlink:href="https://rejestr.io/krs/62441/spoldzielnia-mieszkaniowa-szalas" xlink:type="simple">SPÓŁDZIELNIA MIESZKANIOWA "SZAŁA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6" xlink:type="simple">Henryk Stef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121/spoldzielnia-mieszkaniowa-wzgorze" xlink:type="simple"> </text:a> KRS 0000057121 </text:p>
          </table:table-cell>
        </table:table-row>
        <table:table-row table:style-name="ro2">
          <table:table-cell office:value-type="string" calcext:value-type="string">
            <text:p><text:a xlink:href="https://rejestr.io/krs/57121/spoldzielnia-mieszkaniowa-wzgorze" xlink:type="simple">SPÓŁDZIELNIA MIESZKANIOWA "WZGÓR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7745" xlink:type="simple">Jarosław Prusi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402/spoldzielnia-mieszkaniowa-mila" xlink:type="simple"> </text:a> KRS 0000041402 </text:p>
          </table:table-cell>
        </table:table-row>
        <table:table-row table:style-name="ro2">
          <table:table-cell office:value-type="string" calcext:value-type="string">
            <text:p><text:a xlink:href="https://rejestr.io/krs/41402/spoldzielnia-mieszkaniowa-mila" xlink:type="simple">SPÓŁDZIELNIA MIESZKANIOWA "MIŁ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14246" xlink:type="simple">Paweł Przeklas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901/spoldzielnia-budowlano-mieszkaniowa-spolnota-mieszkaniowa" xlink:type="simple"> </text:a> KRS 0000198901 </text:p>
          </table:table-cell>
        </table:table-row>
        <table:table-row table:style-name="ro2">
          <table:table-cell office:value-type="string" calcext:value-type="string">
            <text:p><text:a xlink:href="https://rejestr.io/krs/198901/spoldzielnia-budowlano-mieszkaniowa-spolnota-mieszkaniowa" xlink:type="simple">SPÓŁDZIELNIA BUDOWLANO-MIESZKANIOWA "SPÓLNOTA MIESZKANI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4324" xlink:type="simple">Anna Giedroyć Gil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82149/spoldzielnia-budowlano-mieszkaniowa-spoldzielnia-mielecka" xlink:type="simple"> </text:a> KRS 0000382149 </text:p>
          </table:table-cell>
        </table:table-row>
        <table:table-row table:style-name="ro2">
          <table:table-cell office:value-type="string" calcext:value-type="string">
            <text:p><text:a xlink:href="https://rejestr.io/krs/382149/spoldzielnia-budowlano-mieszkaniowa-spoldzielnia-mielecka" xlink:type="simple">SPÓŁDZIELNIA BUDOWLANO - MIESZKANIOWA "SPÓŁDZIELNIA MIELE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45859" xlink:type="simple">Hanna Pomp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71170/spoldzielnia-budowlano-mieszkaniowa-lokum" xlink:type="simple"> </text:a> KRS 0000771170 </text:p>
          </table:table-cell>
        </table:table-row>
        <table:table-row table:style-name="ro2">
          <table:table-cell office:value-type="string" calcext:value-type="string">
            <text:p><text:a xlink:href="https://rejestr.io/krs/771170/spoldzielnia-budowlano-mieszkaniowa-lokum" xlink:type="simple">SPÓŁDZIELNIA BUDOWLANO MIESZKANIOWA "LOK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6164/spoldzielnia-mieszkaniowa-szary-dom" xlink:type="simple"> </text:a> KRS 0000696164 </text:p>
          </table:table-cell>
        </table:table-row>
        <table:table-row table:style-name="ro2">
          <table:table-cell office:value-type="string" calcext:value-type="string">
            <text:p><text:a xlink:href="https://rejestr.io/krs/696164/spoldzielnia-mieszkaniowa-szary-dom" xlink:type="simple">SPÓŁDZIELNIA MIESZKANIOWA SZARY DO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9684" xlink:type="simple">Marek Dohojd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11080/spoldzielnia-mieszkaniowa-kabaty-segmenty" xlink:type="simple"> </text:a> KRS 0000511080 </text:p>
          </table:table-cell>
        </table:table-row>
        <table:table-row table:style-name="ro2">
          <table:table-cell office:value-type="string" calcext:value-type="string">
            <text:p><text:a xlink:href="https://rejestr.io/krs/511080/spoldzielnia-mieszkaniowa-kabaty-segmenty" xlink:type="simple">SPÓŁDZIELNIA MIESZKANIOWA KABATY SEGMENT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51702/spoldzielnia-mieszkaniowa-kowienska-9" xlink:type="simple"> </text:a> KRS 0000451702 </text:p>
          </table:table-cell>
        </table:table-row>
        <table:table-row table:style-name="ro2">
          <table:table-cell office:value-type="string" calcext:value-type="string">
            <text:p><text:a xlink:href="https://rejestr.io/krs/451702/spoldzielnia-mieszkaniowa-kowienska-9" xlink:type="simple">SPÓŁDZIELNIA MIESZKANIOWA KOWIEŃSKA 9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62041" xlink:type="simple">Barbara Izdeb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3802/spoldzielnia-mieszkaniowa-orlik-jantar" xlink:type="simple"> </text:a> KRS 0000263802 </text:p>
          </table:table-cell>
        </table:table-row>
        <table:table-row table:style-name="ro2">
          <table:table-cell office:value-type="string" calcext:value-type="string">
            <text:p><text:a xlink:href="https://rejestr.io/krs/263802/spoldzielnia-mieszkaniowa-orlik-jantar" xlink:type="simple">SPÓŁDZIELNIA MIESZKANIOWA "ORLIK-JANTA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1433" xlink:type="simple">Jan Charęz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7805/spoldzielnia-budowlano-mieszkaniowa-pulawianka" xlink:type="simple"> </text:a> KRS 0000237805 </text:p>
          </table:table-cell>
        </table:table-row>
        <table:table-row table:style-name="ro2">
          <table:table-cell office:value-type="string" calcext:value-type="string">
            <text:p><text:a xlink:href="https://rejestr.io/krs/237805/spoldzielnia-budowlano-mieszkaniowa-pulawianka" xlink:type="simple">SPÓŁDZIELNIA BUDOWLANO-MIESZKANIOWA "PUŁAWIAN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65746" xlink:type="simple">Ewa Godl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2999/spoldzielnia-budowlano-mieszkaniowa-bratniak" xlink:type="simple"> </text:a> KRS 0000232999 </text:p>
          </table:table-cell>
        </table:table-row>
        <table:table-row table:style-name="ro2">
          <table:table-cell office:value-type="string" calcext:value-type="string">
            <text:p><text:a xlink:href="https://rejestr.io/krs/232999/spoldzielnia-budowlano-mieszkaniowa-bratniak" xlink:type="simple">SPÓŁDZIELNIA BUDOWLANO-MIESZKANIOWA BRATNIA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622" xlink:type="simple">Witold Kow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0555/spoldzielnia-mieszkaniowa-merkury-szczesliwice" xlink:type="simple"> </text:a> KRS 0000230555 </text:p>
          </table:table-cell>
        </table:table-row>
        <table:table-row table:style-name="ro2">
          <table:table-cell office:value-type="string" calcext:value-type="string">
            <text:p><text:a xlink:href="https://rejestr.io/krs/230555/spoldzielnia-mieszkaniowa-merkury-szczesliwice" xlink:type="simple">SPÓŁDZIELNIA MIESZKANIOWA "MERKURY SZCZĘŚLIWIC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38098" xlink:type="simple">Magdalena Wil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21082/spoldzielnia-budowlano-mieszkaniowa-gzegzolki" xlink:type="simple"> </text:a> KRS 0000221082 </text:p>
          </table:table-cell>
        </table:table-row>
        <table:table-row table:style-name="ro2">
          <table:table-cell office:value-type="string" calcext:value-type="string">
            <text:p><text:a xlink:href="https://rejestr.io/krs/221082/spoldzielnia-budowlano-mieszkaniowa-gzegzolki" xlink:type="simple">SPÓŁDZIELNIA BUDOWLANO-MIESZKANIOWA "GŻEGŻÓŁ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5265" xlink:type="simple">Ryszard Ryb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268/spoldzielnia-budowlano-mieszkaniowa-dziennikarz" xlink:type="simple"> </text:a> KRS 0000211268 </text:p>
          </table:table-cell>
        </table:table-row>
        <table:table-row table:style-name="ro2">
          <table:table-cell office:value-type="string" calcext:value-type="string">
            <text:p><text:a xlink:href="https://rejestr.io/krs/211268/spoldzielnia-budowlano-mieszkaniowa-dziennikarz" xlink:type="simple">SPÓŁDZIELNIA BUDOWLANO-MIESZKANIOWA "DZIENNIKA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28608" xlink:type="simple">Ewa Gacka Grzesi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1902/spoldzielnia-mieszkaniowa-mickiewicza-potok" xlink:type="simple"> </text:a> KRS 0000201902 </text:p>
          </table:table-cell>
        </table:table-row>
        <table:table-row table:style-name="ro2">
          <table:table-cell office:value-type="string" calcext:value-type="string">
            <text:p><text:a xlink:href="https://rejestr.io/krs/201902/spoldzielnia-mieszkaniowa-mickiewicza-potok" xlink:type="simple">SPÓŁDZIELNIA MIESZKANIOWA MICKIEWICZA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722/spoldzielnia-budowlano-mieszkaniowa-imperium" xlink:type="simple"> </text:a> KRS 0000198722 </text:p>
          </table:table-cell>
        </table:table-row>
        <table:table-row table:style-name="ro2">
          <table:table-cell office:value-type="string" calcext:value-type="string">
            <text:p><text:a xlink:href="https://rejestr.io/krs/198722/spoldzielnia-budowlano-mieszkaniowa-imperium" xlink:type="simple">SPÓŁDZIELNIA BUDOWLANO MIESZKANIOWA "IMPERI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4010" xlink:type="simple">Stanisław Kwiat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7564/spoldzielnia-budowlano-mieszkaniowa-slaw" xlink:type="simple"> </text:a> KRS 0000197564 </text:p>
          </table:table-cell>
        </table:table-row>
        <table:table-row table:style-name="ro2">
          <table:table-cell office:value-type="string" calcext:value-type="string">
            <text:p><text:a xlink:href="https://rejestr.io/krs/197564/spoldzielnia-budowlano-mieszkaniowa-slaw" xlink:type="simple">SPÓŁDZIELNIA BUDOWLANO MIESZKANIOWA "SŁA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7037" xlink:type="simple">Krzysztof Komend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205/spoldzielnia-mieszkaniowa-tylzycka-potok" xlink:type="simple"> </text:a> KRS 0000175205 </text:p>
          </table:table-cell>
        </table:table-row>
        <table:table-row table:style-name="ro2">
          <table:table-cell office:value-type="string" calcext:value-type="string">
            <text:p><text:a xlink:href="https://rejestr.io/krs/175205/spoldzielnia-mieszkaniowa-tylzycka-potok" xlink:type="simple">SPÓŁDZIELNIA MIESZKANIOWA "TYLŻYCKA PO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2552" xlink:type="simple">Teresa Mielcza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4194/spoldzielnia-mieszkaniowa-potocka-60" xlink:type="simple"> </text:a> KRS 0000174194 </text:p>
          </table:table-cell>
        </table:table-row>
        <table:table-row table:style-name="ro2">
          <table:table-cell office:value-type="string" calcext:value-type="string">
            <text:p><text:a xlink:href="https://rejestr.io/krs/174194/spoldzielnia-mieszkaniowa-potocka-60" xlink:type="simple">SPÓŁDZIELNIA MIESZKANIOWA "POTOCKA 6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4140" xlink:type="simple">Artur Bobr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5306/spoldzielnia-mieszkaniowa-telekiego-12" xlink:type="simple"> </text:a> KRS 0000165306 </text:p>
          </table:table-cell>
        </table:table-row>
        <table:table-row table:style-name="ro2">
          <table:table-cell office:value-type="string" calcext:value-type="string">
            <text:p><text:a xlink:href="https://rejestr.io/krs/165306/spoldzielnia-mieszkaniowa-telekiego-12" xlink:type="simple">SPÓŁDZIELNIA MIESZKANIOWA "TELEKIEGO 1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5726" xlink:type="simple">Marcin Cel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550/spoldzielnia-mieszkaniowa-wlasne-mieszkanie" xlink:type="simple"> </text:a> KRS 0000154550 </text:p>
          </table:table-cell>
        </table:table-row>
        <table:table-row table:style-name="ro2">
          <table:table-cell office:value-type="string" calcext:value-type="string">
            <text:p><text:a xlink:href="https://rejestr.io/krs/154550/spoldzielnia-mieszkaniowa-wlasne-mieszkanie" xlink:type="simple">SPÓŁDZIELNIA MIESZKANIOWA "WŁASN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7279" xlink:type="simple">Grzegorz Gow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044/spoldzielnia-budowlano-mieszkaniowa-powisle" xlink:type="simple"> </text:a> KRS 0000148044 </text:p>
          </table:table-cell>
        </table:table-row>
        <table:table-row table:style-name="ro2">
          <table:table-cell office:value-type="string" calcext:value-type="string">
            <text:p><text:a xlink:href="https://rejestr.io/krs/148044/spoldzielnia-budowlano-mieszkaniowa-powisle" xlink:type="simple">SPÓŁDZIELNIA BUDOWLANO-MIESZKANIOWA "POWIŚL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0958" xlink:type="simple">Małgorzata Szata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5834/spoldzielnia-budowlano-mieszkaniowa-sol" xlink:type="simple"> </text:a> KRS 0000145834 </text:p>
          </table:table-cell>
        </table:table-row>
        <table:table-row table:style-name="ro2">
          <table:table-cell office:value-type="string" calcext:value-type="string">
            <text:p><text:a xlink:href="https://rejestr.io/krs/145834/spoldzielnia-budowlano-mieszkaniowa-sol" xlink:type="simple">SPÓŁDZIELNIA BUDOWLANO-MIESZKANIOWA "S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79665" xlink:type="simple">Marcin Mitu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891/spoldzielnia-budowlano-mieszkaniowa-zoliborz" xlink:type="simple"> </text:a> KRS 0000142891 </text:p>
          </table:table-cell>
        </table:table-row>
        <table:table-row table:style-name="ro2">
          <table:table-cell office:value-type="string" calcext:value-type="string">
            <text:p><text:a xlink:href="https://rejestr.io/krs/142891/spoldzielnia-budowlano-mieszkaniowa-zoliborz" xlink:type="simple">SPÓŁDZIELNIA BUDOWLANO-MIESZKANIOWA "ŻOLIBO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6739" xlink:type="simple">Beata Sty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8993/spoldzielnia-mieszkaniowa-motorowa-1" xlink:type="simple"> </text:a> KRS 0000178993 </text:p>
          </table:table-cell>
        </table:table-row>
        <table:table-row table:style-name="ro2">
          <table:table-cell office:value-type="string" calcext:value-type="string">
            <text:p><text:a xlink:href="https://rejestr.io/krs/178993/spoldzielnia-mieszkaniowa-motorowa-1" xlink:type="simple">SPÓŁDZIELNIA MIESZKANIOWA "MOTOROWA 1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6359" xlink:type="simple">Jarosław Stal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6147/spoldzielnia-mieszkaniowa-marymont-potok" xlink:type="simple"> </text:a> KRS 0000176147 </text:p>
          </table:table-cell>
        </table:table-row>
        <table:table-row table:style-name="ro2">
          <table:table-cell office:value-type="string" calcext:value-type="string">
            <text:p><text:a xlink:href="https://rejestr.io/krs/176147/spoldzielnia-mieszkaniowa-marymont-potok" xlink:type="simple">SPÓŁDZIELNIA MIESZKANIOWA MARYMONT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05211" xlink:type="simple">Ryszard Party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4195/spoldzielnia-mieszkaniowa-potok-dolny" xlink:type="simple"> </text:a> KRS 0000174195 </text:p>
          </table:table-cell>
        </table:table-row>
        <table:table-row table:style-name="ro2">
          <table:table-cell office:value-type="string" calcext:value-type="string">
            <text:p><text:a xlink:href="https://rejestr.io/krs/174195/spoldzielnia-mieszkaniowa-potok-dolny" xlink:type="simple">SPÓŁDZIELNIA MIESZKANIOWA POTOK DOLN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53867" xlink:type="simple">Barbara Markowska Wójc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3049/spoldzielnia-budowlano-mieszkaniowa-wydzielona" xlink:type="simple"> </text:a> KRS 0000173049 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SPÓŁDZIELNIA BUDOWLANO MIESZKANIOWA "WYDZIEL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11264" xlink:type="simple">Hanna Ros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9592/spoldzielnia-mieszkaniowa-piaski-c" xlink:type="simple"> </text:a> KRS 0000169592 </text:p>
          </table:table-cell>
        </table:table-row>
        <table:table-row table:style-name="ro2">
          <table:table-cell office:value-type="string" calcext:value-type="string">
            <text:p><text:a xlink:href="https://rejestr.io/krs/169592/spoldzielnia-mieszkaniowa-piaski-c" xlink:type="simple">SPÓŁDZIELNIA MIESZKANIOWA PIASKI C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3569" xlink:type="simple">Małgorzata Marciń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883/lekarska-spoldzielnia-mieszkaniowa-konsylium" xlink:type="simple"> </text:a> KRS 0000159883 </text:p>
          </table:table-cell>
        </table:table-row>
        <table:table-row table:style-name="ro2">
          <table:table-cell office:value-type="string" calcext:value-type="string">
            <text:p><text:a xlink:href="https://rejestr.io/krs/159883/lekarska-spoldzielnia-mieszkaniowa-konsylium" xlink:type="simple">LEKARSKA SPÓŁDZIELNIA MIESZKANIOWA "KONSYLI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9701" xlink:type="simple">Marek Zych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587/spoldzielnia-mieszkaniowa-wilcza-44" xlink:type="simple"> </text:a> KRS 0000157587 </text:p>
          </table:table-cell>
        </table:table-row>
        <table:table-row table:style-name="ro2">
          <table:table-cell office:value-type="string" calcext:value-type="string">
            <text:p><text:a xlink:href="https://rejestr.io/krs/157587/spoldzielnia-mieszkaniowa-wilcza-44" xlink:type="simple">SPÓŁDZIELNIA MIESZKANIOWA "WILCZA 44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4155" xlink:type="simple">Lech Brzez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131/wlasnosciowa-spoldzielnia-mieszkaniowa-semafor" xlink:type="simple"> </text:a> KRS 0000154131 </text:p>
          </table:table-cell>
        </table:table-row>
        <table:table-row table:style-name="ro2">
          <table:table-cell office:value-type="string" calcext:value-type="string">
            <text:p><text:a xlink:href="https://rejestr.io/krs/154131/wlasnosciowa-spoldzielnia-mieszkaniowa-semafor" xlink:type="simple">WŁASNOŚCIOWA SPÓŁDZIELNIA MIESZKANIOWA "SEMAF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89493" xlink:type="simple">Krzysztof Grędz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3934/spoldzielnia-budowlano-mieszkaniowa-zachod" xlink:type="simple"> </text:a> KRS 0000153934 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SPÓŁDZIELNIA BUDOWLANO-MIESZKANIOWA "ZA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2088/spoldzielnia-mieszkaniowa-plac-teatralny" xlink:type="simple"> </text:a> KRS 0000152088 </text:p>
          </table:table-cell>
        </table:table-row>
        <table:table-row table:style-name="ro2">
          <table:table-cell office:value-type="string" calcext:value-type="string">
            <text:p><text:a xlink:href="https://rejestr.io/krs/152088/spoldzielnia-mieszkaniowa-plac-teatralny" xlink:type="simple">SPÓŁDZIELNIA MIESZKANIOWA "PLAC TEATRAL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261/spoldzielnia-budowlano-mieszkaniowa-bandera" xlink:type="simple"> </text:a> KRS 0000150261 </text:p>
          </table:table-cell>
        </table:table-row>
        <table:table-row table:style-name="ro2">
          <table:table-cell office:value-type="string" calcext:value-type="string">
            <text:p><text:a xlink:href="https://rejestr.io/krs/150261/spoldzielnia-budowlano-mieszkaniowa-bandera" xlink:type="simple">SPÓŁDZIELNIA BUDOWLANO-MIESZKANIOWA "BANDER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56870" xlink:type="simple">Joanna Wern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9677/spoldzielnia-budowlano-mieszkaniowa-tok" xlink:type="simple"> </text:a> KRS 0000149677 </text:p>
          </table:table-cell>
        </table:table-row>
        <table:table-row table:style-name="ro2">
          <table:table-cell office:value-type="string" calcext:value-type="string">
            <text:p><text:a xlink:href="https://rejestr.io/krs/149677/spoldzielnia-budowlano-mieszkaniowa-tok" xlink:type="simple">SPÓŁDZIELNIA BUDOWLANO MIESZKANIOWA "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0364" xlink:type="simple">Maria Proni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8601/i-zoliborska-spoldzielnia-mieszkaniowa" xlink:type="simple"> </text:a> KRS 0000138601 </text:p>
          </table:table-cell>
        </table:table-row>
        <table:table-row table:style-name="ro2">
          <table:table-cell office:value-type="string" calcext:value-type="string">
            <text:p><text:a xlink:href="https://rejestr.io/krs/138601/i-zoliborska-spoldzielnia-mieszkaniowa" xlink:type="simple">I ŻOLIBOR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92754" xlink:type="simple">Hanna Po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639/spoldzielnia-mieszkaniowa-union-plaza" xlink:type="simple"> </text:a> KRS 0000132639 </text:p>
          </table:table-cell>
        </table:table-row>
        <table:table-row table:style-name="ro2">
          <table:table-cell office:value-type="string" calcext:value-type="string">
            <text:p><text:a xlink:href="https://rejestr.io/krs/132639/spoldzielnia-mieszkaniowa-union-plaza" xlink:type="simple">SPÓŁDZIELNIA MIESZKANIOWA "UNION PLAZ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2105" xlink:type="simple">Ireneusz Bor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1267/ii-zoliborska-spoldzielnia-mieszkaniowa" xlink:type="simple"> </text:a> KRS 0000131267 </text:p>
          </table:table-cell>
        </table:table-row>
        <table:table-row table:style-name="ro2">
          <table:table-cell office:value-type="string" calcext:value-type="string">
            <text:p><text:a xlink:href="https://rejestr.io/krs/131267/ii-zoliborska-spoldzielnia-mieszkaniowa" xlink:type="simple">II ŻOLIBORSKA SPÓŁDZIELNIA 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6632" xlink:type="simple">Wanda Raj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6408/spoldzielnia-mieszkaniowa-wlasnosciowa-przeszlosc" xlink:type="simple"> </text:a> KRS 0000106408 </text:p>
          </table:table-cell>
        </table:table-row>
        <table:table-row table:style-name="ro2">
          <table:table-cell office:value-type="string" calcext:value-type="string">
            <text:p><text:a xlink:href="https://rejestr.io/krs/106408/spoldzielnia-mieszkaniowa-wlasnosciowa-przeszlosc" xlink:type="simple">SPÓŁDZIELNIA MIESZKANIOWA WŁASNOŚCIOWA "PRZESZŁ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812" xlink:type="simple">Marek Nowa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6260/spoldzielnia-budowlano-mieszkaniowa-ruda" xlink:type="simple"> </text:a> KRS 0000106260 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SPÓŁDZIELNIA BUDOWLANO - MIESZKANIOWA "RU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398" xlink:type="simple">Dariusz Śmierzy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655/spoldzielnia-mieszkaniowa-centrum-wola" xlink:type="simple"> </text:a> KRS 0000074655 </text:p>
          </table:table-cell>
        </table:table-row>
        <table:table-row table:style-name="ro2">
          <table:table-cell office:value-type="string" calcext:value-type="string">
            <text:p><text:a xlink:href="https://rejestr.io/krs/74655/spoldzielnia-mieszkaniowa-centrum-wola" xlink:type="simple">SPÓŁDZIELNIA MIESZKANIOWA "CENTRUM-WO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14989" xlink:type="simple">Krzysztof Micha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997/robotnicza-spoldzielnia-mieszkaniowa-ursus" xlink:type="simple"> </text:a> KRS 0000065997 </text:p>
          </table:table-cell>
        </table:table-row>
        <table:table-row table:style-name="ro2">
          <table:table-cell office:value-type="string" calcext:value-type="string">
            <text:p><text:a xlink:href="https://rejestr.io/krs/65997/robotnicza-spoldzielnia-mieszkaniowa-ursus" xlink:type="simple">ROBOTNICZA SPÓŁDZIELNIA MIESZKANIOWA "URSU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4301" xlink:type="simple">Robert Gorzy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744/spoldzielnia-budowlano-mieszkaniowa-baszta" xlink:type="simple"> </text:a> KRS 0000056744 </text:p>
          </table:table-cell>
        </table:table-row>
        <table:table-row table:style-name="ro2">
          <table:table-cell office:value-type="string" calcext:value-type="string">
            <text:p><text:a xlink:href="https://rejestr.io/krs/56744/spoldzielnia-budowlano-mieszkaniowa-baszta" xlink:type="simple">SPÓŁDZIELNIA BUDOWLANO - MIESZKANIOWA " BASZ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1257" xlink:type="simple">Paweł Korep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246/spoldzielnia-budowlano-mieszkaniowa-solna" xlink:type="simple"> </text:a> KRS 0000032246 </text:p>
          </table:table-cell>
        </table:table-row>
        <table:table-row table:style-name="ro2">
          <table:table-cell office:value-type="string" calcext:value-type="string">
            <text:p><text:a xlink:href="https://rejestr.io/krs/32246/spoldzielnia-budowlano-mieszkaniowa-solna" xlink:type="simple">SPÓŁDZIELNIA BUDOWLANO-MIESZKANIOWA "SO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21/spoldzielnia-budowlano-mieszkaniowa-nauczycieli" xlink:type="simple"> </text:a> KRS 0000031021 </text:p>
          </table:table-cell>
        </table:table-row>
        <table:table-row table:style-name="ro2">
          <table:table-cell office:value-type="string" calcext:value-type="string">
            <text:p><text:a xlink:href="https://rejestr.io/krs/31021/spoldzielnia-budowlano-mieszkaniowa-nauczycieli" xlink:type="simple">SPÓŁDZIELNIA BUDOWLANO-MIESZKANIOWA NAUCZYCIEL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981/spoldzielnia-budowlano-mieszkaniowa-andrzejowka" xlink:type="simple"> </text:a> KRS 0000025981 </text:p>
          </table:table-cell>
        </table:table-row>
        <table:table-row table:style-name="ro2">
          <table:table-cell office:value-type="string" calcext:value-type="string">
            <text:p><text:a xlink:href="https://rejestr.io/krs/25981/spoldzielnia-budowlano-mieszkaniowa-andrzejowka" xlink:type="simple">SPÓŁDZIELNIA BUDOWLANO-MIESZKANIOWA "ANDRZEJ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8263" xlink:type="simple">Dariusz Pyś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52/spoldzielnia-mieszkaniowa-goclaw-lotnisko" xlink:type="simple"> </text:a> KRS 0000021152 </text:p>
          </table:table-cell>
        </table:table-row>
        <table:table-row table:style-name="ro2">
          <table:table-cell office:value-type="string" calcext:value-type="string">
            <text:p><text:a xlink:href="https://rejestr.io/krs/21152/spoldzielnia-mieszkaniowa-goclaw-lotnisko" xlink:type="simple">SPÓŁDZIELNIA MIESZKANIOWA "GOCŁAW-LOT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04048" xlink:type="simple">Janusz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073/spoldzielnia-mieszkaniowa-nad-potokiem" xlink:type="simple"> </text:a> KRS 0000013073 </text:p>
          </table:table-cell>
        </table:table-row>
        <table:table-row table:style-name="ro2">
          <table:table-cell office:value-type="string" calcext:value-type="string">
            <text:p><text:a xlink:href="https://rejestr.io/krs/13073/spoldzielnia-mieszkaniowa-nad-potokiem" xlink:type="simple">SPÓŁDZIELNIA MIESZKANIOWA "NAD POTOKI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6" xlink:type="simple">Henryk Stef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375/spoldzielnia-mieszkaniowa-osiedle-starowka" xlink:type="simple"> </text:a> KRS 0000011375 </text:p>
          </table:table-cell>
        </table:table-row>
        <table:table-row table:style-name="ro2">
          <table:table-cell office:value-type="string" calcext:value-type="string">
            <text:p><text:a xlink:href="https://rejestr.io/krs/11375/spoldzielnia-mieszkaniowa-osiedle-starowka" xlink:type="simple">SPÓŁDZIELNIA MIESZKANIOWA " OSIEDLE STAR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84/spoldzielnia-mieszkaniowa-lentza-35" xlink:type="simple"> </text:a> KRS 0000010784 </text:p>
          </table:table-cell>
        </table:table-row>
        <table:table-row table:style-name="ro2">
          <table:table-cell office:value-type="string" calcext:value-type="string">
            <text:p><text:a xlink:href="https://rejestr.io/krs/10784/spoldzielnia-mieszkaniowa-lentza-35" xlink:type="simple">SPÓŁDZIELNIA MIESZKANIOWA "LENTZA 35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5680" xlink:type="simple">Andrzej Bru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96023/spoldzielnia-mieszkaniowa-wspolny-dom" xlink:type="simple"> </text:a> KRS 0000596023 </text:p>
          </table:table-cell>
        </table:table-row>
        <table:table-row table:style-name="ro2">
          <table:table-cell office:value-type="string" calcext:value-type="string">
            <text:p><text:a xlink:href="https://rejestr.io/krs/596023/spoldzielnia-mieszkaniowa-wspolny-dom" xlink:type="simple">SPÓŁDZIELNIA MIESZKANIOWA "WSPÓL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8431" xlink:type="simple">Jacek Konar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0983/spoldzielnia-budowlano-mieszkaniowa-skarbowiec" xlink:type="simple"> </text:a> KRS 0000410983 </text:p>
          </table:table-cell>
        </table:table-row>
        <table:table-row table:style-name="ro2">
          <table:table-cell office:value-type="string" calcext:value-type="string">
            <text:p><text:a xlink:href="https://rejestr.io/krs/410983/spoldzielnia-budowlano-mieszkaniowa-skarbowiec" xlink:type="simple">SPÓŁDZIELNIA BUDOWLANO-MIESZKANIOWA "SKARBOWIEC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98390" xlink:type="simple">Marcin Pawl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8279/spoldzielnia-mieszkaniowa-stary-imielin" xlink:type="simple"> </text:a> KRS 0000328279 </text:p>
          </table:table-cell>
        </table:table-row>
        <table:table-row table:style-name="ro2">
          <table:table-cell office:value-type="string" calcext:value-type="string">
            <text:p><text:a xlink:href="https://rejestr.io/krs/328279/spoldzielnia-mieszkaniowa-stary-imielin" xlink:type="simple">SPÓŁDZIELNIA MIESZKANIOWA "STARY IMIE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0363" xlink:type="simple">Michał Zap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6765/spoldzielnia-budowlano-mieszkaniowa-drna" xlink:type="simple"> </text:a> KRS 0000266765 </text:p>
          </table:table-cell>
        </table:table-row>
        <table:table-row table:style-name="ro2">
          <table:table-cell office:value-type="string" calcext:value-type="string">
            <text:p><text:a xlink:href="https://rejestr.io/krs/266765/spoldzielnia-budowlano-mieszkaniowa-drna" xlink:type="simple">SPÓŁDZIELNIA BUDOWLANO-MIESZKANIOWA "DR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00084" xlink:type="simple">Elżbieta Maciosz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3785/spoldzielnia-mieszkaniowa-wilga-2000" xlink:type="simple"> </text:a> KRS 0000263785 </text:p>
          </table:table-cell>
        </table:table-row>
        <table:table-row table:style-name="ro2">
          <table:table-cell office:value-type="string" calcext:value-type="string">
            <text:p><text:a xlink:href="https://rejestr.io/krs/263785/spoldzielnia-mieszkaniowa-wilga-2000" xlink:type="simple">SPÓŁDZIELNIA MIESZKANIOWA "WILGA 200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38850" xlink:type="simple">Monika Góralcz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3510/spoldzielnia-mieszkaniowa-nasza-familia" xlink:type="simple"> </text:a> KRS 0000263510 </text:p>
          </table:table-cell>
        </table:table-row>
        <table:table-row table:style-name="ro2">
          <table:table-cell office:value-type="string" calcext:value-type="string">
            <text:p><text:a xlink:href="https://rejestr.io/krs/263510/spoldzielnia-mieszkaniowa-nasza-familia" xlink:type="simple">SPÓŁDZIELNIA MIESZKANIOWA "NASZA FAMILI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7586" xlink:type="simple">Tomasz Biel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24390/spoldzielnia-budowlano-mieszkaniowa-zacisze" xlink:type="simple"> </text:a> KRS 0000224390 </text:p>
          </table:table-cell>
        </table:table-row>
        <table:table-row table:style-name="ro2">
          <table:table-cell office:value-type="string" calcext:value-type="string">
            <text:p><text:a xlink:href="https://rejestr.io/krs/224390/spoldzielnia-budowlano-mieszkaniowa-zacisze" xlink:type="simple">SPÓŁDZIELNIA BUDOWLANO-MIESZKANIOWA "ZACIS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7311" xlink:type="simple">Marta Siemion Tom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8909/spoldzielnia-budowlano-mieszkaniowa-rondo" xlink:type="simple"> </text:a> KRS 0000218909 </text:p>
          </table:table-cell>
        </table:table-row>
        <table:table-row table:style-name="ro2">
          <table:table-cell office:value-type="string" calcext:value-type="string">
            <text:p><text:a xlink:href="https://rejestr.io/krs/218909/spoldzielnia-budowlano-mieszkaniowa-rondo" xlink:type="simple">SPÓŁDZIELNIA BUDOWLANO MIESZKANIOWA "ROND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7471" xlink:type="simple">Maciej Pon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7738/spoldzielnia-budowlano-mieszkaniowa-samodzielna" xlink:type="simple"> </text:a> KRS 0000217738 </text:p>
          </table:table-cell>
        </table:table-row>
        <table:table-row table:style-name="ro2">
          <table:table-cell office:value-type="string" calcext:value-type="string">
            <text:p><text:a xlink:href="https://rejestr.io/krs/217738/spoldzielnia-budowlano-mieszkaniowa-samodzielna" xlink:type="simple">SPÓŁDZIELNIA BUDOWLANO-MIESZKANIOWA "SAMODZIE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20117" xlink:type="simple">Bartosz Grzyb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2657/spoldzielnia-budowlano-mieszkaniowa-nasza" xlink:type="simple"> </text:a> KRS 0000212657 </text:p>
          </table:table-cell>
        </table:table-row>
        <table:table-row table:style-name="ro2">
          <table:table-cell office:value-type="string" calcext:value-type="string">
            <text:p><text:a xlink:href="https://rejestr.io/krs/212657/spoldzielnia-budowlano-mieszkaniowa-nasza" xlink:type="simple">SPÓŁDZIELNIA BUDOWLANO - MIESZKANIOWA "NASZ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6140/spoldzielnia-budowlano-mieszkaniowa-nadzieja" xlink:type="simple"> </text:a> KRS 0000196140 </text:p>
          </table:table-cell>
        </table:table-row>
        <table:table-row table:style-name="ro2">
          <table:table-cell office:value-type="string" calcext:value-type="string">
            <text:p><text:a xlink:href="https://rejestr.io/krs/196140/spoldzielnia-budowlano-mieszkaniowa-nadzieja" xlink:type="simple">SPÓŁDZIELNIA BUDOWLANO MIESZKANIOWA "NADZIE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420095" xlink:type="simple">Dominika Kalisz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480/spoldzielnia-budowlano-mieszkaniowa-s-u-p" xlink:type="simple"> </text:a> KRS 0000189480 </text:p>
          </table:table-cell>
        </table:table-row>
        <table:table-row table:style-name="ro2">
          <table:table-cell office:value-type="string" calcext:value-type="string">
            <text:p><text:a xlink:href="https://rejestr.io/krs/189480/spoldzielnia-budowlano-mieszkaniowa-s-u-p" xlink:type="simple">SPÓŁDZIELNIA BUDOWLANO-MIESZKANIOWA "S.U.P.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8588" xlink:type="simple">Urszula Zasępa Szczepa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0765/spoldzielnia-budowlano-mieszkaniowa-operator" xlink:type="simple"> </text:a> KRS 0000180765 </text:p>
          </table:table-cell>
        </table:table-row>
        <table:table-row table:style-name="ro2">
          <table:table-cell office:value-type="string" calcext:value-type="string">
            <text:p><text:a xlink:href="https://rejestr.io/krs/180765/spoldzielnia-budowlano-mieszkaniowa-operator" xlink:type="simple">SPÓŁDZIELNIA BUDOWLANO-MIESZKANIOWA "OPERAT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4842" xlink:type="simple">Janusz Wiecz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550/spoldzielnia-mieszkaniowa-wlasne-mieszkanie" xlink:type="simple"> </text:a> KRS 0000154550 </text:p>
          </table:table-cell>
        </table:table-row>
        <table:table-row table:style-name="ro2">
          <table:table-cell office:value-type="string" calcext:value-type="string">
            <text:p><text:a xlink:href="https://rejestr.io/krs/154550/spoldzielnia-mieszkaniowa-wlasne-mieszkanie" xlink:type="simple">SPÓŁDZIELNIA MIESZKANIOWA "WŁASN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7279" xlink:type="simple">Grzegorz Gow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8044/spoldzielnia-budowlano-mieszkaniowa-powisle" xlink:type="simple"> </text:a> KRS 0000148044 </text:p>
          </table:table-cell>
        </table:table-row>
        <table:table-row table:style-name="ro2">
          <table:table-cell office:value-type="string" calcext:value-type="string">
            <text:p><text:a xlink:href="https://rejestr.io/krs/148044/spoldzielnia-budowlano-mieszkaniowa-powisle" xlink:type="simple">SPÓŁDZIELNIA BUDOWLANO-MIESZKANIOWA "POWIŚL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0958" xlink:type="simple">Małgorzata Szata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5834/spoldzielnia-budowlano-mieszkaniowa-sol" xlink:type="simple"> </text:a> KRS 0000145834 </text:p>
          </table:table-cell>
        </table:table-row>
        <table:table-row table:style-name="ro2">
          <table:table-cell office:value-type="string" calcext:value-type="string">
            <text:p><text:a xlink:href="https://rejestr.io/krs/145834/spoldzielnia-budowlano-mieszkaniowa-sol" xlink:type="simple">SPÓŁDZIELNIA BUDOWLANO-MIESZKANIOWA "S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79665" xlink:type="simple">Marcin Mitu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891/spoldzielnia-budowlano-mieszkaniowa-zoliborz" xlink:type="simple"> </text:a> KRS 0000142891 </text:p>
          </table:table-cell>
        </table:table-row>
        <table:table-row table:style-name="ro2">
          <table:table-cell office:value-type="string" calcext:value-type="string">
            <text:p><text:a xlink:href="https://rejestr.io/krs/142891/spoldzielnia-budowlano-mieszkaniowa-zoliborz" xlink:type="simple">SPÓŁDZIELNIA BUDOWLANO-MIESZKANIOWA "ŻOLIBO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6739" xlink:type="simple">Beata Sty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7982/spoldzielnia-budowlano-mieszkaniowa-technika" xlink:type="simple"> </text:a> KRS 0000127982 </text:p>
          </table:table-cell>
        </table:table-row>
        <table:table-row table:style-name="ro2">
          <table:table-cell office:value-type="string" calcext:value-type="string">
            <text:p><text:a xlink:href="https://rejestr.io/krs/127982/spoldzielnia-budowlano-mieszkaniowa-technika" xlink:type="simple">SPÓŁDZIELNIA BUDOWLANO-MIESZKANIOWA "TECHNI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6781/spoldzielnia-budowlano-mieszkaniowa-metrum" xlink:type="simple"> </text:a> KRS 0000126781 </text:p>
          </table:table-cell>
        </table:table-row>
        <table:table-row table:style-name="ro2">
          <table:table-cell office:value-type="string" calcext:value-type="string">
            <text:p><text:a xlink:href="https://rejestr.io/krs/126781/spoldzielnia-budowlano-mieszkaniowa-metrum" xlink:type="simple">SPÓŁDZIELNIA BUDOWLANO-MIESZKANIOWA METR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54063" xlink:type="simple">Arkadiusz Walich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5709/spoldzielnia-budowlano-mieszkaniowa-mars" xlink:type="simple"> </text:a> KRS 0000125709 </text:p>
          </table:table-cell>
        </table:table-row>
        <table:table-row table:style-name="ro2">
          <table:table-cell office:value-type="string" calcext:value-type="string">
            <text:p><text:a xlink:href="https://rejestr.io/krs/125709/spoldzielnia-budowlano-mieszkaniowa-mars" xlink:type="simple">SPÓŁDZIELNIA BUDOWLANO-MIESZKANIOWA "MAR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07798" xlink:type="simple">Dariusz Kossa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5183/spoldzielnia-budowlano-mieszkaniowa-skarb" xlink:type="simple"> </text:a> KRS 0000115183 </text:p>
          </table:table-cell>
        </table:table-row>
        <table:table-row table:style-name="ro2">
          <table:table-cell office:value-type="string" calcext:value-type="string">
            <text:p><text:a xlink:href="https://rejestr.io/krs/115183/spoldzielnia-budowlano-mieszkaniowa-skarb" xlink:type="simple">SPÓŁDZIELNIA BUDOWLANO-MIESZKANIOWA "SKAR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8125/miedzyzakladowa-spoldzielnia-mieszkaniowa-energetyka" xlink:type="simple"> </text:a> KRS 0000108125 </text:p>
          </table:table-cell>
        </table:table-row>
        <table:table-row table:style-name="ro2">
          <table:table-cell office:value-type="string" calcext:value-type="string">
            <text:p><text:a xlink:href="https://rejestr.io/krs/108125/miedzyzakladowa-spoldzielnia-mieszkaniowa-energetyka" xlink:type="simple">MIĘDZYZAKŁADOWA SPÓŁDZIELNIA MIESZKANIOWA "ENERGETY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5270" xlink:type="simple">Grzegorz Oko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113/spoldzielnia-budowlano-mieszkaniowa-stoizb" xlink:type="simple"> </text:a> KRS 0000107113 </text:p>
          </table:table-cell>
        </table:table-row>
        <table:table-row table:style-name="ro2">
          <table:table-cell office:value-type="string" calcext:value-type="string">
            <text:p><text:a xlink:href="https://rejestr.io/krs/107113/spoldzielnia-budowlano-mieszkaniowa-stoizb" xlink:type="simple">SPÓŁDZIELNIA BUDOWLANO-MIESZKANIOWA "STOIZ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32282" xlink:type="simple">Irena Milczar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4183/spoldzielnia-budowlano-mieszkaniowa-zrew" xlink:type="simple"> </text:a> KRS 0000104183 </text:p>
          </table:table-cell>
        </table:table-row>
        <table:table-row table:style-name="ro2">
          <table:table-cell office:value-type="string" calcext:value-type="string">
            <text:p><text:a xlink:href="https://rejestr.io/krs/104183/spoldzielnia-budowlano-mieszkaniowa-zrew" xlink:type="simple">SPÓŁDZIELNIA BUDOWLANO - MIESZKANIOWA "ZRE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54228" xlink:type="simple">Elżbieta Pyłyp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9973/spoldzielnia-budowlano-mieszkaniowa-sadyba" xlink:type="simple"> </text:a> KRS 0000099973 </text:p>
          </table:table-cell>
        </table:table-row>
        <table:table-row table:style-name="ro2">
          <table:table-cell office:value-type="string" calcext:value-type="string">
            <text:p><text:a xlink:href="https://rejestr.io/krs/99973/spoldzielnia-budowlano-mieszkaniowa-sadyba" xlink:type="simple">SPÓŁDZIELNIA BUDOWLANO-MIESZKANIOWA "SADYB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3133" xlink:type="simple">Danuta Rzepe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7338/spoldzielnia-mieszkaniowa-kolonia-kasprzaka" xlink:type="simple"> </text:a> KRS 0000097338 </text:p>
          </table:table-cell>
        </table:table-row>
        <table:table-row table:style-name="ro2">
          <table:table-cell office:value-type="string" calcext:value-type="string">
            <text:p><text:a xlink:href="https://rejestr.io/krs/97338/spoldzielnia-mieszkaniowa-kolonia-kasprzaka" xlink:type="simple">SPÓŁDZIELNIA MIESZKANIOWA "KOLONIA KASPRZA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0843" xlink:type="simple">Grzegorz Koryt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3107/robotnicza-spoldzielnia-mieszkaniowa-praga" xlink:type="simple"> </text:a> KRS 0000093107 </text:p>
          </table:table-cell>
        </table:table-row>
        <table:table-row table:style-name="ro2">
          <table:table-cell office:value-type="string" calcext:value-type="string">
            <text:p><text:a xlink:href="https://rejestr.io/krs/93107/robotnicza-spoldzielnia-mieszkaniowa-praga" xlink:type="simple">ROBOTNICZA SPÓŁDZIELNIA MIESZKANIOWA "PRAG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72853" xlink:type="simple">Andrzej Półrolni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8123/spoldzielnia-budowlano-mieszkaniowa-dembud" xlink:type="simple"> </text:a> KRS 0000078123 </text:p>
          </table:table-cell>
        </table:table-row>
        <table:table-row table:style-name="ro2">
          <table:table-cell office:value-type="string" calcext:value-type="string">
            <text:p><text:a xlink:href="https://rejestr.io/krs/78123/spoldzielnia-budowlano-mieszkaniowa-dembud" xlink:type="simple">SPÓŁDZIELNIA BUDOWLANO-MIESZKANIOWA "DEMB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6899" xlink:type="simple">Witold Roma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7941/spoldzielnia-mieszkaniowa-male-kabaty" xlink:type="simple"> </text:a> KRS 0000077941 </text:p>
          </table:table-cell>
        </table:table-row>
        <table:table-row table:style-name="ro2">
          <table:table-cell office:value-type="string" calcext:value-type="string">
            <text:p><text:a xlink:href="https://rejestr.io/krs/77941/spoldzielnia-mieszkaniowa-male-kabaty" xlink:type="simple">SPÓŁDZIELNIA MIESZKANIOWA "MAŁE 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5725" xlink:type="simple">Włodzimierz Ryb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542/spoldzielnia-mieszkaniowa-wlasnosciowa-jednosc" xlink:type="simple"> </text:a> KRS 0000073542 </text:p>
          </table:table-cell>
        </table:table-row>
        <table:table-row table:style-name="ro2">
          <table:table-cell office:value-type="string" calcext:value-type="string">
            <text:p><text:a xlink:href="https://rejestr.io/krs/73542/spoldzielnia-mieszkaniowa-wlasnosciowa-jednosc" xlink:type="simple">SPÓŁDZIELNIA MIESZKANIOWA - WŁASNOŚCIOWA "JED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0059" xlink:type="simple">Marek Orl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923/spoldzielnia-budowlano-mieszkaniowa-atenska" xlink:type="simple"> </text:a> KRS 0000069923 </text:p>
          </table:table-cell>
        </table:table-row>
        <table:table-row table:style-name="ro2">
          <table:table-cell office:value-type="string" calcext:value-type="string">
            <text:p><text:a xlink:href="https://rejestr.io/krs/69923/spoldzielnia-budowlano-mieszkaniowa-atenska" xlink:type="simple">SPÓŁDZIELNIA BUDOWLANO-MIESZKANIOWA "ATE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26088" xlink:type="simple">Jarosław Machl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337/spoldzielnia-budowlano-mieszkaniowa-skarpa" xlink:type="simple"> </text:a> KRS 0000061337 </text:p>
          </table:table-cell>
        </table:table-row>
        <table:table-row table:style-name="ro2">
          <table:table-cell office:value-type="string" calcext:value-type="string">
            <text:p><text:a xlink:href="https://rejestr.io/krs/61337/spoldzielnia-budowlano-mieszkaniowa-skarpa" xlink:type="simple">SPÓŁDZIELNIA BUDOWLANO-MIESZKANIOWA "SKARP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8783/spoldzielnia-mieszkaniowa-oswiata-ochota" xlink:type="simple"> </text:a> KRS 0000058783 </text:p>
          </table:table-cell>
        </table:table-row>
        <table:table-row table:style-name="ro2">
          <table:table-cell office:value-type="string" calcext:value-type="string">
            <text:p><text:a xlink:href="https://rejestr.io/krs/58783/spoldzielnia-mieszkaniowa-oswiata-ochota" xlink:type="simple">SPÓŁDZIELNIA MIESZKANIOWA "OŚWIATA-OCH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5457" xlink:type="simple">Agnieszka Chrza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287/spoldzielnia-budowlano-mieszkaniowa-targowa" xlink:type="simple"> </text:a> KRS 0000057287 </text:p>
          </table:table-cell>
        </table:table-row>
        <table:table-row table:style-name="ro2">
          <table:table-cell office:value-type="string" calcext:value-type="string">
            <text:p><text:a xlink:href="https://rejestr.io/krs/57287/spoldzielnia-budowlano-mieszkaniowa-targowa" xlink:type="simple">SPÓŁDZIELNIA BUDOWLANO-MIESZKANIOWA "TARG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9045" xlink:type="simple">Ireneusz Szatał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8636/spoldzielnia-budowlano-mieszkaniowa-dom" xlink:type="simple"> </text:a> KRS 0000048636 </text:p>
          </table:table-cell>
        </table:table-row>
        <table:table-row table:style-name="ro2">
          <table:table-cell office:value-type="string" calcext:value-type="string">
            <text:p><text:a xlink:href="https://rejestr.io/krs/48636/spoldzielnia-budowlano-mieszkaniowa-dom" xlink:type="simple">SPÓŁDZIELNIA BUDOWLANO-MIESZKANIOWA DO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7490" xlink:type="simple">Izabela Wal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859/nauczycielska-spoldzielnia-budowlano-mieszkaniowa" xlink:type="simple"> </text:a> KRS 0000041859 </text:p>
          </table:table-cell>
        </table:table-row>
        <table:table-row table:style-name="ro2">
          <table:table-cell office:value-type="string" calcext:value-type="string">
            <text:p><text:a xlink:href="https://rejestr.io/krs/41859/nauczycielska-spoldzielnia-budowlano-mieszkaniowa" xlink:type="simple">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7655/spoldzielnia-mieszkaniowa-batory-wschod" xlink:type="simple"> </text:a> KRS 0000037655 </text:p>
          </table:table-cell>
        </table:table-row>
        <table:table-row table:style-name="ro2">
          <table:table-cell office:value-type="string" calcext:value-type="string">
            <text:p><text:a xlink:href="https://rejestr.io/krs/37655/spoldzielnia-mieszkaniowa-batory-wschod" xlink:type="simple">SPÓŁDZIELNIA MIESZKANIOWA "BATORY-WS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2776" xlink:type="simple">Zbigniew Węg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246/spoldzielnia-budowlano-mieszkaniowa-solna" xlink:type="simple"> </text:a> KRS 0000032246 </text:p>
          </table:table-cell>
        </table:table-row>
        <table:table-row table:style-name="ro2">
          <table:table-cell office:value-type="string" calcext:value-type="string">
            <text:p><text:a xlink:href="https://rejestr.io/krs/32246/spoldzielnia-budowlano-mieszkaniowa-solna" xlink:type="simple">SPÓŁDZIELNIA BUDOWLANO-MIESZKANIOWA "SO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21/spoldzielnia-budowlano-mieszkaniowa-nauczycieli" xlink:type="simple"> </text:a> KRS 0000031021 </text:p>
          </table:table-cell>
        </table:table-row>
        <table:table-row table:style-name="ro2">
          <table:table-cell office:value-type="string" calcext:value-type="string">
            <text:p><text:a xlink:href="https://rejestr.io/krs/31021/spoldzielnia-budowlano-mieszkaniowa-nauczycieli" xlink:type="simple">SPÓŁDZIELNIA BUDOWLANO-MIESZKANIOWA NAUCZYCIEL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981/spoldzielnia-budowlano-mieszkaniowa-andrzejowka" xlink:type="simple"> </text:a> KRS 0000025981 </text:p>
          </table:table-cell>
        </table:table-row>
        <table:table-row table:style-name="ro2">
          <table:table-cell office:value-type="string" calcext:value-type="string">
            <text:p><text:a xlink:href="https://rejestr.io/krs/25981/spoldzielnia-budowlano-mieszkaniowa-andrzejowka" xlink:type="simple">SPÓŁDZIELNIA BUDOWLANO-MIESZKANIOWA "ANDRZEJ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8263" xlink:type="simple">Dariusz Pyś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52/spoldzielnia-mieszkaniowa-goclaw-lotnisko" xlink:type="simple"> </text:a> KRS 0000021152 </text:p>
          </table:table-cell>
        </table:table-row>
        <table:table-row table:style-name="ro2">
          <table:table-cell office:value-type="string" calcext:value-type="string">
            <text:p><text:a xlink:href="https://rejestr.io/krs/21152/spoldzielnia-mieszkaniowa-goclaw-lotnisko" xlink:type="simple">SPÓŁDZIELNIA MIESZKANIOWA "GOCŁAW-LOT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04048" xlink:type="simple">Janusz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073/spoldzielnia-mieszkaniowa-nad-potokiem" xlink:type="simple"> </text:a> KRS 0000013073 </text:p>
          </table:table-cell>
        </table:table-row>
        <table:table-row table:style-name="ro2">
          <table:table-cell office:value-type="string" calcext:value-type="string">
            <text:p><text:a xlink:href="https://rejestr.io/krs/13073/spoldzielnia-mieszkaniowa-nad-potokiem" xlink:type="simple">SPÓŁDZIELNIA MIESZKANIOWA "NAD POTOKI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6" xlink:type="simple">Henryk Stef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375/spoldzielnia-mieszkaniowa-osiedle-starowka" xlink:type="simple"> </text:a> KRS 0000011375 </text:p>
          </table:table-cell>
        </table:table-row>
        <table:table-row table:style-name="ro2">
          <table:table-cell office:value-type="string" calcext:value-type="string">
            <text:p><text:a xlink:href="https://rejestr.io/krs/11375/spoldzielnia-mieszkaniowa-osiedle-starowka" xlink:type="simple">SPÓŁDZIELNIA MIESZKANIOWA " OSIEDLE STAR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84/spoldzielnia-mieszkaniowa-lentza-35" xlink:type="simple"> </text:a> KRS 0000010784 </text:p>
          </table:table-cell>
        </table:table-row>
        <table:table-row table:style-name="ro2">
          <table:table-cell office:value-type="string" calcext:value-type="string">
            <text:p><text:a xlink:href="https://rejestr.io/krs/10784/spoldzielnia-mieszkaniowa-lentza-35" xlink:type="simple">SPÓŁDZIELNIA MIESZKANIOWA "LENTZA 35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5680" xlink:type="simple">Andrzej Bru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0785/spoldzielnia-mieszkaniowa-nowa-29" xlink:type="simple"> </text:a> KRS 0000740785 </text:p>
          </table:table-cell>
        </table:table-row>
        <table:table-row table:style-name="ro2">
          <table:table-cell office:value-type="string" calcext:value-type="string">
            <text:p><text:a xlink:href="https://rejestr.io/krs/740785/spoldzielnia-mieszkaniowa-nowa-29" xlink:type="simple">SPÓŁDZIELNIA MIESZKANIOWA "NOWA 29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72723" xlink:type="simple">Małgorzata Sil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7544/spoldzielnia-mieszkaniowa-placowka-1983" xlink:type="simple"> </text:a> KRS 0000657544 </text:p>
          </table:table-cell>
        </table:table-row>
        <table:table-row table:style-name="ro2">
          <table:table-cell office:value-type="string" calcext:value-type="string">
            <text:p><text:a xlink:href="https://rejestr.io/krs/657544/spoldzielnia-mieszkaniowa-placowka-1983" xlink:type="simple">SPÓŁDZIELNIA MIESZKANIOWA "PLACÓWKA 1983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42822" xlink:type="simple">Adela Chmielar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44401/spoldzielnia-mieszkaniowa-przy-sadach" xlink:type="simple"> </text:a> KRS 0000644401 </text:p>
          </table:table-cell>
        </table:table-row>
        <table:table-row table:style-name="ro2">
          <table:table-cell office:value-type="string" calcext:value-type="string">
            <text:p><text:a xlink:href="https://rejestr.io/krs/644401/spoldzielnia-mieszkaniowa-przy-sadach" xlink:type="simple">SPÓŁDZIELNIA MIESZKANIOWA "PRZY SADA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87201" xlink:type="simple">Sławomir Modzel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67513/warszawska-spoldzielnia-mieszkaniowa-grojecka" xlink:type="simple"> </text:a> KRS 0000367513 </text:p>
          </table:table-cell>
        </table:table-row>
        <table:table-row table:style-name="ro2">
          <table:table-cell office:value-type="string" calcext:value-type="string">
            <text:p><text:a xlink:href="https://rejestr.io/krs/367513/warszawska-spoldzielnia-mieszkaniowa-grojecka" xlink:type="simple">WARSZAWSKA SPÓŁDZIELNIA MIESZKANIOWA "GRÓJE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43276" xlink:type="simple">Bogusław Szczepa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47590/spoldzielnia-budowlano-mieszkaniowa-bowig" xlink:type="simple"> </text:a> KRS 0000347590 </text:p>
          </table:table-cell>
        </table:table-row>
        <table:table-row table:style-name="ro2">
          <table:table-cell office:value-type="string" calcext:value-type="string">
            <text:p><text:a xlink:href="https://rejestr.io/krs/347590/spoldzielnia-budowlano-mieszkaniowa-bowig" xlink:type="simple">SPÓŁDZIELNIA BUDOWLANO-MIESZKANIOWA "BOWIG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0359" xlink:type="simple">Dariusz Makieł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30634/spoldzielnia-budowlano-mieszkaniowa-podlesna" xlink:type="simple"> </text:a> KRS 0000330634 </text:p>
          </table:table-cell>
        </table:table-row>
        <table:table-row table:style-name="ro2">
          <table:table-cell office:value-type="string" calcext:value-type="string">
            <text:p><text:a xlink:href="https://rejestr.io/krs/330634/spoldzielnia-budowlano-mieszkaniowa-podlesna" xlink:type="simple">SPÓŁDZIELNIA BUDOWLANO-MIESZKANIOWA "PODLEŚ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5809" xlink:type="simple">Jan Ryzna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9602/spoldzielnia-budowlano-mieszkaniowa-chata" xlink:type="simple"> </text:a> KRS 0000269602 </text:p>
          </table:table-cell>
        </table:table-row>
        <table:table-row table:style-name="ro2">
          <table:table-cell office:value-type="string" calcext:value-type="string">
            <text:p><text:a xlink:href="https://rejestr.io/krs/269602/spoldzielnia-budowlano-mieszkaniowa-chata" xlink:type="simple">SPÓŁDZIELNIA BUDOWLANO-MIESZKANIOWA CHAT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8904/spoldzielnia-budowlano-mieszkaniowa-atrium" xlink:type="simple"> </text:a> KRS 0000268904 </text:p>
          </table:table-cell>
        </table:table-row>
        <table:table-row table:style-name="ro2">
          <table:table-cell office:value-type="string" calcext:value-type="string">
            <text:p><text:a xlink:href="https://rejestr.io/krs/268904/spoldzielnia-budowlano-mieszkaniowa-atrium" xlink:type="simple">SPÓŁDZIELNIA BUDOWLANO-MIESZKANIOWA ATRI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3725" xlink:type="simple">Paweł Gąs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0415/spoldzielnia-mieszkaniowa-szklany-dom" xlink:type="simple"> </text:a> KRS 0000260415 </text:p>
          </table:table-cell>
        </table:table-row>
        <table:table-row table:style-name="ro2">
          <table:table-cell office:value-type="string" calcext:value-type="string">
            <text:p><text:a xlink:href="https://rejestr.io/krs/260415/spoldzielnia-mieszkaniowa-szklany-dom" xlink:type="simple">SPÓŁDZIELNIA MIESZKANIOWA "SZKLA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0524/spoldzielnia-budowlano-mieszkaniowa-ognisko" xlink:type="simple"> </text:a> KRS 0000250524 </text:p>
          </table:table-cell>
        </table:table-row>
        <table:table-row table:style-name="ro2">
          <table:table-cell office:value-type="string" calcext:value-type="string">
            <text:p><text:a xlink:href="https://rejestr.io/krs/250524/spoldzielnia-budowlano-mieszkaniowa-ognisko" xlink:type="simple">SPÓŁDZIELNIA BUDOWLANO-MIESZKANIOWA "OG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3874" xlink:type="simple">Sławomir Niemyj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44952/miedzyzakladowa-spoldzielnia-mieszkaniowa-grabow" xlink:type="simple"> </text:a> KRS 0000244952 </text:p>
          </table:table-cell>
        </table:table-row>
        <table:table-row table:style-name="ro2">
          <table:table-cell office:value-type="string" calcext:value-type="string">
            <text:p><text:a xlink:href="https://rejestr.io/krs/244952/miedzyzakladowa-spoldzielnia-mieszkaniowa-grabow" xlink:type="simple">MIĘDZYZAKŁADOWA SPÓŁDZIELNIA MIESZKANIOWA "GRAB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58738" xlink:type="simple">Maciej Buras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0996/spoldzielnia-mieszkaniowa-przyczolek-grochowski" xlink:type="simple"> </text:a> KRS 0000210996 </text:p>
          </table:table-cell>
        </table:table-row>
        <table:table-row table:style-name="ro2">
          <table:table-cell office:value-type="string" calcext:value-type="string">
            <text:p><text:a xlink:href="https://rejestr.io/krs/210996/spoldzielnia-mieszkaniowa-przyczolek-grochowski" xlink:type="simple">SPÓŁDZIELNIA MIESZKANIOWA "PRZYCZÓŁEK GROCHOWS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17648" xlink:type="simple">Grażyna Wiśni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793/spoldzielnia-budowlano-mieszkaniowa-pewnosc" xlink:type="simple"> </text:a> KRS 0000198793 </text:p>
          </table:table-cell>
        </table:table-row>
        <table:table-row table:style-name="ro2">
          <table:table-cell office:value-type="string" calcext:value-type="string">
            <text:p><text:a xlink:href="https://rejestr.io/krs/198793/spoldzielnia-budowlano-mieszkaniowa-pewnosc" xlink:type="simple">SPÓŁDZIELNIA BUDOWLANO-MIESZKANIOWA "PEW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403/spoldzielnia-budowlano-mieszkaniowa-batory" xlink:type="simple"> </text:a> KRS 0000198403 </text:p>
          </table:table-cell>
        </table:table-row>
        <table:table-row table:style-name="ro2">
          <table:table-cell office:value-type="string" calcext:value-type="string">
            <text:p><text:a xlink:href="https://rejestr.io/krs/198403/spoldzielnia-budowlano-mieszkaniowa-batory" xlink:type="simple">SPÓŁDZIELNIA BUDOWLANO-MIESZKANIOWA "BATO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49" xlink:type="simple">Anna Skut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285/zjednoczona-spoldzielnia-budowlano-mieszkaniowa" xlink:type="simple"> </text:a> KRS 0000189285 </text:p>
          </table:table-cell>
        </table:table-row>
        <table:table-row table:style-name="ro2">
          <table:table-cell office:value-type="string" calcext:value-type="string">
            <text:p><text:a xlink:href="https://rejestr.io/krs/189285/zjednoczona-spoldzielnia-budowlano-mieszkaniowa" xlink:type="simple">ZJEDNOCZON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968" xlink:type="simple">Amira Skomor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8459/spoldzielnia-budowlano-mieszkaniowa-vistula" xlink:type="simple"> </text:a> KRS 0000188459 </text:p>
          </table:table-cell>
        </table:table-row>
        <table:table-row table:style-name="ro2">
          <table:table-cell office:value-type="string" calcext:value-type="string">
            <text:p><text:a xlink:href="https://rejestr.io/krs/188459/spoldzielnia-budowlano-mieszkaniowa-vistula" xlink:type="simple">SPÓŁDZIELNIA BUDOWLANO-MIESZKANIOWA "VISTU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2440" xlink:type="simple">Bożena Jabło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194/spoldzielnia-budowlano-mieszkaniowa-naleczowska" xlink:type="simple"> </text:a> KRS 0000187194 </text:p>
          </table:table-cell>
        </table:table-row>
        <table:table-row table:style-name="ro2">
          <table:table-cell office:value-type="string" calcext:value-type="string">
            <text:p><text:a xlink:href="https://rejestr.io/krs/187194/spoldzielnia-budowlano-mieszkaniowa-naleczowska" xlink:type="simple">SPÓŁDZIELNIA BUDOWLANO - MIESZKANIOWA "NAŁĘCZ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7974" xlink:type="simple">Krystyna Ochma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1683/lokatorska-spoldzielnia-mieszkaniowa-helenow" xlink:type="simple"> </text:a> KRS 0000181683 </text:p>
          </table:table-cell>
        </table:table-row>
        <table:table-row table:style-name="ro2">
          <table:table-cell office:value-type="string" calcext:value-type="string">
            <text:p><text:a xlink:href="https://rejestr.io/krs/181683/lokatorska-spoldzielnia-mieszkaniowa-helenow" xlink:type="simple">LOKATORSKA SPÓŁDZIELNIA MIESZKANIOWA "HELE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18704" xlink:type="simple">Adam Żyd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9615/spoldzielnia-mieszkaniowa-skarpa-marymoncka" xlink:type="simple"> </text:a> KRS 0000179615 </text:p>
          </table:table-cell>
        </table:table-row>
        <table:table-row table:style-name="ro2">
          <table:table-cell office:value-type="string" calcext:value-type="string">
            <text:p><text:a xlink:href="https://rejestr.io/krs/179615/spoldzielnia-mieszkaniowa-skarpa-marymoncka" xlink:type="simple">SPÓŁDZIELNIA MIESZKANIOWA "SKARPA MARYMON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82131" xlink:type="simple">Małgorzata Cicho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9583/spoldzielnia-budowlano-mieszkaniowa-grenadierow" xlink:type="simple"> </text:a> KRS 0000179583 </text:p>
          </table:table-cell>
        </table:table-row>
        <table:table-row table:style-name="ro2">
          <table:table-cell office:value-type="string" calcext:value-type="string">
            <text:p><text:a xlink:href="https://rejestr.io/krs/179583/spoldzielnia-budowlano-mieszkaniowa-grenadierow" xlink:type="simple">SPÓŁDZIELNIA BUDOWLANO-MIESZKANIOWA "GRENADI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5039" xlink:type="simple">Stanisław Gałą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8993/spoldzielnia-mieszkaniowa-motorowa-1" xlink:type="simple"> </text:a> KRS 0000178993 </text:p>
          </table:table-cell>
        </table:table-row>
        <table:table-row table:style-name="ro2">
          <table:table-cell office:value-type="string" calcext:value-type="string">
            <text:p><text:a xlink:href="https://rejestr.io/krs/178993/spoldzielnia-mieszkaniowa-motorowa-1" xlink:type="simple">SPÓŁDZIELNIA MIESZKANIOWA "MOTOROWA 1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6359" xlink:type="simple">Jarosław Stal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6147/spoldzielnia-mieszkaniowa-marymont-potok" xlink:type="simple"> </text:a> KRS 0000176147 </text:p>
          </table:table-cell>
        </table:table-row>
        <table:table-row table:style-name="ro2">
          <table:table-cell office:value-type="string" calcext:value-type="string">
            <text:p><text:a xlink:href="https://rejestr.io/krs/176147/spoldzielnia-mieszkaniowa-marymont-potok" xlink:type="simple">SPÓŁDZIELNIA MIESZKANIOWA MARYMONT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05211" xlink:type="simple">Ryszard Party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4195/spoldzielnia-mieszkaniowa-potok-dolny" xlink:type="simple"> </text:a> KRS 0000174195 </text:p>
          </table:table-cell>
        </table:table-row>
        <table:table-row table:style-name="ro2">
          <table:table-cell office:value-type="string" calcext:value-type="string">
            <text:p><text:a xlink:href="https://rejestr.io/krs/174195/spoldzielnia-mieszkaniowa-potok-dolny" xlink:type="simple">SPÓŁDZIELNIA MIESZKANIOWA POTOK DOLN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53867" xlink:type="simple">Barbara Markowska Wójc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3049/spoldzielnia-budowlano-mieszkaniowa-wydzielona" xlink:type="simple"> </text:a> KRS 0000173049 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SPÓŁDZIELNIA BUDOWLANO MIESZKANIOWA "WYDZIEL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11264" xlink:type="simple">Hanna Ros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9592/spoldzielnia-mieszkaniowa-piaski-c" xlink:type="simple"> </text:a> KRS 0000169592 </text:p>
          </table:table-cell>
        </table:table-row>
        <table:table-row table:style-name="ro2">
          <table:table-cell office:value-type="string" calcext:value-type="string">
            <text:p><text:a xlink:href="https://rejestr.io/krs/169592/spoldzielnia-mieszkaniowa-piaski-c" xlink:type="simple">SPÓŁDZIELNIA MIESZKANIOWA PIASKI C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3569" xlink:type="simple">Małgorzata Marciń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883/lekarska-spoldzielnia-mieszkaniowa-konsylium" xlink:type="simple"> </text:a> KRS 0000159883 </text:p>
          </table:table-cell>
        </table:table-row>
        <table:table-row table:style-name="ro2">
          <table:table-cell office:value-type="string" calcext:value-type="string">
            <text:p><text:a xlink:href="https://rejestr.io/krs/159883/lekarska-spoldzielnia-mieszkaniowa-konsylium" xlink:type="simple">LEKARSKA SPÓŁDZIELNIA MIESZKANIOWA "KONSYLI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9701" xlink:type="simple">Marek Zych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587/spoldzielnia-mieszkaniowa-wilcza-44" xlink:type="simple"> </text:a> KRS 0000157587 </text:p>
          </table:table-cell>
        </table:table-row>
        <table:table-row table:style-name="ro2">
          <table:table-cell office:value-type="string" calcext:value-type="string">
            <text:p><text:a xlink:href="https://rejestr.io/krs/157587/spoldzielnia-mieszkaniowa-wilcza-44" xlink:type="simple">SPÓŁDZIELNIA MIESZKANIOWA "WILCZA 44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4155" xlink:type="simple">Lech Brzez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131/wlasnosciowa-spoldzielnia-mieszkaniowa-semafor" xlink:type="simple"> </text:a> KRS 0000154131 </text:p>
          </table:table-cell>
        </table:table-row>
        <table:table-row table:style-name="ro2">
          <table:table-cell office:value-type="string" calcext:value-type="string">
            <text:p><text:a xlink:href="https://rejestr.io/krs/154131/wlasnosciowa-spoldzielnia-mieszkaniowa-semafor" xlink:type="simple">WŁASNOŚCIOWA SPÓŁDZIELNIA MIESZKANIOWA "SEMAFO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89493" xlink:type="simple">Krzysztof Grędz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3934/spoldzielnia-budowlano-mieszkaniowa-zachod" xlink:type="simple"> </text:a> KRS 0000153934 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SPÓŁDZIELNIA BUDOWLANO-MIESZKANIOWA "ZA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8125/miedzyzakladowa-spoldzielnia-mieszkaniowa-energetyka" xlink:type="simple"> </text:a> KRS 0000108125 </text:p>
          </table:table-cell>
        </table:table-row>
        <table:table-row table:style-name="ro2">
          <table:table-cell office:value-type="string" calcext:value-type="string">
            <text:p><text:a xlink:href="https://rejestr.io/krs/108125/miedzyzakladowa-spoldzielnia-mieszkaniowa-energetyka" xlink:type="simple">MIĘDZYZAKŁADOWA SPÓŁDZIELNIA MIESZKANIOWA "ENERGETY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5270" xlink:type="simple">Grzegorz Oko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7113/spoldzielnia-budowlano-mieszkaniowa-stoizb" xlink:type="simple"> </text:a> KRS 0000107113 </text:p>
          </table:table-cell>
        </table:table-row>
        <table:table-row table:style-name="ro2">
          <table:table-cell office:value-type="string" calcext:value-type="string">
            <text:p><text:a xlink:href="https://rejestr.io/krs/107113/spoldzielnia-budowlano-mieszkaniowa-stoizb" xlink:type="simple">SPÓŁDZIELNIA BUDOWLANO-MIESZKANIOWA "STOIZ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32282" xlink:type="simple">Irena Milczar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4183/spoldzielnia-budowlano-mieszkaniowa-zrew" xlink:type="simple"> </text:a> KRS 0000104183 </text:p>
          </table:table-cell>
        </table:table-row>
        <table:table-row table:style-name="ro2">
          <table:table-cell office:value-type="string" calcext:value-type="string">
            <text:p><text:a xlink:href="https://rejestr.io/krs/104183/spoldzielnia-budowlano-mieszkaniowa-zrew" xlink:type="simple">SPÓŁDZIELNIA BUDOWLANO - MIESZKANIOWA "ZRE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54228" xlink:type="simple">Elżbieta Pyłyp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9973/spoldzielnia-budowlano-mieszkaniowa-sadyba" xlink:type="simple"> </text:a> KRS 0000099973 </text:p>
          </table:table-cell>
        </table:table-row>
        <table:table-row table:style-name="ro2">
          <table:table-cell office:value-type="string" calcext:value-type="string">
            <text:p><text:a xlink:href="https://rejestr.io/krs/99973/spoldzielnia-budowlano-mieszkaniowa-sadyba" xlink:type="simple">SPÓŁDZIELNIA BUDOWLANO-MIESZKANIOWA "SADYB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3133" xlink:type="simple">Danuta Rzepe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7338/spoldzielnia-mieszkaniowa-kolonia-kasprzaka" xlink:type="simple"> </text:a> KRS 0000097338 </text:p>
          </table:table-cell>
        </table:table-row>
        <table:table-row table:style-name="ro2">
          <table:table-cell office:value-type="string" calcext:value-type="string">
            <text:p><text:a xlink:href="https://rejestr.io/krs/97338/spoldzielnia-mieszkaniowa-kolonia-kasprzaka" xlink:type="simple">SPÓŁDZIELNIA MIESZKANIOWA "KOLONIA KASPRZA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0843" xlink:type="simple">Grzegorz Koryt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3107/robotnicza-spoldzielnia-mieszkaniowa-praga" xlink:type="simple"> </text:a> KRS 0000093107 </text:p>
          </table:table-cell>
        </table:table-row>
        <table:table-row table:style-name="ro2">
          <table:table-cell office:value-type="string" calcext:value-type="string">
            <text:p><text:a xlink:href="https://rejestr.io/krs/93107/robotnicza-spoldzielnia-mieszkaniowa-praga" xlink:type="simple">ROBOTNICZA SPÓŁDZIELNIA MIESZKANIOWA "PRAG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72853" xlink:type="simple">Andrzej Półrolnicz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8123/spoldzielnia-budowlano-mieszkaniowa-dembud" xlink:type="simple"> </text:a> KRS 0000078123 </text:p>
          </table:table-cell>
        </table:table-row>
        <table:table-row table:style-name="ro2">
          <table:table-cell office:value-type="string" calcext:value-type="string">
            <text:p><text:a xlink:href="https://rejestr.io/krs/78123/spoldzielnia-budowlano-mieszkaniowa-dembud" xlink:type="simple">SPÓŁDZIELNIA BUDOWLANO-MIESZKANIOWA "DEMB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6899" xlink:type="simple">Witold Roman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7941/spoldzielnia-mieszkaniowa-male-kabaty" xlink:type="simple"> </text:a> KRS 0000077941 </text:p>
          </table:table-cell>
        </table:table-row>
        <table:table-row table:style-name="ro2">
          <table:table-cell office:value-type="string" calcext:value-type="string">
            <text:p><text:a xlink:href="https://rejestr.io/krs/77941/spoldzielnia-mieszkaniowa-male-kabaty" xlink:type="simple">SPÓŁDZIELNIA MIESZKANIOWA "MAŁE 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5725" xlink:type="simple">Włodzimierz Ryb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542/spoldzielnia-mieszkaniowa-wlasnosciowa-jednosc" xlink:type="simple"> </text:a> KRS 0000073542 </text:p>
          </table:table-cell>
        </table:table-row>
        <table:table-row table:style-name="ro2">
          <table:table-cell office:value-type="string" calcext:value-type="string">
            <text:p><text:a xlink:href="https://rejestr.io/krs/73542/spoldzielnia-mieszkaniowa-wlasnosciowa-jednosc" xlink:type="simple">SPÓŁDZIELNIA MIESZKANIOWA - WŁASNOŚCIOWA "JED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0059" xlink:type="simple">Marek Orl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923/spoldzielnia-budowlano-mieszkaniowa-atenska" xlink:type="simple"> </text:a> KRS 0000069923 </text:p>
          </table:table-cell>
        </table:table-row>
        <table:table-row table:style-name="ro2">
          <table:table-cell office:value-type="string" calcext:value-type="string">
            <text:p><text:a xlink:href="https://rejestr.io/krs/69923/spoldzielnia-budowlano-mieszkaniowa-atenska" xlink:type="simple">SPÓŁDZIELNIA BUDOWLANO-MIESZKANIOWA "ATE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26088" xlink:type="simple">Jarosław Machl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337/spoldzielnia-budowlano-mieszkaniowa-skarpa" xlink:type="simple"> </text:a> KRS 0000061337 </text:p>
          </table:table-cell>
        </table:table-row>
        <table:table-row table:style-name="ro2">
          <table:table-cell office:value-type="string" calcext:value-type="string">
            <text:p><text:a xlink:href="https://rejestr.io/krs/61337/spoldzielnia-budowlano-mieszkaniowa-skarpa" xlink:type="simple">SPÓŁDZIELNIA BUDOWLANO-MIESZKANIOWA "SKARP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8783/spoldzielnia-mieszkaniowa-oswiata-ochota" xlink:type="simple"> </text:a> KRS 0000058783 </text:p>
          </table:table-cell>
        </table:table-row>
        <table:table-row table:style-name="ro2">
          <table:table-cell office:value-type="string" calcext:value-type="string">
            <text:p><text:a xlink:href="https://rejestr.io/krs/58783/spoldzielnia-mieszkaniowa-oswiata-ochota" xlink:type="simple">SPÓŁDZIELNIA MIESZKANIOWA "OŚWIATA-OCH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5457" xlink:type="simple">Agnieszka Chrza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287/spoldzielnia-budowlano-mieszkaniowa-targowa" xlink:type="simple"> </text:a> KRS 0000057287 </text:p>
          </table:table-cell>
        </table:table-row>
        <table:table-row table:style-name="ro2">
          <table:table-cell office:value-type="string" calcext:value-type="string">
            <text:p><text:a xlink:href="https://rejestr.io/krs/57287/spoldzielnia-budowlano-mieszkaniowa-targowa" xlink:type="simple">SPÓŁDZIELNIA BUDOWLANO-MIESZKANIOWA "TARG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9045" xlink:type="simple">Ireneusz Szatał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8636/spoldzielnia-budowlano-mieszkaniowa-dom" xlink:type="simple"> </text:a> KRS 0000048636 </text:p>
          </table:table-cell>
        </table:table-row>
        <table:table-row table:style-name="ro2">
          <table:table-cell office:value-type="string" calcext:value-type="string">
            <text:p><text:a xlink:href="https://rejestr.io/krs/48636/spoldzielnia-budowlano-mieszkaniowa-dom" xlink:type="simple">SPÓŁDZIELNIA BUDOWLANO-MIESZKANIOWA DO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7490" xlink:type="simple">Izabela Wal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1859/nauczycielska-spoldzielnia-budowlano-mieszkaniowa" xlink:type="simple"> </text:a> KRS 0000041859 </text:p>
          </table:table-cell>
        </table:table-row>
        <table:table-row table:style-name="ro2">
          <table:table-cell office:value-type="string" calcext:value-type="string">
            <text:p><text:a xlink:href="https://rejestr.io/krs/41859/nauczycielska-spoldzielnia-budowlano-mieszkaniowa" xlink:type="simple">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7655/spoldzielnia-mieszkaniowa-batory-wschod" xlink:type="simple"> </text:a> KRS 0000037655 </text:p>
          </table:table-cell>
        </table:table-row>
        <table:table-row table:style-name="ro2">
          <table:table-cell office:value-type="string" calcext:value-type="string">
            <text:p><text:a xlink:href="https://rejestr.io/krs/37655/spoldzielnia-mieszkaniowa-batory-wschod" xlink:type="simple">SPÓŁDZIELNIA MIESZKANIOWA "BATORY-WS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2776" xlink:type="simple">Zbigniew Węgo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2246/spoldzielnia-budowlano-mieszkaniowa-solna" xlink:type="simple"> </text:a> KRS 0000032246 </text:p>
          </table:table-cell>
        </table:table-row>
        <table:table-row table:style-name="ro2">
          <table:table-cell office:value-type="string" calcext:value-type="string">
            <text:p><text:a xlink:href="https://rejestr.io/krs/32246/spoldzielnia-budowlano-mieszkaniowa-solna" xlink:type="simple">SPÓŁDZIELNIA BUDOWLANO-MIESZKANIOWA "SO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21/spoldzielnia-budowlano-mieszkaniowa-nauczycieli" xlink:type="simple"> </text:a> KRS 0000031021 </text:p>
          </table:table-cell>
        </table:table-row>
        <table:table-row table:style-name="ro2">
          <table:table-cell office:value-type="string" calcext:value-type="string">
            <text:p><text:a xlink:href="https://rejestr.io/krs/31021/spoldzielnia-budowlano-mieszkaniowa-nauczycieli" xlink:type="simple">SPÓŁDZIELNIA BUDOWLANO-MIESZKANIOWA NAUCZYCIEL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981/spoldzielnia-budowlano-mieszkaniowa-andrzejowka" xlink:type="simple"> </text:a> KRS 0000025981 </text:p>
          </table:table-cell>
        </table:table-row>
        <table:table-row table:style-name="ro2">
          <table:table-cell office:value-type="string" calcext:value-type="string">
            <text:p><text:a xlink:href="https://rejestr.io/krs/25981/spoldzielnia-budowlano-mieszkaniowa-andrzejowka" xlink:type="simple">SPÓŁDZIELNIA BUDOWLANO-MIESZKANIOWA "ANDRZEJ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8263" xlink:type="simple">Dariusz Pyś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1152/spoldzielnia-mieszkaniowa-goclaw-lotnisko" xlink:type="simple"> </text:a> KRS 0000021152 </text:p>
          </table:table-cell>
        </table:table-row>
        <table:table-row table:style-name="ro2">
          <table:table-cell office:value-type="string" calcext:value-type="string">
            <text:p><text:a xlink:href="https://rejestr.io/krs/21152/spoldzielnia-mieszkaniowa-goclaw-lotnisko" xlink:type="simple">SPÓŁDZIELNIA MIESZKANIOWA "GOCŁAW-LOT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04048" xlink:type="simple">Janusz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774/spoldzielnia-mieszkaniowa-na-skraju" xlink:type="simple"> </text:a> KRS 0000005774 </text:p>
          </table:table-cell>
        </table:table-row>
        <table:table-row table:style-name="ro2">
          <table:table-cell office:value-type="string" calcext:value-type="string">
            <text:p><text:a xlink:href="https://rejestr.io/krs/5774/spoldzielnia-mieszkaniowa-na-skraju" xlink:type="simple">SPÓŁDZIELNIA MIESZKANIOWA "NA SKRAJU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33348" xlink:type="simple">Teresa Kon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30/spoldzielnia-mieszkaniowa-osiedle-mlodych" xlink:type="simple"> </text:a> KRS 0000005530 </text:p>
          </table:table-cell>
        </table:table-row>
        <table:table-row table:style-name="ro2">
          <table:table-cell office:value-type="string" calcext:value-type="string">
            <text:p><text:a xlink:href="https://rejestr.io/krs/5530/spoldzielnia-mieszkaniowa-osiedle-mlodych" xlink:type="simple">SPÓŁDZIELNIA MIESZKANIOWA "OSIEDLE MŁODY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9537" xlink:type="simple">Mieczysław Stan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346/warszawska-spoldzielnia-mieszkaniowa-ochota" xlink:type="simple"> </text:a> KRS 0000005346 </text:p>
          </table:table-cell>
        </table:table-row>
        <table:table-row table:style-name="ro2">
          <table:table-cell office:value-type="string" calcext:value-type="string">
            <text:p><text:a xlink:href="https://rejestr.io/krs/5346/warszawska-spoldzielnia-mieszkaniowa-ochota" xlink:type="simple">WARSZAWSKA SPÓŁDZIELNIA MIESZKANIOWA "OCHOTA".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39076" xlink:type="simple">Małgorzata Marosz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306/spoldzielnia-mieszkaniowa-naleczowska-50-60" xlink:type="simple"> </text:a> KRS 0000749306 </text:p>
          </table:table-cell>
        </table:table-row>
        <table:table-row table:style-name="ro2">
          <table:table-cell office:value-type="string" calcext:value-type="string">
            <text:p><text:a xlink:href="https://rejestr.io/krs/749306/spoldzielnia-mieszkaniowa-naleczowska-50-60" xlink:type="simple">SPÓŁDZIELNIA MIESZKANIOWA "NAŁĘCZOWSKA 50/6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5773" xlink:type="simple">Krzysztof Skrab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852/spoldzielnia-budowlano-mieszkaniowa-drogowiec-kabaty" xlink:type="simple"> </text:a> KRS 0000310852 </text:p>
          </table:table-cell>
        </table:table-row>
        <table:table-row table:style-name="ro2">
          <table:table-cell office:value-type="string" calcext:value-type="string">
            <text:p><text:a xlink:href="https://rejestr.io/krs/310852/spoldzielnia-budowlano-mieszkaniowa-drogowiec-kabaty" xlink:type="simple">SPÓŁDZIELNIA BUDOWLANO-MIESZKANIOWA "DROGOWIEC-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17344" xlink:type="simple">Mariola Sę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83922/spoldzielnia-mieszkaniowa-idealne-mieszkanie-centrum" xlink:type="simple"> </text:a> KRS 0000283922 </text:p>
          </table:table-cell>
        </table:table-row>
        <table:table-row table:style-name="ro2">
          <table:table-cell office:value-type="string" calcext:value-type="string">
            <text:p><text:a xlink:href="https://rejestr.io/krs/283922/spoldzielnia-mieszkaniowa-idealne-mieszkanie-centrum" xlink:type="simple">SPÓŁDZIELNIA MIESZKANIOWA "IDEALNE MIESZKANIE-CENTR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140" xlink:type="simple">Piotr Peł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9277/spoldzielnia-budowlano-mieszkaniowa-boya-2" xlink:type="simple"> </text:a> KRS 0000279277 </text:p>
          </table:table-cell>
        </table:table-row>
        <table:table-row table:style-name="ro2">
          <table:table-cell office:value-type="string" calcext:value-type="string">
            <text:p><text:a xlink:href="https://rejestr.io/krs/279277/spoldzielnia-budowlano-mieszkaniowa-boya-2" xlink:type="simple">SPÓŁDZIELNIA BUDOWLANO - MIESZKANIOWA "BOYA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92365" xlink:type="simple">Zbigniew Toma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1029/mlodziezowa-spoldzielnia-mieszkaniowa-pracownikow-rozy" xlink:type="simple"> </text:a> KRS 0000231029 </text:p>
          </table:table-cell>
        </table:table-row>
        <table:table-row table:style-name="ro2">
          <table:table-cell office:value-type="string" calcext:value-type="string">
            <text:p><text:a xlink:href="https://rejestr.io/krs/231029/mlodziezowa-spoldzielnia-mieszkaniowa-pracownikow-rozy" xlink:type="simple">MŁODZIEŻOWA SPÓŁDZIELNIA MIESZKANIOWA PRACOWNIKÓW "RÓŻ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319" xlink:type="simple">Grzegorz Woroni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1389/miedzyzakladowa-spoldzielnia-mieszkaniowa-centrum-2" xlink:type="simple"> </text:a> KRS 0000201389 </text:p>
          </table:table-cell>
        </table:table-row>
        <table:table-row table:style-name="ro2">
          <table:table-cell office:value-type="string" calcext:value-type="string">
            <text:p><text:a xlink:href="https://rejestr.io/krs/201389/miedzyzakladowa-spoldzielnia-mieszkaniowa-centrum-2" xlink:type="simple">MIĘDZYZAKŁADOWA SPÓŁDZIELNIA MIESZKANIOWA "CENTRUM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2810" xlink:type="simple">Grzegorz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2890/spoldzielnia-budowlano-mieszkaniowa-zacisze-domowe" xlink:type="simple"> </text:a> KRS 0000172890 </text:p>
          </table:table-cell>
        </table:table-row>
        <table:table-row table:style-name="ro2">
          <table:table-cell office:value-type="string" calcext:value-type="string">
            <text:p><text:a xlink:href="https://rejestr.io/krs/172890/spoldzielnia-budowlano-mieszkaniowa-zacisze-domowe" xlink:type="simple">SPÓŁDZIELNIA BUDOWLANO-MIESZKANIOWA "ZACISZE DOMOW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6474" xlink:type="simple">Magdalena Żur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1797/spoldzielnia-budowlano-mieszkaniowa-wspolna-ostoja" xlink:type="simple"> </text:a> KRS 0000171797 </text:p>
          </table:table-cell>
        </table:table-row>
        <table:table-row table:style-name="ro2">
          <table:table-cell office:value-type="string" calcext:value-type="string">
            <text:p><text:a xlink:href="https://rejestr.io/krs/171797/spoldzielnia-budowlano-mieszkaniowa-wspolna-ostoja" xlink:type="simple">SPÓŁDZIELNIA BUDOWLANO - MIESZKANIOWA "WSPÓLNA OST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8762" xlink:type="simple">Małgorzata Koskowska Żub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5293/spoldzielnia-budowlano-mieszkaniowa-trzynastka-bis" xlink:type="simple"> </text:a> KRS 0000155293 </text:p>
          </table:table-cell>
        </table:table-row>
        <table:table-row table:style-name="ro2">
          <table:table-cell office:value-type="string" calcext:value-type="string">
            <text:p><text:a xlink:href="https://rejestr.io/krs/155293/spoldzielnia-budowlano-mieszkaniowa-trzynastka-bis" xlink:type="simple">SPÓŁDZIELNIA BUDOWLANO-MIESZKANIOWA "TRZYNASTKA-BI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034/spoldzielnia-budowlano-mieszkaniowa-osiedle-skarbowcow" xlink:type="simple"> </text:a> KRS 0000142034 </text:p>
          </table:table-cell>
        </table:table-row>
        <table:table-row table:style-name="ro2">
          <table:table-cell office:value-type="string" calcext:value-type="string">
            <text:p><text:a xlink:href="https://rejestr.io/krs/142034/spoldzielnia-budowlano-mieszkaniowa-osiedle-skarbowcow" xlink:type="simple">SPÓŁDZIELNIA BUDOWLANO-MIESZKANIOWA "OSIEDLE SKARBOWC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539" xlink:type="simple">Wiesława Rolewicz Seler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7751/nauczycielska-spoldzielnia-budowlano-mieszkaniowa-przedwiosnie" xlink:type="simple"> </text:a> KRS 0000137751 </text:p>
          </table:table-cell>
        </table:table-row>
        <table:table-row table:style-name="ro2">
          <table:table-cell office:value-type="string" calcext:value-type="string">
            <text:p><text:a xlink:href="https://rejestr.io/krs/137751/nauczycielska-spoldzielnia-budowlano-mieszkaniowa-przedwiosnie" xlink:type="simple">NAUCZYCIELSKA SPÓŁDZIELNIA BUDOWLANO-MIESZKANIOWA "PRZEDWIOŚ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9771" xlink:type="simple">Grzegorz Woź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4901/spoldzielnia-budowlano-mieszkaniowa-ognisko-v" xlink:type="simple"> </text:a> KRS 0000114901 </text:p>
          </table:table-cell>
        </table:table-row>
        <table:table-row table:style-name="ro2">
          <table:table-cell office:value-type="string" calcext:value-type="string">
            <text:p><text:a xlink:href="https://rejestr.io/krs/114901/spoldzielnia-budowlano-mieszkaniowa-ognisko-v" xlink:type="simple">SPÓŁDZIELNIA BUDOWLANO-MIESZKANIOWA "OGNISKO V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30887" xlink:type="simple">Antoni Osiej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3561/pracownicza-spoldzielnia-mieszkaniowa-idealne-mieszkanie" xlink:type="simple"> </text:a> KRS 0000063561 </text:p>
          </table:table-cell>
        </table:table-row>
        <table:table-row table:style-name="ro2">
          <table:table-cell office:value-type="string" calcext:value-type="string">
            <text:p><text:a xlink:href="https://rejestr.io/krs/63561/pracownicza-spoldzielnia-mieszkaniowa-idealne-mieszkanie" xlink:type="simple">PRACOWNICZA SPÓŁDZIELNIA MIESZKANIOWA "IDEALN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141" xlink:type="simple">Halina Adamowicz Brejt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605/spoldzielnia-budowlano-mieszkaniowa-twoj-dom" xlink:type="simple"> </text:a> KRS 0000061605 </text:p>
          </table:table-cell>
        </table:table-row>
        <table:table-row table:style-name="ro2">
          <table:table-cell office:value-type="string" calcext:value-type="string">
            <text:p><text:a xlink:href="https://rejestr.io/krs/61605/spoldzielnia-budowlano-mieszkaniowa-twoj-dom" xlink:type="simple">SPÓŁDZIELNIA BUDOWLANO MIESZKANIOWA "TWÓJ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5882" xlink:type="simple">Marek Kubi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1423/spoldzielnia-budowlano-mieszkaniowa-nasza-chata" xlink:type="simple"> </text:a> KRS 0000061423 </text:p>
          </table:table-cell>
        </table:table-row>
        <table:table-row table:style-name="ro2">
          <table:table-cell office:value-type="string" calcext:value-type="string">
            <text:p><text:a xlink:href="https://rejestr.io/krs/61423/spoldzielnia-budowlano-mieszkaniowa-nasza-chata" xlink:type="simple">SPÓŁDZIELNIA BUDOWLANO MIESZKANIOWA "NASZA CHA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1810" xlink:type="simple">Andrzej Trzecia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947/spoldzielnia-budowlano-mieszkaniowa-nowy-swiat" xlink:type="simple"> </text:a> KRS 0000060947 </text:p>
          </table:table-cell>
        </table:table-row>
        <table:table-row table:style-name="ro2">
          <table:table-cell office:value-type="string" calcext:value-type="string">
            <text:p><text:a xlink:href="https://rejestr.io/krs/60947/spoldzielnia-budowlano-mieszkaniowa-nowy-swiat" xlink:type="simple">SPÓŁDZIELNIA BUDOWLANO-MIESZKANIOWA "NOWY ŚWI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7659" xlink:type="simple">Marek Janas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0624/spoldzielnia-mieszkaniowa-osiedle-artystow-plastykow" xlink:type="simple"> </text:a> KRS 0000060624 </text:p>
          </table:table-cell>
        </table:table-row>
        <table:table-row table:style-name="ro2">
          <table:table-cell office:value-type="string" calcext:value-type="string">
            <text:p><text:a xlink:href="https://rejestr.io/krs/60624/spoldzielnia-mieszkaniowa-osiedle-artystow-plastykow" xlink:type="simple">SPÓŁDZIELNIA MIESZKANIOWA "OSIEDLE ARTYSTÓW PLASTYK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9224" xlink:type="simple">Michał Oleks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6656/spoldzielnia-budowlano-mieszkaniowa-zimowe-leze" xlink:type="simple"> </text:a> KRS 0000206656 </text:p>
          </table:table-cell>
        </table:table-row>
        <table:table-row table:style-name="ro2">
          <table:table-cell office:value-type="string" calcext:value-type="string">
            <text:p><text:a xlink:href="https://rejestr.io/krs/206656/spoldzielnia-budowlano-mieszkaniowa-zimowe-leze" xlink:type="simple">SPÓŁDZIELNIA BUDOWLANO-MIESZKANIOWA "ZIMOWE LEŻ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22242" xlink:type="simple">Krzysztof Podlasi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8483/spoldzielnia-mieszkaniowa-wlodarzewska-za-parkiem" xlink:type="simple"> </text:a> KRS 0000198483 </text:p>
          </table:table-cell>
        </table:table-row>
        <table:table-row table:style-name="ro2">
          <table:table-cell office:value-type="string" calcext:value-type="string">
            <text:p><text:a xlink:href="https://rejestr.io/krs/198483/spoldzielnia-mieszkaniowa-wlodarzewska-za-parkiem" xlink:type="simple">SPÓŁDZIELNIA MIESZKANIOWA "WŁODARZEWSKA-ZA PARKI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3659" xlink:type="simple">Wanda Mateus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5328/spoldzielnia-mieszkaniowa-konski-jar-nutki" xlink:type="simple"> </text:a> KRS 0000195328 </text:p>
          </table:table-cell>
        </table:table-row>
        <table:table-row table:style-name="ro2">
          <table:table-cell office:value-type="string" calcext:value-type="string">
            <text:p><text:a xlink:href="https://rejestr.io/krs/195328/spoldzielnia-mieszkaniowa-konski-jar-nutki" xlink:type="simple">SPÓŁDZIELNIA MIESZKANIOWA "KOŃSKI JAR - NUT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2810" xlink:type="simple">Grzegorz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6168/spoldzielnia-budowlano-mieszkaniowa-pracownikow-oswiatowych" xlink:type="simple"> </text:a> KRS 0000186168 </text:p>
          </table:table-cell>
        </table:table-row>
        <table:table-row table:style-name="ro2">
          <table:table-cell office:value-type="string" calcext:value-type="string">
            <text:p><text:a xlink:href="https://rejestr.io/krs/186168/spoldzielnia-budowlano-mieszkaniowa-pracownikow-oswiatowych" xlink:type="simple">SPÓŁDZIELNIA BUDOWLANO-MIESZKANIOWA PRACOWNIKÓW OŚWIATOW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319" xlink:type="simple">Teresa Chaber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3711/spoldzielnia-budowlano-mieszkaniowa-nowe-zjednoczenie" xlink:type="simple"> </text:a> KRS 0000163711 </text:p>
          </table:table-cell>
        </table:table-row>
        <table:table-row table:style-name="ro2">
          <table:table-cell office:value-type="string" calcext:value-type="string">
            <text:p><text:a xlink:href="https://rejestr.io/krs/163711/spoldzielnia-budowlano-mieszkaniowa-nowe-zjednoczenie" xlink:type="simple">SPÓŁDZIELNIA BUDOWLANO - MIESZKANIOWA "NOWE ZJEDNOCZE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3397" xlink:type="simple">Weneta Przyby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1841/spoldzielnia-budowlano-mieszkaniowa-barska-5" xlink:type="simple"> </text:a> KRS 0000151841 </text:p>
          </table:table-cell>
        </table:table-row>
        <table:table-row table:style-name="ro2">
          <table:table-cell office:value-type="string" calcext:value-type="string">
            <text:p><text:a xlink:href="https://rejestr.io/krs/151841/spoldzielnia-budowlano-mieszkaniowa-barska-5" xlink:type="simple">SPÓŁDZIELNIA BUDOWLANO - MIESZKANIOWA "BARSKA 5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0985/spoldzielnia-budowlano-mieszkaniowa-ec-siekierki" xlink:type="simple"> </text:a> KRS 0000140985 </text:p>
          </table:table-cell>
        </table:table-row>
        <table:table-row table:style-name="ro2">
          <table:table-cell office:value-type="string" calcext:value-type="string">
            <text:p><text:a xlink:href="https://rejestr.io/krs/140985/spoldzielnia-budowlano-mieszkaniowa-ec-siekierki" xlink:type="simple">SPÓŁDZIELNIA BUDOWLANO-MIESZKANIOWA "EC SIEKIER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12729" xlink:type="simple">Andrzej Korna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9411/spoldzielnia-budowlano-mieszkaniowa-pracownikow-kultury" xlink:type="simple"> </text:a> KRS 0000129411 </text:p>
          </table:table-cell>
        </table:table-row>
        <table:table-row table:style-name="ro2">
          <table:table-cell office:value-type="string" calcext:value-type="string">
            <text:p><text:a xlink:href="https://rejestr.io/krs/129411/spoldzielnia-budowlano-mieszkaniowa-pracownikow-kultury" xlink:type="simple">SPÓŁDZIELNIA BUDOWLANO-MIESZKANIOWA PRACOWNIKÓW KULTUR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99019" xlink:type="simple">Piotr Twardz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2259/spoldzielnia-budowlano-mieszkaniowa-wspolny-dom" xlink:type="simple"> </text:a> KRS 0000122259 </text:p>
          </table:table-cell>
        </table:table-row>
        <table:table-row table:style-name="ro2">
          <table:table-cell office:value-type="string" calcext:value-type="string">
            <text:p><text:a xlink:href="https://rejestr.io/krs/122259/spoldzielnia-budowlano-mieszkaniowa-wspolny-dom" xlink:type="simple">SPÓŁDZIELNIA BUDOWLANO-MIESZKANIOWA "WSPÓL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164" xlink:type="simple">Witold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4376/spoldzielnia-budowlano-mieszkaniowa-wspolny-blok" xlink:type="simple"> </text:a> KRS 0000114376 </text:p>
          </table:table-cell>
        </table:table-row>
        <table:table-row table:style-name="ro2">
          <table:table-cell office:value-type="string" calcext:value-type="string">
            <text:p><text:a xlink:href="https://rejestr.io/krs/114376/spoldzielnia-budowlano-mieszkaniowa-wspolny-blok" xlink:type="simple">SPÓŁDZIELNIA BUDOWLANO-MIESZKANIOWA "WSPÓLNY BL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4315" xlink:type="simple">Piotr Kraw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5678/spoldzielnia-budowlano-mieszkaniowa-klub-dwustu" xlink:type="simple"> </text:a> KRS 0000075678 </text:p>
          </table:table-cell>
        </table:table-row>
        <table:table-row table:style-name="ro2">
          <table:table-cell office:value-type="string" calcext:value-type="string">
            <text:p><text:a xlink:href="https://rejestr.io/krs/75678/spoldzielnia-budowlano-mieszkaniowa-klub-dwustu" xlink:type="simple">SPÓŁDZIELNIA BUDOWLANO - MIESZKANIOWA "KLUB DWUSTU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41803" xlink:type="simple">Jacek Jeży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359/wlasnosciowa-spoldzielnia-mieszkaniowa-wspolny-dach" xlink:type="simple"> </text:a> KRS 0000055359 </text:p>
          </table:table-cell>
        </table:table-row>
        <table:table-row table:style-name="ro2">
          <table:table-cell office:value-type="string" calcext:value-type="string">
            <text:p><text:a xlink:href="https://rejestr.io/krs/55359/wlasnosciowa-spoldzielnia-mieszkaniowa-wspolny-dach" xlink:type="simple">WŁASNOŚCIOWA SPÓŁDZIELNIA MIESZKANIOWA "WSPÓLNY DA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70906" xlink:type="simple">Krzysztof Żelaz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6051/warszawska-spoldzielnia-mieszkaniowa-zoliborz-centralny" xlink:type="simple"> </text:a> KRS 0000026051 </text:p>
          </table:table-cell>
        </table:table-row>
        <table:table-row table:style-name="ro2">
          <table:table-cell office:value-type="string" calcext:value-type="string">
            <text:p><text:a xlink:href="https://rejestr.io/krs/26051/warszawska-spoldzielnia-mieszkaniowa-zoliborz-centralny" xlink:type="simple">WARSZAWSKA SPÓŁDZIELNIA MIESZKANIOWA "ŻOLIBORZ CENTRAL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92393" xlink:type="simple">Barbara Hruszow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90/warszawska-spoldzielnia-budowlano-mieszkaniowa-chomiczowka" xlink:type="simple"> </text:a> KRS 0000015990 </text:p>
          </table:table-cell>
        </table:table-row>
        <table:table-row table:style-name="ro2">
          <table:table-cell office:value-type="string" calcext:value-type="string">
            <text:p><text:a xlink:href="https://rejestr.io/krs/15990/warszawska-spoldzielnia-budowlano-mieszkaniowa-chomiczowka" xlink:type="simple">WARSZAWSKA SPÓŁDZIELNIA BUDOWLANO-MIESZKANIOWA "CHOMICZ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99701" xlink:type="simple">Norbert Woź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49306/spoldzielnia-mieszkaniowa-naleczowska-50-60" xlink:type="simple"> </text:a> KRS 0000749306 </text:p>
          </table:table-cell>
        </table:table-row>
        <table:table-row table:style-name="ro2">
          <table:table-cell office:value-type="string" calcext:value-type="string">
            <text:p><text:a xlink:href="https://rejestr.io/krs/749306/spoldzielnia-mieszkaniowa-naleczowska-50-60" xlink:type="simple">SPÓŁDZIELNIA MIESZKANIOWA "NAŁĘCZOWSKA 50/6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5773" xlink:type="simple">Krzysztof Skrabe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10852/spoldzielnia-budowlano-mieszkaniowa-drogowiec-kabaty" xlink:type="simple"> </text:a> KRS 0000310852 </text:p>
          </table:table-cell>
        </table:table-row>
        <table:table-row table:style-name="ro2">
          <table:table-cell office:value-type="string" calcext:value-type="string">
            <text:p><text:a xlink:href="https://rejestr.io/krs/310852/spoldzielnia-budowlano-mieszkaniowa-drogowiec-kabaty" xlink:type="simple">SPÓŁDZIELNIA BUDOWLANO-MIESZKANIOWA "DROGOWIEC-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17344" xlink:type="simple">Mariola Sę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83922/spoldzielnia-mieszkaniowa-idealne-mieszkanie-centrum" xlink:type="simple"> </text:a> KRS 0000283922 </text:p>
          </table:table-cell>
        </table:table-row>
        <table:table-row table:style-name="ro2">
          <table:table-cell office:value-type="string" calcext:value-type="string">
            <text:p><text:a xlink:href="https://rejestr.io/krs/283922/spoldzielnia-mieszkaniowa-idealne-mieszkanie-centrum" xlink:type="simple">SPÓŁDZIELNIA MIESZKANIOWA "IDEALNE MIESZKANIE-CENTR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140" xlink:type="simple">Piotr Peł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9277/spoldzielnia-budowlano-mieszkaniowa-boya-2" xlink:type="simple"> </text:a> KRS 0000279277 </text:p>
          </table:table-cell>
        </table:table-row>
        <table:table-row table:style-name="ro2">
          <table:table-cell office:value-type="string" calcext:value-type="string">
            <text:p><text:a xlink:href="https://rejestr.io/krs/279277/spoldzielnia-budowlano-mieszkaniowa-boya-2" xlink:type="simple">SPÓŁDZIELNIA BUDOWLANO - MIESZKANIOWA "BOYA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92365" xlink:type="simple">Zbigniew Tomas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1029/mlodziezowa-spoldzielnia-mieszkaniowa-pracownikow-rozy" xlink:type="simple"> </text:a> KRS 0000231029 </text:p>
          </table:table-cell>
        </table:table-row>
        <table:table-row table:style-name="ro2">
          <table:table-cell office:value-type="string" calcext:value-type="string">
            <text:p><text:a xlink:href="https://rejestr.io/krs/231029/mlodziezowa-spoldzielnia-mieszkaniowa-pracownikow-rozy" xlink:type="simple">MŁODZIEŻOWA SPÓŁDZIELNIA MIESZKANIOWA PRACOWNIKÓW "RÓŻ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319" xlink:type="simple">Grzegorz Woronie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01389/miedzyzakladowa-spoldzielnia-mieszkaniowa-centrum-2" xlink:type="simple"> </text:a> KRS 0000201389 </text:p>
          </table:table-cell>
        </table:table-row>
        <table:table-row table:style-name="ro2">
          <table:table-cell office:value-type="string" calcext:value-type="string">
            <text:p><text:a xlink:href="https://rejestr.io/krs/201389/miedzyzakladowa-spoldzielnia-mieszkaniowa-centrum-2" xlink:type="simple">MIĘDZYZAKŁADOWA SPÓŁDZIELNIA MIESZKANIOWA "CENTRUM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2810" xlink:type="simple">Grzegorz Adam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87421/spoldzielnia-budowlano-mieszkaniowa-na-bednarskiej" xlink:type="simple"> </text:a> KRS 0000287421 </text:p>
          </table:table-cell>
        </table:table-row>
        <table:table-row table:style-name="ro2">
          <table:table-cell office:value-type="string" calcext:value-type="string">
            <text:p><text:a xlink:href="https://rejestr.io/krs/287421/spoldzielnia-budowlano-mieszkaniowa-na-bednarskiej" xlink:type="simple">SPÓŁDZIELNIA BUDOWLANO-MIESZKANIOWA "NA BEDNARSKIE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75466/spoldzielnia-mieszkaniowa-kiwerska-w-warszawie" xlink:type="simple"> </text:a> KRS 0000275466 </text:p>
          </table:table-cell>
        </table:table-row>
        <table:table-row table:style-name="ro2">
          <table:table-cell office:value-type="string" calcext:value-type="string">
            <text:p><text:a xlink:href="https://rejestr.io/krs/275466/spoldzielnia-mieszkaniowa-kiwerska-w-warszawie" xlink:type="simple">SPÓŁDZIELNIA MIESZKANIOWA "KIWERSK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115" xlink:type="simple">Zbigniew Woź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51730/spoldzielnia-budowlano-mieszkaniowa-dom-rozbrat" xlink:type="simple"> </text:a> KRS 0000251730 </text:p>
          </table:table-cell>
        </table:table-row>
        <table:table-row table:style-name="ro2">
          <table:table-cell office:value-type="string" calcext:value-type="string">
            <text:p><text:a xlink:href="https://rejestr.io/krs/251730/spoldzielnia-budowlano-mieszkaniowa-dom-rozbrat" xlink:type="simple">SPÓŁDZIELNIA BUDOWLANO - MIESZKANIOWA "DOM ROZBR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1903/spoldzielnia-budowlano-mieszkaniowa-prasa-blok" xlink:type="simple"> </text:a> KRS 0000191903 </text:p>
          </table:table-cell>
        </table:table-row>
        <table:table-row table:style-name="ro2">
          <table:table-cell office:value-type="string" calcext:value-type="string">
            <text:p><text:a xlink:href="https://rejestr.io/krs/191903/spoldzielnia-budowlano-mieszkaniowa-prasa-blok" xlink:type="simple">SPÓŁDZIELNIA BUDOWLANO-MIESZKANIOWA "PRASA-BL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7510/spoldzielnia-budowlano-mieszkaniowa-blok-ibm" xlink:type="simple"> </text:a> KRS 0000177510 </text:p>
          </table:table-cell>
        </table:table-row>
        <table:table-row table:style-name="ro2">
          <table:table-cell office:value-type="string" calcext:value-type="string">
            <text:p><text:a xlink:href="https://rejestr.io/krs/177510/spoldzielnia-budowlano-mieszkaniowa-blok-ibm" xlink:type="simple">SPÓŁDZIELNIA BUDOWLANO-MIESZKANIOWA "BLOK IB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5011" xlink:type="simple">Katarzyna Kał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2967/spoldzielnia-mieszkaniowa-syrena-w-warszawie" xlink:type="simple"> </text:a> KRS 0000162967 </text:p>
          </table:table-cell>
        </table:table-row>
        <table:table-row table:style-name="ro2">
          <table:table-cell office:value-type="string" calcext:value-type="string">
            <text:p><text:a xlink:href="https://rejestr.io/krs/162967/spoldzielnia-mieszkaniowa-syrena-w-warszawie" xlink:type="simple">SPÓŁDZIELNIA MIESZKANIOWA "SYREN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1994/spoldzielnia-budowlano-mieszkaniowa-inzynierow-komunikacji" xlink:type="simple"> </text:a> KRS 0000161994 </text:p>
          </table:table-cell>
        </table:table-row>
        <table:table-row table:style-name="ro2">
          <table:table-cell office:value-type="string" calcext:value-type="string">
            <text:p><text:a xlink:href="https://rejestr.io/krs/161994/spoldzielnia-budowlano-mieszkaniowa-inzynierow-komunikacji" xlink:type="simple">SPÓŁDZIELNIA BUDOWLANO-MIESZKANIOWA "INŻYNIERÓW KOMUNIKACJ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6341" xlink:type="simple">Maria Niesioł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7590/nauczycielska-spoldzielnia-mieszkaniowa-przy-wiejskiej" xlink:type="simple"> </text:a> KRS 0000157590 </text:p>
          </table:table-cell>
        </table:table-row>
        <table:table-row table:style-name="ro2">
          <table:table-cell office:value-type="string" calcext:value-type="string">
            <text:p><text:a xlink:href="https://rejestr.io/krs/157590/nauczycielska-spoldzielnia-mieszkaniowa-przy-wiejskiej" xlink:type="simple">NAUCZYCIELSKA SPÓŁDZIELNIA MIESZKANIOWA "PRZY WIEJSKIE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2213" xlink:type="simple">Jolanta Szymani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0178/spoldzielnia-budowlano-mieszkaniowa-pracownikow-lacznosci" xlink:type="simple"> </text:a> KRS 0000150178 </text:p>
          </table:table-cell>
        </table:table-row>
        <table:table-row table:style-name="ro2">
          <table:table-cell office:value-type="string" calcext:value-type="string">
            <text:p><text:a xlink:href="https://rejestr.io/krs/150178/spoldzielnia-budowlano-mieszkaniowa-pracownikow-lacznosci" xlink:type="simple">SPÓŁDZIELNIA BUDOWLANO-MIESZKANIOWA "PRACOWNIKÓW ŁĄCZNOŚC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5291" xlink:type="simple">Agnieszka Dąb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762/spoldzielnia-budowlano-mieszkaniowa-pod-kopcem" xlink:type="simple"> </text:a> KRS 0000142762 </text:p>
          </table:table-cell>
        </table:table-row>
        <table:table-row table:style-name="ro2">
          <table:table-cell office:value-type="string" calcext:value-type="string">
            <text:p><text:a xlink:href="https://rejestr.io/krs/142762/spoldzielnia-budowlano-mieszkaniowa-pod-kopcem" xlink:type="simple">SPÓŁDZIELNIA BUDOWLANO-MIESZKANIOWA "POD KOPC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7341" xlink:type="simple">Paweł Saw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6909/spoldzielnia-budowlano-mieszkaniowa-osiedle-autorow" xlink:type="simple"> </text:a> KRS 0000096909 </text:p>
          </table:table-cell>
        </table:table-row>
        <table:table-row table:style-name="ro2">
          <table:table-cell office:value-type="string" calcext:value-type="string">
            <text:p><text:a xlink:href="https://rejestr.io/krs/96909/spoldzielnia-budowlano-mieszkaniowa-osiedle-autorow" xlink:type="simple">SPÓŁDZIELNIA BUDOWLANO MIESZKANIOWA "OSIEDLE AUTO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7555" xlink:type="simple">Sławomir Śliw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9647/spoldzielnia-mieszkaniowa-sluzew-nad-dolinka" xlink:type="simple"> </text:a> KRS 0000079647 </text:p>
          </table:table-cell>
        </table:table-row>
        <table:table-row table:style-name="ro2">
          <table:table-cell office:value-type="string" calcext:value-type="string">
            <text:p><text:a xlink:href="https://rejestr.io/krs/79647/spoldzielnia-mieszkaniowa-sluzew-nad-dolinka" xlink:type="simple">SPÓŁDZIELNIA MIESZKANIOWA " SŁUŻEW NAD DOLINKĄ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14174" xlink:type="simple">Grzegorz Jakubiec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9632/pierwsza-nauczycielska-spoldzielnia-budowlano-mieszkaniowa" xlink:type="simple"> </text:a> KRS 0000079632 </text:p>
          </table:table-cell>
        </table:table-row>
        <table:table-row table:style-name="ro2">
          <table:table-cell office:value-type="string" calcext:value-type="string">
            <text:p><text:a xlink:href="https://rejestr.io/krs/79632/pierwsza-nauczycielska-spoldzielnia-budowlano-mieszkaniowa" xlink:type="simple">PIERWSZA 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3946" xlink:type="simple">Mariola Kot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9564/spoldzielnia-budowlano-mieszkaniowa-pracownikow-komunikacji" xlink:type="simple"> </text:a> KRS 0000059564 </text:p>
          </table:table-cell>
        </table:table-row>
        <table:table-row table:style-name="ro2">
          <table:table-cell office:value-type="string" calcext:value-type="string">
            <text:p><text:a xlink:href="https://rejestr.io/krs/59564/spoldzielnia-budowlano-mieszkaniowa-pracownikow-komunikacji" xlink:type="simple">SPÓŁDZIELNIA BUDOWLANO-MIESZKANIOWA PRACOWNIKÓW KOMUNIKACJ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18252" xlink:type="simple">Hanna Bort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836/spoldzielnia-budowlano-mieszkaniowa-wspolny-trud" xlink:type="simple"> </text:a> KRS 0000011836 </text:p>
          </table:table-cell>
        </table:table-row>
        <table:table-row table:style-name="ro2">
          <table:table-cell office:value-type="string" calcext:value-type="string">
            <text:p><text:a xlink:href="https://rejestr.io/krs/11836/spoldzielnia-budowlano-mieszkaniowa-wspolny-trud" xlink:type="simple">SPÓŁDZIELNIA BUDOWLANO-MIESZKANIOWA "WSPÓLNY TR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73" xlink:type="simple">Jarosław Jezie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2908/spoldzielnia-budowlano-mieszkaniowa-u-siebie-ii" xlink:type="simple"> </text:a> KRS 0000192908 </text:p>
          </table:table-cell>
        </table:table-row>
        <table:table-row table:style-name="ro2">
          <table:table-cell office:value-type="string" calcext:value-type="string">
            <text:p><text:a xlink:href="https://rejestr.io/krs/192908/spoldzielnia-budowlano-mieszkaniowa-u-siebie-ii" xlink:type="simple">SPÓŁDZIELNIA BUDOWLANO-MIESZKANIOWA "U SIEBIE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7449" xlink:type="simple">Aldona Kraw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843/spoldzielnia-budowlano-mieszkaniowa-lwowska-2-a" xlink:type="simple"> </text:a> KRS 0000142843 </text:p>
          </table:table-cell>
        </table:table-row>
        <table:table-row table:style-name="ro2">
          <table:table-cell office:value-type="string" calcext:value-type="string">
            <text:p><text:a xlink:href="https://rejestr.io/krs/142843/spoldzielnia-budowlano-mieszkaniowa-lwowska-2-a" xlink:type="simple">SPÓŁDZIELNIA BUDOWLANO-MIESZKANIOWA "LWOWSKA 2-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36958" xlink:type="simple">Kinga Skoczyl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1880/spoldzielnia-budowlano-mieszkaniowa-miasto-ogrod-gaj" xlink:type="simple"> </text:a> KRS 0000121880 </text:p>
          </table:table-cell>
        </table:table-row>
        <table:table-row table:style-name="ro2">
          <table:table-cell office:value-type="string" calcext:value-type="string">
            <text:p><text:a xlink:href="https://rejestr.io/krs/121880/spoldzielnia-budowlano-mieszkaniowa-miasto-ogrod-gaj" xlink:type="simple">SPÓŁDZIELNIA BUDOWLANO-MIESZKANIOWA "MIASTO-OGRÓD-GA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801" xlink:type="simple">Jacek Gó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7336/spoldzielnia-budowlano-mieszkaniowa-pracownikow-konserwacji-zabytkow" xlink:type="simple"> </text:a> KRS 0000097336 </text:p>
          </table:table-cell>
        </table:table-row>
        <table:table-row table:style-name="ro2">
          <table:table-cell office:value-type="string" calcext:value-type="string">
            <text:p><text:a xlink:href="https://rejestr.io/krs/97336/spoldzielnia-budowlano-mieszkaniowa-pracownikow-konserwacji-zabytkow" xlink:type="simple">SPÓŁDZIELNIA BUDOWLANO-MIESZKANIOWA PRACOWNIKÓW KONSERWACJI ZABYTK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76905" xlink:type="simple">Janusz Danie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904/spoldzielnia-budowlano-mieszkaniowa-przy-ulicy-dobrowoja" xlink:type="simple"> </text:a> KRS 0000065904 </text:p>
          </table:table-cell>
        </table:table-row>
        <table:table-row table:style-name="ro2">
          <table:table-cell office:value-type="string" calcext:value-type="string">
            <text:p><text:a xlink:href="https://rejestr.io/krs/65904/spoldzielnia-budowlano-mieszkaniowa-przy-ulicy-dobrowoja" xlink:type="simple">SPÓŁDZIELNIA BUDOWLANO MIESZKANIOWA "PRZY ULICY DOBROW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35384" xlink:type="simple">Michał Dasz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8534/spoldzielnia-budowlano-mieszkaniowa-dom-gornoslaska-20" xlink:type="simple"> </text:a> KRS 0000188534 </text:p>
          </table:table-cell>
        </table:table-row>
        <table:table-row table:style-name="ro2">
          <table:table-cell office:value-type="string" calcext:value-type="string">
            <text:p><text:a xlink:href="https://rejestr.io/krs/188534/spoldzielnia-budowlano-mieszkaniowa-dom-gornoslaska-20" xlink:type="simple">SPÓŁDZIELNIA BUDOWLANO-MIESZKANIOWA "DOM GÓRNOŚLĄSKA 2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45061" xlink:type="simple">Monika Mus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9859/spoldzielnia-budowlano-mieszkaniowa-wolska-zelazna-brama" xlink:type="simple"> </text:a> KRS 0000159859 </text:p>
          </table:table-cell>
        </table:table-row>
        <table:table-row table:style-name="ro2">
          <table:table-cell office:value-type="string" calcext:value-type="string">
            <text:p><text:a xlink:href="https://rejestr.io/krs/159859/spoldzielnia-budowlano-mieszkaniowa-wolska-zelazna-brama" xlink:type="simple">SPÓŁDZIELNIA BUDOWLANO-MIESZKANIOWA "WOLSKA ŻELAZNA BRAM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5568" xlink:type="simple">Małgorzata Zawodni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4472/spoldzielnia-budowlano-mieszkaniowa-kolporterow-prasy-ruch" xlink:type="simple"> </text:a> KRS 0000154472 </text:p>
          </table:table-cell>
        </table:table-row>
        <table:table-row table:style-name="ro2">
          <table:table-cell office:value-type="string" calcext:value-type="string">
            <text:p><text:a xlink:href="https://rejestr.io/krs/154472/spoldzielnia-budowlano-mieszkaniowa-kolporterow-prasy-ruch" xlink:type="simple">SPÓŁDZIELNIA BUDOWLANO-MIESZKANIOWA KOLPORTERÓW PRASY "RU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375" xlink:type="simple">Aldona Zawad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687/spoldzielnia-budowlano-mieszkaniowa-kolonia-im-staszica" xlink:type="simple"> </text:a> KRS 0000142687 </text:p>
          </table:table-cell>
        </table:table-row>
        <table:table-row table:style-name="ro2">
          <table:table-cell office:value-type="string" calcext:value-type="string">
            <text:p><text:a xlink:href="https://rejestr.io/krs/142687/spoldzielnia-budowlano-mieszkaniowa-kolonia-im-staszica" xlink:type="simple">SPÓŁDZIELNIA BUDOWLANO - MIESZKANIOWA "KOLONIA IM. STASZI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1459" xlink:type="simple">Wojciech Kar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2158/spoldzielnia-mieszkaniowa-ar-moczydlo-w-warszawie" xlink:type="simple"> </text:a> KRS 0000112158 </text:p>
          </table:table-cell>
        </table:table-row>
        <table:table-row table:style-name="ro2">
          <table:table-cell office:value-type="string" calcext:value-type="string">
            <text:p><text:a xlink:href="https://rejestr.io/krs/112158/spoldzielnia-mieszkaniowa-ar-moczydlo-w-warszawie" xlink:type="simple">SPÓŁDZIELNIA MIESZKANIOWA "AR - MOCZYDŁO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3485/spoldzielnia-budowlano-mieszkaniowa-osiedle-na-skarpie" xlink:type="simple"> </text:a> KRS 0000073485 </text:p>
          </table:table-cell>
        </table:table-row>
        <table:table-row table:style-name="ro2">
          <table:table-cell office:value-type="string" calcext:value-type="string">
            <text:p><text:a xlink:href="https://rejestr.io/krs/73485/spoldzielnia-budowlano-mieszkaniowa-osiedle-na-skarpie" xlink:type="simple">SPÓŁDZIELNIA BUDOWLANO - MIESZKANIOWA "OSIEDLE NA SKARP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6451" xlink:type="simple">Tomasz Mora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9183/spoldzielnia-mieszkaniowa-przy-ministerstwie-spraw-wewnetrznych" xlink:type="simple"> </text:a> KRS 0000029183 </text:p>
          </table:table-cell>
        </table:table-row>
        <table:table-row table:style-name="ro2">
          <table:table-cell office:value-type="string" calcext:value-type="string">
            <text:p><text:a xlink:href="https://rejestr.io/krs/29183/spoldzielnia-mieszkaniowa-przy-ministerstwie-spraw-wewnetrznych" xlink:type="simple">SPÓŁDZIELNIA MIESZKANIOWA PRZY MINISTERSTWIE SPRAW WEWNĘTRZN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80059" xlink:type="simple">Marek Orli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92908/spoldzielnia-budowlano-mieszkaniowa-u-siebie-ii" xlink:type="simple"> </text:a> KRS 0000192908 </text:p>
          </table:table-cell>
        </table:table-row>
        <table:table-row table:style-name="ro2">
          <table:table-cell office:value-type="string" calcext:value-type="string">
            <text:p><text:a xlink:href="https://rejestr.io/krs/192908/spoldzielnia-budowlano-mieszkaniowa-u-siebie-ii" xlink:type="simple">SPÓŁDZIELNIA BUDOWLANO-MIESZKANIOWA "U SIEBIE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7449" xlink:type="simple">Aldona Krawczy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2843/spoldzielnia-budowlano-mieszkaniowa-lwowska-2-a" xlink:type="simple"> </text:a> KRS 0000142843 </text:p>
          </table:table-cell>
        </table:table-row>
        <table:table-row table:style-name="ro2">
          <table:table-cell office:value-type="string" calcext:value-type="string">
            <text:p><text:a xlink:href="https://rejestr.io/krs/142843/spoldzielnia-budowlano-mieszkaniowa-lwowska-2-a" xlink:type="simple">SPÓŁDZIELNIA BUDOWLANO-MIESZKANIOWA "LWOWSKA 2-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36958" xlink:type="simple">Kinga Skoczylas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21880/spoldzielnia-budowlano-mieszkaniowa-miasto-ogrod-gaj" xlink:type="simple"> </text:a> KRS 0000121880 </text:p>
          </table:table-cell>
        </table:table-row>
        <table:table-row table:style-name="ro2">
          <table:table-cell office:value-type="string" calcext:value-type="string">
            <text:p><text:a xlink:href="https://rejestr.io/krs/121880/spoldzielnia-budowlano-mieszkaniowa-miasto-ogrod-gaj" xlink:type="simple">SPÓŁDZIELNIA BUDOWLANO-MIESZKANIOWA "MIASTO-OGRÓD-GA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801" xlink:type="simple">Jacek Gór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7336/spoldzielnia-budowlano-mieszkaniowa-pracownikow-konserwacji-zabytkow" xlink:type="simple"> </text:a> KRS 0000097336 </text:p>
          </table:table-cell>
        </table:table-row>
        <table:table-row table:style-name="ro2">
          <table:table-cell office:value-type="string" calcext:value-type="string">
            <text:p><text:a xlink:href="https://rejestr.io/krs/97336/spoldzielnia-budowlano-mieszkaniowa-pracownikow-konserwacji-zabytkow" xlink:type="simple">SPÓŁDZIELNIA BUDOWLANO-MIESZKANIOWA PRACOWNIKÓW KONSERWACJI ZABYTK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76905" xlink:type="simple">Janusz Daniela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5904/spoldzielnia-budowlano-mieszkaniowa-przy-ulicy-dobrowoja" xlink:type="simple"> </text:a> KRS 0000065904 </text:p>
          </table:table-cell>
        </table:table-row>
        <table:table-row table:style-name="ro2">
          <table:table-cell office:value-type="string" calcext:value-type="string">
            <text:p><text:a xlink:href="https://rejestr.io/krs/65904/spoldzielnia-budowlano-mieszkaniowa-przy-ulicy-dobrowoja" xlink:type="simple">SPÓŁDZIELNIA BUDOWLANO MIESZKANIOWA "PRZY ULICY DOBROW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35384" xlink:type="simple">Michał Dasz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5027/pracownicza-spoldzielnia-budowlano-mieszkaniowa-pan-akademia" xlink:type="simple"> </text:a> KRS 0000055027 </text:p>
          </table:table-cell>
        </table:table-row>
        <table:table-row table:style-name="ro2">
          <table:table-cell office:value-type="string" calcext:value-type="string">
            <text:p><text:a xlink:href="https://rejestr.io/krs/55027/pracownicza-spoldzielnia-budowlano-mieszkaniowa-pan-akademia" xlink:type="simple">PRACOWNICZA SPÓŁDZIELNIA BUDOWLANO-MIESZKANIOWA PAN "AKADEMI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969/spoldzielnia-budowlano-mieszkaniowa-pracownikow-sluzby-zdrowia" xlink:type="simple"> </text:a> KRS 0000006969 </text:p>
          </table:table-cell>
        </table:table-row>
        <table:table-row table:style-name="ro2">
          <table:table-cell office:value-type="string" calcext:value-type="string">
            <text:p><text:a xlink:href="https://rejestr.io/krs/6969/spoldzielnia-budowlano-mieszkaniowa-pracownikow-sluzby-zdrowia" xlink:type="simple">SPÓŁDZIELNIA BUDOWLANO-MIESZKANIOWA PRACOWNIKÓW SŁUŻBY ZDROWI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2216" xlink:type="simple">Dariusz Goral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5747/spoldzielnia-mieszkaniowa-przedsiebiorstwa-budownictwa-miejskiego-warszawa-poludnie" xlink:type="simple"> </text:a> KRS 0000175747 </text:p>
          </table:table-cell>
        </table:table-row>
        <table:table-row table:style-name="ro2">
          <table:table-cell office:value-type="string" calcext:value-type="string">
            <text:p><text:a xlink:href="https://rejestr.io/krs/175747/spoldzielnia-mieszkaniowa-przedsiebiorstwa-budownictwa-miejskiego-warszawa-poludnie" xlink:type="simple">SPÓŁDZIELNIA MIESZKANIOWA PRZEDSIĘBIORSTWA BUDOWNICTWA MIEJSKIEGO WARSZAWA-POŁUDN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1728" xlink:type="simple">Mariusz Stan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68017/spoldzielnia-budowlano-mieszkaniowa-pracownikow-pocztowych-w-warszawie" xlink:type="simple"> </text:a> KRS 0000168017 </text:p>
          </table:table-cell>
        </table:table-row>
        <table:table-row table:style-name="ro2">
          <table:table-cell office:value-type="string" calcext:value-type="string">
            <text:p><text:a xlink:href="https://rejestr.io/krs/168017/spoldzielnia-budowlano-mieszkaniowa-pracownikow-pocztowych-w-warszawie" xlink:type="simple">SPÓŁDZIELNIA BUDOWLANO-MIESZKANIOWA PRACOWNIKÓW POCZTOWYCH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995" xlink:type="simple">Jerzy Cywoniuk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6428/spoldzielnia-mieszkaniowa-profesorow-i-docentow-politechniki-warszawskiej" xlink:type="simple"> </text:a> KRS 0000136428 </text:p>
          </table:table-cell>
        </table:table-row>
        <table:table-row table:style-name="ro2">
          <table:table-cell office:value-type="string" calcext:value-type="string">
            <text:p><text:a xlink:href="https://rejestr.io/krs/136428/spoldzielnia-mieszkaniowa-profesorow-i-docentow-politechniki-warszawskiej" xlink:type="simple">SPÓŁDZIELNIA MIESZKANIOWA PROFESORÓW I DOCENTÓW POLITECHNIKI WARSZAWSKIEJ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80661" xlink:type="simple">Zofia Zwoli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66718/ikar-spoldzielnia-mieszkaniowa-pracownikow-sggw-w-warszawie" xlink:type="simple"> </text:a> KRS 0000066718 </text:p>
          </table:table-cell>
        </table:table-row>
        <table:table-row table:style-name="ro2">
          <table:table-cell office:value-type="string" calcext:value-type="string">
            <text:p><text:a xlink:href="https://rejestr.io/krs/66718/ikar-spoldzielnia-mieszkaniowa-pracownikow-sggw-w-warszawie" xlink:type="simple">"IKAR"SPÓŁDZIELNIA MIESZKANIOWA PRACOWNIKÓW SGGW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70967" xlink:type="simple">Grażyna Gorą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47740/stoleczna-spoldzielnia-mieszkaniowa-pracownikow-sluzby-zdrowia-eskulap" xlink:type="simple"> </text:a> KRS 0000047740 </text:p>
          </table:table-cell>
        </table:table-row>
        <table:table-row table:style-name="ro2">
          <table:table-cell office:value-type="string" calcext:value-type="string">
            <text:p><text:a xlink:href="https://rejestr.io/krs/47740/stoleczna-spoldzielnia-mieszkaniowa-pracownikow-sluzby-zdrowia-eskulap" xlink:type="simple">STOŁECZNA SPÓŁDZIELNIA MIESZKANIOWA PRACOWNIKÓW SŁUŻBY ZDROWIA "ESKULAP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40334" xlink:type="simple">Ryszard Zawist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42346/spoldzielnia-budowlano-mieszkaniowa-nauczycieli-szkol-srednich-znicz" xlink:type="simple"> </text:a> KRS 0000242346 </text:p>
          </table:table-cell>
        </table:table-row>
        <table:table-row table:style-name="ro2">
          <table:table-cell office:value-type="string" calcext:value-type="string">
            <text:p><text:a xlink:href="https://rejestr.io/krs/242346/spoldzielnia-budowlano-mieszkaniowa-nauczycieli-szkol-srednich-znicz" xlink:type="simple">SPÓŁDZIELNIA BUDOWLANO-MIESZKANIOWA NAUCZYCIELI SZKÓŁ ŚREDNICH "ZNIC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340116" xlink:type="simple">Patrycja Sien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4688/miedzyzakladowa-pracownicza-spoldzielnia-budowlano-mieszkaniowa-sam-81" xlink:type="simple"> </text:a> KRS 0000134688 </text:p>
          </table:table-cell>
        </table:table-row>
        <table:table-row table:style-name="ro2">
          <table:table-cell office:value-type="string" calcext:value-type="string">
            <text:p><text:a xlink:href="https://rejestr.io/krs/134688/miedzyzakladowa-pracownicza-spoldzielnia-budowlano-mieszkaniowa-sam-81" xlink:type="simple">MIĘDZYZAKŁADOWA PRACOWNICZA SPÓŁDZIELNIA BUDOWLANO-MIESZKANIOWA "SAM-81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5407" xlink:type="simple">Renata Gost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9858/spoldzielnia-budowlano-mieszkaniowa-w-warszawie-ul-mochnackiego-17" xlink:type="simple"> </text:a> KRS 0000189858 </text:p>
          </table:table-cell>
        </table:table-row>
        <table:table-row table:style-name="ro2">
          <table:table-cell office:value-type="string" calcext:value-type="string">
            <text:p><text:a xlink:href="https://rejestr.io/krs/189858/spoldzielnia-budowlano-mieszkaniowa-w-warszawie-ul-mochnackiego-17" xlink:type="simple">SPÓŁDZIELNIA BUDOWLANO-MIESZKANIOWA W WARSZAWIE UL.MOCHNACKIEGO 17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65214" xlink:type="simple">Grzegorz Jancze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7327/spoldzielnia-mieszkaniowa-pracownikow-prywatnych-i-wolnych-zawodow" xlink:type="simple"> </text:a> KRS 0000187327 </text:p>
          </table:table-cell>
        </table:table-row>
        <table:table-row table:style-name="ro2">
          <table:table-cell office:value-type="string" calcext:value-type="string">
            <text:p><text:a xlink:href="https://rejestr.io/krs/187327/spoldzielnia-mieszkaniowa-pracownikow-prywatnych-i-wolnych-zawodow" xlink:type="simple">SPÓŁDZIELNIA MIESZKANIOWA PRACOWNIKÓW PRYWATNYCH I WOLNYCH ZAWOD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3750" xlink:type="simple">Magdalena Kat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77021/spoldzielnia-budowlano-mieszkaniowa-urzednikow-poczty-telegrafu-i-telefonu" xlink:type="simple"> </text:a> KRS 0000177021 </text:p>
          </table:table-cell>
        </table:table-row>
        <table:table-row table:style-name="ro2">
          <table:table-cell office:value-type="string" calcext:value-type="string">
            <text:p><text:a xlink:href="https://rejestr.io/krs/177021/spoldzielnia-budowlano-mieszkaniowa-urzednikow-poczty-telegrafu-i-telefonu" xlink:type="simple">SPÓŁDZIELNIA BUDOWLANO MIESZKANIOWA URZĘDNIKÓW POCZTY TELEGRAFU I TELEFONU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5792" xlink:type="simple">Grzegorz Sosnów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3293/pierwsza-spoldzielnia-budowlano-mieszkaniowa-organizacji-inteligencji-polskiej-w-warszawie" xlink:type="simple"> </text:a> KRS 0000133293 </text:p>
          </table:table-cell>
        </table:table-row>
        <table:table-row table:style-name="ro2">
          <table:table-cell office:value-type="string" calcext:value-type="string">
            <text:p><text:a xlink:href="https://rejestr.io/krs/133293/pierwsza-spoldzielnia-budowlano-mieszkaniowa-organizacji-inteligencji-polskiej-w-warszawie" xlink:type="simple">PIERWSZA SPÓŁDZIELNIA BUDOWLANO-MIESZKANIOWA ORGANIZACJI INTELIGENCJI POLSKIEJ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59414" xlink:type="simple">Krystyna Troszczyń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3515/spoldzielnia-budowlano-mieszkaniowa-dom-przy-ul-mochnackiego-4-w-warszawie" xlink:type="simple"> </text:a> KRS 0000083515 </text:p>
          </table:table-cell>
        </table:table-row>
        <table:table-row table:style-name="ro2">
          <table:table-cell office:value-type="string" calcext:value-type="string">
            <text:p><text:a xlink:href="https://rejestr.io/krs/83515/spoldzielnia-budowlano-mieszkaniowa-dom-przy-ul-mochnackiego-4-w-warszawie" xlink:type="simple">SPÓŁDZIELNIA BUDOWLANO-MIESZKANIOWA "DOM PRZY UL. MOCHNACKIEGO 4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6180" xlink:type="simple">Henryk Byr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02858/spoldzielnia-budowlano-mieszkaniowa-inzynierow-bylego-ministerstwa-kolei-zelaznych-w-w-wie" xlink:type="simple"> </text:a> KRS 0000102858 </text:p>
          </table:table-cell>
        </table:table-row>
        <table:table-row table:style-name="ro2">
          <table:table-cell office:value-type="string" calcext:value-type="string">
            <text:p><text:a xlink:href="https://rejestr.io/krs/102858/spoldzielnia-budowlano-mieszkaniowa-inzynierow-bylego-ministerstwa-kolei-zelaznych-w-w-wie" xlink:type="simple">SPÓŁDZIELNIA BUDOWLANO-MIESZKANIOWA INŻYNIERÓW BYŁEGO MINISTERSTWA KOLEI ŻELAZNYCH W W-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4076" xlink:type="simple">Józef Nowkuń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92715/spoldzielnia-inwestycji-mieszkaniowych-ursynow" xlink:type="simple"> </text:a> KRS 0000092715 </text:p>
          </table:table-cell>
        </table:table-row>
        <table:table-row table:style-name="ro2">
          <table:table-cell office:value-type="string" calcext:value-type="string">
            <text:p><text:a xlink:href="https://rejestr.io/krs/92715/spoldzielnia-inwestycji-mieszkaniowych-ursynow" xlink:type="simple">SPÓŁDZIELNIA INWESTYCJI MIESZKANIOWYCH "URSY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7656" xlink:type="simple">Marek Ziemb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8200/spoldzielnia-budownictwa-mieszkaniowego-pstryk" xlink:type="simple"> </text:a> KRS 0000158200 </text:p>
          </table:table-cell>
        </table:table-row>
        <table:table-row table:style-name="ro2">
          <table:table-cell office:value-type="string" calcext:value-type="string">
            <text:p><text:a xlink:href="https://rejestr.io/krs/158200/spoldzielnia-budownictwa-mieszkaniowego-pstryk" xlink:type="simple">SPÓŁDZIELNIA BUDOWNICTWA MIESZKANIOWEGO "PSTRY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76531" xlink:type="simple">Krzysztof Grasz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85177/spoldzielnia-mieszkaniowo-budowlana-imielin" xlink:type="simple"> </text:a> KRS 0000085177 </text:p>
          </table:table-cell>
        </table:table-row>
        <table:table-row table:style-name="ro2">
          <table:table-cell office:value-type="string" calcext:value-type="string">
            <text:p><text:a xlink:href="https://rejestr.io/krs/85177/spoldzielnia-mieszkaniowo-budowlana-imielin" xlink:type="simple">SPÓŁDZIELNIA MIESZKANIOWO-BUDOWLANA "IMIE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44480" xlink:type="simple">Rafał Januszkie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41038/spoldzielnia-budownictwa-mieszkaniowego-natolin" xlink:type="simple"> </text:a> KRS 0000141038 </text:p>
          </table:table-cell>
        </table:table-row>
        <table:table-row table:style-name="ro2">
          <table:table-cell office:value-type="string" calcext:value-type="string">
            <text:p><text:a xlink:href="https://rejestr.io/krs/141038/spoldzielnia-budownictwa-mieszkaniowego-natolin" xlink:type="simple">SPÓŁDZIELNIA BUDOWNICTWA MIESZKANIOWEGO "NATO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3410" xlink:type="simple">Władysław Nasz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76785/spoldzielnia-budownictwa-mieszkaniowego-poludniowa" xlink:type="simple"> </text:a> KRS 0000076785 </text:p>
          </table:table-cell>
        </table:table-row>
        <table:table-row table:style-name="ro2">
          <table:table-cell office:value-type="string" calcext:value-type="string">
            <text:p><text:a xlink:href="https://rejestr.io/krs/76785/spoldzielnia-budownictwa-mieszkaniowego-poludniowa" xlink:type="simple">SPÓŁDZIELNIA BUDOWNICTWA MIESZKANIOWEGO "POŁUDNI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6862" xlink:type="simple">Grażyna Iwaszczyszyn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23244/spoldzielnia-budownictwa-mieszkaniowego-elpol" xlink:type="simple"> </text:a> KRS 0000023244 </text:p>
          </table:table-cell>
        </table:table-row>
        <table:table-row table:style-name="ro2">
          <table:table-cell office:value-type="string" calcext:value-type="string">
            <text:p><text:a xlink:href="https://rejestr.io/krs/23244/spoldzielnia-budownictwa-mieszkaniowego-elpol" xlink:type="simple">SPÓŁDZIELNIA BUDOWNICTWA MIESZKANIOWEGO "ELP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32682" xlink:type="simple">Daniel Piąt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32608/ujazdowska-spoldzielnia-mieszkaniowo-budowlana" xlink:type="simple"> </text:a> KRS 0000132608 </text:p>
          </table:table-cell>
        </table:table-row>
        <table:table-row table:style-name="ro2">
          <table:table-cell office:value-type="string" calcext:value-type="string">
            <text:p><text:a xlink:href="https://rejestr.io/krs/132608/ujazdowska-spoldzielnia-mieszkaniowo-budowlana" xlink:type="simple">UJAZDOWSKA SPÓŁDZIELNIA MIESZKANIOWO-BUDOWLA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423" xlink:type="simple">Małgorzata Gnas Wiernic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88982/kolo-nieruchomosci" xlink:type="simple"> </text:a> KRS 0000588982 </text:p>
          </table:table-cell>
        </table:table-row>
        <table:table-row table:style-name="ro2">
          <table:table-cell office:value-type="string" calcext:value-type="string">
            <text:p><text:a xlink:href="https://rejestr.io/krs/588982/kolo-nieruchomosci" xlink:type="simple">KOŁO NIERUCHOMOŚCI</text:a></text:p>
          </table:table-cell>
        </table:table-row>
        <table:table-row table:style-name="ro2">
          <table:table-cell office:value-type="string" calcext:value-type="string">
            <text:p>Spółka z o.o.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Kapitał zakładowy:</text:p>
          </table:table-cell>
        </table:table-row>
        <table:table-row table:style-name="ro2">
          <table:table-cell office:value-type="string" calcext:value-type="string">
            <text:p>5 tys. zł</text:p>
          </table:table-cell>
        </table:table-row>
        <table:table-row table:style-name="ro1">
          <table:table-cell office:value-type="string" calcext:value-type="string">
            <text:p><text:a xlink:href="https://rejestr.io/krs/1030098/kolopro" xlink:type="simple"> </text:a> KRS 0001030098 </text:p>
          </table:table-cell>
        </table:table-row>
        <table:table-row table:style-name="ro2">
          <table:table-cell office:value-type="string" calcext:value-type="string">
            <text:p><text:a xlink:href="https://rejestr.io/krs/1030098/kolopro" xlink:type="simple">KOŁOPRO</text:a></text:p>
          </table:table-cell>
        </table:table-row>
        <table:table-row table:style-name="ro2">
          <table:table-cell office:value-type="string" calcext:value-type="string">
            <text:p>Spółka z o.o.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Kapitał zakładowy:</text:p>
          </table:table-cell>
        </table:table-row>
        <table:table-row table:style-name="ro2">
          <table:table-cell office:value-type="string" calcext:value-type="string">
            <text:p>5 tys. zł</text:p>
          </table:table-cell>
        </table:table-row>
        <table:table-row table:style-name="ro1">
          <table:table-cell office:value-type="string" calcext:value-type="string">
            <text:p><text:a xlink:href="https://rejestr.io/krs/60686/spoldzielnia-budownictwa-mieszkaniowego-perspektywa-w-warszawie" xlink:type="simple"> </text:a> KRS 0000060686 </text:p>
          </table:table-cell>
        </table:table-row>
        <table:table-row table:style-name="ro2">
          <table:table-cell office:value-type="string" calcext:value-type="string">
            <text:p><text:a xlink:href="https://rejestr.io/krs/60686/spoldzielnia-budownictwa-mieszkaniowego-perspektywa-w-warszawie" xlink:type="simple">SPÓŁDZIELNIA BUDOWNICTWA MIESZKANIOWEGO "PERSPEKTYW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9445" xlink:type="simple">Alicja Paje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3325/spolka-inwestycji-mieszkaniowych-ursynow" xlink:type="simple"> </text:a> KRS 0000033325 </text:p>
          </table:table-cell>
        </table:table-row>
        <table:table-row table:style-name="ro2">
          <table:table-cell office:value-type="string" calcext:value-type="string">
            <text:p><text:a xlink:href="https://rejestr.io/krs/33325/spolka-inwestycji-mieszkaniowych-ursynow" xlink:type="simple">SPÓŁKA INWESTYCJI MIESZKANIOWYCH "URSYNÓW"</text:a></text:p>
          </table:table-cell>
        </table:table-row>
        <table:table-row table:style-name="ro2">
          <table:table-cell office:value-type="string" calcext:value-type="string">
            <text:p>Spółka z o.o. </text:p>
          </table:table-cell>
        </table:table-row>
        <table:table-row table:style-name="ro2">
          <table:table-cell office:value-type="string" calcext:value-type="string">
            <text:p><text:a xlink:href="https://rejestr.io/krs/osoby/1037656" xlink:type="simple">Marek Ziembowicz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Kapitał zakładowy:</text:p>
          </table:table-cell>
        </table:table-row>
        <table:table-row table:style-name="ro2">
          <table:table-cell office:value-type="string" calcext:value-type="string">
            <text:p>120 tys. zł</text:p>
          </table:table-cell>
        </table:table-row>
        <table:table-row table:style-name="ro1">
          <table:table-cell office:value-type="string" calcext:value-type="string">
            <text:p><text:a xlink:href="https://rejestr.io/krs/79817/spoldzielnia-mieszkaniowo-budowlana-jary" xlink:type="simple"> </text:a> KRS 0000079817 </text:p>
          </table:table-cell>
        </table:table-row>
        <table:table-row table:style-name="ro2">
          <table:table-cell office:value-type="string" calcext:value-type="string">
            <text:p><text:a xlink:href="https://rejestr.io/krs/79817/spoldzielnia-mieszkaniowo-budowlana-jary" xlink:type="simple">SPÓŁDZIELNIA MIESZKANIOWO - BUDOWLANA "JA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56262/spoldzielnia-mieszkaniowo-budowlana-osiedle-kabaty" xlink:type="simple"> </text:a> KRS 0000056262 </text:p>
          </table:table-cell>
        </table:table-row>
        <table:table-row table:style-name="ro2">
          <table:table-cell office:value-type="string" calcext:value-type="string">
            <text:p><text:a xlink:href="https://rejestr.io/krs/56262/spoldzielnia-mieszkaniowo-budowlana-osiedle-kabaty" xlink:type="simple">SPÓŁDZIELNIA MIESZKANIOWO - BUDOWLANA "OSIEDLE 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12729" xlink:type="simple">Andrzej Kornac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1826/spoldzielnia-budownictwa-mieszkaniowego-ursynow" xlink:type="simple"> </text:a> KRS 0000011826 </text:p>
          </table:table-cell>
        </table:table-row>
        <table:table-row table:style-name="ro2">
          <table:table-cell office:value-type="string" calcext:value-type="string">
            <text:p><text:a xlink:href="https://rejestr.io/krs/11826/spoldzielnia-budownictwa-mieszkaniowego-ursynow" xlink:type="simple">SPÓŁDZIELNIA BUDOWNICTWA MIESZKANIOWEGO "URSYN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7612" xlink:type="simple">Danuta Makows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337966/nowy-sandomierz" xlink:type="simple"> </text:a> KRS 0000337966 </text:p>
          </table:table-cell>
        </table:table-row>
        <table:table-row table:style-name="ro2">
          <table:table-cell office:value-type="string" calcext:value-type="string">
            <text:p><text:a xlink:href="https://rejestr.io/krs/337966/nowy-sandomierz" xlink:type="simple">NOWY SANDOMIERZ</text:a></text:p>
          </table:table-cell>
        </table:table-row>
        <table:table-row table:style-name="ro2">
          <table:table-cell office:value-type="string" calcext:value-type="string">
            <text:p>Spółka z o.o. </text:p>
          </table:table-cell>
        </table:table-row>
        <table:table-row table:style-name="ro2">
          <table:table-cell office:value-type="string" calcext:value-type="string">
            <text:p><text:a xlink:href="https://rejestr.io/krs/osoby/363230" xlink:type="simple">Radosław Słomka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Kapitał zakładowy:</text:p>
          </table:table-cell>
        </table:table-row>
        <table:table-row table:style-name="ro2">
          <table:table-cell office:value-type="string" calcext:value-type="string">
            <text:p>140 tys. zł</text:p>
          </table:table-cell>
        </table:table-row>
        <table:table-row table:style-name="ro1">
          <table:table-cell office:value-type="string" calcext:value-type="string">
            <text:p><text:a xlink:href="https://rejestr.io/krs/263124/marszalkowska-investment" xlink:type="simple"> </text:a> KRS 0000263124 </text:p>
          </table:table-cell>
        </table:table-row>
        <table:table-row table:style-name="ro2">
          <table:table-cell office:value-type="string" calcext:value-type="string">
            <text:p><text:a xlink:href="https://rejestr.io/krs/263124/marszalkowska-investment" xlink:type="simple">MARSZAŁKOWSKA INVESTMENT</text:a></text:p>
          </table:table-cell>
        </table:table-row>
        <table:table-row table:style-name="ro2">
          <table:table-cell office:value-type="string" calcext:value-type="string">
            <text:p>Spółka z o.o. </text:p>
          </table:table-cell>
        </table:table-row>
        <table:table-row table:style-name="ro2">
          <table:table-cell office:value-type="string" calcext:value-type="string">
            <text:p><text:a xlink:href="https://rejestr.io/krs/osoby/1356184" xlink:type="simple">Bartosz Kozikow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Kapitał zakładowy:</text:p>
          </table:table-cell>
        </table:table-row>
        <table:table-row table:style-name="ro2">
          <table:table-cell office:value-type="string" calcext:value-type="string">
            <text:p>2.3 mln zł</text:p>
          </table:table-cell>
        </table:table-row>
        <table:table-row table:style-name="ro1">
          <table:table-cell office:value-type="string" calcext:value-type="string">
            <text:p><text:a xlink:href="https://rejestr.io/krs/131429/miedzyzakladowe-spoldzielcze-zrzeszenie-budowy-domow-mieszkalnych-ochota" xlink:type="simple"> </text:a> KRS 0000131429 </text:p>
          </table:table-cell>
        </table:table-row>
        <table:table-row table:style-name="ro2">
          <table:table-cell office:value-type="string" calcext:value-type="string">
            <text:p><text:a xlink:href="https://rejestr.io/krs/131429/miedzyzakladowe-spoldzielcze-zrzeszenie-budowy-domow-mieszkalnych-ochota" xlink:type="simple">MIĘDZYZAKŁADOWE SPÓŁDZIELCZE ZRZESZENIE BUDOWY DOMÓW MIESZKALNYCH "OCHO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2954" xlink:type="simple">Dariusz Michalski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58329/spoldzielna-mieszkaniowa-kopernika-6" xlink:type="simple"> </text:a> KRS 0000158329 </text:p>
          </table:table-cell>
        </table:table-row>
        <table:table-row table:style-name="ro2">
          <table:table-cell office:value-type="string" calcext:value-type="string">
            <text:p><text:a xlink:href="https://rejestr.io/krs/158329/spoldzielna-mieszkaniowa-kopernika-6" xlink:type="simple">SPÓŁDZIELNA MIESZKANIOWA "KOPERNIKA 6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36536" xlink:type="simple">Monika Fyrstenberg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1">
          <table:table-cell office:value-type="string" calcext:value-type="string">
            <text:p><text:a xlink:href="https://rejestr.io/krs/185236/spoldzielnia-domow-jednorodzinnych-pachnaca" xlink:type="simple"> </text:a> KRS 0000185236 </text:p>
          </table:table-cell>
        </table:table-row>
        <table:table-row table:style-name="ro2">
          <table:table-cell office:value-type="string" calcext:value-type="string">
            <text:p><text:a xlink:href="https://rejestr.io/krs/185236/spoldzielnia-domow-jednorodzinnych-pachnaca" xlink:type="simple">SPÓŁDZIELNIA DOMÓW JEDNORODZINNYCH "PACHNĄ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87494" xlink:type="simple">Dariusz Sachajko</text:a></text:p>
          </table:table-cell>
        </table:table-row>
        <table:table-row table:style-name="ro1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8901/spoldzielnia-budowlano-mieszkaniowa-spolnota-mieszkaniowa" xlink:type="simple"> </text:a> KRS 0000198901 </text:p>
          </table:table-cell>
        </table:table-row>
        <table:table-row table:style-name="ro2">
          <table:table-cell office:value-type="string" calcext:value-type="string">
            <text:p><text:a xlink:href="https://rejestr.io/krs/198901/spoldzielnia-budowlano-mieszkaniowa-spolnota-mieszkaniowa" xlink:type="simple">SPÓŁDZIELNIA BUDOWLANO-MIESZKANIOWA "SPÓLNOTA MIESZKANI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04324" xlink:type="simple">Anna Giedroyć Gil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47590/spoldzielnia-budowlano-mieszkaniowa-bowig" xlink:type="simple"> </text:a> KRS 0000347590 </text:p>
          </table:table-cell>
        </table:table-row>
        <table:table-row table:style-name="ro2">
          <table:table-cell office:value-type="string" calcext:value-type="string">
            <text:p><text:a xlink:href="https://rejestr.io/krs/347590/spoldzielnia-budowlano-mieszkaniowa-bowig" xlink:type="simple">SPÓŁDZIELNIA BUDOWLANO-MIESZKANIOWA "BOWIG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0359" xlink:type="simple">Dariusz Makieł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30634/spoldzielnia-budowlano-mieszkaniowa-podlesna" xlink:type="simple"> </text:a> KRS 0000330634 </text:p>
          </table:table-cell>
        </table:table-row>
        <table:table-row table:style-name="ro2">
          <table:table-cell office:value-type="string" calcext:value-type="string">
            <text:p><text:a xlink:href="https://rejestr.io/krs/330634/spoldzielnia-budowlano-mieszkaniowa-podlesna" xlink:type="simple">SPÓŁDZIELNIA BUDOWLANO-MIESZKANIOWA "PODLEŚ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5809" xlink:type="simple">Jan Ryznar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69602/spoldzielnia-budowlano-mieszkaniowa-chata" xlink:type="simple"> </text:a> KRS 0000269602 </text:p>
          </table:table-cell>
        </table:table-row>
        <table:table-row table:style-name="ro2">
          <table:table-cell office:value-type="string" calcext:value-type="string">
            <text:p><text:a xlink:href="https://rejestr.io/krs/269602/spoldzielnia-budowlano-mieszkaniowa-chata" xlink:type="simple">SPÓŁDZIELNIA BUDOWLANO-MIESZKANIOWA CHAT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68904/spoldzielnia-budowlano-mieszkaniowa-atrium" xlink:type="simple"> </text:a> KRS 0000268904 </text:p>
          </table:table-cell>
        </table:table-row>
        <table:table-row table:style-name="ro2">
          <table:table-cell office:value-type="string" calcext:value-type="string">
            <text:p><text:a xlink:href="https://rejestr.io/krs/268904/spoldzielnia-budowlano-mieszkaniowa-atrium" xlink:type="simple">SPÓŁDZIELNIA BUDOWLANO-MIESZKANIOWA ATRI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3725" xlink:type="simple">Paweł Gąs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50524/spoldzielnia-budowlano-mieszkaniowa-ognisko" xlink:type="simple"> </text:a> KRS 0000250524 </text:p>
          </table:table-cell>
        </table:table-row>
        <table:table-row table:style-name="ro2">
          <table:table-cell office:value-type="string" calcext:value-type="string">
            <text:p><text:a xlink:href="https://rejestr.io/krs/250524/spoldzielnia-budowlano-mieszkaniowa-ognisko" xlink:type="simple">SPÓŁDZIELNIA BUDOWLANO-MIESZKANIOWA "OG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3874" xlink:type="simple">Sławomir Niemyj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8793/spoldzielnia-budowlano-mieszkaniowa-pewnosc" xlink:type="simple"> </text:a> KRS 0000198793 </text:p>
          </table:table-cell>
        </table:table-row>
        <table:table-row table:style-name="ro2">
          <table:table-cell office:value-type="string" calcext:value-type="string">
            <text:p><text:a xlink:href="https://rejestr.io/krs/198793/spoldzielnia-budowlano-mieszkaniowa-pewnosc" xlink:type="simple">SPÓŁDZIELNIA BUDOWLANO-MIESZKANIOWA "PEW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8403/spoldzielnia-budowlano-mieszkaniowa-batory" xlink:type="simple"> </text:a> KRS 0000198403 </text:p>
          </table:table-cell>
        </table:table-row>
        <table:table-row table:style-name="ro2">
          <table:table-cell office:value-type="string" calcext:value-type="string">
            <text:p><text:a xlink:href="https://rejestr.io/krs/198403/spoldzielnia-budowlano-mieszkaniowa-batory" xlink:type="simple">SPÓŁDZIELNIA BUDOWLANO-MIESZKANIOWA "BATO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49" xlink:type="simple">Anna Skut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9285/zjednoczona-spoldzielnia-budowlano-mieszkaniowa" xlink:type="simple"> </text:a> KRS 0000189285 </text:p>
          </table:table-cell>
        </table:table-row>
        <table:table-row table:style-name="ro2">
          <table:table-cell office:value-type="string" calcext:value-type="string">
            <text:p><text:a xlink:href="https://rejestr.io/krs/189285/zjednoczona-spoldzielnia-budowlano-mieszkaniowa" xlink:type="simple">ZJEDNOCZON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968" xlink:type="simple">Amira Skomor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8459/spoldzielnia-budowlano-mieszkaniowa-vistula" xlink:type="simple"> </text:a> KRS 0000188459 </text:p>
          </table:table-cell>
        </table:table-row>
        <table:table-row table:style-name="ro2">
          <table:table-cell office:value-type="string" calcext:value-type="string">
            <text:p><text:a xlink:href="https://rejestr.io/krs/188459/spoldzielnia-budowlano-mieszkaniowa-vistula" xlink:type="simple">SPÓŁDZIELNIA BUDOWLANO-MIESZKANIOWA "VISTU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2440" xlink:type="simple">Bożena Jabło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7194/spoldzielnia-budowlano-mieszkaniowa-naleczowska" xlink:type="simple"> </text:a> KRS 0000187194 </text:p>
          </table:table-cell>
        </table:table-row>
        <table:table-row table:style-name="ro2">
          <table:table-cell office:value-type="string" calcext:value-type="string">
            <text:p><text:a xlink:href="https://rejestr.io/krs/187194/spoldzielnia-budowlano-mieszkaniowa-naleczowska" xlink:type="simple">SPÓŁDZIELNIA BUDOWLANO - MIESZKANIOWA "NAŁĘCZ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7974" xlink:type="simple">Krystyna Ochma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9583/spoldzielnia-budowlano-mieszkaniowa-grenadierow" xlink:type="simple"> </text:a> KRS 0000179583 </text:p>
          </table:table-cell>
        </table:table-row>
        <table:table-row table:style-name="ro2">
          <table:table-cell office:value-type="string" calcext:value-type="string">
            <text:p><text:a xlink:href="https://rejestr.io/krs/179583/spoldzielnia-budowlano-mieszkaniowa-grenadierow" xlink:type="simple">SPÓŁDZIELNIA BUDOWLANO-MIESZKANIOWA "GRENADI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5039" xlink:type="simple">Stanisław Gałąz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 </text:a> KRS 0000173049 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SPÓŁDZIELNIA BUDOWLANO MIESZKANIOWA "WYDZIEL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11264" xlink:type="simple">Hanna Ros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 </text:a> KRS 0000153934 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SPÓŁDZIELNIA BUDOWLANO-MIESZKANIOWA "ZA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0261/spoldzielnia-budowlano-mieszkaniowa-bandera" xlink:type="simple"> </text:a> KRS 0000150261 </text:p>
          </table:table-cell>
        </table:table-row>
        <table:table-row table:style-name="ro2">
          <table:table-cell office:value-type="string" calcext:value-type="string">
            <text:p><text:a xlink:href="https://rejestr.io/krs/150261/spoldzielnia-budowlano-mieszkaniowa-bandera" xlink:type="simple">SPÓŁDZIELNIA BUDOWLANO-MIESZKANIOWA "BANDER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56870" xlink:type="simple">Joanna Werner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9677/spoldzielnia-budowlano-mieszkaniowa-tok" xlink:type="simple"> </text:a> KRS 0000149677 </text:p>
          </table:table-cell>
        </table:table-row>
        <table:table-row table:style-name="ro2">
          <table:table-cell office:value-type="string" calcext:value-type="string">
            <text:p><text:a xlink:href="https://rejestr.io/krs/149677/spoldzielnia-budowlano-mieszkaniowa-tok" xlink:type="simple">SPÓŁDZIELNIA BUDOWLANO MIESZKANIOWA "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0364" xlink:type="simple">Maria Pronie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 </text:a> KRS 0000106260 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SPÓŁDZIELNIA BUDOWLANO - MIESZKANIOWA "RU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398" xlink:type="simple">Dariusz Śmierzy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6744/spoldzielnia-budowlano-mieszkaniowa-baszta" xlink:type="simple"> </text:a> KRS 0000056744 </text:p>
          </table:table-cell>
        </table:table-row>
        <table:table-row table:style-name="ro2">
          <table:table-cell office:value-type="string" calcext:value-type="string">
            <text:p><text:a xlink:href="https://rejestr.io/krs/56744/spoldzielnia-budowlano-mieszkaniowa-baszta" xlink:type="simple">SPÓŁDZIELNIA BUDOWLANO - MIESZKANIOWA " BASZ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1257" xlink:type="simple">Paweł Korept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3555/spoldzielnia-budowlano-mieszkaniowa-mis" xlink:type="simple"> </text:a> KRS 0000053555 </text:p>
          </table:table-cell>
        </table:table-row>
        <table:table-row table:style-name="ro2">
          <table:table-cell office:value-type="string" calcext:value-type="string">
            <text:p><text:a xlink:href="https://rejestr.io/krs/53555/spoldzielnia-budowlano-mieszkaniowa-mis" xlink:type="simple">SPÓŁDZIELNIA BUDOWLANO-MIESZKANIOWA "MIŚ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2198" xlink:type="simple">Ryszard Saje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8688/spoldzielnia-budowlano-mieszkaniowa-merkury" xlink:type="simple"> </text:a> KRS 0000038688 </text:p>
          </table:table-cell>
        </table:table-row>
        <table:table-row table:style-name="ro2">
          <table:table-cell office:value-type="string" calcext:value-type="string">
            <text:p><text:a xlink:href="https://rejestr.io/krs/38688/spoldzielnia-budowlano-mieszkaniowa-merkury" xlink:type="simple">SPÓŁDZIELNIA BUDOWLANO-MIESZKANIOWA"MERKU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18492" xlink:type="simple">Urszula Kuźm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87596/spoldzielnia-budowlano-mieszkaniowa-wardom" xlink:type="simple"> </text:a> KRS 0000087596 </text:p>
          </table:table-cell>
        </table:table-row>
        <table:table-row table:style-name="ro2">
          <table:table-cell office:value-type="string" calcext:value-type="string">
            <text:p><text:a xlink:href="https://rejestr.io/krs/87596/spoldzielnia-budowlano-mieszkaniowa-wardom" xlink:type="simple">SPÓŁDZIELNIA BUDOWLANO MIESZKANIOWA "WAR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88486" xlink:type="simple">Mirosław Łyko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82211/spoldzielnia-budowlano-mieszkaniowa-mokotowska" xlink:type="simple"> </text:a> KRS 0000082211 </text:p>
          </table:table-cell>
        </table:table-row>
        <table:table-row table:style-name="ro2">
          <table:table-cell office:value-type="string" calcext:value-type="string">
            <text:p><text:a xlink:href="https://rejestr.io/krs/82211/spoldzielnia-budowlano-mieszkaniowa-mokotowska" xlink:type="simple">SPÓŁDZIELNIA BUDOWLANO-MIESZKANIOWA "MOKOT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9121" xlink:type="simple">Andrzej Granic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81435/spoldzielnia-budowlano-mieszkaniowa-politechnika" xlink:type="simple"> </text:a> KRS 0000081435 </text:p>
          </table:table-cell>
        </table:table-row>
        <table:table-row table:style-name="ro2">
          <table:table-cell office:value-type="string" calcext:value-type="string">
            <text:p><text:a xlink:href="https://rejestr.io/krs/81435/spoldzielnia-budowlano-mieszkaniowa-politechnika" xlink:type="simple">SPÓŁDZIELNIA BUDOWLANO - MIESZKANIOWA "POLITECHNI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4883" xlink:type="simple">Szymon Łoje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3347/spoldzielnia-budowlano-mieszkaniowa-radarowa" xlink:type="simple"> </text:a> KRS 0000023347 </text:p>
          </table:table-cell>
        </table:table-row>
        <table:table-row table:style-name="ro2">
          <table:table-cell office:value-type="string" calcext:value-type="string">
            <text:p><text:a xlink:href="https://rejestr.io/krs/23347/spoldzielnia-budowlano-mieszkaniowa-radarowa" xlink:type="simple">SPÓŁDZIELNIA BUDOWLANO-MIESZKANIOWA "RADAR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44079" xlink:type="simple">Mieczysław Balcerz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47590/spoldzielnia-budowlano-mieszkaniowa-bowig" xlink:type="simple"> </text:a> KRS 0000347590 </text:p>
          </table:table-cell>
        </table:table-row>
        <table:table-row table:style-name="ro2">
          <table:table-cell office:value-type="string" calcext:value-type="string">
            <text:p><text:a xlink:href="https://rejestr.io/krs/347590/spoldzielnia-budowlano-mieszkaniowa-bowig" xlink:type="simple">SPÓŁDZIELNIA BUDOWLANO-MIESZKANIOWA "BOWIG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0359" xlink:type="simple">Dariusz Makieł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30634/spoldzielnia-budowlano-mieszkaniowa-podlesna" xlink:type="simple"> </text:a> KRS 0000330634 </text:p>
          </table:table-cell>
        </table:table-row>
        <table:table-row table:style-name="ro2">
          <table:table-cell office:value-type="string" calcext:value-type="string">
            <text:p><text:a xlink:href="https://rejestr.io/krs/330634/spoldzielnia-budowlano-mieszkaniowa-podlesna" xlink:type="simple">SPÓŁDZIELNIA BUDOWLANO-MIESZKANIOWA "PODLEŚ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65809" xlink:type="simple">Jan Ryznar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69602/spoldzielnia-budowlano-mieszkaniowa-chata" xlink:type="simple"> </text:a> KRS 0000269602 </text:p>
          </table:table-cell>
        </table:table-row>
        <table:table-row table:style-name="ro2">
          <table:table-cell office:value-type="string" calcext:value-type="string">
            <text:p><text:a xlink:href="https://rejestr.io/krs/269602/spoldzielnia-budowlano-mieszkaniowa-chata" xlink:type="simple">SPÓŁDZIELNIA BUDOWLANO-MIESZKANIOWA CHAT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68904/spoldzielnia-budowlano-mieszkaniowa-atrium" xlink:type="simple"> </text:a> KRS 0000268904 </text:p>
          </table:table-cell>
        </table:table-row>
        <table:table-row table:style-name="ro2">
          <table:table-cell office:value-type="string" calcext:value-type="string">
            <text:p><text:a xlink:href="https://rejestr.io/krs/268904/spoldzielnia-budowlano-mieszkaniowa-atrium" xlink:type="simple">SPÓŁDZIELNIA BUDOWLANO-MIESZKANIOWA ATRI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43725" xlink:type="simple">Paweł Gąs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50524/spoldzielnia-budowlano-mieszkaniowa-ognisko" xlink:type="simple"> </text:a> KRS 0000250524 </text:p>
          </table:table-cell>
        </table:table-row>
        <table:table-row table:style-name="ro2">
          <table:table-cell office:value-type="string" calcext:value-type="string">
            <text:p><text:a xlink:href="https://rejestr.io/krs/250524/spoldzielnia-budowlano-mieszkaniowa-ognisko" xlink:type="simple">SPÓŁDZIELNIA BUDOWLANO-MIESZKANIOWA "OGN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3874" xlink:type="simple">Sławomir Niemyj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8793/spoldzielnia-budowlano-mieszkaniowa-pewnosc" xlink:type="simple"> </text:a> KRS 0000198793 </text:p>
          </table:table-cell>
        </table:table-row>
        <table:table-row table:style-name="ro2">
          <table:table-cell office:value-type="string" calcext:value-type="string">
            <text:p><text:a xlink:href="https://rejestr.io/krs/198793/spoldzielnia-budowlano-mieszkaniowa-pewnosc" xlink:type="simple">SPÓŁDZIELNIA BUDOWLANO-MIESZKANIOWA "PEWNOŚĆ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8403/spoldzielnia-budowlano-mieszkaniowa-batory" xlink:type="simple"> </text:a> KRS 0000198403 </text:p>
          </table:table-cell>
        </table:table-row>
        <table:table-row table:style-name="ro2">
          <table:table-cell office:value-type="string" calcext:value-type="string">
            <text:p><text:a xlink:href="https://rejestr.io/krs/198403/spoldzielnia-budowlano-mieszkaniowa-batory" xlink:type="simple">SPÓŁDZIELNIA BUDOWLANO-MIESZKANIOWA "BATO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49" xlink:type="simple">Anna Skut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9285/zjednoczona-spoldzielnia-budowlano-mieszkaniowa" xlink:type="simple"> </text:a> KRS 0000189285 </text:p>
          </table:table-cell>
        </table:table-row>
        <table:table-row table:style-name="ro2">
          <table:table-cell office:value-type="string" calcext:value-type="string">
            <text:p><text:a xlink:href="https://rejestr.io/krs/189285/zjednoczona-spoldzielnia-budowlano-mieszkaniowa" xlink:type="simple">ZJEDNOCZON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968" xlink:type="simple">Amira Skomor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8459/spoldzielnia-budowlano-mieszkaniowa-vistula" xlink:type="simple"> </text:a> KRS 0000188459 </text:p>
          </table:table-cell>
        </table:table-row>
        <table:table-row table:style-name="ro2">
          <table:table-cell office:value-type="string" calcext:value-type="string">
            <text:p><text:a xlink:href="https://rejestr.io/krs/188459/spoldzielnia-budowlano-mieszkaniowa-vistula" xlink:type="simple">SPÓŁDZIELNIA BUDOWLANO-MIESZKANIOWA "VISTUL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2440" xlink:type="simple">Bożena Jabło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7194/spoldzielnia-budowlano-mieszkaniowa-naleczowska" xlink:type="simple"> </text:a> KRS 0000187194 </text:p>
          </table:table-cell>
        </table:table-row>
        <table:table-row table:style-name="ro2">
          <table:table-cell office:value-type="string" calcext:value-type="string">
            <text:p><text:a xlink:href="https://rejestr.io/krs/187194/spoldzielnia-budowlano-mieszkaniowa-naleczowska" xlink:type="simple">SPÓŁDZIELNIA BUDOWLANO - MIESZKANIOWA "NAŁĘCZOW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7974" xlink:type="simple">Krystyna Ochma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9583/spoldzielnia-budowlano-mieszkaniowa-grenadierow" xlink:type="simple"> </text:a> KRS 0000179583 </text:p>
          </table:table-cell>
        </table:table-row>
        <table:table-row table:style-name="ro2">
          <table:table-cell office:value-type="string" calcext:value-type="string">
            <text:p><text:a xlink:href="https://rejestr.io/krs/179583/spoldzielnia-budowlano-mieszkaniowa-grenadierow" xlink:type="simple">SPÓŁDZIELNIA BUDOWLANO-MIESZKANIOWA "GRENADIE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05039" xlink:type="simple">Stanisław Gałąz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 </text:a> KRS 0000173049 </text:p>
          </table:table-cell>
        </table:table-row>
        <table:table-row table:style-name="ro2">
          <table:table-cell office:value-type="string" calcext:value-type="string">
            <text:p><text:a xlink:href="https://rejestr.io/krs/173049/spoldzielnia-budowlano-mieszkaniowa-wydzielona" xlink:type="simple">SPÓŁDZIELNIA BUDOWLANO MIESZKANIOWA "WYDZIELO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11264" xlink:type="simple">Hanna Ros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 </text:a> KRS 0000153934 </text:p>
          </table:table-cell>
        </table:table-row>
        <table:table-row table:style-name="ro2">
          <table:table-cell office:value-type="string" calcext:value-type="string">
            <text:p><text:a xlink:href="https://rejestr.io/krs/153934/spoldzielnia-budowlano-mieszkaniowa-zachod" xlink:type="simple">SPÓŁDZIELNIA BUDOWLANO-MIESZKANIOWA "ZACHÓ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0261/spoldzielnia-budowlano-mieszkaniowa-bandera" xlink:type="simple"> </text:a> KRS 0000150261 </text:p>
          </table:table-cell>
        </table:table-row>
        <table:table-row table:style-name="ro2">
          <table:table-cell office:value-type="string" calcext:value-type="string">
            <text:p><text:a xlink:href="https://rejestr.io/krs/150261/spoldzielnia-budowlano-mieszkaniowa-bandera" xlink:type="simple">SPÓŁDZIELNIA BUDOWLANO-MIESZKANIOWA "BANDER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56870" xlink:type="simple">Joanna Werner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9677/spoldzielnia-budowlano-mieszkaniowa-tok" xlink:type="simple"> </text:a> KRS 0000149677 </text:p>
          </table:table-cell>
        </table:table-row>
        <table:table-row table:style-name="ro2">
          <table:table-cell office:value-type="string" calcext:value-type="string">
            <text:p><text:a xlink:href="https://rejestr.io/krs/149677/spoldzielnia-budowlano-mieszkaniowa-tok" xlink:type="simple">SPÓŁDZIELNIA BUDOWLANO MIESZKANIOWA "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0364" xlink:type="simple">Maria Pronie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 </text:a> KRS 0000106260 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SPÓŁDZIELNIA BUDOWLANO - MIESZKANIOWA "RU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398" xlink:type="simple">Dariusz Śmierzy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 </text:a> KRS 0000106260 </text:p>
          </table:table-cell>
        </table:table-row>
        <table:table-row table:style-name="ro2">
          <table:table-cell office:value-type="string" calcext:value-type="string">
            <text:p><text:a xlink:href="https://rejestr.io/krs/106260/spoldzielnia-budowlano-mieszkaniowa-ruda" xlink:type="simple">SPÓŁDZIELNIA BUDOWLANO - MIESZKANIOWA "RUD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49398" xlink:type="simple">Dariusz Śmierzy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6744/spoldzielnia-budowlano-mieszkaniowa-baszta" xlink:type="simple"> </text:a> KRS 0000056744 </text:p>
          </table:table-cell>
        </table:table-row>
        <table:table-row table:style-name="ro2">
          <table:table-cell office:value-type="string" calcext:value-type="string">
            <text:p><text:a xlink:href="https://rejestr.io/krs/56744/spoldzielnia-budowlano-mieszkaniowa-baszta" xlink:type="simple">SPÓŁDZIELNIA BUDOWLANO - MIESZKANIOWA " BASZ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11257" xlink:type="simple">Paweł Korept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3555/spoldzielnia-budowlano-mieszkaniowa-mis" xlink:type="simple"> </text:a> KRS 0000053555 </text:p>
          </table:table-cell>
        </table:table-row>
        <table:table-row table:style-name="ro2">
          <table:table-cell office:value-type="string" calcext:value-type="string">
            <text:p><text:a xlink:href="https://rejestr.io/krs/53555/spoldzielnia-budowlano-mieszkaniowa-mis" xlink:type="simple">SPÓŁDZIELNIA BUDOWLANO-MIESZKANIOWA "MIŚ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2198" xlink:type="simple">Ryszard Saje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8688/spoldzielnia-budowlano-mieszkaniowa-merkury" xlink:type="simple"> </text:a> KRS 0000038688 </text:p>
          </table:table-cell>
        </table:table-row>
        <table:table-row table:style-name="ro2">
          <table:table-cell office:value-type="string" calcext:value-type="string">
            <text:p><text:a xlink:href="https://rejestr.io/krs/38688/spoldzielnia-budowlano-mieszkaniowa-merkury" xlink:type="simple">SPÓŁDZIELNIA BUDOWLANO-MIESZKANIOWA"MERKU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618492" xlink:type="simple">Urszula Kuźm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2164/spoldzielnia-budowlano-mieszkaniowa-torwar" xlink:type="simple"> </text:a> KRS 0000032164 </text:p>
          </table:table-cell>
        </table:table-row>
        <table:table-row table:style-name="ro2">
          <table:table-cell office:value-type="string" calcext:value-type="string">
            <text:p><text:a xlink:href="https://rejestr.io/krs/32164/spoldzielnia-budowlano-mieszkaniowa-torwar" xlink:type="simple">SPÓŁDZIELNIA BUDOWLANO MIESZKANIOWA "TORWAR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69369" xlink:type="simple">Ryszard Mikołaj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484/spoldzielnia-budowlano-mieszkaniowa-dom" xlink:type="simple"> </text:a> KRS 0000017484 </text:p>
          </table:table-cell>
        </table:table-row>
        <table:table-row table:style-name="ro2">
          <table:table-cell office:value-type="string" calcext:value-type="string">
            <text:p><text:a xlink:href="https://rejestr.io/krs/17484/spoldzielnia-budowlano-mieszkaniowa-dom" xlink:type="simple">SPÓŁDZIELNIA BUDOWLANO-MIESZKANIOWA "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68475" xlink:type="simple">Jacek Frydrysz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235/spoldzielnia-budowlano-mieszkaniowa-stoklosy" xlink:type="simple"> </text:a> KRS 0000010235 </text:p>
          </table:table-cell>
        </table:table-row>
        <table:table-row table:style-name="ro2">
          <table:table-cell office:value-type="string" calcext:value-type="string">
            <text:p><text:a xlink:href="https://rejestr.io/krs/10235/spoldzielnia-budowlano-mieszkaniowa-stoklosy" xlink:type="simple">SPÓŁDZIELNIA BUDOWLANO-MIESZKANIOWA STOKŁOS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5863" xlink:type="simple">Krzysztof Berli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771170/spoldzielnia-budowlano-mieszkaniowa-lokum" xlink:type="simple"> </text:a> KRS 0000771170 </text:p>
          </table:table-cell>
        </table:table-row>
        <table:table-row table:style-name="ro2">
          <table:table-cell office:value-type="string" calcext:value-type="string">
            <text:p><text:a xlink:href="https://rejestr.io/krs/771170/spoldzielnia-budowlano-mieszkaniowa-lokum" xlink:type="simple">SPÓŁDZIELNIA BUDOWLANO MIESZKANIOWA "LOK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37805/spoldzielnia-budowlano-mieszkaniowa-pulawianka" xlink:type="simple"> </text:a> KRS 0000237805 </text:p>
          </table:table-cell>
        </table:table-row>
        <table:table-row table:style-name="ro2">
          <table:table-cell office:value-type="string" calcext:value-type="string">
            <text:p><text:a xlink:href="https://rejestr.io/krs/237805/spoldzielnia-budowlano-mieszkaniowa-pulawianka" xlink:type="simple">SPÓŁDZIELNIA BUDOWLANO-MIESZKANIOWA "PUŁAWIAN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65746" xlink:type="simple">Ewa Godle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32999/spoldzielnia-budowlano-mieszkaniowa-bratniak" xlink:type="simple"> </text:a> KRS 0000232999 </text:p>
          </table:table-cell>
        </table:table-row>
        <table:table-row table:style-name="ro2">
          <table:table-cell office:value-type="string" calcext:value-type="string">
            <text:p><text:a xlink:href="https://rejestr.io/krs/232999/spoldzielnia-budowlano-mieszkaniowa-bratniak" xlink:type="simple">SPÓŁDZIELNIA BUDOWLANO-MIESZKANIOWA BRATNIA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622" xlink:type="simple">Witold Kowal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21082/spoldzielnia-budowlano-mieszkaniowa-gzegzolki" xlink:type="simple"> </text:a> KRS 0000221082 </text:p>
          </table:table-cell>
        </table:table-row>
        <table:table-row table:style-name="ro2">
          <table:table-cell office:value-type="string" calcext:value-type="string">
            <text:p><text:a xlink:href="https://rejestr.io/krs/221082/spoldzielnia-budowlano-mieszkaniowa-gzegzolki" xlink:type="simple">SPÓŁDZIELNIA BUDOWLANO-MIESZKANIOWA "GŻEGŻÓŁ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5265" xlink:type="simple">Ryszard Rybar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11268/spoldzielnia-budowlano-mieszkaniowa-dziennikarz" xlink:type="simple"> </text:a> KRS 0000211268 </text:p>
          </table:table-cell>
        </table:table-row>
        <table:table-row table:style-name="ro2">
          <table:table-cell office:value-type="string" calcext:value-type="string">
            <text:p><text:a xlink:href="https://rejestr.io/krs/211268/spoldzielnia-budowlano-mieszkaniowa-dziennikarz" xlink:type="simple">SPÓŁDZIELNIA BUDOWLANO-MIESZKANIOWA "DZIENNIKA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28608" xlink:type="simple">Ewa Gacka Grzesi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8722/spoldzielnia-budowlano-mieszkaniowa-imperium" xlink:type="simple"> </text:a> KRS 0000198722 </text:p>
          </table:table-cell>
        </table:table-row>
        <table:table-row table:style-name="ro2">
          <table:table-cell office:value-type="string" calcext:value-type="string">
            <text:p><text:a xlink:href="https://rejestr.io/krs/198722/spoldzielnia-budowlano-mieszkaniowa-imperium" xlink:type="simple">SPÓŁDZIELNIA BUDOWLANO MIESZKANIOWA "IMPERIU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4010" xlink:type="simple">Stanisław Kwiatk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7564/spoldzielnia-budowlano-mieszkaniowa-slaw" xlink:type="simple"> </text:a> KRS 0000197564 </text:p>
          </table:table-cell>
        </table:table-row>
        <table:table-row table:style-name="ro2">
          <table:table-cell office:value-type="string" calcext:value-type="string">
            <text:p><text:a xlink:href="https://rejestr.io/krs/197564/spoldzielnia-budowlano-mieszkaniowa-slaw" xlink:type="simple">SPÓŁDZIELNIA BUDOWLANO MIESZKANIOWA "SŁA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37037" xlink:type="simple">Krzysztof Komendec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8044/spoldzielnia-budowlano-mieszkaniowa-powisle" xlink:type="simple"> </text:a> KRS 0000148044 </text:p>
          </table:table-cell>
        </table:table-row>
        <table:table-row table:style-name="ro2">
          <table:table-cell office:value-type="string" calcext:value-type="string">
            <text:p><text:a xlink:href="https://rejestr.io/krs/148044/spoldzielnia-budowlano-mieszkaniowa-powisle" xlink:type="simple">SPÓŁDZIELNIA BUDOWLANO-MIESZKANIOWA "POWIŚL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0958" xlink:type="simple">Małgorzata Szatan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5834/spoldzielnia-budowlano-mieszkaniowa-sol" xlink:type="simple"> </text:a> KRS 0000145834 </text:p>
          </table:table-cell>
        </table:table-row>
        <table:table-row table:style-name="ro2">
          <table:table-cell office:value-type="string" calcext:value-type="string">
            <text:p><text:a xlink:href="https://rejestr.io/krs/145834/spoldzielnia-budowlano-mieszkaniowa-sol" xlink:type="simple">SPÓŁDZIELNIA BUDOWLANO-MIESZKANIOWA "SOL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979665" xlink:type="simple">Marcin Mitur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2891/spoldzielnia-budowlano-mieszkaniowa-zoliborz" xlink:type="simple"> </text:a> KRS 0000142891 </text:p>
          </table:table-cell>
        </table:table-row>
        <table:table-row table:style-name="ro2">
          <table:table-cell office:value-type="string" calcext:value-type="string">
            <text:p><text:a xlink:href="https://rejestr.io/krs/142891/spoldzielnia-budowlano-mieszkaniowa-zoliborz" xlink:type="simple">SPÓŁDZIELNIA BUDOWLANO-MIESZKANIOWA "ŻOLIBOR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6739" xlink:type="simple">Beata Styk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27982/spoldzielnia-budowlano-mieszkaniowa-technika" xlink:type="simple"> </text:a> KRS 0000127982 </text:p>
          </table:table-cell>
        </table:table-row>
        <table:table-row table:style-name="ro2">
          <table:table-cell office:value-type="string" calcext:value-type="string">
            <text:p><text:a xlink:href="https://rejestr.io/krs/127982/spoldzielnia-budowlano-mieszkaniowa-technika" xlink:type="simple">SPÓŁDZIELNIA BUDOWLANO-MIESZKANIOWA "TECHNI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26781/spoldzielnia-budowlano-mieszkaniowa-metrum" xlink:type="simple"> </text:a> KRS 0000126781 </text:p>
          </table:table-cell>
        </table:table-row>
        <table:table-row table:style-name="ro2">
          <table:table-cell office:value-type="string" calcext:value-type="string">
            <text:p><text:a xlink:href="https://rejestr.io/krs/126781/spoldzielnia-budowlano-mieszkaniowa-metrum" xlink:type="simple">SPÓŁDZIELNIA BUDOWLANO-MIESZKANIOWA METRU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654063" xlink:type="simple">Arkadiusz Walichn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25709/spoldzielnia-budowlano-mieszkaniowa-mars" xlink:type="simple"> </text:a> KRS 0000125709 </text:p>
          </table:table-cell>
        </table:table-row>
        <table:table-row table:style-name="ro2">
          <table:table-cell office:value-type="string" calcext:value-type="string">
            <text:p><text:a xlink:href="https://rejestr.io/krs/125709/spoldzielnia-budowlano-mieszkaniowa-mars" xlink:type="simple">SPÓŁDZIELNIA BUDOWLANO-MIESZKANIOWA "MAR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07798" xlink:type="simple">Dariusz Kossak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15183/spoldzielnia-budowlano-mieszkaniowa-skarb" xlink:type="simple"> </text:a> KRS 0000115183 </text:p>
          </table:table-cell>
        </table:table-row>
        <table:table-row table:style-name="ro2">
          <table:table-cell office:value-type="string" calcext:value-type="string">
            <text:p><text:a xlink:href="https://rejestr.io/krs/115183/spoldzielnia-budowlano-mieszkaniowa-skarb" xlink:type="simple">SPÓŁDZIELNIA BUDOWLANO-MIESZKANIOWA "SKAR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7113/spoldzielnia-budowlano-mieszkaniowa-stoizb" xlink:type="simple"> </text:a> KRS 0000107113 </text:p>
          </table:table-cell>
        </table:table-row>
        <table:table-row table:style-name="ro2">
          <table:table-cell office:value-type="string" calcext:value-type="string">
            <text:p><text:a xlink:href="https://rejestr.io/krs/107113/spoldzielnia-budowlano-mieszkaniowa-stoizb" xlink:type="simple">SPÓŁDZIELNIA BUDOWLANO-MIESZKANIOWA "STOIZB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32282" xlink:type="simple">Irena Milczar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4183/spoldzielnia-budowlano-mieszkaniowa-zrew" xlink:type="simple"> </text:a> KRS 0000104183 </text:p>
          </table:table-cell>
        </table:table-row>
        <table:table-row table:style-name="ro2">
          <table:table-cell office:value-type="string" calcext:value-type="string">
            <text:p><text:a xlink:href="https://rejestr.io/krs/104183/spoldzielnia-budowlano-mieszkaniowa-zrew" xlink:type="simple">SPÓŁDZIELNIA BUDOWLANO - MIESZKANIOWA "ZRE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54228" xlink:type="simple">Elżbieta Pyłypko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99973/spoldzielnia-budowlano-mieszkaniowa-sadyba" xlink:type="simple"> </text:a> KRS 0000099973 </text:p>
          </table:table-cell>
        </table:table-row>
        <table:table-row table:style-name="ro2">
          <table:table-cell office:value-type="string" calcext:value-type="string">
            <text:p><text:a xlink:href="https://rejestr.io/krs/99973/spoldzielnia-budowlano-mieszkaniowa-sadyba" xlink:type="simple">SPÓŁDZIELNIA BUDOWLANO-MIESZKANIOWA "SADYB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63133" xlink:type="simple">Danuta Rzepec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78123/spoldzielnia-budowlano-mieszkaniowa-dembud" xlink:type="simple"> </text:a> KRS 0000078123 </text:p>
          </table:table-cell>
        </table:table-row>
        <table:table-row table:style-name="ro2">
          <table:table-cell office:value-type="string" calcext:value-type="string">
            <text:p><text:a xlink:href="https://rejestr.io/krs/78123/spoldzielnia-budowlano-mieszkaniowa-dembud" xlink:type="simple">SPÓŁDZIELNIA BUDOWLANO-MIESZKANIOWA "DEMB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86899" xlink:type="simple">Witold Roman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9923/spoldzielnia-budowlano-mieszkaniowa-atenska" xlink:type="simple"> </text:a> KRS 0000069923 </text:p>
          </table:table-cell>
        </table:table-row>
        <table:table-row table:style-name="ro2">
          <table:table-cell office:value-type="string" calcext:value-type="string">
            <text:p><text:a xlink:href="https://rejestr.io/krs/69923/spoldzielnia-budowlano-mieszkaniowa-atenska" xlink:type="simple">SPÓŁDZIELNIA BUDOWLANO-MIESZKANIOWA "ATEŃS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26088" xlink:type="simple">Jarosław Machle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1337/spoldzielnia-budowlano-mieszkaniowa-skarpa" xlink:type="simple"> </text:a> KRS 0000061337 </text:p>
          </table:table-cell>
        </table:table-row>
        <table:table-row table:style-name="ro2">
          <table:table-cell office:value-type="string" calcext:value-type="string">
            <text:p><text:a xlink:href="https://rejestr.io/krs/61337/spoldzielnia-budowlano-mieszkaniowa-skarpa" xlink:type="simple">SPÓŁDZIELNIA BUDOWLANO-MIESZKANIOWA "SKARP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7287/spoldzielnia-budowlano-mieszkaniowa-targowa" xlink:type="simple"> </text:a> KRS 0000057287 </text:p>
          </table:table-cell>
        </table:table-row>
        <table:table-row table:style-name="ro2">
          <table:table-cell office:value-type="string" calcext:value-type="string">
            <text:p><text:a xlink:href="https://rejestr.io/krs/57287/spoldzielnia-budowlano-mieszkaniowa-targowa" xlink:type="simple">SPÓŁDZIELNIA BUDOWLANO-MIESZKANIOWA "TARGOW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9045" xlink:type="simple">Ireneusz Szatało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48636/spoldzielnia-budowlano-mieszkaniowa-dom" xlink:type="simple"> </text:a> KRS 0000048636 </text:p>
          </table:table-cell>
        </table:table-row>
        <table:table-row table:style-name="ro2">
          <table:table-cell office:value-type="string" calcext:value-type="string">
            <text:p><text:a xlink:href="https://rejestr.io/krs/48636/spoldzielnia-budowlano-mieszkaniowa-dom" xlink:type="simple">SPÓŁDZIELNIA BUDOWLANO-MIESZKANIOWA DOM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37490" xlink:type="simple">Izabela Wal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41859/nauczycielska-spoldzielnia-budowlano-mieszkaniowa" xlink:type="simple"> </text:a> KRS 0000041859 </text:p>
          </table:table-cell>
        </table:table-row>
        <table:table-row table:style-name="ro2">
          <table:table-cell office:value-type="string" calcext:value-type="string">
            <text:p><text:a xlink:href="https://rejestr.io/krs/41859/nauczycielska-spoldzielnia-budowlano-mieszkaniowa" xlink:type="simple">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2246/spoldzielnia-budowlano-mieszkaniowa-solna" xlink:type="simple"> </text:a> KRS 0000032246 </text:p>
          </table:table-cell>
        </table:table-row>
        <table:table-row table:style-name="ro2">
          <table:table-cell office:value-type="string" calcext:value-type="string">
            <text:p><text:a xlink:href="https://rejestr.io/krs/32246/spoldzielnia-budowlano-mieszkaniowa-solna" xlink:type="simple">SPÓŁDZIELNIA BUDOWLANO-MIESZKANIOWA "SOLN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1021/spoldzielnia-budowlano-mieszkaniowa-nauczycieli" xlink:type="simple"> </text:a> KRS 0000031021 </text:p>
          </table:table-cell>
        </table:table-row>
        <table:table-row table:style-name="ro2">
          <table:table-cell office:value-type="string" calcext:value-type="string">
            <text:p><text:a xlink:href="https://rejestr.io/krs/31021/spoldzielnia-budowlano-mieszkaniowa-nauczycieli" xlink:type="simple">SPÓŁDZIELNIA BUDOWLANO-MIESZKANIOWA NAUCZYCIEL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5981/spoldzielnia-budowlano-mieszkaniowa-andrzejowka" xlink:type="simple"> </text:a> KRS 0000025981 </text:p>
          </table:table-cell>
        </table:table-row>
        <table:table-row table:style-name="ro2">
          <table:table-cell office:value-type="string" calcext:value-type="string">
            <text:p><text:a xlink:href="https://rejestr.io/krs/25981/spoldzielnia-budowlano-mieszkaniowa-andrzejowka" xlink:type="simple">SPÓŁDZIELNIA BUDOWLANO-MIESZKANIOWA "ANDRZEJ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8263" xlink:type="simple">Dariusz Pyś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310852/spoldzielnia-budowlano-mieszkaniowa-drogowiec-kabaty" xlink:type="simple"> </text:a> KRS 0000310852 </text:p>
          </table:table-cell>
        </table:table-row>
        <table:table-row table:style-name="ro2">
          <table:table-cell office:value-type="string" calcext:value-type="string">
            <text:p><text:a xlink:href="https://rejestr.io/krs/310852/spoldzielnia-budowlano-mieszkaniowa-drogowiec-kabaty" xlink:type="simple">SPÓŁDZIELNIA BUDOWLANO-MIESZKANIOWA "DROGOWIEC-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017344" xlink:type="simple">Mariola Sę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79277/spoldzielnia-budowlano-mieszkaniowa-boya-2" xlink:type="simple"> </text:a> KRS 0000279277 </text:p>
          </table:table-cell>
        </table:table-row>
        <table:table-row table:style-name="ro2">
          <table:table-cell office:value-type="string" calcext:value-type="string">
            <text:p><text:a xlink:href="https://rejestr.io/krs/279277/spoldzielnia-budowlano-mieszkaniowa-boya-2" xlink:type="simple">SPÓŁDZIELNIA BUDOWLANO - MIESZKANIOWA "BOYA 2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92365" xlink:type="simple">Zbigniew Tomasze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2890/spoldzielnia-budowlano-mieszkaniowa-zacisze-domowe" xlink:type="simple"> </text:a> KRS 0000172890 </text:p>
          </table:table-cell>
        </table:table-row>
        <table:table-row table:style-name="ro2">
          <table:table-cell office:value-type="string" calcext:value-type="string">
            <text:p><text:a xlink:href="https://rejestr.io/krs/172890/spoldzielnia-budowlano-mieszkaniowa-zacisze-domowe" xlink:type="simple">SPÓŁDZIELNIA BUDOWLANO-MIESZKANIOWA "ZACISZE DOMOW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6474" xlink:type="simple">Magdalena Żure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1797/spoldzielnia-budowlano-mieszkaniowa-wspolna-ostoja" xlink:type="simple"> </text:a> KRS 0000171797 </text:p>
          </table:table-cell>
        </table:table-row>
        <table:table-row table:style-name="ro2">
          <table:table-cell office:value-type="string" calcext:value-type="string">
            <text:p><text:a xlink:href="https://rejestr.io/krs/171797/spoldzielnia-budowlano-mieszkaniowa-wspolna-ostoja" xlink:type="simple">SPÓŁDZIELNIA BUDOWLANO - MIESZKANIOWA "WSPÓLNA OST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8762" xlink:type="simple">Małgorzata Koskowska Żuber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5293/spoldzielnia-budowlano-mieszkaniowa-trzynastka-bis" xlink:type="simple"> </text:a> KRS 0000155293 </text:p>
          </table:table-cell>
        </table:table-row>
        <table:table-row table:style-name="ro2">
          <table:table-cell office:value-type="string" calcext:value-type="string">
            <text:p><text:a xlink:href="https://rejestr.io/krs/155293/spoldzielnia-budowlano-mieszkaniowa-trzynastka-bis" xlink:type="simple">SPÓŁDZIELNIA BUDOWLANO-MIESZKANIOWA "TRZYNASTKA-BIS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2034/spoldzielnia-budowlano-mieszkaniowa-osiedle-skarbowcow" xlink:type="simple"> </text:a> KRS 0000142034 </text:p>
          </table:table-cell>
        </table:table-row>
        <table:table-row table:style-name="ro2">
          <table:table-cell office:value-type="string" calcext:value-type="string">
            <text:p><text:a xlink:href="https://rejestr.io/krs/142034/spoldzielnia-budowlano-mieszkaniowa-osiedle-skarbowcow" xlink:type="simple">SPÓŁDZIELNIA BUDOWLANO-MIESZKANIOWA "OSIEDLE SKARBOWC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9539" xlink:type="simple">Wiesława Rolewicz Selerzy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37751/nauczycielska-spoldzielnia-budowlano-mieszkaniowa-przedwiosnie" xlink:type="simple"> </text:a> KRS 0000137751 </text:p>
          </table:table-cell>
        </table:table-row>
        <table:table-row table:style-name="ro2">
          <table:table-cell office:value-type="string" calcext:value-type="string">
            <text:p><text:a xlink:href="https://rejestr.io/krs/137751/nauczycielska-spoldzielnia-budowlano-mieszkaniowa-przedwiosnie" xlink:type="simple">NAUCZYCIELSKA SPÓŁDZIELNIA BUDOWLANO-MIESZKANIOWA "PRZEDWIOŚ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29771" xlink:type="simple">Grzegorz Woźni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14901/spoldzielnia-budowlano-mieszkaniowa-ognisko-v" xlink:type="simple"> </text:a> KRS 0000114901 </text:p>
          </table:table-cell>
        </table:table-row>
        <table:table-row table:style-name="ro2">
          <table:table-cell office:value-type="string" calcext:value-type="string">
            <text:p><text:a xlink:href="https://rejestr.io/krs/114901/spoldzielnia-budowlano-mieszkaniowa-ognisko-v" xlink:type="simple">SPÓŁDZIELNIA BUDOWLANO-MIESZKANIOWA "OGNISKO V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30887" xlink:type="simple">Antoni Osiej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1605/spoldzielnia-budowlano-mieszkaniowa-twoj-dom" xlink:type="simple"> </text:a> KRS 0000061605 </text:p>
          </table:table-cell>
        </table:table-row>
        <table:table-row table:style-name="ro2">
          <table:table-cell office:value-type="string" calcext:value-type="string">
            <text:p><text:a xlink:href="https://rejestr.io/krs/61605/spoldzielnia-budowlano-mieszkaniowa-twoj-dom" xlink:type="simple">SPÓŁDZIELNIA BUDOWLANO MIESZKANIOWA "TWÓJ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5882" xlink:type="simple">Marek Kubi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1423/spoldzielnia-budowlano-mieszkaniowa-nasza-chata" xlink:type="simple"> </text:a> KRS 0000061423 </text:p>
          </table:table-cell>
        </table:table-row>
        <table:table-row table:style-name="ro2">
          <table:table-cell office:value-type="string" calcext:value-type="string">
            <text:p><text:a xlink:href="https://rejestr.io/krs/61423/spoldzielnia-budowlano-mieszkaniowa-nasza-chata" xlink:type="simple">SPÓŁDZIELNIA BUDOWLANO MIESZKANIOWA "NASZA CHAT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1810" xlink:type="simple">Andrzej Trzeciak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0947/spoldzielnia-budowlano-mieszkaniowa-nowy-swiat" xlink:type="simple"> </text:a> KRS 0000060947 </text:p>
          </table:table-cell>
        </table:table-row>
        <table:table-row table:style-name="ro2">
          <table:table-cell office:value-type="string" calcext:value-type="string">
            <text:p><text:a xlink:href="https://rejestr.io/krs/60947/spoldzielnia-budowlano-mieszkaniowa-nowy-swiat" xlink:type="simple">SPÓŁDZIELNIA BUDOWLANO-MIESZKANIOWA "NOWY ŚWI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97659" xlink:type="simple">Marek Janas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1091/spoldzielnia-budowlano-mieszkaniowa-srodmiescie-ii" xlink:type="simple"> </text:a> KRS 0000011091 </text:p>
          </table:table-cell>
        </table:table-row>
        <table:table-row table:style-name="ro2">
          <table:table-cell office:value-type="string" calcext:value-type="string">
            <text:p><text:a xlink:href="https://rejestr.io/krs/11091/spoldzielnia-budowlano-mieszkaniowa-srodmiescie-ii" xlink:type="simple">SPÓŁDZIELNIA BUDOWLANO-MIESZKANIOWA "ŚRÓDMIEŚCIE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06656/spoldzielnia-budowlano-mieszkaniowa-zimowe-leze" xlink:type="simple"> </text:a> KRS 0000206656 </text:p>
          </table:table-cell>
        </table:table-row>
        <table:table-row table:style-name="ro2">
          <table:table-cell office:value-type="string" calcext:value-type="string">
            <text:p><text:a xlink:href="https://rejestr.io/krs/206656/spoldzielnia-budowlano-mieszkaniowa-zimowe-leze" xlink:type="simple">SPÓŁDZIELNIA BUDOWLANO-MIESZKANIOWA "ZIMOWE LEŻ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22242" xlink:type="simple">Krzysztof Podlasin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6168/spoldzielnia-budowlano-mieszkaniowa-pracownikow-oswiatowych" xlink:type="simple"> </text:a> KRS 0000186168 </text:p>
          </table:table-cell>
        </table:table-row>
        <table:table-row table:style-name="ro2">
          <table:table-cell office:value-type="string" calcext:value-type="string">
            <text:p><text:a xlink:href="https://rejestr.io/krs/186168/spoldzielnia-budowlano-mieszkaniowa-pracownikow-oswiatowych" xlink:type="simple">SPÓŁDZIELNIA BUDOWLANO-MIESZKANIOWA PRACOWNIKÓW OŚWIATOW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78319" xlink:type="simple">Teresa Chaber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63711/spoldzielnia-budowlano-mieszkaniowa-nowe-zjednoczenie" xlink:type="simple"> </text:a> KRS 0000163711 </text:p>
          </table:table-cell>
        </table:table-row>
        <table:table-row table:style-name="ro2">
          <table:table-cell office:value-type="string" calcext:value-type="string">
            <text:p><text:a xlink:href="https://rejestr.io/krs/163711/spoldzielnia-budowlano-mieszkaniowa-nowe-zjednoczenie" xlink:type="simple">SPÓŁDZIELNIA BUDOWLANO - MIESZKANIOWA "NOWE ZJEDNOCZE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3397" xlink:type="simple">Weneta Przybył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1841/spoldzielnia-budowlano-mieszkaniowa-barska-5" xlink:type="simple"> </text:a> KRS 0000151841 </text:p>
          </table:table-cell>
        </table:table-row>
        <table:table-row table:style-name="ro2">
          <table:table-cell office:value-type="string" calcext:value-type="string">
            <text:p><text:a xlink:href="https://rejestr.io/krs/151841/spoldzielnia-budowlano-mieszkaniowa-barska-5" xlink:type="simple">SPÓŁDZIELNIA BUDOWLANO - MIESZKANIOWA "BARSKA 5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0985/spoldzielnia-budowlano-mieszkaniowa-ec-siekierki" xlink:type="simple"> </text:a> KRS 0000140985 </text:p>
          </table:table-cell>
        </table:table-row>
        <table:table-row table:style-name="ro2">
          <table:table-cell office:value-type="string" calcext:value-type="string">
            <text:p><text:a xlink:href="https://rejestr.io/krs/140985/spoldzielnia-budowlano-mieszkaniowa-ec-siekierki" xlink:type="simple">SPÓŁDZIELNIA BUDOWLANO-MIESZKANIOWA "EC SIEKIERK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12729" xlink:type="simple">Andrzej Kornac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29411/spoldzielnia-budowlano-mieszkaniowa-pracownikow-kultury" xlink:type="simple"> </text:a> KRS 0000129411 </text:p>
          </table:table-cell>
        </table:table-row>
        <table:table-row table:style-name="ro2">
          <table:table-cell office:value-type="string" calcext:value-type="string">
            <text:p><text:a xlink:href="https://rejestr.io/krs/129411/spoldzielnia-budowlano-mieszkaniowa-pracownikow-kultury" xlink:type="simple">SPÓŁDZIELNIA BUDOWLANO-MIESZKANIOWA PRACOWNIKÓW KULTUR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99019" xlink:type="simple">Piotr Twardzi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22259/spoldzielnia-budowlano-mieszkaniowa-wspolny-dom" xlink:type="simple"> </text:a> KRS 0000122259 </text:p>
          </table:table-cell>
        </table:table-row>
        <table:table-row table:style-name="ro2">
          <table:table-cell office:value-type="string" calcext:value-type="string">
            <text:p><text:a xlink:href="https://rejestr.io/krs/122259/spoldzielnia-budowlano-mieszkaniowa-wspolny-dom" xlink:type="simple">SPÓŁDZIELNIA BUDOWLANO-MIESZKANIOWA "WSPÓLNY DO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164" xlink:type="simple">Witold Sien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14376/spoldzielnia-budowlano-mieszkaniowa-wspolny-blok" xlink:type="simple"> </text:a> KRS 0000114376 </text:p>
          </table:table-cell>
        </table:table-row>
        <table:table-row table:style-name="ro2">
          <table:table-cell office:value-type="string" calcext:value-type="string">
            <text:p><text:a xlink:href="https://rejestr.io/krs/114376/spoldzielnia-budowlano-mieszkaniowa-wspolny-blok" xlink:type="simple">SPÓŁDZIELNIA BUDOWLANO-MIESZKANIOWA "WSPÓLNY BL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54315" xlink:type="simple">Piotr Kraw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75678/spoldzielnia-budowlano-mieszkaniowa-klub-dwustu" xlink:type="simple"> </text:a> KRS 0000075678 </text:p>
          </table:table-cell>
        </table:table-row>
        <table:table-row table:style-name="ro2">
          <table:table-cell office:value-type="string" calcext:value-type="string">
            <text:p><text:a xlink:href="https://rejestr.io/krs/75678/spoldzielnia-budowlano-mieszkaniowa-klub-dwustu" xlink:type="simple">SPÓŁDZIELNIA BUDOWLANO - MIESZKANIOWA "KLUB DWUSTU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41803" xlink:type="simple">Jacek Jeży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990/warszawska-spoldzielnia-budowlano-mieszkaniowa-chomiczowka" xlink:type="simple"> </text:a> KRS 0000015990 </text:p>
          </table:table-cell>
        </table:table-row>
        <table:table-row table:style-name="ro2">
          <table:table-cell office:value-type="string" calcext:value-type="string">
            <text:p><text:a xlink:href="https://rejestr.io/krs/15990/warszawska-spoldzielnia-budowlano-mieszkaniowa-chomiczowka" xlink:type="simple">WARSZAWSKA SPÓŁDZIELNIA BUDOWLANO-MIESZKANIOWA "CHOMICZ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99701" xlink:type="simple">Norbert Woźni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87421/spoldzielnia-budowlano-mieszkaniowa-na-bednarskiej" xlink:type="simple"> </text:a> KRS 0000287421 </text:p>
          </table:table-cell>
        </table:table-row>
        <table:table-row table:style-name="ro2">
          <table:table-cell office:value-type="string" calcext:value-type="string">
            <text:p><text:a xlink:href="https://rejestr.io/krs/287421/spoldzielnia-budowlano-mieszkaniowa-na-bednarskiej" xlink:type="simple">SPÓŁDZIELNIA BUDOWLANO-MIESZKANIOWA "NA BEDNARSKIE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51730/spoldzielnia-budowlano-mieszkaniowa-dom-rozbrat" xlink:type="simple"> </text:a> KRS 0000251730 </text:p>
          </table:table-cell>
        </table:table-row>
        <table:table-row table:style-name="ro2">
          <table:table-cell office:value-type="string" calcext:value-type="string">
            <text:p><text:a xlink:href="https://rejestr.io/krs/251730/spoldzielnia-budowlano-mieszkaniowa-dom-rozbrat" xlink:type="simple">SPÓŁDZIELNIA BUDOWLANO - MIESZKANIOWA "DOM ROZBRAT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1903/spoldzielnia-budowlano-mieszkaniowa-prasa-blok" xlink:type="simple"> </text:a> KRS 0000191903 </text:p>
          </table:table-cell>
        </table:table-row>
        <table:table-row table:style-name="ro2">
          <table:table-cell office:value-type="string" calcext:value-type="string">
            <text:p><text:a xlink:href="https://rejestr.io/krs/191903/spoldzielnia-budowlano-mieszkaniowa-prasa-blok" xlink:type="simple">SPÓŁDZIELNIA BUDOWLANO-MIESZKANIOWA "PRASA-BL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7510/spoldzielnia-budowlano-mieszkaniowa-blok-ibm" xlink:type="simple"> </text:a> KRS 0000177510 </text:p>
          </table:table-cell>
        </table:table-row>
        <table:table-row table:style-name="ro2">
          <table:table-cell office:value-type="string" calcext:value-type="string">
            <text:p><text:a xlink:href="https://rejestr.io/krs/177510/spoldzielnia-budowlano-mieszkaniowa-blok-ibm" xlink:type="simple">SPÓŁDZIELNIA BUDOWLANO-MIESZKANIOWA "BLOK IB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75011" xlink:type="simple">Katarzyna Kałczy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61994/spoldzielnia-budowlano-mieszkaniowa-inzynierow-komunikacji" xlink:type="simple"> </text:a> KRS 0000161994 </text:p>
          </table:table-cell>
        </table:table-row>
        <table:table-row table:style-name="ro2">
          <table:table-cell office:value-type="string" calcext:value-type="string">
            <text:p><text:a xlink:href="https://rejestr.io/krs/161994/spoldzielnia-budowlano-mieszkaniowa-inzynierow-komunikacji" xlink:type="simple">SPÓŁDZIELNIA BUDOWLANO-MIESZKANIOWA "INŻYNIERÓW KOMUNIKACJ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36341" xlink:type="simple">Maria Niesioł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0178/spoldzielnia-budowlano-mieszkaniowa-pracownikow-lacznosci" xlink:type="simple"> </text:a> KRS 0000150178 </text:p>
          </table:table-cell>
        </table:table-row>
        <table:table-row table:style-name="ro2">
          <table:table-cell office:value-type="string" calcext:value-type="string">
            <text:p><text:a xlink:href="https://rejestr.io/krs/150178/spoldzielnia-budowlano-mieszkaniowa-pracownikow-lacznosci" xlink:type="simple">SPÓŁDZIELNIA BUDOWLANO-MIESZKANIOWA "PRACOWNIKÓW ŁĄCZNOŚC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5291" xlink:type="simple">Agnieszka Dąb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2762/spoldzielnia-budowlano-mieszkaniowa-pod-kopcem" xlink:type="simple"> </text:a> KRS 0000142762 </text:p>
          </table:table-cell>
        </table:table-row>
        <table:table-row table:style-name="ro2">
          <table:table-cell office:value-type="string" calcext:value-type="string">
            <text:p><text:a xlink:href="https://rejestr.io/krs/142762/spoldzielnia-budowlano-mieszkaniowa-pod-kopcem" xlink:type="simple">SPÓŁDZIELNIA BUDOWLANO-MIESZKANIOWA "POD KOPCEM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7341" xlink:type="simple">Paweł Sawic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96909/spoldzielnia-budowlano-mieszkaniowa-osiedle-autorow" xlink:type="simple"> </text:a> KRS 0000096909 </text:p>
          </table:table-cell>
        </table:table-row>
        <table:table-row table:style-name="ro2">
          <table:table-cell office:value-type="string" calcext:value-type="string">
            <text:p><text:a xlink:href="https://rejestr.io/krs/96909/spoldzielnia-budowlano-mieszkaniowa-osiedle-autorow" xlink:type="simple">SPÓŁDZIELNIA BUDOWLANO MIESZKANIOWA "OSIEDLE AUTORÓW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67555" xlink:type="simple">Sławomir Śliw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79632/pierwsza-nauczycielska-spoldzielnia-budowlano-mieszkaniowa" xlink:type="simple"> </text:a> KRS 0000079632 </text:p>
          </table:table-cell>
        </table:table-row>
        <table:table-row table:style-name="ro2">
          <table:table-cell office:value-type="string" calcext:value-type="string">
            <text:p><text:a xlink:href="https://rejestr.io/krs/79632/pierwsza-nauczycielska-spoldzielnia-budowlano-mieszkaniowa" xlink:type="simple">PIERWSZA NAUCZYCIELSKA SPÓŁDZIELNIA BUDOWLANO-MIESZKANIOW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3946" xlink:type="simple">Mariola Kot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9564/spoldzielnia-budowlano-mieszkaniowa-pracownikow-komunikacji" xlink:type="simple"> </text:a> KRS 0000059564 </text:p>
          </table:table-cell>
        </table:table-row>
        <table:table-row table:style-name="ro2">
          <table:table-cell office:value-type="string" calcext:value-type="string">
            <text:p><text:a xlink:href="https://rejestr.io/krs/59564/spoldzielnia-budowlano-mieszkaniowa-pracownikow-komunikacji" xlink:type="simple">SPÓŁDZIELNIA BUDOWLANO-MIESZKANIOWA PRACOWNIKÓW KOMUNIKACJI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18252" xlink:type="simple">Hanna Bort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1836/spoldzielnia-budowlano-mieszkaniowa-wspolny-trud" xlink:type="simple"> </text:a> KRS 0000011836 </text:p>
          </table:table-cell>
        </table:table-row>
        <table:table-row table:style-name="ro2">
          <table:table-cell office:value-type="string" calcext:value-type="string">
            <text:p><text:a xlink:href="https://rejestr.io/krs/11836/spoldzielnia-budowlano-mieszkaniowa-wspolny-trud" xlink:type="simple">SPÓŁDZIELNIA BUDOWLANO-MIESZKANIOWA "WSPÓLNY TRU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25773" xlink:type="simple">Jarosław Jezier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54510/spoldzielnia-budowlano-mieszkaniowa-pracownikow-przemyslu-cukrowniczego" xlink:type="simple"> </text:a> KRS 0000254510 </text:p>
          </table:table-cell>
        </table:table-row>
        <table:table-row table:style-name="ro2">
          <table:table-cell office:value-type="string" calcext:value-type="string">
            <text:p><text:a xlink:href="https://rejestr.io/krs/254510/spoldzielnia-budowlano-mieszkaniowa-pracownikow-przemyslu-cukrowniczego" xlink:type="simple">SPÓŁDZIELNIA BUDOWLANO-MIESZKANIOWA PRACOWNIKÓW PRZEMYSŁU CUKROWNICZEGO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91546" xlink:type="simple">Sławomir Wojnar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1848/warszawska-spoldzielnia-budowlano-mieszkaniowa-pracownikow-umyslowych" xlink:type="simple"> </text:a> KRS 0000151848 </text:p>
          </table:table-cell>
        </table:table-row>
        <table:table-row table:style-name="ro2">
          <table:table-cell office:value-type="string" calcext:value-type="string">
            <text:p><text:a xlink:href="https://rejestr.io/krs/151848/warszawska-spoldzielnia-budowlano-mieszkaniowa-pracownikow-umyslowych" xlink:type="simple">WARSZAWSKA SPÓŁDZIELNIA BUDOWLANO-MIESZKANIOWA PRACOWNIKÓW UMYSŁOWYCH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9008" xlink:type="simple">Małgorzata Sobcz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2908/spoldzielnia-budowlano-mieszkaniowa-u-siebie-ii" xlink:type="simple"> </text:a> KRS 0000192908 </text:p>
          </table:table-cell>
        </table:table-row>
        <table:table-row table:style-name="ro2">
          <table:table-cell office:value-type="string" calcext:value-type="string">
            <text:p><text:a xlink:href="https://rejestr.io/krs/192908/spoldzielnia-budowlano-mieszkaniowa-u-siebie-ii" xlink:type="simple">SPÓŁDZIELNIA BUDOWLANO-MIESZKANIOWA "U SIEBIE II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27449" xlink:type="simple">Aldona Kraw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2843/spoldzielnia-budowlano-mieszkaniowa-lwowska-2-a" xlink:type="simple"> </text:a> KRS 0000142843 </text:p>
          </table:table-cell>
        </table:table-row>
        <table:table-row table:style-name="ro2">
          <table:table-cell office:value-type="string" calcext:value-type="string">
            <text:p><text:a xlink:href="https://rejestr.io/krs/142843/spoldzielnia-budowlano-mieszkaniowa-lwowska-2-a" xlink:type="simple">SPÓŁDZIELNIA BUDOWLANO-MIESZKANIOWA "LWOWSKA 2-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536958" xlink:type="simple">Kinga Skoczylas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21880/spoldzielnia-budowlano-mieszkaniowa-miasto-ogrod-gaj" xlink:type="simple"> </text:a> KRS 0000121880 </text:p>
          </table:table-cell>
        </table:table-row>
        <table:table-row table:style-name="ro2">
          <table:table-cell office:value-type="string" calcext:value-type="string">
            <text:p><text:a xlink:href="https://rejestr.io/krs/121880/spoldzielnia-budowlano-mieszkaniowa-miasto-ogrod-gaj" xlink:type="simple">SPÓŁDZIELNIA BUDOWLANO-MIESZKANIOWA "MIASTO-OGRÓD-GAJ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115801" xlink:type="simple">Jacek Gór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97336/spoldzielnia-budowlano-mieszkaniowa-pracownikow-konserwacji-zabytkow" xlink:type="simple"> </text:a> KRS 0000097336 </text:p>
          </table:table-cell>
        </table:table-row>
        <table:table-row table:style-name="ro2">
          <table:table-cell office:value-type="string" calcext:value-type="string">
            <text:p><text:a xlink:href="https://rejestr.io/krs/97336/spoldzielnia-budowlano-mieszkaniowa-pracownikow-konserwacji-zabytkow" xlink:type="simple">SPÓŁDZIELNIA BUDOWLANO-MIESZKANIOWA PRACOWNIKÓW KONSERWACJI ZABYTK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76905" xlink:type="simple">Janusz Daniel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5904/spoldzielnia-budowlano-mieszkaniowa-przy-ulicy-dobrowoja" xlink:type="simple"> </text:a> KRS 0000065904 </text:p>
          </table:table-cell>
        </table:table-row>
        <table:table-row table:style-name="ro2">
          <table:table-cell office:value-type="string" calcext:value-type="string">
            <text:p><text:a xlink:href="https://rejestr.io/krs/65904/spoldzielnia-budowlano-mieszkaniowa-przy-ulicy-dobrowoja" xlink:type="simple">SPÓŁDZIELNIA BUDOWLANO MIESZKANIOWA "PRZY ULICY DOBROWOJ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35384" xlink:type="simple">Michał Dasz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5027/pracownicza-spoldzielnia-budowlano-mieszkaniowa-pan-akademia" xlink:type="simple"> </text:a> KRS 0000055027 </text:p>
          </table:table-cell>
        </table:table-row>
        <table:table-row table:style-name="ro2">
          <table:table-cell office:value-type="string" calcext:value-type="string">
            <text:p><text:a xlink:href="https://rejestr.io/krs/55027/pracownicza-spoldzielnia-budowlano-mieszkaniowa-pan-akademia" xlink:type="simple">PRACOWNICZA SPÓŁDZIELNIA BUDOWLANO-MIESZKANIOWA PAN "AKADEMI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969/spoldzielnia-budowlano-mieszkaniowa-pracownikow-sluzby-zdrowia" xlink:type="simple"> </text:a> KRS 0000006969 </text:p>
          </table:table-cell>
        </table:table-row>
        <table:table-row table:style-name="ro2">
          <table:table-cell office:value-type="string" calcext:value-type="string">
            <text:p><text:a xlink:href="https://rejestr.io/krs/6969/spoldzielnia-budowlano-mieszkaniowa-pracownikow-sluzby-zdrowia" xlink:type="simple">SPÓŁDZIELNIA BUDOWLANO-MIESZKANIOWA PRACOWNIKÓW SŁUŻBY ZDROWI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852216" xlink:type="simple">Dariusz Goral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8534/spoldzielnia-budowlano-mieszkaniowa-dom-gornoslaska-20" xlink:type="simple"> </text:a> KRS 0000188534 </text:p>
          </table:table-cell>
        </table:table-row>
        <table:table-row table:style-name="ro2">
          <table:table-cell office:value-type="string" calcext:value-type="string">
            <text:p><text:a xlink:href="https://rejestr.io/krs/188534/spoldzielnia-budowlano-mieszkaniowa-dom-gornoslaska-20" xlink:type="simple">SPÓŁDZIELNIA BUDOWLANO-MIESZKANIOWA "DOM GÓRNOŚLĄSKA 2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45061" xlink:type="simple">Monika Muszy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9859/spoldzielnia-budowlano-mieszkaniowa-wolska-zelazna-brama" xlink:type="simple"> </text:a> KRS 0000159859 </text:p>
          </table:table-cell>
        </table:table-row>
        <table:table-row table:style-name="ro2">
          <table:table-cell office:value-type="string" calcext:value-type="string">
            <text:p><text:a xlink:href="https://rejestr.io/krs/159859/spoldzielnia-budowlano-mieszkaniowa-wolska-zelazna-brama" xlink:type="simple">SPÓŁDZIELNIA BUDOWLANO-MIESZKANIOWA "WOLSKA ŻELAZNA BRAM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585568" xlink:type="simple">Małgorzata Zawodni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4472/spoldzielnia-budowlano-mieszkaniowa-kolporterow-prasy-ruch" xlink:type="simple"> </text:a> KRS 0000154472 </text:p>
          </table:table-cell>
        </table:table-row>
        <table:table-row table:style-name="ro2">
          <table:table-cell office:value-type="string" calcext:value-type="string">
            <text:p><text:a xlink:href="https://rejestr.io/krs/154472/spoldzielnia-budowlano-mieszkaniowa-kolporterow-prasy-ruch" xlink:type="simple">SPÓŁDZIELNIA BUDOWLANO-MIESZKANIOWA KOLPORTERÓW PRASY "RUCH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0375" xlink:type="simple">Aldona Zawadz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42687/spoldzielnia-budowlano-mieszkaniowa-kolonia-im-staszica" xlink:type="simple"> </text:a> KRS 0000142687 </text:p>
          </table:table-cell>
        </table:table-row>
        <table:table-row table:style-name="ro2">
          <table:table-cell office:value-type="string" calcext:value-type="string">
            <text:p><text:a xlink:href="https://rejestr.io/krs/142687/spoldzielnia-budowlano-mieszkaniowa-kolonia-im-staszica" xlink:type="simple">SPÓŁDZIELNIA BUDOWLANO - MIESZKANIOWA "KOLONIA IM. STASZIC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71459" xlink:type="simple">Wojciech Kar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73485/spoldzielnia-budowlano-mieszkaniowa-osiedle-na-skarpie" xlink:type="simple"> </text:a> KRS 0000073485 </text:p>
          </table:table-cell>
        </table:table-row>
        <table:table-row table:style-name="ro2">
          <table:table-cell office:value-type="string" calcext:value-type="string">
            <text:p><text:a xlink:href="https://rejestr.io/krs/73485/spoldzielnia-budowlano-mieszkaniowa-osiedle-na-skarpie" xlink:type="simple">SPÓŁDZIELNIA BUDOWLANO - MIESZKANIOWA "OSIEDLE NA SKARP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756451" xlink:type="simple">Tomasz Mora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68017/spoldzielnia-budowlano-mieszkaniowa-pracownikow-pocztowych-w-warszawie" xlink:type="simple"> </text:a> KRS 0000168017 </text:p>
          </table:table-cell>
        </table:table-row>
        <table:table-row table:style-name="ro2">
          <table:table-cell office:value-type="string" calcext:value-type="string">
            <text:p><text:a xlink:href="https://rejestr.io/krs/168017/spoldzielnia-budowlano-mieszkaniowa-pracownikow-pocztowych-w-warszawie" xlink:type="simple">SPÓŁDZIELNIA BUDOWLANO-MIESZKANIOWA PRACOWNIKÓW POCZTOWYCH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28995" xlink:type="simple">Jerzy Cywoniu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9858/spoldzielnia-budowlano-mieszkaniowa-w-warszawie-ul-mochnackiego-17" xlink:type="simple"> </text:a> KRS 0000189858 </text:p>
          </table:table-cell>
        </table:table-row>
        <table:table-row table:style-name="ro2">
          <table:table-cell office:value-type="string" calcext:value-type="string">
            <text:p><text:a xlink:href="https://rejestr.io/krs/189858/spoldzielnia-budowlano-mieszkaniowa-w-warszawie-ul-mochnackiego-17" xlink:type="simple">SPÓŁDZIELNIA BUDOWLANO-MIESZKANIOWA W WARSZAWIE UL.MOCHNACKIEGO 17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65214" xlink:type="simple">Grzegorz Jancze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42346/spoldzielnia-budowlano-mieszkaniowa-nauczycieli-szkol-srednich-znicz" xlink:type="simple"> </text:a> KRS 0000242346 </text:p>
          </table:table-cell>
        </table:table-row>
        <table:table-row table:style-name="ro2">
          <table:table-cell office:value-type="string" calcext:value-type="string">
            <text:p><text:a xlink:href="https://rejestr.io/krs/242346/spoldzielnia-budowlano-mieszkaniowa-nauczycieli-szkol-srednich-znicz" xlink:type="simple">SPÓŁDZIELNIA BUDOWLANO-MIESZKANIOWA NAUCZYCIELI SZKÓŁ ŚREDNICH "ZNICZ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340116" xlink:type="simple">Patrycja Sien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34688/miedzyzakladowa-pracownicza-spoldzielnia-budowlano-mieszkaniowa-sam-81" xlink:type="simple"> </text:a> KRS 0000134688 </text:p>
          </table:table-cell>
        </table:table-row>
        <table:table-row table:style-name="ro2">
          <table:table-cell office:value-type="string" calcext:value-type="string">
            <text:p><text:a xlink:href="https://rejestr.io/krs/134688/miedzyzakladowa-pracownicza-spoldzielnia-budowlano-mieszkaniowa-sam-81" xlink:type="simple">MIĘDZYZAKŁADOWA PRACOWNICZA SPÓŁDZIELNIA BUDOWLANO-MIESZKANIOWA "SAM-81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35407" xlink:type="simple">Renata Gostkow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7021/spoldzielnia-budowlano-mieszkaniowa-urzednikow-poczty-telegrafu-i-telefonu" xlink:type="simple"> </text:a> KRS 0000177021 </text:p>
          </table:table-cell>
        </table:table-row>
        <table:table-row table:style-name="ro2">
          <table:table-cell office:value-type="string" calcext:value-type="string">
            <text:p><text:a xlink:href="https://rejestr.io/krs/177021/spoldzielnia-budowlano-mieszkaniowa-urzednikow-poczty-telegrafu-i-telefonu" xlink:type="simple">SPÓŁDZIELNIA BUDOWLANO MIESZKANIOWA URZĘDNIKÓW POCZTY TELEGRAFU I TELEFONU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5792" xlink:type="simple">Grzegorz Sosnów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33293/pierwsza-spoldzielnia-budowlano-mieszkaniowa-organizacji-inteligencji-polskiej-w-warszawie" xlink:type="simple"> </text:a> KRS 0000133293 </text:p>
          </table:table-cell>
        </table:table-row>
        <table:table-row table:style-name="ro2">
          <table:table-cell office:value-type="string" calcext:value-type="string">
            <text:p><text:a xlink:href="https://rejestr.io/krs/133293/pierwsza-spoldzielnia-budowlano-mieszkaniowa-organizacji-inteligencji-polskiej-w-warszawie" xlink:type="simple">PIERWSZA SPÓŁDZIELNIA BUDOWLANO-MIESZKANIOWA ORGANIZACJI INTELIGENCJI POLSKIEJ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559414" xlink:type="simple">Krystyna Troszczy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83515/spoldzielnia-budowlano-mieszkaniowa-dom-przy-ul-mochnackiego-4-w-warszawie" xlink:type="simple"> </text:a> KRS 0000083515 </text:p>
          </table:table-cell>
        </table:table-row>
        <table:table-row table:style-name="ro2">
          <table:table-cell office:value-type="string" calcext:value-type="string">
            <text:p><text:a xlink:href="https://rejestr.io/krs/83515/spoldzielnia-budowlano-mieszkaniowa-dom-przy-ul-mochnackiego-4-w-warszawie" xlink:type="simple">SPÓŁDZIELNIA BUDOWLANO-MIESZKANIOWA "DOM PRZY UL. MOCHNACKIEGO 4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6180" xlink:type="simple">Henryk Byr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02858/spoldzielnia-budowlano-mieszkaniowa-inzynierow-bylego-ministerstwa-kolei-zelaznych-w-w-wie" xlink:type="simple"> </text:a> KRS 0000102858 </text:p>
          </table:table-cell>
        </table:table-row>
        <table:table-row table:style-name="ro2">
          <table:table-cell office:value-type="string" calcext:value-type="string">
            <text:p><text:a xlink:href="https://rejestr.io/krs/102858/spoldzielnia-budowlano-mieszkaniowa-inzynierow-bylego-ministerstwa-kolei-zelaznych-w-w-wie" xlink:type="simple">SPÓŁDZIELNIA BUDOWLANO-MIESZKANIOWA INŻYNIERÓW BYŁEGO MINISTERSTWA KOLEI ŻELAZNYCH W W-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64076" xlink:type="simple">Józef Nowkuń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7121/spoldzielnia-mieszkaniowa-wzgorze" xlink:type="simple"> </text:a> KRS 0000057121 </text:p>
          </table:table-cell>
        </table:table-row>
        <table:table-row table:style-name="ro2">
          <table:table-cell office:value-type="string" calcext:value-type="string">
            <text:p><text:a xlink:href="https://rejestr.io/krs/57121/spoldzielnia-mieszkaniowa-wzgorze" xlink:type="simple">SPÓŁDZIELNIA MIESZKANIOWA "WZGÓRZ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7745" xlink:type="simple">Jarosław Prusinow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30555/spoldzielnia-mieszkaniowa-merkury-szczesliwice" xlink:type="simple"> </text:a> KRS 0000230555 </text:p>
          </table:table-cell>
        </table:table-row>
        <table:table-row table:style-name="ro2">
          <table:table-cell office:value-type="string" calcext:value-type="string">
            <text:p><text:a xlink:href="https://rejestr.io/krs/230555/spoldzielnia-mieszkaniowa-merkury-szczesliwice" xlink:type="simple">SPÓŁDZIELNIA MIESZKANIOWA "MERKURY SZCZĘŚLIWIC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138098" xlink:type="simple">Magdalena Wilczy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3956/spoldzielnia-mieszkaniowa-budowisko" xlink:type="simple"> </text:a> KRS 0000063956 </text:p>
          </table:table-cell>
        </table:table-row>
        <table:table-row table:style-name="ro2">
          <table:table-cell office:value-type="string" calcext:value-type="string">
            <text:p><text:a xlink:href="https://rejestr.io/krs/63956/spoldzielnia-mieszkaniowa-budowisko" xlink:type="simple">SPÓŁDZIELNIA MIESZKANIOWA "BUDOWISKO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637" xlink:type="simple">Katarzyna Krzewic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87327/spoldzielnia-mieszkaniowa-pracownikow-prywatnych-i-wolnych-zawodow" xlink:type="simple"> </text:a> KRS 0000187327 </text:p>
          </table:table-cell>
        </table:table-row>
        <table:table-row table:style-name="ro2">
          <table:table-cell office:value-type="string" calcext:value-type="string">
            <text:p><text:a xlink:href="https://rejestr.io/krs/187327/spoldzielnia-mieszkaniowa-pracownikow-prywatnych-i-wolnych-zawodow" xlink:type="simple">SPÓŁDZIELNIA MIESZKANIOWA PRACOWNIKÓW PRYWATNYCH I WOLNYCH ZAWODÓW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993750" xlink:type="simple">Magdalena Kat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32608/ujazdowska-spoldzielnia-mieszkaniowo-budowlana" xlink:type="simple"> </text:a> KRS 0000132608 </text:p>
          </table:table-cell>
        </table:table-row>
        <table:table-row table:style-name="ro2">
          <table:table-cell office:value-type="string" calcext:value-type="string">
            <text:p><text:a xlink:href="https://rejestr.io/krs/132608/ujazdowska-spoldzielnia-mieszkaniowo-budowlana" xlink:type="simple">UJAZDOWSKA SPÓŁDZIELNIA MIESZKANIOWO-BUDOWLANA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43423" xlink:type="simple">Małgorzata Gnas Wiernic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85177/spoldzielnia-mieszkaniowo-budowlana-imielin" xlink:type="simple"> </text:a> KRS 0000085177 </text:p>
          </table:table-cell>
        </table:table-row>
        <table:table-row table:style-name="ro2">
          <table:table-cell office:value-type="string" calcext:value-type="string">
            <text:p><text:a xlink:href="https://rejestr.io/krs/85177/spoldzielnia-mieszkaniowo-budowlana-imielin" xlink:type="simple">SPÓŁDZIELNIA MIESZKANIOWO-BUDOWLANA "IMIELIN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44480" xlink:type="simple">Rafał Januszkie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79817/spoldzielnia-mieszkaniowo-budowlana-jary" xlink:type="simple"> </text:a> KRS 0000079817 </text:p>
          </table:table-cell>
        </table:table-row>
        <table:table-row table:style-name="ro2">
          <table:table-cell office:value-type="string" calcext:value-type="string">
            <text:p><text:a xlink:href="https://rejestr.io/krs/79817/spoldzielnia-mieszkaniowo-budowlana-jary" xlink:type="simple">SPÓŁDZIELNIA MIESZKANIOWO - BUDOWLANA "JAR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6262/spoldzielnia-mieszkaniowo-budowlana-osiedle-kabaty" xlink:type="simple"> </text:a> KRS 0000056262 </text:p>
          </table:table-cell>
        </table:table-row>
        <table:table-row table:style-name="ro2">
          <table:table-cell office:value-type="string" calcext:value-type="string">
            <text:p><text:a xlink:href="https://rejestr.io/krs/56262/spoldzielnia-mieszkaniowo-budowlana-osiedle-kabaty" xlink:type="simple">SPÓŁDZIELNIA MIESZKANIOWO - BUDOWLANA "OSIEDLE KABAT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912729" xlink:type="simple">Andrzej Kornac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35181/miedzyzakladowa-spoldzielnia-mieszkaniowa-budowlani-w-warszawie" xlink:type="simple"> </text:a> KRS 0000135181 </text:p>
          </table:table-cell>
        </table:table-row>
        <table:table-row table:style-name="ro2">
          <table:table-cell office:value-type="string" calcext:value-type="string">
            <text:p><text:a xlink:href="https://rejestr.io/krs/135181/miedzyzakladowa-spoldzielnia-mieszkaniowa-budowlani-w-warszawie" xlink:type="simple">MIĘDZYZAKŁADOWA SPÓŁDZIELNIA MIESZKANIOWA "BUDOWLANI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357334" xlink:type="simple">Marcin Kaczmarczy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63561/pracownicza-spoldzielnia-mieszkaniowa-idealne-mieszkanie" xlink:type="simple"> </text:a> KRS 0000063561 </text:p>
          </table:table-cell>
        </table:table-row>
        <table:table-row table:style-name="ro2">
          <table:table-cell office:value-type="string" calcext:value-type="string">
            <text:p><text:a xlink:href="https://rejestr.io/krs/63561/pracownicza-spoldzielnia-mieszkaniowa-idealne-mieszkanie" xlink:type="simple">PRACOWNICZA SPÓŁDZIELNIA MIESZKANIOWA "IDEALNE MIESZKANIE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789141" xlink:type="simple">Halina Adamowicz Brejt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4195/spoldzielnia-mieszkaniowa-potok-dolny" xlink:type="simple"> </text:a> KRS 0000174195 </text:p>
          </table:table-cell>
        </table:table-row>
        <table:table-row table:style-name="ro2">
          <table:table-cell office:value-type="string" calcext:value-type="string">
            <text:p><text:a xlink:href="https://rejestr.io/krs/174195/spoldzielnia-mieszkaniowa-potok-dolny" xlink:type="simple">SPÓŁDZIELNIA MIESZKANIOWA POTOK DOLN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53867" xlink:type="simple">Barbara Markowska Wójci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69592/spoldzielnia-mieszkaniowa-piaski-c" xlink:type="simple"> </text:a> KRS 0000169592 </text:p>
          </table:table-cell>
        </table:table-row>
        <table:table-row table:style-name="ro2">
          <table:table-cell office:value-type="string" calcext:value-type="string">
            <text:p><text:a xlink:href="https://rejestr.io/krs/169592/spoldzielnia-mieszkaniowa-piaski-c" xlink:type="simple">SPÓŁDZIELNIA MIESZKANIOWA PIASKI C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453569" xlink:type="simple">Małgorzata Marcińcz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1375/spoldzielnia-mieszkaniowa-osiedle-starowka" xlink:type="simple"> </text:a> KRS 0000011375 </text:p>
          </table:table-cell>
        </table:table-row>
        <table:table-row table:style-name="ro2">
          <table:table-cell office:value-type="string" calcext:value-type="string">
            <text:p><text:a xlink:href="https://rejestr.io/krs/11375/spoldzielnia-mieszkaniowa-osiedle-starowka" xlink:type="simple">SPÓŁDZIELNIA MIESZKANIOWA " OSIEDLE STARÓW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365115" xlink:type="simple">Dariusz Surwiłło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94254/spoldzielnia-mieszkaniowa-ordynacka" xlink:type="simple"> </text:a> KRS 0000194254 </text:p>
          </table:table-cell>
        </table:table-row>
        <table:table-row table:style-name="ro2">
          <table:table-cell office:value-type="string" calcext:value-type="string">
            <text:p><text:a xlink:href="https://rejestr.io/krs/194254/spoldzielnia-mieszkaniowa-ordynacka" xlink:type="simple">SPÓŁDZIELNIA MIESZKANIOWA "ORDYNA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5205/spoldzielnia-mieszkaniowa-tylzycka-potok" xlink:type="simple"> </text:a> KRS 0000175205 </text:p>
          </table:table-cell>
        </table:table-row>
        <table:table-row table:style-name="ro2">
          <table:table-cell office:value-type="string" calcext:value-type="string">
            <text:p><text:a xlink:href="https://rejestr.io/krs/175205/spoldzielnia-mieszkaniowa-tylzycka-potok" xlink:type="simple">SPÓŁDZIELNIA MIESZKANIOWA "TYLŻYCKA POTOK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2552" xlink:type="simple">Teresa Mielczare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4194/spoldzielnia-mieszkaniowa-potocka-60" xlink:type="simple"> </text:a> KRS 0000174194 </text:p>
          </table:table-cell>
        </table:table-row>
        <table:table-row table:style-name="ro2">
          <table:table-cell office:value-type="string" calcext:value-type="string">
            <text:p><text:a xlink:href="https://rejestr.io/krs/174194/spoldzielnia-mieszkaniowa-potocka-60" xlink:type="simple">SPÓŁDZIELNIA MIESZKANIOWA "POTOCKA 60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4140" xlink:type="simple">Artur Bobro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75466/spoldzielnia-mieszkaniowa-kiwerska-w-warszawie" xlink:type="simple"> </text:a> KRS 0000275466 </text:p>
          </table:table-cell>
        </table:table-row>
        <table:table-row table:style-name="ro2">
          <table:table-cell office:value-type="string" calcext:value-type="string">
            <text:p><text:a xlink:href="https://rejestr.io/krs/275466/spoldzielnia-mieszkaniowa-kiwerska-w-warszawie" xlink:type="simple">SPÓŁDZIELNIA MIESZKANIOWA "KIWERSKA" W WARSZAWIE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20115" xlink:type="simple">Zbigniew Woźniak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9615/spoldzielnia-mieszkaniowa-skarpa-marymoncka" xlink:type="simple"> </text:a> KRS 0000179615 </text:p>
          </table:table-cell>
        </table:table-row>
        <table:table-row table:style-name="ro2">
          <table:table-cell office:value-type="string" calcext:value-type="string">
            <text:p><text:a xlink:href="https://rejestr.io/krs/179615/spoldzielnia-mieszkaniowa-skarpa-marymoncka" xlink:type="simple">SPÓŁDZIELNIA MIESZKANIOWA "SKARPA MARYMON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82131" xlink:type="simple">Małgorzata Cichoc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3963/spoldzielnia-mieszkaniowa-potok-gorny" xlink:type="simple"> </text:a> KRS 0000173963 </text:p>
          </table:table-cell>
        </table:table-row>
        <table:table-row table:style-name="ro2">
          <table:table-cell office:value-type="string" calcext:value-type="string">
            <text:p><text:a xlink:href="https://rejestr.io/krs/173963/spoldzielnia-mieszkaniowa-potok-gorny" xlink:type="simple">SPÓŁDZIELNIA MIESZKANIOWA "POTOK GÓRNY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15687" xlink:type="simple">Krystyna Karpo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6147/spoldzielnia-mieszkaniowa-marymont-potok" xlink:type="simple"> </text:a> KRS 0000176147 </text:p>
          </table:table-cell>
        </table:table-row>
        <table:table-row table:style-name="ro2">
          <table:table-cell office:value-type="string" calcext:value-type="string">
            <text:p><text:a xlink:href="https://rejestr.io/krs/176147/spoldzielnia-mieszkaniowa-marymont-potok" xlink:type="simple">SPÓŁDZIELNIA MIESZKANIOWA MARYMONT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305211" xlink:type="simple">Ryszard Party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201902/spoldzielnia-mieszkaniowa-mickiewicza-potok" xlink:type="simple"> </text:a> KRS 0000201902 </text:p>
          </table:table-cell>
        </table:table-row>
        <table:table-row table:style-name="ro2">
          <table:table-cell office:value-type="string" calcext:value-type="string">
            <text:p><text:a xlink:href="https://rejestr.io/krs/201902/spoldzielnia-mieszkaniowa-mickiewicza-potok" xlink:type="simple">SPÓŁDZIELNIA MIESZKANIOWA MICKIEWICZA POTOK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822327" xlink:type="simple">Józef Jaworski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75978/spoldzielnia-mieszkaniowa-potocka" xlink:type="simple"> </text:a> KRS 0000175978 </text:p>
          </table:table-cell>
        </table:table-row>
        <table:table-row table:style-name="ro2">
          <table:table-cell office:value-type="string" calcext:value-type="string">
            <text:p><text:a xlink:href="https://rejestr.io/krs/175978/spoldzielnia-mieszkaniowa-potocka" xlink:type="simple">SPÓŁDZIELNIA MIESZKANIOWA "POTOCKA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016052" xlink:type="simple">Krzysztof Perchuć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69630/spoldzielnia-mieszkaniowa-piaski-d" xlink:type="simple"> </text:a> KRS 0000169630 </text:p>
          </table:table-cell>
        </table:table-row>
        <table:table-row table:style-name="ro2">
          <table:table-cell office:value-type="string" calcext:value-type="string">
            <text:p><text:a xlink:href="https://rejestr.io/krs/169630/spoldzielnia-mieszkaniowa-piaski-d" xlink:type="simple">SPÓŁDZIELNIA MIESZKANIOWA PIASKI "D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2022772" xlink:type="simple">Teresa Kamińska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158554/spoldzielnia-mieszkaniowa-platynowa-8" xlink:type="simple"> </text:a> KRS 0000158554 </text:p>
          </table:table-cell>
        </table:table-row>
        <table:table-row table:style-name="ro2">
          <table:table-cell office:value-type="string" calcext:value-type="string">
            <text:p><text:a xlink:href="https://rejestr.io/krs/158554/spoldzielnia-mieszkaniowa-platynowa-8" xlink:type="simple">SPÓŁDZIELNIA MIESZKANIOWA "PLATYNOWA 8"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<text:a xlink:href="https://rejestr.io/krs/osoby/1264573" xlink:type="simple">Barbara Anisimowicz</text:a>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  <table:table-row table:style-name="ro2">
          <table:table-cell office:value-type="string" calcext:value-type="string">
            <text:p><text:a xlink:href="https://rejestr.io/krs/511080/spoldzielnia-mieszkaniowa-kabaty-segmenty" xlink:type="simple"> </text:a> KRS 0000511080 </text:p>
          </table:table-cell>
        </table:table-row>
        <table:table-row table:style-name="ro2">
          <table:table-cell office:value-type="string" calcext:value-type="string">
            <text:p><text:a xlink:href="https://rejestr.io/krs/511080/spoldzielnia-mieszkaniowa-kabaty-segmenty" xlink:type="simple">SPÓŁDZIELNIA MIESZKANIOWA KABATY SEGMENTY</text:a></text:p>
          </table:table-cell>
        </table:table-row>
        <table:table-row table:style-name="ro2">
          <table:table-cell office:value-type="string" calcext:value-type="string">
            <text:p>Spółdzielnia </text:p>
          </table:table-cell>
        </table:table-row>
        <table:table-row table:style-name="ro2">
          <table:table-cell office:value-type="string" calcext:value-type="string">
            <text:p>Rok rejestracji: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Siedziba:</text:p>
          </table:table-cell>
        </table:table-row>
        <table:table-row table:style-name="ro2">
          <table:table-cell office:value-type="string" calcext:value-type="string">
            <text:p>Warszawa</text:p>
          </table:table-cell>
        </table:table-row>
      </table:table>
      <table:table table:name="Sheet3" table:style-name="ta1">
        <table:table-column table:style-name="co1" table:default-cell-style-name="ce2"/>
        <table:table-row table:style-name="ro2">
          <table:table-cell table:style-name="Default" office:value-type="string" calcext:value-type="string">
            <text:p>krs</text:p>
          </table:table-cell>
        </table:table-row>
        <table:table-row table:style-name="ro2">
          <table:table-cell office:value-type="string" calcext:value-type="string">
            <text:p>0001060577</text:p>
          </table:table-cell>
        </table:table-row>
        <table:table-row table:style-name="ro2">
          <table:table-cell office:value-type="string" calcext:value-type="string">
            <text:p>0001007387</text:p>
          </table:table-cell>
        </table:table-row>
        <table:table-row table:style-name="ro2">
          <table:table-cell office:value-type="string" calcext:value-type="string">
            <text:p>0001005489</text:p>
          </table:table-cell>
        </table:table-row>
        <table:table-row table:style-name="ro2">
          <table:table-cell office:value-type="string" calcext:value-type="string">
            <text:p>0001006590</text:p>
          </table:table-cell>
        </table:table-row>
        <table:table-row table:style-name="ro2">
          <table:table-cell office:value-type="string" calcext:value-type="string">
            <text:p>0000980939</text:p>
          </table:table-cell>
        </table:table-row>
        <table:table-row table:style-name="ro2">
          <table:table-cell office:value-type="string" calcext:value-type="string">
            <text:p>0000913379</text:p>
          </table:table-cell>
        </table:table-row>
        <table:table-row table:style-name="ro2">
          <table:table-cell office:value-type="string" calcext:value-type="string">
            <text:p>0000915297</text:p>
          </table:table-cell>
        </table:table-row>
        <table:table-row table:style-name="ro2">
          <table:table-cell office:value-type="string" calcext:value-type="string">
            <text:p>0000899275</text:p>
          </table:table-cell>
        </table:table-row>
        <table:table-row table:style-name="ro2">
          <table:table-cell office:value-type="string" calcext:value-type="string">
            <text:p>0000894451</text:p>
          </table:table-cell>
        </table:table-row>
        <table:table-row table:style-name="ro2">
          <table:table-cell office:value-type="string" calcext:value-type="string">
            <text:p>0000892358</text:p>
          </table:table-cell>
        </table:table-row>
        <table:table-row table:style-name="ro2">
          <table:table-cell office:value-type="string" calcext:value-type="string">
            <text:p>0000884629</text:p>
          </table:table-cell>
        </table:table-row>
        <table:table-row table:style-name="ro2">
          <table:table-cell office:value-type="string" calcext:value-type="string">
            <text:p>0000771170</text:p>
          </table:table-cell>
        </table:table-row>
        <table:table-row table:style-name="ro2">
          <table:table-cell office:value-type="string" calcext:value-type="string">
            <text:p>0000752037</text:p>
          </table:table-cell>
        </table:table-row>
        <table:table-row table:style-name="ro2">
          <table:table-cell office:value-type="string" calcext:value-type="string">
            <text:p>0000749306</text:p>
          </table:table-cell>
        </table:table-row>
        <table:table-row table:style-name="ro2">
          <table:table-cell office:value-type="string" calcext:value-type="string">
            <text:p>0000749174</text:p>
          </table:table-cell>
        </table:table-row>
        <table:table-row table:style-name="ro2">
          <table:table-cell office:value-type="string" calcext:value-type="string">
            <text:p>0000748529</text:p>
          </table:table-cell>
        </table:table-row>
        <table:table-row table:style-name="ro2">
          <table:table-cell office:value-type="string" calcext:value-type="string">
            <text:p>0000742589</text:p>
          </table:table-cell>
        </table:table-row>
        <table:table-row table:style-name="ro2">
          <table:table-cell office:value-type="string" calcext:value-type="string">
            <text:p>0000740785</text:p>
          </table:table-cell>
        </table:table-row>
        <table:table-row table:style-name="ro2">
          <table:table-cell office:value-type="string" calcext:value-type="string">
            <text:p>0000732250</text:p>
          </table:table-cell>
        </table:table-row>
        <table:table-row table:style-name="ro2">
          <table:table-cell office:value-type="string" calcext:value-type="string">
            <text:p>0000696164</text:p>
          </table:table-cell>
        </table:table-row>
        <table:table-row table:style-name="ro2">
          <table:table-cell office:value-type="string" calcext:value-type="string">
            <text:p>0000682973</text:p>
          </table:table-cell>
        </table:table-row>
        <table:table-row table:style-name="ro2">
          <table:table-cell office:value-type="string" calcext:value-type="string">
            <text:p>0000657544</text:p>
          </table:table-cell>
        </table:table-row>
        <table:table-row table:style-name="ro2">
          <table:table-cell office:value-type="string" calcext:value-type="string">
            <text:p>0000644401</text:p>
          </table:table-cell>
        </table:table-row>
        <table:table-row table:style-name="ro2">
          <table:table-cell office:value-type="string" calcext:value-type="string">
            <text:p>0000637611</text:p>
          </table:table-cell>
        </table:table-row>
        <table:table-row table:style-name="ro2">
          <table:table-cell office:value-type="string" calcext:value-type="string">
            <text:p>0000626144</text:p>
          </table:table-cell>
        </table:table-row>
        <table:table-row table:style-name="ro2">
          <table:table-cell office:value-type="string" calcext:value-type="string">
            <text:p>0000608681</text:p>
          </table:table-cell>
        </table:table-row>
        <table:table-row table:style-name="ro2">
          <table:table-cell office:value-type="string" calcext:value-type="string">
            <text:p>0000597910</text:p>
          </table:table-cell>
        </table:table-row>
        <table:table-row table:style-name="ro2">
          <table:table-cell office:value-type="string" calcext:value-type="string">
            <text:p>0000596023</text:p>
          </table:table-cell>
        </table:table-row>
        <table:table-row table:style-name="ro2">
          <table:table-cell office:value-type="string" calcext:value-type="string">
            <text:p>0000572997</text:p>
          </table:table-cell>
        </table:table-row>
        <table:table-row table:style-name="ro2">
          <table:table-cell office:value-type="string" calcext:value-type="string">
            <text:p>0000560384</text:p>
          </table:table-cell>
        </table:table-row>
        <table:table-row table:style-name="ro2">
          <table:table-cell office:value-type="string" calcext:value-type="string">
            <text:p>0000562918</text:p>
          </table:table-cell>
        </table:table-row>
        <table:table-row table:style-name="ro2">
          <table:table-cell office:value-type="string" calcext:value-type="string">
            <text:p>0000525466</text:p>
          </table:table-cell>
        </table:table-row>
        <table:table-row table:style-name="ro2">
          <table:table-cell office:value-type="string" calcext:value-type="string">
            <text:p>0000511080</text:p>
          </table:table-cell>
        </table:table-row>
        <table:table-row table:style-name="ro2">
          <table:table-cell office:value-type="string" calcext:value-type="string">
            <text:p>0000504961</text:p>
          </table:table-cell>
        </table:table-row>
        <table:table-row table:style-name="ro2">
          <table:table-cell office:value-type="string" calcext:value-type="string">
            <text:p>0000502673</text:p>
          </table:table-cell>
        </table:table-row>
        <table:table-row table:style-name="ro2">
          <table:table-cell office:value-type="string" calcext:value-type="string">
            <text:p>0000493256</text:p>
          </table:table-cell>
        </table:table-row>
        <table:table-row table:style-name="ro2">
          <table:table-cell office:value-type="string" calcext:value-type="string">
            <text:p>0000489771</text:p>
          </table:table-cell>
        </table:table-row>
        <table:table-row table:style-name="ro2">
          <table:table-cell office:value-type="string" calcext:value-type="string">
            <text:p>0000479996</text:p>
          </table:table-cell>
        </table:table-row>
        <table:table-row table:style-name="ro2">
          <table:table-cell office:value-type="string" calcext:value-type="string">
            <text:p>0000469897</text:p>
          </table:table-cell>
        </table:table-row>
        <table:table-row table:style-name="ro2">
          <table:table-cell office:value-type="string" calcext:value-type="string">
            <text:p>0000451702</text:p>
          </table:table-cell>
        </table:table-row>
        <table:table-row table:style-name="ro2">
          <table:table-cell office:value-type="string" calcext:value-type="string">
            <text:p>0000451442</text:p>
          </table:table-cell>
        </table:table-row>
        <table:table-row table:style-name="ro2">
          <table:table-cell office:value-type="string" calcext:value-type="string">
            <text:p>0000412527</text:p>
          </table:table-cell>
        </table:table-row>
        <table:table-row table:style-name="ro2">
          <table:table-cell office:value-type="string" calcext:value-type="string">
            <text:p>0000410983</text:p>
          </table:table-cell>
        </table:table-row>
        <table:table-row table:style-name="ro2">
          <table:table-cell office:value-type="string" calcext:value-type="string">
            <text:p>0000405458</text:p>
          </table:table-cell>
        </table:table-row>
        <table:table-row table:style-name="ro2">
          <table:table-cell office:value-type="string" calcext:value-type="string">
            <text:p>0000398081</text:p>
          </table:table-cell>
        </table:table-row>
        <table:table-row table:style-name="ro2">
          <table:table-cell office:value-type="string" calcext:value-type="string">
            <text:p>0000397218</text:p>
          </table:table-cell>
        </table:table-row>
        <table:table-row table:style-name="ro2">
          <table:table-cell office:value-type="string" calcext:value-type="string">
            <text:p>0000395090</text:p>
          </table:table-cell>
        </table:table-row>
        <table:table-row table:style-name="ro2">
          <table:table-cell office:value-type="string" calcext:value-type="string">
            <text:p>0000394357</text:p>
          </table:table-cell>
        </table:table-row>
        <table:table-row table:style-name="ro2">
          <table:table-cell office:value-type="string" calcext:value-type="string">
            <text:p>0000382149</text:p>
          </table:table-cell>
        </table:table-row>
        <table:table-row table:style-name="ro2">
          <table:table-cell office:value-type="string" calcext:value-type="string">
            <text:p>0000372163</text:p>
          </table:table-cell>
        </table:table-row>
        <table:table-row table:style-name="ro2">
          <table:table-cell office:value-type="string" calcext:value-type="string">
            <text:p>0000367513</text:p>
          </table:table-cell>
        </table:table-row>
        <table:table-row table:style-name="ro2">
          <table:table-cell office:value-type="string" calcext:value-type="string">
            <text:p>0000363238</text:p>
          </table:table-cell>
        </table:table-row>
        <table:table-row table:style-name="ro2">
          <table:table-cell office:value-type="string" calcext:value-type="string">
            <text:p>0000347590</text:p>
          </table:table-cell>
        </table:table-row>
        <table:table-row table:style-name="ro2">
          <table:table-cell office:value-type="string" calcext:value-type="string">
            <text:p>0000330634</text:p>
          </table:table-cell>
        </table:table-row>
        <table:table-row table:style-name="ro2">
          <table:table-cell office:value-type="string" calcext:value-type="string">
            <text:p>0000329877</text:p>
          </table:table-cell>
        </table:table-row>
        <table:table-row table:style-name="ro2">
          <table:table-cell office:value-type="string" calcext:value-type="string">
            <text:p>0000328279</text:p>
          </table:table-cell>
        </table:table-row>
        <table:table-row table:style-name="ro2">
          <table:table-cell office:value-type="string" calcext:value-type="string">
            <text:p>0000314716</text:p>
          </table:table-cell>
        </table:table-row>
        <table:table-row table:style-name="ro2">
          <table:table-cell office:value-type="string" calcext:value-type="string">
            <text:p>0000310852</text:p>
          </table:table-cell>
        </table:table-row>
        <table:table-row table:style-name="ro2">
          <table:table-cell office:value-type="string" calcext:value-type="string">
            <text:p>0000306904</text:p>
          </table:table-cell>
        </table:table-row>
        <table:table-row table:style-name="ro2">
          <table:table-cell office:value-type="string" calcext:value-type="string">
            <text:p>0000287421</text:p>
          </table:table-cell>
        </table:table-row>
        <table:table-row table:style-name="ro2">
          <table:table-cell office:value-type="string" calcext:value-type="string">
            <text:p>0000283922</text:p>
          </table:table-cell>
        </table:table-row>
        <table:table-row table:style-name="ro2">
          <table:table-cell office:value-type="string" calcext:value-type="string">
            <text:p>0000279277</text:p>
          </table:table-cell>
        </table:table-row>
        <table:table-row table:style-name="ro2">
          <table:table-cell office:value-type="string" calcext:value-type="string">
            <text:p>0000277030</text:p>
          </table:table-cell>
        </table:table-row>
        <table:table-row table:style-name="ro2">
          <table:table-cell office:value-type="string" calcext:value-type="string">
            <text:p>0000275466</text:p>
          </table:table-cell>
        </table:table-row>
        <table:table-row table:style-name="ro2">
          <table:table-cell office:value-type="string" calcext:value-type="string">
            <text:p>0000275133</text:p>
          </table:table-cell>
        </table:table-row>
        <table:table-row table:style-name="ro2">
          <table:table-cell office:value-type="string" calcext:value-type="string">
            <text:p>0000269602</text:p>
          </table:table-cell>
        </table:table-row>
        <table:table-row table:style-name="ro2">
          <table:table-cell office:value-type="string" calcext:value-type="string">
            <text:p>0000268904</text:p>
          </table:table-cell>
        </table:table-row>
        <table:table-row table:style-name="ro2">
          <table:table-cell office:value-type="string" calcext:value-type="string">
            <text:p>0000267058</text:p>
          </table:table-cell>
        </table:table-row>
        <table:table-row table:style-name="ro2">
          <table:table-cell office:value-type="string" calcext:value-type="string">
            <text:p>0000266765</text:p>
          </table:table-cell>
        </table:table-row>
        <table:table-row table:style-name="ro2">
          <table:table-cell office:value-type="string" calcext:value-type="string">
            <text:p>0000266589</text:p>
          </table:table-cell>
        </table:table-row>
        <table:table-row table:style-name="ro2">
          <table:table-cell office:value-type="string" calcext:value-type="string">
            <text:p>0000263802</text:p>
          </table:table-cell>
        </table:table-row>
        <table:table-row table:style-name="ro2">
          <table:table-cell office:value-type="string" calcext:value-type="string">
            <text:p>0000263785</text:p>
          </table:table-cell>
        </table:table-row>
        <table:table-row table:style-name="ro2">
          <table:table-cell office:value-type="string" calcext:value-type="string">
            <text:p>0000263510</text:p>
          </table:table-cell>
        </table:table-row>
        <table:table-row table:style-name="ro2">
          <table:table-cell office:value-type="string" calcext:value-type="string">
            <text:p>0000260415</text:p>
          </table:table-cell>
        </table:table-row>
        <table:table-row table:style-name="ro2">
          <table:table-cell office:value-type="string" calcext:value-type="string">
            <text:p>0000254510</text:p>
          </table:table-cell>
        </table:table-row>
        <table:table-row table:style-name="ro2">
          <table:table-cell office:value-type="string" calcext:value-type="string">
            <text:p>0000251730</text:p>
          </table:table-cell>
        </table:table-row>
        <table:table-row table:style-name="ro2">
          <table:table-cell office:value-type="string" calcext:value-type="string">
            <text:p>0000250524</text:p>
          </table:table-cell>
        </table:table-row>
        <table:table-row table:style-name="ro2">
          <table:table-cell office:value-type="string" calcext:value-type="string">
            <text:p>0000244952</text:p>
          </table:table-cell>
        </table:table-row>
        <table:table-row table:style-name="ro2">
          <table:table-cell office:value-type="string" calcext:value-type="string">
            <text:p>0000242346</text:p>
          </table:table-cell>
        </table:table-row>
        <table:table-row table:style-name="ro2">
          <table:table-cell office:value-type="string" calcext:value-type="string">
            <text:p>0000237805</text:p>
          </table:table-cell>
        </table:table-row>
        <table:table-row table:style-name="ro2">
          <table:table-cell office:value-type="string" calcext:value-type="string">
            <text:p>0000234840</text:p>
          </table:table-cell>
        </table:table-row>
        <table:table-row table:style-name="ro2">
          <table:table-cell office:value-type="string" calcext:value-type="string">
            <text:p>0000232999</text:p>
          </table:table-cell>
        </table:table-row>
        <table:table-row table:style-name="ro2">
          <table:table-cell office:value-type="string" calcext:value-type="string">
            <text:p>0000231960</text:p>
          </table:table-cell>
        </table:table-row>
        <table:table-row table:style-name="ro2">
          <table:table-cell office:value-type="string" calcext:value-type="string">
            <text:p>0000231029</text:p>
          </table:table-cell>
        </table:table-row>
        <table:table-row table:style-name="ro2">
          <table:table-cell office:value-type="string" calcext:value-type="string">
            <text:p>0000230579</text:p>
          </table:table-cell>
        </table:table-row>
        <table:table-row table:style-name="ro2">
          <table:table-cell office:value-type="string" calcext:value-type="string">
            <text:p>0000230555</text:p>
          </table:table-cell>
        </table:table-row>
        <table:table-row table:style-name="ro2">
          <table:table-cell office:value-type="string" calcext:value-type="string">
            <text:p>0000224390</text:p>
          </table:table-cell>
        </table:table-row>
        <table:table-row table:style-name="ro2">
          <table:table-cell office:value-type="string" calcext:value-type="string">
            <text:p>0000224384</text:p>
          </table:table-cell>
        </table:table-row>
        <table:table-row table:style-name="ro2">
          <table:table-cell office:value-type="string" calcext:value-type="string">
            <text:p>0000224292</text:p>
          </table:table-cell>
        </table:table-row>
        <table:table-row table:style-name="ro2">
          <table:table-cell office:value-type="string" calcext:value-type="string">
            <text:p>0000221082</text:p>
          </table:table-cell>
        </table:table-row>
        <table:table-row table:style-name="ro2">
          <table:table-cell office:value-type="string" calcext:value-type="string">
            <text:p>0000218909</text:p>
          </table:table-cell>
        </table:table-row>
        <table:table-row table:style-name="ro2">
          <table:table-cell office:value-type="string" calcext:value-type="string">
            <text:p>0000217738</text:p>
          </table:table-cell>
        </table:table-row>
        <table:table-row table:style-name="ro2">
          <table:table-cell office:value-type="string" calcext:value-type="string">
            <text:p>0000212657</text:p>
          </table:table-cell>
        </table:table-row>
        <table:table-row table:style-name="ro2">
          <table:table-cell office:value-type="string" calcext:value-type="string">
            <text:p>0000212445</text:p>
          </table:table-cell>
        </table:table-row>
        <table:table-row table:style-name="ro2">
          <table:table-cell office:value-type="string" calcext:value-type="string">
            <text:p>0000211268</text:p>
          </table:table-cell>
        </table:table-row>
        <table:table-row table:style-name="ro2">
          <table:table-cell office:value-type="string" calcext:value-type="string">
            <text:p>0000211048</text:p>
          </table:table-cell>
        </table:table-row>
        <table:table-row table:style-name="ro2">
          <table:table-cell office:value-type="string" calcext:value-type="string">
            <text:p>0000210997</text:p>
          </table:table-cell>
        </table:table-row>
        <table:table-row table:style-name="ro2">
          <table:table-cell office:value-type="string" calcext:value-type="string">
            <text:p>0000210996</text:p>
          </table:table-cell>
        </table:table-row>
        <table:table-row table:style-name="ro2">
          <table:table-cell office:value-type="string" calcext:value-type="string">
            <text:p>0000210493</text:p>
          </table:table-cell>
        </table:table-row>
        <table:table-row table:style-name="ro2">
          <table:table-cell office:value-type="string" calcext:value-type="string">
            <text:p>0000209737</text:p>
          </table:table-cell>
        </table:table-row>
        <table:table-row table:style-name="ro2">
          <table:table-cell office:value-type="string" calcext:value-type="string">
            <text:p>0000206656</text:p>
          </table:table-cell>
        </table:table-row>
        <table:table-row table:style-name="ro2">
          <table:table-cell office:value-type="string" calcext:value-type="string">
            <text:p>0000201902</text:p>
          </table:table-cell>
        </table:table-row>
        <table:table-row table:style-name="ro2">
          <table:table-cell office:value-type="string" calcext:value-type="string">
            <text:p>0000201389</text:p>
          </table:table-cell>
        </table:table-row>
        <table:table-row table:style-name="ro2">
          <table:table-cell office:value-type="string" calcext:value-type="string">
            <text:p>0000198403</text:p>
          </table:table-cell>
        </table:table-row>
        <table:table-row table:style-name="ro2">
          <table:table-cell office:value-type="string" calcext:value-type="string">
            <text:p>0000199944</text:p>
          </table:table-cell>
        </table:table-row>
        <table:table-row table:style-name="ro2">
          <table:table-cell office:value-type="string" calcext:value-type="string">
            <text:p>0000199766</text:p>
          </table:table-cell>
        </table:table-row>
        <table:table-row table:style-name="ro2">
          <table:table-cell office:value-type="string" calcext:value-type="string">
            <text:p>0000199886</text:p>
          </table:table-cell>
        </table:table-row>
        <table:table-row table:style-name="ro2">
          <table:table-cell office:value-type="string" calcext:value-type="string">
            <text:p>0000198901</text:p>
          </table:table-cell>
        </table:table-row>
        <table:table-row table:style-name="ro2">
          <table:table-cell office:value-type="string" calcext:value-type="string">
            <text:p>0000198793</text:p>
          </table:table-cell>
        </table:table-row>
        <table:table-row table:style-name="ro2">
          <table:table-cell office:value-type="string" calcext:value-type="string">
            <text:p>0000198722</text:p>
          </table:table-cell>
        </table:table-row>
        <table:table-row table:style-name="ro2">
          <table:table-cell office:value-type="string" calcext:value-type="string">
            <text:p>0000198483</text:p>
          </table:table-cell>
        </table:table-row>
        <table:table-row table:style-name="ro2">
          <table:table-cell office:value-type="string" calcext:value-type="string">
            <text:p>0000197564</text:p>
          </table:table-cell>
        </table:table-row>
        <table:table-row table:style-name="ro2">
          <table:table-cell office:value-type="string" calcext:value-type="string">
            <text:p>0000196140</text:p>
          </table:table-cell>
        </table:table-row>
        <table:table-row table:style-name="ro2">
          <table:table-cell office:value-type="string" calcext:value-type="string">
            <text:p>0000195328</text:p>
          </table:table-cell>
        </table:table-row>
        <table:table-row table:style-name="ro2">
          <table:table-cell office:value-type="string" calcext:value-type="string">
            <text:p>0000193500</text:p>
          </table:table-cell>
        </table:table-row>
        <table:table-row table:style-name="ro2">
          <table:table-cell office:value-type="string" calcext:value-type="string">
            <text:p>0000194254</text:p>
          </table:table-cell>
        </table:table-row>
        <table:table-row table:style-name="ro2">
          <table:table-cell office:value-type="string" calcext:value-type="string">
            <text:p>0000193837</text:p>
          </table:table-cell>
        </table:table-row>
        <table:table-row table:style-name="ro2">
          <table:table-cell office:value-type="string" calcext:value-type="string">
            <text:p>0000192908</text:p>
          </table:table-cell>
        </table:table-row>
        <table:table-row table:style-name="ro2">
          <table:table-cell office:value-type="string" calcext:value-type="string">
            <text:p>0000191903</text:p>
          </table:table-cell>
        </table:table-row>
        <table:table-row table:style-name="ro2">
          <table:table-cell office:value-type="string" calcext:value-type="string">
            <text:p>0000191119</text:p>
          </table:table-cell>
        </table:table-row>
        <table:table-row table:style-name="ro2">
          <table:table-cell office:value-type="string" calcext:value-type="string">
            <text:p>0000191104</text:p>
          </table:table-cell>
        </table:table-row>
        <table:table-row table:style-name="ro2">
          <table:table-cell office:value-type="string" calcext:value-type="string">
            <text:p>0000189480</text:p>
          </table:table-cell>
        </table:table-row>
        <table:table-row table:style-name="ro2">
          <table:table-cell office:value-type="string" calcext:value-type="string">
            <text:p>0000189858</text:p>
          </table:table-cell>
        </table:table-row>
        <table:table-row table:style-name="ro2">
          <table:table-cell office:value-type="string" calcext:value-type="string">
            <text:p>0000189285</text:p>
          </table:table-cell>
        </table:table-row>
        <table:table-row table:style-name="ro2">
          <table:table-cell office:value-type="string" calcext:value-type="string">
            <text:p>0000188534</text:p>
          </table:table-cell>
        </table:table-row>
        <table:table-row table:style-name="ro2">
          <table:table-cell office:value-type="string" calcext:value-type="string">
            <text:p>0000187152</text:p>
          </table:table-cell>
        </table:table-row>
        <table:table-row table:style-name="ro2">
          <table:table-cell office:value-type="string" calcext:value-type="string">
            <text:p>0000189242</text:p>
          </table:table-cell>
        </table:table-row>
        <table:table-row table:style-name="ro2">
          <table:table-cell office:value-type="string" calcext:value-type="string">
            <text:p>0000188459</text:p>
          </table:table-cell>
        </table:table-row>
        <table:table-row table:style-name="ro2">
          <table:table-cell office:value-type="string" calcext:value-type="string">
            <text:p>0000188086</text:p>
          </table:table-cell>
        </table:table-row>
        <table:table-row table:style-name="ro2">
          <table:table-cell office:value-type="string" calcext:value-type="string">
            <text:p>0000187327</text:p>
          </table:table-cell>
        </table:table-row>
        <table:table-row table:style-name="ro2">
          <table:table-cell office:value-type="string" calcext:value-type="string">
            <text:p>0000187199</text:p>
          </table:table-cell>
        </table:table-row>
        <table:table-row table:style-name="ro2">
          <table:table-cell office:value-type="string" calcext:value-type="string">
            <text:p>0000187194</text:p>
          </table:table-cell>
        </table:table-row>
        <table:table-row table:style-name="ro2">
          <table:table-cell office:value-type="string" calcext:value-type="string">
            <text:p>0000186168</text:p>
          </table:table-cell>
        </table:table-row>
        <table:table-row table:style-name="ro2">
          <table:table-cell office:value-type="string" calcext:value-type="string">
            <text:p>0000185745</text:p>
          </table:table-cell>
        </table:table-row>
        <table:table-row table:style-name="ro2">
          <table:table-cell office:value-type="string" calcext:value-type="string">
            <text:p>0000185236</text:p>
          </table:table-cell>
        </table:table-row>
        <table:table-row table:style-name="ro2">
          <table:table-cell office:value-type="string" calcext:value-type="string">
            <text:p>0000179615</text:p>
          </table:table-cell>
        </table:table-row>
        <table:table-row table:style-name="ro2">
          <table:table-cell office:value-type="string" calcext:value-type="string">
            <text:p>0000180961</text:p>
          </table:table-cell>
        </table:table-row>
        <table:table-row table:style-name="ro2">
          <table:table-cell office:value-type="string" calcext:value-type="string">
            <text:p>0000180765</text:p>
          </table:table-cell>
        </table:table-row>
        <table:table-row table:style-name="ro2">
          <table:table-cell office:value-type="string" calcext:value-type="string">
            <text:p>0000181683</text:p>
          </table:table-cell>
        </table:table-row>
        <table:table-row table:style-name="ro2">
          <table:table-cell office:value-type="string" calcext:value-type="string">
            <text:p>0000179583</text:p>
          </table:table-cell>
        </table:table-row>
        <table:table-row table:style-name="ro2">
          <table:table-cell office:value-type="string" calcext:value-type="string">
            <text:p>0000180383</text:p>
          </table:table-cell>
        </table:table-row>
        <table:table-row table:style-name="ro2">
          <table:table-cell office:value-type="string" calcext:value-type="string">
            <text:p>0000179466</text:p>
          </table:table-cell>
        </table:table-row>
        <table:table-row table:style-name="ro2">
          <table:table-cell office:value-type="string" calcext:value-type="string">
            <text:p>0000178993</text:p>
          </table:table-cell>
        </table:table-row>
        <table:table-row table:style-name="ro2">
          <table:table-cell office:value-type="string" calcext:value-type="string">
            <text:p>0000178632</text:p>
          </table:table-cell>
        </table:table-row>
        <table:table-row table:style-name="ro2">
          <table:table-cell office:value-type="string" calcext:value-type="string">
            <text:p>0000177510</text:p>
          </table:table-cell>
        </table:table-row>
        <table:table-row table:style-name="ro2">
          <table:table-cell office:value-type="string" calcext:value-type="string">
            <text:p>0000175978</text:p>
          </table:table-cell>
        </table:table-row>
        <table:table-row table:style-name="ro2">
          <table:table-cell office:value-type="string" calcext:value-type="string">
            <text:p>0000177021</text:p>
          </table:table-cell>
        </table:table-row>
        <table:table-row table:style-name="ro2">
          <table:table-cell office:value-type="string" calcext:value-type="string">
            <text:p>0000176382</text:p>
          </table:table-cell>
        </table:table-row>
        <table:table-row table:style-name="ro2">
          <table:table-cell office:value-type="string" calcext:value-type="string">
            <text:p>0000176147</text:p>
          </table:table-cell>
        </table:table-row>
        <table:table-row table:style-name="ro2">
          <table:table-cell office:value-type="string" calcext:value-type="string">
            <text:p>0000175162</text:p>
          </table:table-cell>
        </table:table-row>
        <table:table-row table:style-name="ro2">
          <table:table-cell office:value-type="string" calcext:value-type="string">
            <text:p>0000175747</text:p>
          </table:table-cell>
        </table:table-row>
        <table:table-row table:style-name="ro2">
          <table:table-cell office:value-type="string" calcext:value-type="string">
            <text:p>0000175205</text:p>
          </table:table-cell>
        </table:table-row>
        <table:table-row table:style-name="ro2">
          <table:table-cell office:value-type="string" calcext:value-type="string">
            <text:p>0000174195</text:p>
          </table:table-cell>
        </table:table-row>
        <table:table-row table:style-name="ro2">
          <table:table-cell office:value-type="string" calcext:value-type="string">
            <text:p>0000173963</text:p>
          </table:table-cell>
        </table:table-row>
        <table:table-row table:style-name="ro2">
          <table:table-cell office:value-type="string" calcext:value-type="string">
            <text:p>0000174194</text:p>
          </table:table-cell>
        </table:table-row>
        <table:table-row table:style-name="ro2">
          <table:table-cell office:value-type="string" calcext:value-type="string">
            <text:p>0000172890</text:p>
          </table:table-cell>
        </table:table-row>
        <table:table-row table:style-name="ro2">
          <table:table-cell office:value-type="string" calcext:value-type="string">
            <text:p>0000173843</text:p>
          </table:table-cell>
        </table:table-row>
        <table:table-row table:style-name="ro2">
          <table:table-cell office:value-type="string" calcext:value-type="string">
            <text:p>0000173049</text:p>
          </table:table-cell>
        </table:table-row>
        <table:table-row table:style-name="ro2">
          <table:table-cell office:value-type="string" calcext:value-type="string">
            <text:p>0000172884</text:p>
          </table:table-cell>
        </table:table-row>
        <table:table-row table:style-name="ro2">
          <table:table-cell office:value-type="string" calcext:value-type="string">
            <text:p>0000172558</text:p>
          </table:table-cell>
        </table:table-row>
        <table:table-row table:style-name="ro2">
          <table:table-cell office:value-type="string" calcext:value-type="string">
            <text:p>0000171797</text:p>
          </table:table-cell>
        </table:table-row>
        <table:table-row table:style-name="ro2">
          <table:table-cell office:value-type="string" calcext:value-type="string">
            <text:p>0000170979</text:p>
          </table:table-cell>
        </table:table-row>
        <table:table-row table:style-name="ro2">
          <table:table-cell office:value-type="string" calcext:value-type="string">
            <text:p>0000169630</text:p>
          </table:table-cell>
        </table:table-row>
        <table:table-row table:style-name="ro2">
          <table:table-cell office:value-type="string" calcext:value-type="string">
            <text:p>0000169592</text:p>
          </table:table-cell>
        </table:table-row>
        <table:table-row table:style-name="ro2">
          <table:table-cell office:value-type="string" calcext:value-type="string">
            <text:p>0000169521</text:p>
          </table:table-cell>
        </table:table-row>
        <table:table-row table:style-name="ro2">
          <table:table-cell office:value-type="string" calcext:value-type="string">
            <text:p>0000168017</text:p>
          </table:table-cell>
        </table:table-row>
        <table:table-row table:style-name="ro2">
          <table:table-cell office:value-type="string" calcext:value-type="string">
            <text:p>0000162820</text:p>
          </table:table-cell>
        </table:table-row>
        <table:table-row table:style-name="ro2">
          <table:table-cell office:value-type="string" calcext:value-type="string">
            <text:p>0000165653</text:p>
          </table:table-cell>
        </table:table-row>
        <table:table-row table:style-name="ro2">
          <table:table-cell office:value-type="string" calcext:value-type="string">
            <text:p>0000161994</text:p>
          </table:table-cell>
        </table:table-row>
        <table:table-row table:style-name="ro2">
          <table:table-cell office:value-type="string" calcext:value-type="string">
            <text:p>0000165306</text:p>
          </table:table-cell>
        </table:table-row>
        <table:table-row table:style-name="ro2">
          <table:table-cell office:value-type="string" calcext:value-type="string">
            <text:p>0000165604</text:p>
          </table:table-cell>
        </table:table-row>
        <table:table-row table:style-name="ro2">
          <table:table-cell office:value-type="string" calcext:value-type="string">
            <text:p>0000163711</text:p>
          </table:table-cell>
        </table:table-row>
        <table:table-row table:style-name="ro2">
          <table:table-cell office:value-type="string" calcext:value-type="string">
            <text:p>0000162967</text:p>
          </table:table-cell>
        </table:table-row>
        <table:table-row table:style-name="ro2">
          <table:table-cell office:value-type="string" calcext:value-type="string">
            <text:p>0000159859</text:p>
          </table:table-cell>
        </table:table-row>
        <table:table-row table:style-name="ro2">
          <table:table-cell office:value-type="string" calcext:value-type="string">
            <text:p>0000162550</text:p>
          </table:table-cell>
        </table:table-row>
        <table:table-row table:style-name="ro2">
          <table:table-cell office:value-type="string" calcext:value-type="string">
            <text:p>0000158554</text:p>
          </table:table-cell>
        </table:table-row>
        <table:table-row table:style-name="ro2">
          <table:table-cell office:value-type="string" calcext:value-type="string">
            <text:p>0000160434</text:p>
          </table:table-cell>
        </table:table-row>
        <table:table-row table:style-name="ro2">
          <table:table-cell office:value-type="string" calcext:value-type="string">
            <text:p>0000159883</text:p>
          </table:table-cell>
        </table:table-row>
        <table:table-row table:style-name="ro2">
          <table:table-cell office:value-type="string" calcext:value-type="string">
            <text:p>0000158329</text:p>
          </table:table-cell>
        </table:table-row>
        <table:table-row table:style-name="ro2">
          <table:table-cell office:value-type="string" calcext:value-type="string">
            <text:p>0000158188</text:p>
          </table:table-cell>
        </table:table-row>
        <table:table-row table:style-name="ro2">
          <table:table-cell office:value-type="string" calcext:value-type="string">
            <text:p>0000157204</text:p>
          </table:table-cell>
        </table:table-row>
        <table:table-row table:style-name="ro2">
          <table:table-cell office:value-type="string" calcext:value-type="string">
            <text:p>0000157590</text:p>
          </table:table-cell>
        </table:table-row>
        <table:table-row table:style-name="ro2">
          <table:table-cell office:value-type="string" calcext:value-type="string">
            <text:p>0000158200</text:p>
          </table:table-cell>
        </table:table-row>
        <table:table-row table:style-name="ro2">
          <table:table-cell office:value-type="string" calcext:value-type="string">
            <text:p>0000157587</text:p>
          </table:table-cell>
        </table:table-row>
        <table:table-row table:style-name="ro2">
          <table:table-cell office:value-type="string" calcext:value-type="string">
            <text:p>0000153934</text:p>
          </table:table-cell>
        </table:table-row>
        <table:table-row table:style-name="ro2">
          <table:table-cell office:value-type="string" calcext:value-type="string">
            <text:p>0000148044</text:p>
          </table:table-cell>
        </table:table-row>
        <table:table-row table:style-name="ro2">
          <table:table-cell office:value-type="string" calcext:value-type="string">
            <text:p>0000155293</text:p>
          </table:table-cell>
        </table:table-row>
        <table:table-row table:style-name="ro2">
          <table:table-cell office:value-type="string" calcext:value-type="string">
            <text:p>0000154131</text:p>
          </table:table-cell>
        </table:table-row>
        <table:table-row table:style-name="ro2">
          <table:table-cell office:value-type="string" calcext:value-type="string">
            <text:p>0000154550</text:p>
          </table:table-cell>
        </table:table-row>
        <table:table-row table:style-name="ro2">
          <table:table-cell office:value-type="string" calcext:value-type="string">
            <text:p>0000154472</text:p>
          </table:table-cell>
        </table:table-row>
        <table:table-row table:style-name="ro2">
          <table:table-cell office:value-type="string" calcext:value-type="string">
            <text:p>0000152088</text:p>
          </table:table-cell>
        </table:table-row>
        <table:table-row table:style-name="ro2">
          <table:table-cell office:value-type="string" calcext:value-type="string">
            <text:p>0000151848</text:p>
          </table:table-cell>
        </table:table-row>
        <table:table-row table:style-name="ro2">
          <table:table-cell office:value-type="string" calcext:value-type="string">
            <text:p>0000150153</text:p>
          </table:table-cell>
        </table:table-row>
        <table:table-row table:style-name="ro2">
          <table:table-cell office:value-type="string" calcext:value-type="string">
            <text:p>0000149486</text:p>
          </table:table-cell>
        </table:table-row>
        <table:table-row table:style-name="ro2">
          <table:table-cell office:value-type="string" calcext:value-type="string">
            <text:p>0000151841</text:p>
          </table:table-cell>
        </table:table-row>
        <table:table-row table:style-name="ro2">
          <table:table-cell office:value-type="string" calcext:value-type="string">
            <text:p>0000150261</text:p>
          </table:table-cell>
        </table:table-row>
        <table:table-row table:style-name="ro2">
          <table:table-cell office:value-type="string" calcext:value-type="string">
            <text:p>0000150736</text:p>
          </table:table-cell>
        </table:table-row>
        <table:table-row table:style-name="ro2">
          <table:table-cell office:value-type="string" calcext:value-type="string">
            <text:p>0000150178</text:p>
          </table:table-cell>
        </table:table-row>
        <table:table-row table:style-name="ro2">
          <table:table-cell office:value-type="string" calcext:value-type="string">
            <text:p>0000149618</text:p>
          </table:table-cell>
        </table:table-row>
        <table:table-row table:style-name="ro2">
          <table:table-cell office:value-type="string" calcext:value-type="string">
            <text:p>0000149677</text:p>
          </table:table-cell>
        </table:table-row>
        <table:table-row table:style-name="ro2">
          <table:table-cell office:value-type="string" calcext:value-type="string">
            <text:p>0000142762</text:p>
          </table:table-cell>
        </table:table-row>
        <table:table-row table:style-name="ro2">
          <table:table-cell office:value-type="string" calcext:value-type="string">
            <text:p>0000142891</text:p>
          </table:table-cell>
        </table:table-row>
        <table:table-row table:style-name="ro2">
          <table:table-cell office:value-type="string" calcext:value-type="string">
            <text:p>0000148702</text:p>
          </table:table-cell>
        </table:table-row>
        <table:table-row table:style-name="ro2">
          <table:table-cell office:value-type="string" calcext:value-type="string">
            <text:p>0000148675</text:p>
          </table:table-cell>
        </table:table-row>
        <table:table-row table:style-name="ro2">
          <table:table-cell office:value-type="string" calcext:value-type="string">
            <text:p>0000147432</text:p>
          </table:table-cell>
        </table:table-row>
        <table:table-row table:style-name="ro2">
          <table:table-cell office:value-type="string" calcext:value-type="string">
            <text:p>0000142843</text:p>
          </table:table-cell>
        </table:table-row>
        <table:table-row table:style-name="ro2">
          <table:table-cell office:value-type="string" calcext:value-type="string">
            <text:p>0000146199</text:p>
          </table:table-cell>
        </table:table-row>
        <table:table-row table:style-name="ro2">
          <table:table-cell office:value-type="string" calcext:value-type="string">
            <text:p>0000145834</text:p>
          </table:table-cell>
        </table:table-row>
        <table:table-row table:style-name="ro2">
          <table:table-cell office:value-type="string" calcext:value-type="string">
            <text:p>0000144869</text:p>
          </table:table-cell>
        </table:table-row>
        <table:table-row table:style-name="ro2">
          <table:table-cell office:value-type="string" calcext:value-type="string">
            <text:p>0000144446</text:p>
          </table:table-cell>
        </table:table-row>
        <table:table-row table:style-name="ro2">
          <table:table-cell office:value-type="string" calcext:value-type="string">
            <text:p>0000143767</text:p>
          </table:table-cell>
        </table:table-row>
        <table:table-row table:style-name="ro2">
          <table:table-cell office:value-type="string" calcext:value-type="string">
            <text:p>0000142034</text:p>
          </table:table-cell>
        </table:table-row>
        <table:table-row table:style-name="ro2">
          <table:table-cell office:value-type="string" calcext:value-type="string">
            <text:p>0000142687</text:p>
          </table:table-cell>
        </table:table-row>
        <table:table-row table:style-name="ro2">
          <table:table-cell office:value-type="string" calcext:value-type="string">
            <text:p>0000143268</text:p>
          </table:table-cell>
        </table:table-row>
        <table:table-row table:style-name="ro2">
          <table:table-cell office:value-type="string" calcext:value-type="string">
            <text:p>0000142067</text:p>
          </table:table-cell>
        </table:table-row>
        <table:table-row table:style-name="ro2">
          <table:table-cell office:value-type="string" calcext:value-type="string">
            <text:p>0000136650</text:p>
          </table:table-cell>
        </table:table-row>
        <table:table-row table:style-name="ro2">
          <table:table-cell office:value-type="string" calcext:value-type="string">
            <text:p>0000141520</text:p>
          </table:table-cell>
        </table:table-row>
        <table:table-row table:style-name="ro2">
          <table:table-cell office:value-type="string" calcext:value-type="string">
            <text:p>0000141257</text:p>
          </table:table-cell>
        </table:table-row>
        <table:table-row table:style-name="ro2">
          <table:table-cell office:value-type="string" calcext:value-type="string">
            <text:p>0000141038</text:p>
          </table:table-cell>
        </table:table-row>
        <table:table-row table:style-name="ro2">
          <table:table-cell office:value-type="string" calcext:value-type="string">
            <text:p>0000140960</text:p>
          </table:table-cell>
        </table:table-row>
        <table:table-row table:style-name="ro2">
          <table:table-cell office:value-type="string" calcext:value-type="string">
            <text:p>0000140985</text:p>
          </table:table-cell>
        </table:table-row>
        <table:table-row table:style-name="ro2">
          <table:table-cell office:value-type="string" calcext:value-type="string">
            <text:p>0000139716</text:p>
          </table:table-cell>
        </table:table-row>
        <table:table-row table:style-name="ro2">
          <table:table-cell office:value-type="string" calcext:value-type="string">
            <text:p>0000138601</text:p>
          </table:table-cell>
        </table:table-row>
        <table:table-row table:style-name="ro2">
          <table:table-cell office:value-type="string" calcext:value-type="string">
            <text:p>0000137323</text:p>
          </table:table-cell>
        </table:table-row>
        <table:table-row table:style-name="ro2">
          <table:table-cell office:value-type="string" calcext:value-type="string">
            <text:p>0000137751</text:p>
          </table:table-cell>
        </table:table-row>
        <table:table-row table:style-name="ro2">
          <table:table-cell office:value-type="string" calcext:value-type="string">
            <text:p>0000132608</text:p>
          </table:table-cell>
        </table:table-row>
        <table:table-row table:style-name="ro2">
          <table:table-cell office:value-type="string" calcext:value-type="string">
            <text:p>0000136428</text:p>
          </table:table-cell>
        </table:table-row>
        <table:table-row table:style-name="ro2">
          <table:table-cell office:value-type="string" calcext:value-type="string">
            <text:p>0000135181</text:p>
          </table:table-cell>
        </table:table-row>
        <table:table-row table:style-name="ro2">
          <table:table-cell office:value-type="string" calcext:value-type="string">
            <text:p>0000134688</text:p>
          </table:table-cell>
        </table:table-row>
        <table:table-row table:style-name="ro2">
          <table:table-cell office:value-type="string" calcext:value-type="string">
            <text:p>0000134238</text:p>
          </table:table-cell>
        </table:table-row>
        <table:table-row table:style-name="ro2">
          <table:table-cell office:value-type="string" calcext:value-type="string">
            <text:p>0000133293</text:p>
          </table:table-cell>
        </table:table-row>
        <table:table-row table:style-name="ro2">
          <table:table-cell office:value-type="string" calcext:value-type="string">
            <text:p>0000132915</text:p>
          </table:table-cell>
        </table:table-row>
        <table:table-row table:style-name="ro2">
          <table:table-cell office:value-type="string" calcext:value-type="string">
            <text:p>0000132639</text:p>
          </table:table-cell>
        </table:table-row>
        <table:table-row table:style-name="ro2">
          <table:table-cell office:value-type="string" calcext:value-type="string">
            <text:p>0000128282</text:p>
          </table:table-cell>
        </table:table-row>
        <table:table-row table:style-name="ro2">
          <table:table-cell office:value-type="string" calcext:value-type="string">
            <text:p>0000132117</text:p>
          </table:table-cell>
        </table:table-row>
        <table:table-row table:style-name="ro2">
          <table:table-cell office:value-type="string" calcext:value-type="string">
            <text:p>0000131744</text:p>
          </table:table-cell>
        </table:table-row>
        <table:table-row table:style-name="ro2">
          <table:table-cell office:value-type="string" calcext:value-type="string">
            <text:p>0000131447</text:p>
          </table:table-cell>
        </table:table-row>
        <table:table-row table:style-name="ro2">
          <table:table-cell office:value-type="string" calcext:value-type="string">
            <text:p>0000131429</text:p>
          </table:table-cell>
        </table:table-row>
        <table:table-row table:style-name="ro2">
          <table:table-cell office:value-type="string" calcext:value-type="string">
            <text:p>0000131267</text:p>
          </table:table-cell>
        </table:table-row>
        <table:table-row table:style-name="ro2">
          <table:table-cell office:value-type="string" calcext:value-type="string">
            <text:p>0000129866</text:p>
          </table:table-cell>
        </table:table-row>
        <table:table-row table:style-name="ro2">
          <table:table-cell office:value-type="string" calcext:value-type="string">
            <text:p>0000129411</text:p>
          </table:table-cell>
        </table:table-row>
        <table:table-row table:style-name="ro2">
          <table:table-cell office:value-type="string" calcext:value-type="string">
            <text:p>0000125887</text:p>
          </table:table-cell>
        </table:table-row>
        <table:table-row table:style-name="ro2">
          <table:table-cell office:value-type="string" calcext:value-type="string">
            <text:p>0000128941</text:p>
          </table:table-cell>
        </table:table-row>
        <table:table-row table:style-name="ro2">
          <table:table-cell office:value-type="string" calcext:value-type="string">
            <text:p>0000127982</text:p>
          </table:table-cell>
        </table:table-row>
        <table:table-row table:style-name="ro2">
          <table:table-cell office:value-type="string" calcext:value-type="string">
            <text:p>0000128119</text:p>
          </table:table-cell>
        </table:table-row>
        <table:table-row table:style-name="ro2">
          <table:table-cell office:value-type="string" calcext:value-type="string">
            <text:p>0000127841</text:p>
          </table:table-cell>
        </table:table-row>
        <table:table-row table:style-name="ro2">
          <table:table-cell office:value-type="string" calcext:value-type="string">
            <text:p>0000126916</text:p>
          </table:table-cell>
        </table:table-row>
        <table:table-row table:style-name="ro2">
          <table:table-cell office:value-type="string" calcext:value-type="string">
            <text:p>0000126396</text:p>
          </table:table-cell>
        </table:table-row>
        <table:table-row table:style-name="ro2">
          <table:table-cell office:value-type="string" calcext:value-type="string">
            <text:p>0000126781</text:p>
          </table:table-cell>
        </table:table-row>
        <table:table-row table:style-name="ro2">
          <table:table-cell office:value-type="string" calcext:value-type="string">
            <text:p>0000126601</text:p>
          </table:table-cell>
        </table:table-row>
        <table:table-row table:style-name="ro2">
          <table:table-cell office:value-type="string" calcext:value-type="string">
            <text:p>0000125709</text:p>
          </table:table-cell>
        </table:table-row>
        <table:table-row table:style-name="ro2">
          <table:table-cell office:value-type="string" calcext:value-type="string">
            <text:p>0000114376</text:p>
          </table:table-cell>
        </table:table-row>
        <table:table-row table:style-name="ro2">
          <table:table-cell office:value-type="string" calcext:value-type="string">
            <text:p>0000122732</text:p>
          </table:table-cell>
        </table:table-row>
        <table:table-row table:style-name="ro2">
          <table:table-cell office:value-type="string" calcext:value-type="string">
            <text:p>0000122259</text:p>
          </table:table-cell>
        </table:table-row>
        <table:table-row table:style-name="ro2">
          <table:table-cell office:value-type="string" calcext:value-type="string">
            <text:p>0000121880</text:p>
          </table:table-cell>
        </table:table-row>
        <table:table-row table:style-name="ro2">
          <table:table-cell office:value-type="string" calcext:value-type="string">
            <text:p>0000097336</text:p>
          </table:table-cell>
        </table:table-row>
        <table:table-row table:style-name="ro2">
          <table:table-cell office:value-type="string" calcext:value-type="string">
            <text:p>0000115183</text:p>
          </table:table-cell>
        </table:table-row>
        <table:table-row table:style-name="ro2">
          <table:table-cell office:value-type="string" calcext:value-type="string">
            <text:p>0000116228</text:p>
          </table:table-cell>
        </table:table-row>
        <table:table-row table:style-name="ro2">
          <table:table-cell office:value-type="string" calcext:value-type="string">
            <text:p>0000114901</text:p>
          </table:table-cell>
        </table:table-row>
        <table:table-row table:style-name="ro2">
          <table:table-cell office:value-type="string" calcext:value-type="string">
            <text:p>0000119513</text:p>
          </table:table-cell>
        </table:table-row>
        <table:table-row table:style-name="ro2">
          <table:table-cell office:value-type="string" calcext:value-type="string">
            <text:p>0000117882</text:p>
          </table:table-cell>
        </table:table-row>
        <table:table-row table:style-name="ro2">
          <table:table-cell office:value-type="string" calcext:value-type="string">
            <text:p>0000114194</text:p>
          </table:table-cell>
        </table:table-row>
        <table:table-row table:style-name="ro2">
          <table:table-cell office:value-type="string" calcext:value-type="string">
            <text:p>0000112158</text:p>
          </table:table-cell>
        </table:table-row>
        <table:table-row table:style-name="ro2">
          <table:table-cell office:value-type="string" calcext:value-type="string">
            <text:p>0000112102</text:p>
          </table:table-cell>
        </table:table-row>
        <table:table-row table:style-name="ro2">
          <table:table-cell office:value-type="string" calcext:value-type="string">
            <text:p>0000096735</text:p>
          </table:table-cell>
        </table:table-row>
        <table:table-row table:style-name="ro2">
          <table:table-cell office:value-type="string" calcext:value-type="string">
            <text:p>0000082211</text:p>
          </table:table-cell>
        </table:table-row>
        <table:table-row table:style-name="ro2">
          <table:table-cell office:value-type="string" calcext:value-type="string">
            <text:p>0000109342</text:p>
          </table:table-cell>
        </table:table-row>
        <table:table-row table:style-name="ro2">
          <table:table-cell office:value-type="string" calcext:value-type="string">
            <text:p>0000108125</text:p>
          </table:table-cell>
        </table:table-row>
        <table:table-row table:style-name="ro2">
          <table:table-cell office:value-type="string" calcext:value-type="string">
            <text:p>0000106794</text:p>
          </table:table-cell>
        </table:table-row>
        <table:table-row table:style-name="ro2">
          <table:table-cell office:value-type="string" calcext:value-type="string">
            <text:p>0000107113</text:p>
          </table:table-cell>
        </table:table-row>
        <table:table-row table:style-name="ro2">
          <table:table-cell office:value-type="string" calcext:value-type="string">
            <text:p>0000106408</text:p>
          </table:table-cell>
        </table:table-row>
        <table:table-row table:style-name="ro2">
          <table:table-cell office:value-type="string" calcext:value-type="string">
            <text:p>0000106260</text:p>
          </table:table-cell>
        </table:table-row>
        <table:table-row table:style-name="ro2">
          <table:table-cell office:value-type="string" calcext:value-type="string">
            <text:p>0000104183</text:p>
          </table:table-cell>
        </table:table-row>
        <table:table-row table:style-name="ro2">
          <table:table-cell office:value-type="string" calcext:value-type="string">
            <text:p>0000102858</text:p>
          </table:table-cell>
        </table:table-row>
        <table:table-row table:style-name="ro2">
          <table:table-cell office:value-type="string" calcext:value-type="string">
            <text:p>0000100309</text:p>
          </table:table-cell>
        </table:table-row>
        <table:table-row table:style-name="ro2">
          <table:table-cell office:value-type="string" calcext:value-type="string">
            <text:p>0000099973</text:p>
          </table:table-cell>
        </table:table-row>
        <table:table-row table:style-name="ro2">
          <table:table-cell office:value-type="string" calcext:value-type="string">
            <text:p>0000097338</text:p>
          </table:table-cell>
        </table:table-row>
        <table:table-row table:style-name="ro2">
          <table:table-cell office:value-type="string" calcext:value-type="string">
            <text:p>0000096909</text:p>
          </table:table-cell>
        </table:table-row>
        <table:table-row table:style-name="ro2">
          <table:table-cell office:value-type="string" calcext:value-type="string">
            <text:p>0000096502</text:p>
          </table:table-cell>
        </table:table-row>
        <table:table-row table:style-name="ro2">
          <table:table-cell office:value-type="string" calcext:value-type="string">
            <text:p>0000093107</text:p>
          </table:table-cell>
        </table:table-row>
        <table:table-row table:style-name="ro2">
          <table:table-cell office:value-type="string" calcext:value-type="string">
            <text:p>0000092715</text:p>
          </table:table-cell>
        </table:table-row>
        <table:table-row table:style-name="ro2">
          <table:table-cell office:value-type="string" calcext:value-type="string">
            <text:p>0000092686</text:p>
          </table:table-cell>
        </table:table-row>
        <table:table-row table:style-name="ro2">
          <table:table-cell office:value-type="string" calcext:value-type="string">
            <text:p>0000090235</text:p>
          </table:table-cell>
        </table:table-row>
        <table:table-row table:style-name="ro2">
          <table:table-cell office:value-type="string" calcext:value-type="string">
            <text:p>0000091326</text:p>
          </table:table-cell>
        </table:table-row>
        <table:table-row table:style-name="ro2">
          <table:table-cell office:value-type="string" calcext:value-type="string">
            <text:p>0000085177</text:p>
          </table:table-cell>
        </table:table-row>
        <table:table-row table:style-name="ro2">
          <table:table-cell office:value-type="string" calcext:value-type="string">
            <text:p>0000087596</text:p>
          </table:table-cell>
        </table:table-row>
        <table:table-row table:style-name="ro2">
          <table:table-cell office:value-type="string" calcext:value-type="string">
            <text:p>0000087027</text:p>
          </table:table-cell>
        </table:table-row>
        <table:table-row table:style-name="ro2">
          <table:table-cell office:value-type="string" calcext:value-type="string">
            <text:p>0000086882</text:p>
          </table:table-cell>
        </table:table-row>
        <table:table-row table:style-name="ro2">
          <table:table-cell office:value-type="string" calcext:value-type="string">
            <text:p>0000074605</text:p>
          </table:table-cell>
        </table:table-row>
        <table:table-row table:style-name="ro2">
          <table:table-cell office:value-type="string" calcext:value-type="string">
            <text:p>0000086502</text:p>
          </table:table-cell>
        </table:table-row>
        <table:table-row table:style-name="ro2">
          <table:table-cell office:value-type="string" calcext:value-type="string">
            <text:p>0000079632</text:p>
          </table:table-cell>
        </table:table-row>
        <table:table-row table:style-name="ro2">
          <table:table-cell office:value-type="string" calcext:value-type="string">
            <text:p>0000056888</text:p>
          </table:table-cell>
        </table:table-row>
        <table:table-row table:style-name="ro2">
          <table:table-cell office:value-type="string" calcext:value-type="string">
            <text:p>0000083515</text:p>
          </table:table-cell>
        </table:table-row>
        <table:table-row table:style-name="ro2">
          <table:table-cell office:value-type="string" calcext:value-type="string">
            <text:p>0000082576</text:p>
          </table:table-cell>
        </table:table-row>
        <table:table-row table:style-name="ro2">
          <table:table-cell office:value-type="string" calcext:value-type="string">
            <text:p>0000082262</text:p>
          </table:table-cell>
        </table:table-row>
        <table:table-row table:style-name="ro2">
          <table:table-cell office:value-type="string" calcext:value-type="string">
            <text:p>0000081435</text:p>
          </table:table-cell>
        </table:table-row>
        <table:table-row table:style-name="ro2">
          <table:table-cell office:value-type="string" calcext:value-type="string">
            <text:p>0000079647</text:p>
          </table:table-cell>
        </table:table-row>
        <table:table-row table:style-name="ro2">
          <table:table-cell office:value-type="string" calcext:value-type="string">
            <text:p>0000065997</text:p>
          </table:table-cell>
        </table:table-row>
        <table:table-row table:style-name="ro2">
          <table:table-cell office:value-type="string" calcext:value-type="string">
            <text:p>0000080499</text:p>
          </table:table-cell>
        </table:table-row>
        <table:table-row table:style-name="ro2">
          <table:table-cell office:value-type="string" calcext:value-type="string">
            <text:p>0000079817</text:p>
          </table:table-cell>
        </table:table-row>
        <table:table-row table:style-name="ro2">
          <table:table-cell office:value-type="string" calcext:value-type="string">
            <text:p>0000078357</text:p>
          </table:table-cell>
        </table:table-row>
        <table:table-row table:style-name="ro2">
          <table:table-cell office:value-type="string" calcext:value-type="string">
            <text:p>0000078123</text:p>
          </table:table-cell>
        </table:table-row>
        <table:table-row table:style-name="ro2">
          <table:table-cell office:value-type="string" calcext:value-type="string">
            <text:p>0000077941</text:p>
          </table:table-cell>
        </table:table-row>
        <table:table-row table:style-name="ro2">
          <table:table-cell office:value-type="string" calcext:value-type="string">
            <text:p>0000076785</text:p>
          </table:table-cell>
        </table:table-row>
        <table:table-row table:style-name="ro2">
          <table:table-cell office:value-type="string" calcext:value-type="string">
            <text:p>0000076030</text:p>
          </table:table-cell>
        </table:table-row>
        <table:table-row table:style-name="ro2">
          <table:table-cell office:value-type="string" calcext:value-type="string">
            <text:p>0000075678</text:p>
          </table:table-cell>
        </table:table-row>
        <table:table-row table:style-name="ro2">
          <table:table-cell office:value-type="string" calcext:value-type="string">
            <text:p>0000074655</text:p>
          </table:table-cell>
        </table:table-row>
        <table:table-row table:style-name="ro2">
          <table:table-cell office:value-type="string" calcext:value-type="string">
            <text:p>0000074918</text:p>
          </table:table-cell>
        </table:table-row>
        <table:table-row table:style-name="ro2">
          <table:table-cell office:value-type="string" calcext:value-type="string">
            <text:p>0000073542</text:p>
          </table:table-cell>
        </table:table-row>
        <table:table-row table:style-name="ro2">
          <table:table-cell office:value-type="string" calcext:value-type="string">
            <text:p>0000073485</text:p>
          </table:table-cell>
        </table:table-row>
        <table:table-row table:style-name="ro2">
          <table:table-cell office:value-type="string" calcext:value-type="string">
            <text:p>0000073064</text:p>
          </table:table-cell>
        </table:table-row>
        <table:table-row table:style-name="ro2">
          <table:table-cell office:value-type="string" calcext:value-type="string">
            <text:p>0000072720</text:p>
          </table:table-cell>
        </table:table-row>
        <table:table-row table:style-name="ro2">
          <table:table-cell office:value-type="string" calcext:value-type="string">
            <text:p>0000071899</text:p>
          </table:table-cell>
        </table:table-row>
        <table:table-row table:style-name="ro2">
          <table:table-cell office:value-type="string" calcext:value-type="string">
            <text:p>0000069548</text:p>
          </table:table-cell>
        </table:table-row>
        <table:table-row table:style-name="ro2">
          <table:table-cell office:value-type="string" calcext:value-type="string">
            <text:p>0000069923</text:p>
          </table:table-cell>
        </table:table-row>
        <table:table-row table:style-name="ro2">
          <table:table-cell office:value-type="string" calcext:value-type="string">
            <text:p>0000069636</text:p>
          </table:table-cell>
        </table:table-row>
        <table:table-row table:style-name="ro2">
          <table:table-cell office:value-type="string" calcext:value-type="string">
            <text:p>0000068478</text:p>
          </table:table-cell>
        </table:table-row>
        <table:table-row table:style-name="ro2">
          <table:table-cell office:value-type="string" calcext:value-type="string">
            <text:p>0000065904</text:p>
          </table:table-cell>
        </table:table-row>
        <table:table-row table:style-name="ro2">
          <table:table-cell office:value-type="string" calcext:value-type="string">
            <text:p>0000061423</text:p>
          </table:table-cell>
        </table:table-row>
        <table:table-row table:style-name="ro2">
          <table:table-cell office:value-type="string" calcext:value-type="string">
            <text:p>0000066718</text:p>
          </table:table-cell>
        </table:table-row>
        <table:table-row table:style-name="ro2">
          <table:table-cell office:value-type="string" calcext:value-type="string">
            <text:p>0000065332</text:p>
          </table:table-cell>
        </table:table-row>
        <table:table-row table:style-name="ro2">
          <table:table-cell office:value-type="string" calcext:value-type="string">
            <text:p>0000062441</text:p>
          </table:table-cell>
        </table:table-row>
        <table:table-row table:style-name="ro2">
          <table:table-cell office:value-type="string" calcext:value-type="string">
            <text:p>0000063561</text:p>
          </table:table-cell>
        </table:table-row>
        <table:table-row table:style-name="ro2">
          <table:table-cell office:value-type="string" calcext:value-type="string">
            <text:p>0000059564</text:p>
          </table:table-cell>
        </table:table-row>
        <table:table-row table:style-name="ro2">
          <table:table-cell office:value-type="string" calcext:value-type="string">
            <text:p>0000063956</text:p>
          </table:table-cell>
        </table:table-row>
        <table:table-row table:style-name="ro2">
          <table:table-cell office:value-type="string" calcext:value-type="string">
            <text:p>0000057287</text:p>
          </table:table-cell>
        </table:table-row>
        <table:table-row table:style-name="ro2">
          <table:table-cell office:value-type="string" calcext:value-type="string">
            <text:p>0000051619</text:p>
          </table:table-cell>
        </table:table-row>
        <table:table-row table:style-name="ro2">
          <table:table-cell office:value-type="string" calcext:value-type="string">
            <text:p>0000060947</text:p>
          </table:table-cell>
        </table:table-row>
        <table:table-row table:style-name="ro2">
          <table:table-cell office:value-type="string" calcext:value-type="string">
            <text:p>0000060686</text:p>
          </table:table-cell>
        </table:table-row>
        <table:table-row table:style-name="ro2">
          <table:table-cell office:value-type="string" calcext:value-type="string">
            <text:p>0000061605</text:p>
          </table:table-cell>
        </table:table-row>
        <table:table-row table:style-name="ro2">
          <table:table-cell office:value-type="string" calcext:value-type="string">
            <text:p>0000061337</text:p>
          </table:table-cell>
        </table:table-row>
        <table:table-row table:style-name="ro2">
          <table:table-cell office:value-type="string" calcext:value-type="string">
            <text:p>0000060624</text:p>
          </table:table-cell>
        </table:table-row>
        <table:table-row table:style-name="ro2">
          <table:table-cell office:value-type="string" calcext:value-type="string">
            <text:p>0000057121</text:p>
          </table:table-cell>
        </table:table-row>
        <table:table-row table:style-name="ro2">
          <table:table-cell office:value-type="string" calcext:value-type="string">
            <text:p>0000058783</text:p>
          </table:table-cell>
        </table:table-row>
        <table:table-row table:style-name="ro2">
          <table:table-cell office:value-type="string" calcext:value-type="string">
            <text:p>0000056304</text:p>
          </table:table-cell>
        </table:table-row>
        <table:table-row table:style-name="ro2">
          <table:table-cell office:value-type="string" calcext:value-type="string">
            <text:p>0000056262</text:p>
          </table:table-cell>
        </table:table-row>
        <table:table-row table:style-name="ro2">
          <table:table-cell office:value-type="string" calcext:value-type="string">
            <text:p>0000056744</text:p>
          </table:table-cell>
        </table:table-row>
        <table:table-row table:style-name="ro2">
          <table:table-cell office:value-type="string" calcext:value-type="string">
            <text:p>0000055359</text:p>
          </table:table-cell>
        </table:table-row>
        <table:table-row table:style-name="ro2">
          <table:table-cell office:value-type="string" calcext:value-type="string">
            <text:p>0000055749</text:p>
          </table:table-cell>
        </table:table-row>
        <table:table-row table:style-name="ro2">
          <table:table-cell office:value-type="string" calcext:value-type="string">
            <text:p>0000055027</text:p>
          </table:table-cell>
        </table:table-row>
        <table:table-row table:style-name="ro2">
          <table:table-cell office:value-type="string" calcext:value-type="string">
            <text:p>0000054061</text:p>
          </table:table-cell>
        </table:table-row>
        <table:table-row table:style-name="ro2">
          <table:table-cell office:value-type="string" calcext:value-type="string">
            <text:p>0000053930</text:p>
          </table:table-cell>
        </table:table-row>
        <table:table-row table:style-name="ro2">
          <table:table-cell office:value-type="string" calcext:value-type="string">
            <text:p>0000053555</text:p>
          </table:table-cell>
        </table:table-row>
        <table:table-row table:style-name="ro2">
          <table:table-cell office:value-type="string" calcext:value-type="string">
            <text:p>0000053005</text:p>
          </table:table-cell>
        </table:table-row>
        <table:table-row table:style-name="ro2">
          <table:table-cell office:value-type="string" calcext:value-type="string">
            <text:p>0000047740</text:p>
          </table:table-cell>
        </table:table-row>
        <table:table-row table:style-name="ro2">
          <table:table-cell office:value-type="string" calcext:value-type="string">
            <text:p>0000050738</text:p>
          </table:table-cell>
        </table:table-row>
        <table:table-row table:style-name="ro2">
          <table:table-cell office:value-type="string" calcext:value-type="string">
            <text:p>0000051118</text:p>
          </table:table-cell>
        </table:table-row>
        <table:table-row table:style-name="ro2">
          <table:table-cell office:value-type="string" calcext:value-type="string">
            <text:p>0000048636</text:p>
          </table:table-cell>
        </table:table-row>
        <table:table-row table:style-name="ro2">
          <table:table-cell office:value-type="string" calcext:value-type="string">
            <text:p>0000047439</text:p>
          </table:table-cell>
        </table:table-row>
        <table:table-row table:style-name="ro2">
          <table:table-cell office:value-type="string" calcext:value-type="string">
            <text:p>0000041859</text:p>
          </table:table-cell>
        </table:table-row>
        <table:table-row table:style-name="ro2">
          <table:table-cell office:value-type="string" calcext:value-type="string">
            <text:p>0000037655</text:p>
          </table:table-cell>
        </table:table-row>
        <table:table-row table:style-name="ro2">
          <table:table-cell office:value-type="string" calcext:value-type="string">
            <text:p>0000041402</text:p>
          </table:table-cell>
        </table:table-row>
        <table:table-row table:style-name="ro2">
          <table:table-cell office:value-type="string" calcext:value-type="string">
            <text:p>0000041916</text:p>
          </table:table-cell>
        </table:table-row>
        <table:table-row table:style-name="ro2">
          <table:table-cell office:value-type="string" calcext:value-type="string">
            <text:p>0000041813</text:p>
          </table:table-cell>
        </table:table-row>
        <table:table-row table:style-name="ro2">
          <table:table-cell office:value-type="string" calcext:value-type="string">
            <text:p>0000039464</text:p>
          </table:table-cell>
        </table:table-row>
        <table:table-row table:style-name="ro2">
          <table:table-cell office:value-type="string" calcext:value-type="string">
            <text:p>0000038688</text:p>
          </table:table-cell>
        </table:table-row>
        <table:table-row table:style-name="ro2">
          <table:table-cell office:value-type="string" calcext:value-type="string">
            <text:p>0000038475</text:p>
          </table:table-cell>
        </table:table-row>
        <table:table-row table:style-name="ro2">
          <table:table-cell office:value-type="string" calcext:value-type="string">
            <text:p>0000038220</text:p>
          </table:table-cell>
        </table:table-row>
        <table:table-row table:style-name="ro2">
          <table:table-cell office:value-type="string" calcext:value-type="string">
            <text:p>0000037033</text:p>
          </table:table-cell>
        </table:table-row>
        <table:table-row table:style-name="ro2">
          <table:table-cell office:value-type="string" calcext:value-type="string">
            <text:p>0000035880</text:p>
          </table:table-cell>
        </table:table-row>
        <table:table-row table:style-name="ro2">
          <table:table-cell office:value-type="string" calcext:value-type="string">
            <text:p>0000036462</text:p>
          </table:table-cell>
        </table:table-row>
        <table:table-row table:style-name="ro2">
          <table:table-cell office:value-type="string" calcext:value-type="string">
            <text:p>0000032102</text:p>
          </table:table-cell>
        </table:table-row>
        <table:table-row table:style-name="ro2">
          <table:table-cell office:value-type="string" calcext:value-type="string">
            <text:p>0000031021</text:p>
          </table:table-cell>
        </table:table-row>
        <table:table-row table:style-name="ro2">
          <table:table-cell office:value-type="string" calcext:value-type="string">
            <text:p>0000033334</text:p>
          </table:table-cell>
        </table:table-row>
        <table:table-row table:style-name="ro2">
          <table:table-cell office:value-type="string" calcext:value-type="string">
            <text:p>0000032246</text:p>
          </table:table-cell>
        </table:table-row>
        <table:table-row table:style-name="ro2">
          <table:table-cell office:value-type="string" calcext:value-type="string">
            <text:p>0000032164</text:p>
          </table:table-cell>
        </table:table-row>
        <table:table-row table:style-name="ro2">
          <table:table-cell office:value-type="string" calcext:value-type="string">
            <text:p>0000031897</text:p>
          </table:table-cell>
        </table:table-row>
        <table:table-row table:style-name="ro2">
          <table:table-cell office:value-type="string" calcext:value-type="string">
            <text:p>0000016725</text:p>
          </table:table-cell>
        </table:table-row>
        <table:table-row table:style-name="ro2">
          <table:table-cell office:value-type="string" calcext:value-type="string">
            <text:p>0000014693</text:p>
          </table:table-cell>
        </table:table-row>
        <table:table-row table:style-name="ro2">
          <table:table-cell office:value-type="string" calcext:value-type="string">
            <text:p>0000029183</text:p>
          </table:table-cell>
        </table:table-row>
        <table:table-row table:style-name="ro2">
          <table:table-cell office:value-type="string" calcext:value-type="string">
            <text:p>0000027073</text:p>
          </table:table-cell>
        </table:table-row>
        <table:table-row table:style-name="ro2">
          <table:table-cell office:value-type="string" calcext:value-type="string">
            <text:p>0000026051</text:p>
          </table:table-cell>
        </table:table-row>
        <table:table-row table:style-name="ro2">
          <table:table-cell office:value-type="string" calcext:value-type="string">
            <text:p>0000026036</text:p>
          </table:table-cell>
        </table:table-row>
        <table:table-row table:style-name="ro2">
          <table:table-cell office:value-type="string" calcext:value-type="string">
            <text:p>0000025981</text:p>
          </table:table-cell>
        </table:table-row>
        <table:table-row table:style-name="ro2">
          <table:table-cell office:value-type="string" calcext:value-type="string">
            <text:p>0000025563</text:p>
          </table:table-cell>
        </table:table-row>
        <table:table-row table:style-name="ro2">
          <table:table-cell office:value-type="string" calcext:value-type="string">
            <text:p>0000020800</text:p>
          </table:table-cell>
        </table:table-row>
        <table:table-row table:style-name="ro2">
          <table:table-cell office:value-type="string" calcext:value-type="string">
            <text:p>0000024786</text:p>
          </table:table-cell>
        </table:table-row>
        <table:table-row table:style-name="ro2">
          <table:table-cell office:value-type="string" calcext:value-type="string">
            <text:p>0000023171</text:p>
          </table:table-cell>
        </table:table-row>
        <table:table-row table:style-name="ro2">
          <table:table-cell office:value-type="string" calcext:value-type="string">
            <text:p>0000024328</text:p>
          </table:table-cell>
        </table:table-row>
        <table:table-row table:style-name="ro2">
          <table:table-cell office:value-type="string" calcext:value-type="string">
            <text:p>0000023244</text:p>
          </table:table-cell>
        </table:table-row>
        <table:table-row table:style-name="ro2">
          <table:table-cell office:value-type="string" calcext:value-type="string">
            <text:p>0000023347</text:p>
          </table:table-cell>
        </table:table-row>
        <table:table-row table:style-name="ro2">
          <table:table-cell office:value-type="string" calcext:value-type="string">
            <text:p>0000021152</text:p>
          </table:table-cell>
        </table:table-row>
        <table:table-row table:style-name="ro2">
          <table:table-cell office:value-type="string" calcext:value-type="string">
            <text:p>0000020644</text:p>
          </table:table-cell>
        </table:table-row>
        <table:table-row table:style-name="ro2">
          <table:table-cell office:value-type="string" calcext:value-type="string">
            <text:p>0000012927</text:p>
          </table:table-cell>
        </table:table-row>
        <table:table-row table:style-name="ro2">
          <table:table-cell office:value-type="string" calcext:value-type="string">
            <text:p>0000017795</text:p>
          </table:table-cell>
        </table:table-row>
        <table:table-row table:style-name="ro2">
          <table:table-cell office:value-type="string" calcext:value-type="string">
            <text:p>0000017484</text:p>
          </table:table-cell>
        </table:table-row>
        <table:table-row table:style-name="ro2">
          <table:table-cell office:value-type="string" calcext:value-type="string">
            <text:p>0000016111</text:p>
          </table:table-cell>
        </table:table-row>
        <table:table-row table:style-name="ro2">
          <table:table-cell office:value-type="string" calcext:value-type="string">
            <text:p>0000017250</text:p>
          </table:table-cell>
        </table:table-row>
        <table:table-row table:style-name="ro2">
          <table:table-cell office:value-type="string" calcext:value-type="string">
            <text:p>0000016748</text:p>
          </table:table-cell>
        </table:table-row>
        <table:table-row table:style-name="ro2">
          <table:table-cell office:value-type="string" calcext:value-type="string">
            <text:p>0000011091</text:p>
          </table:table-cell>
        </table:table-row>
        <table:table-row table:style-name="ro2">
          <table:table-cell office:value-type="string" calcext:value-type="string">
            <text:p>0000016219</text:p>
          </table:table-cell>
        </table:table-row>
        <table:table-row table:style-name="ro2">
          <table:table-cell office:value-type="string" calcext:value-type="string">
            <text:p>0000014606</text:p>
          </table:table-cell>
        </table:table-row>
        <table:table-row table:style-name="ro2">
          <table:table-cell office:value-type="string" calcext:value-type="string">
            <text:p>0000015990</text:p>
          </table:table-cell>
        </table:table-row>
        <table:table-row table:style-name="ro2">
          <table:table-cell office:value-type="string" calcext:value-type="string">
            <text:p>0000013073</text:p>
          </table:table-cell>
        </table:table-row>
        <table:table-row table:style-name="ro2">
          <table:table-cell office:value-type="string" calcext:value-type="string">
            <text:p>0000011836</text:p>
          </table:table-cell>
        </table:table-row>
        <table:table-row table:style-name="ro2">
          <table:table-cell office:value-type="string" calcext:value-type="string">
            <text:p>0000011826</text:p>
          </table:table-cell>
        </table:table-row>
        <table:table-row table:style-name="ro2">
          <table:table-cell office:value-type="string" calcext:value-type="string">
            <text:p>0000011731</text:p>
          </table:table-cell>
        </table:table-row>
        <table:table-row table:style-name="ro2">
          <table:table-cell office:value-type="string" calcext:value-type="string">
            <text:p>0000011375</text:p>
          </table:table-cell>
        </table:table-row>
        <table:table-row table:style-name="ro2">
          <table:table-cell office:value-type="string" calcext:value-type="string">
            <text:p>0000011347</text:p>
          </table:table-cell>
        </table:table-row>
        <table:table-row table:style-name="ro2">
          <table:table-cell office:value-type="string" calcext:value-type="string">
            <text:p>0000011330</text:p>
          </table:table-cell>
        </table:table-row>
        <table:table-row table:style-name="ro2">
          <table:table-cell office:value-type="string" calcext:value-type="string">
            <text:p>0000010784</text:p>
          </table:table-cell>
        </table:table-row>
        <table:table-row table:style-name="ro2">
          <table:table-cell office:value-type="string" calcext:value-type="string">
            <text:p>0000010365</text:p>
          </table:table-cell>
        </table:table-row>
        <table:table-row table:style-name="ro2">
          <table:table-cell office:value-type="string" calcext:value-type="string">
            <text:p>0000010235</text:p>
          </table:table-cell>
        </table:table-row>
        <table:table-row table:style-name="ro2">
          <table:table-cell office:value-type="string" calcext:value-type="string">
            <text:p>0000010740</text:p>
          </table:table-cell>
        </table:table-row>
        <table:table-row table:style-name="ro2">
          <table:table-cell office:value-type="string" calcext:value-type="string">
            <text:p>0000005346</text:p>
          </table:table-cell>
        </table:table-row>
        <table:table-row table:style-name="ro2">
          <table:table-cell office:value-type="string" calcext:value-type="string">
            <text:p>0000006969</text:p>
          </table:table-cell>
        </table:table-row>
        <table:table-row table:style-name="ro2">
          <table:table-cell office:value-type="string" calcext:value-type="string">
            <text:p>0000006346</text:p>
          </table:table-cell>
        </table:table-row>
        <table:table-row table:style-name="ro2">
          <table:table-cell office:value-type="string" calcext:value-type="string">
            <text:p>0000006022</text:p>
          </table:table-cell>
        </table:table-row>
        <table:table-row table:style-name="ro2">
          <table:table-cell office:value-type="string" calcext:value-type="string">
            <text:p>0000005774</text:p>
          </table:table-cell>
        </table:table-row>
        <table:table-row table:style-name="ro2">
          <table:table-cell office:value-type="string" calcext:value-type="string">
            <text:p>00000055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13:53.379175935</meta:creation-date>
    <dc:date>2024-03-26T10:25:03.618170990</dc:date>
    <meta:editing-duration>PT16H25M21S</meta:editing-duration>
    <meta:editing-cycles>2</meta:editing-cycles>
    <meta:generator>LibreOffice/7.3.7.2$Linux_X86_64 LibreOffice_project/30$Build-2</meta:generator>
    <meta:document-statistic meta:table-count="3" meta:cell-count="7451" meta:object-count="0"/>
  </office:meta>
</office:document-meta>
</file>